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2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27.29mm"/>
    </style:style>
    <style:style style:name="co8" style:family="table-column">
      <style:table-column-properties fo:break-before="auto" style:column-width="29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2">
      <style:text-properties style:font-name="Arial" fo:language="es" fo:country="ES" style:font-name-asian="Microsoft YaHei" style:font-name-complex="Arial"/>
    </style:style>
  </office:automatic-styles>
  <office:body>
    <office:spreadsheet>
      <table:calculation-settings table:automatic-find-labels="false"/>
      <table:table table:name="datos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string" calcext:value-type="string">
            <text:p>0,0</text:p>
          </table:table-cell>
          <table:table-cell table:number-columns-repeated="2"/>
          <table:table-cell table:number-columns-repeated="3" office:value-type="string" calcext:value-type="string">
            <text:p>0,0</text:p>
          </table:table-cell>
          <table:table-cell table:number-columns-repeated="2"/>
          <table:table-cell table:formula="of:=[.A1]-[.F1]" office:value-type="float" office:value="0" calcext:value-type="float">
            <text:p>0</text:p>
          </table:table-cell>
          <table:table-cell table:formula="of:=[.B1]-[.G1]" office:value-type="float" office:value="0" calcext:value-type="float">
            <text:p>0</text:p>
          </table:table-cell>
          <table:table-cell table:formula="of:=[.C1]-[.H1]" office:value-type="float" office:value="0" calcext:value-type="float">
            <text:p>0</text:p>
          </table:table-cell>
          <table:table-cell/>
          <table:table-cell table:formula="of:=MAX([.K$1:.K$485])" office:value-type="float" office:value="0.5302309244872" calcext:value-type="float">
            <text:p>0,5302309245</text:p>
          </table:table-cell>
          <table:table-cell table:formula="of:=MAX([.L$1:.L$485])" office:value-type="float" office:value="3.32963085172" calcext:value-type="float">
            <text:p>3,3296308517</text:p>
          </table:table-cell>
          <table:table-cell table:formula="of:=MAX([.M$1:.M$485])" office:value-type="float" office:value="0.583111524580001" calcext:value-type="float">
            <text:p>0,5831115246</text:p>
          </table:table-cell>
        </table:table-row>
        <table:table-row table:style-name="ro2">
          <table:table-cell office:value-type="string" calcext:value-type="string">
            <text:p>-0,062493044883</text:p>
          </table:table-cell>
          <table:table-cell office:value-type="string" calcext:value-type="string">
            <text:p>-0,0150199700147</text:p>
          </table:table-cell>
          <table:table-cell office:value-type="string" calcext:value-type="string">
            <text:p>2,95873117447</text:p>
          </table:table-cell>
          <table:table-cell table:number-columns-repeated="2"/>
          <table:table-cell office:value-type="string" calcext:value-type="string">
            <text:p>-0,141509607434</text:p>
          </table:table-cell>
          <table:table-cell office:value-type="string" calcext:value-type="string">
            <text:p>-0,0576876141131</text:p>
          </table:table-cell>
          <table:table-cell office:value-type="string" calcext:value-type="string">
            <text:p>3,21209669113</text:p>
          </table:table-cell>
          <table:table-cell table:number-columns-repeated="2"/>
          <table:table-cell table:formula="of:=[.A2]-[.F2]" office:value-type="float" office:value="0.079016562551" calcext:value-type="float">
            <text:p>0,0790165626</text:p>
          </table:table-cell>
          <table:table-cell table:formula="of:=[.B2]-[.G2]" office:value-type="float" office:value="0.0426676440984" calcext:value-type="float">
            <text:p>0,0426676441</text:p>
          </table:table-cell>
          <table:table-cell table:formula="of:=[.C2]-[.H2]" office:value-type="float" office:value="-0.25336551666" calcext:value-type="float">
            <text:p>-0,2533655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623736828566</text:p>
          </table:table-cell>
          <table:table-cell office:value-type="string" calcext:value-type="string">
            <text:p>-0,014500675723</text:p>
          </table:table-cell>
          <table:table-cell office:value-type="string" calcext:value-type="string">
            <text:p>2,92759442329</text:p>
          </table:table-cell>
          <table:table-cell table:number-columns-repeated="2"/>
          <table:table-cell office:value-type="string" calcext:value-type="string">
            <text:p>-0,118740439415</text:p>
          </table:table-cell>
          <table:table-cell office:value-type="string" calcext:value-type="string">
            <text:p>0,023700453341</text:p>
          </table:table-cell>
          <table:table-cell office:value-type="string" calcext:value-type="string">
            <text:p>3,0853869915</text:p>
          </table:table-cell>
          <table:table-cell table:number-columns-repeated="2"/>
          <table:table-cell table:formula="of:=[.A3]-[.F3]" office:value-type="float" office:value="0.0563667565584" calcext:value-type="float">
            <text:p>0,0563667566</text:p>
          </table:table-cell>
          <table:table-cell table:formula="of:=[.B3]-[.G3]" office:value-type="float" office:value="-0.038201129064" calcext:value-type="float">
            <text:p>-0,0382011291</text:p>
          </table:table-cell>
          <table:table-cell table:formula="of:=[.C3]-[.H3]" office:value-type="float" office:value="-0.15779256821" calcext:value-type="float">
            <text:p>-0,1577925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611191578209</text:p>
          </table:table-cell>
          <table:table-cell office:value-type="string" calcext:value-type="string">
            <text:p>-0,0139521518722</text:p>
          </table:table-cell>
          <table:table-cell office:value-type="string" calcext:value-type="string">
            <text:p>2,8978369236</text:p>
          </table:table-cell>
          <table:table-cell table:number-columns-repeated="2"/>
          <table:table-cell office:value-type="string" calcext:value-type="string">
            <text:p>-0,119939126074</text:p>
          </table:table-cell>
          <table:table-cell office:value-type="string" calcext:value-type="string">
            <text:p>-0,0152121735737</text:p>
          </table:table-cell>
          <table:table-cell office:value-type="string" calcext:value-type="string">
            <text:p>2,9829492569</text:p>
          </table:table-cell>
          <table:table-cell table:number-columns-repeated="2"/>
          <table:table-cell table:formula="of:=[.A4]-[.F4]" office:value-type="float" office:value="0.0588199682531" calcext:value-type="float">
            <text:p>0,0588199683</text:p>
          </table:table-cell>
          <table:table-cell table:formula="of:=[.B4]-[.G4]" office:value-type="float" office:value="0.0012600217015" calcext:value-type="float">
            <text:p>0,0012600217</text:p>
          </table:table-cell>
          <table:table-cell table:formula="of:=[.C4]-[.H4]" office:value-type="float" office:value="-0.0851123333000001" calcext:value-type="float">
            <text:p>-0,085112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91656081378</text:p>
          </table:table-cell>
          <table:table-cell office:value-type="string" calcext:value-type="string">
            <text:p>-0,0132976528257</text:p>
          </table:table-cell>
          <table:table-cell office:value-type="string" calcext:value-type="string">
            <text:p>2,86431121826</text:p>
          </table:table-cell>
          <table:table-cell table:number-columns-repeated="2"/>
          <table:table-cell office:value-type="string" calcext:value-type="string">
            <text:p>-0,112511135638</text:p>
          </table:table-cell>
          <table:table-cell office:value-type="string" calcext:value-type="string">
            <text:p>-0,0710035637021</text:p>
          </table:table-cell>
          <table:table-cell office:value-type="string" calcext:value-type="string">
            <text:p>2,90713191032</text:p>
          </table:table-cell>
          <table:table-cell table:number-columns-repeated="2"/>
          <table:table-cell table:formula="of:=[.A5]-[.F5]" office:value-type="float" office:value="0.0533455275002" calcext:value-type="float">
            <text:p>0,0533455275</text:p>
          </table:table-cell>
          <table:table-cell table:formula="of:=[.B5]-[.G5]" office:value-type="float" office:value="0.0577059108764" calcext:value-type="float">
            <text:p>0,0577059109</text:p>
          </table:table-cell>
          <table:table-cell table:formula="of:=[.C5]-[.H5]" office:value-type="float" office:value="-0.0428206920599998" calcext:value-type="float">
            <text:p>-0,0428206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75037002563</text:p>
          </table:table-cell>
          <table:table-cell office:value-type="string" calcext:value-type="string">
            <text:p>-0,0127835441381</text:p>
          </table:table-cell>
          <table:table-cell office:value-type="string" calcext:value-type="string">
            <text:p>2,83840107918</text:p>
          </table:table-cell>
          <table:table-cell table:number-columns-repeated="2"/>
          <table:table-cell office:value-type="string" calcext:value-type="string">
            <text:p>-0,109695807099</text:p>
          </table:table-cell>
          <table:table-cell office:value-type="string" calcext:value-type="string">
            <text:p>-0,0902735665441</text:p>
          </table:table-cell>
          <table:table-cell office:value-type="string" calcext:value-type="string">
            <text:p>2,8540456295</text:p>
          </table:table-cell>
          <table:table-cell table:number-columns-repeated="2"/>
          <table:table-cell table:formula="of:=[.A6]-[.F6]" office:value-type="float" office:value="0.0521921068427" calcext:value-type="float">
            <text:p>0,0521921068</text:p>
          </table:table-cell>
          <table:table-cell table:formula="of:=[.B6]-[.G6]" office:value-type="float" office:value="0.077490022406" calcext:value-type="float">
            <text:p>0,0774900224</text:p>
          </table:table-cell>
          <table:table-cell table:formula="of:=[.C6]-[.H6]" office:value-type="float" office:value="-0.0156445503199998" calcext:value-type="float">
            <text:p>-0,0156445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54343797266</text:p>
          </table:table-cell>
          <table:table-cell office:value-type="string" calcext:value-type="string">
            <text:p>-0,0121629219502</text:p>
          </table:table-cell>
          <table:table-cell office:value-type="string" calcext:value-type="string">
            <text:p>2,80713701248</text:p>
          </table:table-cell>
          <table:table-cell table:number-columns-repeated="2"/>
          <table:table-cell office:value-type="string" calcext:value-type="string">
            <text:p>-0,108066260815</text:p>
          </table:table-cell>
          <table:table-cell office:value-type="string" calcext:value-type="string">
            <text:p>-0,055605892092</text:p>
          </table:table-cell>
          <table:table-cell office:value-type="string" calcext:value-type="string">
            <text:p>2,82748937607</text:p>
          </table:table-cell>
          <table:table-cell table:number-columns-repeated="2"/>
          <table:table-cell table:formula="of:=[.A7]-[.F7]" office:value-type="float" office:value="0.0526318810884" calcext:value-type="float">
            <text:p>0,0526318811</text:p>
          </table:table-cell>
          <table:table-cell table:formula="of:=[.B7]-[.G7]" office:value-type="float" office:value="0.0434429701418" calcext:value-type="float">
            <text:p>0,0434429701</text:p>
          </table:table-cell>
          <table:table-cell table:formula="of:=[.C7]-[.H7]" office:value-type="float" office:value="-0.0203523635899998" calcext:value-type="float">
            <text:p>-0,020352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36795593798</text:p>
          </table:table-cell>
          <table:table-cell office:value-type="string" calcext:value-type="string">
            <text:p>-0,0116457231343</text:p>
          </table:table-cell>
          <table:table-cell office:value-type="string" calcext:value-type="string">
            <text:p>2,78095078468</text:p>
          </table:table-cell>
          <table:table-cell table:number-columns-repeated="2"/>
          <table:table-cell office:value-type="string" calcext:value-type="string">
            <text:p>-0,10125938803</text:p>
          </table:table-cell>
          <table:table-cell office:value-type="string" calcext:value-type="string">
            <text:p>-0,074441678822</text:p>
          </table:table-cell>
          <table:table-cell office:value-type="string" calcext:value-type="string">
            <text:p>2,79725313187</text:p>
          </table:table-cell>
          <table:table-cell table:number-columns-repeated="2"/>
          <table:table-cell table:formula="of:=[.A8]-[.F8]" office:value-type="float" office:value="0.0475798286502" calcext:value-type="float">
            <text:p>0,0475798287</text:p>
          </table:table-cell>
          <table:table-cell table:formula="of:=[.B8]-[.G8]" office:value-type="float" office:value="0.0627959556877" calcext:value-type="float">
            <text:p>0,0627959557</text:p>
          </table:table-cell>
          <table:table-cell table:formula="of:=[.C8]-[.H8]" office:value-type="float" office:value="-0.0163023471899999" calcext:value-type="float">
            <text:p>-0,0163023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21033518016</text:p>
          </table:table-cell>
          <table:table-cell office:value-type="string" calcext:value-type="string">
            <text:p>-0,0111861974001</text:p>
          </table:table-cell>
          <table:table-cell office:value-type="string" calcext:value-type="string">
            <text:p>2,75753498077</text:p>
          </table:table-cell>
          <table:table-cell table:number-columns-repeated="2"/>
          <table:table-cell office:value-type="string" calcext:value-type="string">
            <text:p>-0,0920141935349</text:p>
          </table:table-cell>
          <table:table-cell office:value-type="string" calcext:value-type="string">
            <text:p>-0,0793445408344</text:p>
          </table:table-cell>
          <table:table-cell office:value-type="string" calcext:value-type="string">
            <text:p>2,77132892609</text:p>
          </table:table-cell>
          <table:table-cell table:number-columns-repeated="2"/>
          <table:table-cell table:formula="of:=[.A9]-[.F9]" office:value-type="float" office:value="0.0399108417333" calcext:value-type="float">
            <text:p>0,0399108417</text:p>
          </table:table-cell>
          <table:table-cell table:formula="of:=[.B9]-[.G9]" office:value-type="float" office:value="0.0681583434343" calcext:value-type="float">
            <text:p>0,0681583434</text:p>
          </table:table-cell>
          <table:table-cell table:formula="of:=[.C9]-[.H9]" office:value-type="float" office:value="-0.0137939453199998" calcext:value-type="float">
            <text:p>-0,0137939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501950196922</text:p>
          </table:table-cell>
          <table:table-cell office:value-type="string" calcext:value-type="string">
            <text:p>-0,0106354029849</text:p>
          </table:table-cell>
          <table:table-cell office:value-type="string" calcext:value-type="string">
            <text:p>2,72924828529</text:p>
          </table:table-cell>
          <table:table-cell table:number-columns-repeated="2"/>
          <table:table-cell office:value-type="string" calcext:value-type="string">
            <text:p>-0,0859864205122</text:p>
          </table:table-cell>
          <table:table-cell office:value-type="string" calcext:value-type="string">
            <text:p>-0,0772058442235</text:p>
          </table:table-cell>
          <table:table-cell office:value-type="string" calcext:value-type="string">
            <text:p>2,74559807777</text:p>
          </table:table-cell>
          <table:table-cell table:number-columns-repeated="2"/>
          <table:table-cell table:formula="of:=[.A10]-[.F10]" office:value-type="float" office:value="0.03579140082" calcext:value-type="float">
            <text:p>0,0357914008</text:p>
          </table:table-cell>
          <table:table-cell table:formula="of:=[.B10]-[.G10]" office:value-type="float" office:value="0.0665704412386" calcext:value-type="float">
            <text:p>0,0665704412</text:p>
          </table:table-cell>
          <table:table-cell table:formula="of:=[.C10]-[.H10]" office:value-type="float" office:value="-0.0163497924800002" calcext:value-type="float">
            <text:p>-0,0163497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485966168344</text:p>
          </table:table-cell>
          <table:table-cell office:value-type="string" calcext:value-type="string">
            <text:p>-0,0101785780862</text:p>
          </table:table-cell>
          <table:table-cell office:value-type="string" calcext:value-type="string">
            <text:p>2,70558857918</text:p>
          </table:table-cell>
          <table:table-cell table:number-columns-repeated="2"/>
          <table:table-cell office:value-type="string" calcext:value-type="string">
            <text:p>-0,0713232755661</text:p>
          </table:table-cell>
          <table:table-cell office:value-type="string" calcext:value-type="string">
            <text:p>-0,0370663404465</text:p>
          </table:table-cell>
          <table:table-cell office:value-type="string" calcext:value-type="string">
            <text:p>2,72742986679</text:p>
          </table:table-cell>
          <table:table-cell table:number-columns-repeated="2"/>
          <table:table-cell table:formula="of:=[.A11]-[.F11]" office:value-type="float" office:value="0.0227266587317" calcext:value-type="float">
            <text:p>0,0227266587</text:p>
          </table:table-cell>
          <table:table-cell table:formula="of:=[.B11]-[.G11]" office:value-type="float" office:value="0.0268877623603" calcext:value-type="float">
            <text:p>0,0268877624</text:p>
          </table:table-cell>
          <table:table-cell table:formula="of:=[.C11]-[.H11]" office:value-type="float" office:value="-0.02184128761" calcext:value-type="float">
            <text:p>-0,0218412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471659563482</text:p>
          </table:table-cell>
          <table:table-cell office:value-type="string" calcext:value-type="string">
            <text:p>-0,00977320969105</text:p>
          </table:table-cell>
          <table:table-cell office:value-type="string" calcext:value-type="string">
            <text:p>2,68443274498</text:p>
          </table:table-cell>
          <table:table-cell table:number-columns-repeated="2"/>
          <table:table-cell office:value-type="string" calcext:value-type="string">
            <text:p>-0,0520460046828</text:p>
          </table:table-cell>
          <table:table-cell office:value-type="string" calcext:value-type="string">
            <text:p>0,0156752243638</text:p>
          </table:table-cell>
          <table:table-cell office:value-type="string" calcext:value-type="string">
            <text:p>2,71159887314</text:p>
          </table:table-cell>
          <table:table-cell table:number-columns-repeated="2"/>
          <table:table-cell table:formula="of:=[.A12]-[.F12]" office:value-type="float" office:value="0.00488004833460001" calcext:value-type="float">
            <text:p>0,0048800483</text:p>
          </table:table-cell>
          <table:table-cell table:formula="of:=[.B12]-[.G12]" office:value-type="float" office:value="-0.02544843405485" calcext:value-type="float">
            <text:p>-0,0254484341</text:p>
          </table:table-cell>
          <table:table-cell table:formula="of:=[.C12]-[.H12]" office:value-type="float" office:value="-0.0271661281599997" calcext:value-type="float">
            <text:p>-0,0271661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454362817109</text:p>
          </table:table-cell>
          <table:table-cell office:value-type="string" calcext:value-type="string">
            <text:p>-0,00928764697164</text:p>
          </table:table-cell>
          <table:table-cell office:value-type="string" calcext:value-type="string">
            <text:p>2,65887641907</text:p>
          </table:table-cell>
          <table:table-cell table:number-columns-repeated="2"/>
          <table:table-cell office:value-type="string" calcext:value-type="string">
            <text:p>-0,0422776713967</text:p>
          </table:table-cell>
          <table:table-cell office:value-type="string" calcext:value-type="string">
            <text:p>0,0331500209868</text:p>
          </table:table-cell>
          <table:table-cell office:value-type="string" calcext:value-type="string">
            <text:p>2,68580913544</text:p>
          </table:table-cell>
          <table:table-cell table:number-columns-repeated="2"/>
          <table:table-cell table:formula="of:=[.A13]-[.F13]" office:value-type="float" office:value="-0.0031586103142" calcext:value-type="float">
            <text:p>-0,0031586103</text:p>
          </table:table-cell>
          <table:table-cell table:formula="of:=[.B13]-[.G13]" office:value-type="float" office:value="-0.04243766795844" calcext:value-type="float">
            <text:p>-0,042437668</text:p>
          </table:table-cell>
          <table:table-cell table:formula="of:=[.C13]-[.H13]" office:value-type="float" office:value="-0.0269327163700002" calcext:value-type="float">
            <text:p>-0,026932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438788607717</text:p>
          </table:table-cell>
          <table:table-cell office:value-type="string" calcext:value-type="string">
            <text:p>-0,00885480735451</text:p>
          </table:table-cell>
          <table:table-cell office:value-type="string" calcext:value-type="string">
            <text:p>2,63588619232</text:p>
          </table:table-cell>
          <table:table-cell table:number-columns-repeated="2"/>
          <table:table-cell office:value-type="string" calcext:value-type="string">
            <text:p>-0,0377580076456</text:p>
          </table:table-cell>
          <table:table-cell office:value-type="string" calcext:value-type="string">
            <text:p>0,0337749309838</text:p>
          </table:table-cell>
          <table:table-cell office:value-type="string" calcext:value-type="string">
            <text:p>2,65974235535</text:p>
          </table:table-cell>
          <table:table-cell table:number-columns-repeated="2"/>
          <table:table-cell table:formula="of:=[.A14]-[.F14]" office:value-type="float" office:value="-0.0061208531261" calcext:value-type="float">
            <text:p>-0,0061208531</text:p>
          </table:table-cell>
          <table:table-cell table:formula="of:=[.B14]-[.G14]" office:value-type="float" office:value="-0.04262973833831" calcext:value-type="float">
            <text:p>-0,0426297383</text:p>
          </table:table-cell>
          <table:table-cell table:formula="of:=[.C14]-[.H14]" office:value-type="float" office:value="-0.0238561630299996" calcext:value-type="float">
            <text:p>-0,023856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410217531025</text:p>
          </table:table-cell>
          <table:table-cell office:value-type="string" calcext:value-type="string">
            <text:p>-0,0080719999969</text:p>
          </table:table-cell>
          <table:table-cell office:value-type="string" calcext:value-type="string">
            <text:p>2,59376001358</text:p>
          </table:table-cell>
          <table:table-cell table:number-columns-repeated="2"/>
          <table:table-cell office:value-type="string" calcext:value-type="string">
            <text:p>-0,0348907597363</text:p>
          </table:table-cell>
          <table:table-cell office:value-type="string" calcext:value-type="string">
            <text:p>0,0379864536226</text:p>
          </table:table-cell>
          <table:table-cell office:value-type="string" calcext:value-type="string">
            <text:p>2,63969397545</text:p>
          </table:table-cell>
          <table:table-cell table:number-columns-repeated="2"/>
          <table:table-cell table:formula="of:=[.A15]-[.F15]" office:value-type="float" office:value="-0.0061309933662" calcext:value-type="float">
            <text:p>-0,0061309934</text:p>
          </table:table-cell>
          <table:table-cell table:formula="of:=[.B15]-[.G15]" office:value-type="float" office:value="-0.0460584536195" calcext:value-type="float">
            <text:p>-0,0460584536</text:p>
          </table:table-cell>
          <table:table-cell table:formula="of:=[.C15]-[.H15]" office:value-type="float" office:value="-0.0459339618700003" calcext:value-type="float">
            <text:p>-0,0459339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97157967091</text:p>
          </table:table-cell>
          <table:table-cell office:value-type="string" calcext:value-type="string">
            <text:p>-0,00771923689172</text:p>
          </table:table-cell>
          <table:table-cell office:value-type="string" calcext:value-type="string">
            <text:p>2,57452750206</text:p>
          </table:table-cell>
          <table:table-cell table:number-columns-repeated="2"/>
          <table:table-cell office:value-type="string" calcext:value-type="string">
            <text:p>-0,0344867110252</text:p>
          </table:table-cell>
          <table:table-cell office:value-type="string" calcext:value-type="string">
            <text:p>0,0326816029847</text:p>
          </table:table-cell>
          <table:table-cell office:value-type="string" calcext:value-type="string">
            <text:p>2,61997079849</text:p>
          </table:table-cell>
          <table:table-cell table:number-columns-repeated="2"/>
          <table:table-cell table:formula="of:=[.A16]-[.F16]" office:value-type="float" office:value="-0.0052290856839" calcext:value-type="float">
            <text:p>-0,0052290857</text:p>
          </table:table-cell>
          <table:table-cell table:formula="of:=[.B16]-[.G16]" office:value-type="float" office:value="-0.04040083987642" calcext:value-type="float">
            <text:p>-0,0404008399</text:p>
          </table:table-cell>
          <table:table-cell table:formula="of:=[.C16]-[.H16]" office:value-type="float" office:value="-0.0454432964299998" calcext:value-type="float">
            <text:p>-0,0454432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84493656456</text:p>
          </table:table-cell>
          <table:table-cell office:value-type="string" calcext:value-type="string">
            <text:p>-0,00738031230867</text:p>
          </table:table-cell>
          <table:table-cell office:value-type="string" calcext:value-type="string">
            <text:p>2,55589008331</text:p>
          </table:table-cell>
          <table:table-cell table:number-columns-repeated="2"/>
          <table:table-cell office:value-type="string" calcext:value-type="string">
            <text:p>-0,0347590334713</text:p>
          </table:table-cell>
          <table:table-cell office:value-type="string" calcext:value-type="string">
            <text:p>0,0252304095775</text:p>
          </table:table-cell>
          <table:table-cell office:value-type="string" calcext:value-type="string">
            <text:p>2,59542107582</text:p>
          </table:table-cell>
          <table:table-cell table:number-columns-repeated="2"/>
          <table:table-cell table:formula="of:=[.A17]-[.F17]" office:value-type="float" office:value="-0.0036903321743" calcext:value-type="float">
            <text:p>-0,0036903322</text:p>
          </table:table-cell>
          <table:table-cell table:formula="of:=[.B17]-[.G17]" office:value-type="float" office:value="-0.03261072188617" calcext:value-type="float">
            <text:p>-0,0326107219</text:p>
          </table:table-cell>
          <table:table-cell table:formula="of:=[.C17]-[.H17]" office:value-type="float" office:value="-0.03953099251" calcext:value-type="float">
            <text:p>-0,0395309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71303372085</text:p>
          </table:table-cell>
          <table:table-cell office:value-type="string" calcext:value-type="string">
            <text:p>-0,00703071756288</text:p>
          </table:table-cell>
          <table:table-cell office:value-type="string" calcext:value-type="string">
            <text:p>2,5364947319</text:p>
          </table:table-cell>
          <table:table-cell table:number-columns-repeated="2"/>
          <table:table-cell office:value-type="string" calcext:value-type="string">
            <text:p>-0,0342303626239</text:p>
          </table:table-cell>
          <table:table-cell office:value-type="string" calcext:value-type="string">
            <text:p>0,0196954011917</text:p>
          </table:table-cell>
          <table:table-cell office:value-type="string" calcext:value-type="string">
            <text:p>2,56840848923</text:p>
          </table:table-cell>
          <table:table-cell table:number-columns-repeated="2"/>
          <table:table-cell table:formula="of:=[.A18]-[.F18]" office:value-type="float" office:value="-0.0028999745846" calcext:value-type="float">
            <text:p>-0,0028999746</text:p>
          </table:table-cell>
          <table:table-cell table:formula="of:=[.B18]-[.G18]" office:value-type="float" office:value="-0.02672611875458" calcext:value-type="float">
            <text:p>-0,0267261188</text:p>
          </table:table-cell>
          <table:table-cell table:formula="of:=[.C18]-[.H18]" office:value-type="float" office:value="-0.0319137573299999" calcext:value-type="float">
            <text:p>-0,0319137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59440483153</text:p>
          </table:table-cell>
          <table:table-cell office:value-type="string" calcext:value-type="string">
            <text:p>-0,00671937223524</text:p>
          </table:table-cell>
          <table:table-cell office:value-type="string" calcext:value-type="string">
            <text:p>2,519064188</text:p>
          </table:table-cell>
          <table:table-cell table:number-columns-repeated="2"/>
          <table:table-cell office:value-type="string" calcext:value-type="string">
            <text:p>-0,0310991518199</text:p>
          </table:table-cell>
          <table:table-cell office:value-type="string" calcext:value-type="string">
            <text:p>0,0154915312305</text:p>
          </table:table-cell>
          <table:table-cell office:value-type="string" calcext:value-type="string">
            <text:p>2,5432138443</text:p>
          </table:table-cell>
          <table:table-cell table:number-columns-repeated="2"/>
          <table:table-cell table:formula="of:=[.A19]-[.F19]" office:value-type="float" office:value="-0.0048448964954" calcext:value-type="float">
            <text:p>-0,0048448965</text:p>
          </table:table-cell>
          <table:table-cell table:formula="of:=[.B19]-[.G19]" office:value-type="float" office:value="-0.02221090346574" calcext:value-type="float">
            <text:p>-0,0222109035</text:p>
          </table:table-cell>
          <table:table-cell table:formula="of:=[.C19]-[.H19]" office:value-type="float" office:value="-0.0241496563000001" calcext:value-type="float">
            <text:p>-0,0241496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46240885556</text:p>
          </table:table-cell>
          <table:table-cell office:value-type="string" calcext:value-type="string">
            <text:p>-0,00637647975236</text:p>
          </table:table-cell>
          <table:table-cell office:value-type="string" calcext:value-type="string">
            <text:p>2,49968385696</text:p>
          </table:table-cell>
          <table:table-cell table:number-columns-repeated="2"/>
          <table:table-cell office:value-type="string" calcext:value-type="string">
            <text:p>-0,0274563021958</text:p>
          </table:table-cell>
          <table:table-cell office:value-type="string" calcext:value-type="string">
            <text:p>0,00854416564107</text:p>
          </table:table-cell>
          <table:table-cell office:value-type="string" calcext:value-type="string">
            <text:p>2,51174759865</text:p>
          </table:table-cell>
          <table:table-cell table:number-columns-repeated="2"/>
          <table:table-cell table:formula="of:=[.A20]-[.F20]" office:value-type="float" office:value="-0.0071677863598" calcext:value-type="float">
            <text:p>-0,0071677864</text:p>
          </table:table-cell>
          <table:table-cell table:formula="of:=[.B20]-[.G20]" office:value-type="float" office:value="-0.01492064539343" calcext:value-type="float">
            <text:p>-0,0149206454</text:p>
          </table:table-cell>
          <table:table-cell table:formula="of:=[.C20]-[.H20]" office:value-type="float" office:value="-0.01206374169" calcext:value-type="float">
            <text:p>-0,0120637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36029343307</text:p>
          </table:table-cell>
          <table:table-cell office:value-type="string" calcext:value-type="string">
            <text:p>-0,006113845855</text:p>
          </table:table-cell>
          <table:table-cell office:value-type="string" calcext:value-type="string">
            <text:p>2,48470306396</text:p>
          </table:table-cell>
          <table:table-cell table:number-columns-repeated="2"/>
          <table:table-cell office:value-type="string" calcext:value-type="string">
            <text:p>-0,0235288757831</text:p>
          </table:table-cell>
          <table:table-cell office:value-type="string" calcext:value-type="string">
            <text:p>-0,000212458253372</text:p>
          </table:table-cell>
          <table:table-cell office:value-type="string" calcext:value-type="string">
            <text:p>2,4788339138</text:p>
          </table:table-cell>
          <table:table-cell table:number-columns-repeated="2"/>
          <table:table-cell table:formula="of:=[.A21]-[.F21]" office:value-type="float" office:value="-0.0100740585476" calcext:value-type="float">
            <text:p>-0,0100740585</text:p>
          </table:table-cell>
          <table:table-cell table:formula="of:=[.B21]-[.G21]" office:value-type="float" office:value="-0.005901387601628" calcext:value-type="float">
            <text:p>-0,0059013876</text:p>
          </table:table-cell>
          <table:table-cell table:formula="of:=[.C21]-[.H21]" office:value-type="float" office:value="0.00586915016000011" calcext:value-type="float">
            <text:p>0,0058691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23701202869</text:p>
          </table:table-cell>
          <table:table-cell office:value-type="string" calcext:value-type="string">
            <text:p>-0,00579993985593</text:p>
          </table:table-cell>
          <table:table-cell office:value-type="string" calcext:value-type="string">
            <text:p>2,46662974358</text:p>
          </table:table-cell>
          <table:table-cell table:number-columns-repeated="2"/>
          <table:table-cell office:value-type="string" calcext:value-type="string">
            <text:p>-0,0185925215483</text:p>
          </table:table-cell>
          <table:table-cell office:value-type="string" calcext:value-type="string">
            <text:p>-0,00749930785969</text:p>
          </table:table-cell>
          <table:table-cell office:value-type="string" calcext:value-type="string">
            <text:p>2,45228528976</text:p>
          </table:table-cell>
          <table:table-cell table:number-columns-repeated="2"/>
          <table:table-cell table:formula="of:=[.A22]-[.F22]" office:value-type="float" office:value="-0.0137775987386" calcext:value-type="float">
            <text:p>-0,0137775987</text:p>
          </table:table-cell>
          <table:table-cell table:formula="of:=[.B22]-[.G22]" office:value-type="float" office:value="0.00169936800376" calcext:value-type="float">
            <text:p>0,001699368</text:p>
          </table:table-cell>
          <table:table-cell table:formula="of:=[.C22]-[.H22]" office:value-type="float" office:value="0.0143444538200002" calcext:value-type="float">
            <text:p>0,014344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13351973891</text:p>
          </table:table-cell>
          <table:table-cell office:value-type="string" calcext:value-type="string">
            <text:p>-0,00553918164223</text:p>
          </table:table-cell>
          <table:table-cell office:value-type="string" calcext:value-type="string">
            <text:p>2,45146894455</text:p>
          </table:table-cell>
          <table:table-cell table:number-columns-repeated="2"/>
          <table:table-cell office:value-type="string" calcext:value-type="string">
            <text:p>-0,0151040134951</text:p>
          </table:table-cell>
          <table:table-cell office:value-type="string" calcext:value-type="string">
            <text:p>-0,0113492514938</text:p>
          </table:table-cell>
          <table:table-cell office:value-type="string" calcext:value-type="string">
            <text:p>2,43268013</text:p>
          </table:table-cell>
          <table:table-cell table:number-columns-repeated="2"/>
          <table:table-cell table:formula="of:=[.A23]-[.F23]" office:value-type="float" office:value="-0.016231183894" calcext:value-type="float">
            <text:p>-0,0162311839</text:p>
          </table:table-cell>
          <table:table-cell table:formula="of:=[.B23]-[.G23]" office:value-type="float" office:value="0.00581006985157" calcext:value-type="float">
            <text:p>0,0058100699</text:p>
          </table:table-cell>
          <table:table-cell table:formula="of:=[.C23]-[.H23]" office:value-type="float" office:value="0.0187888145500001" calcext:value-type="float">
            <text:p>0,0187888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3025912866</text:p>
          </table:table-cell>
          <table:table-cell office:value-type="string" calcext:value-type="string">
            <text:p>-0,00527082476765</text:p>
          </table:table-cell>
          <table:table-cell office:value-type="string" calcext:value-type="string">
            <text:p>2,43571734428</text:p>
          </table:table-cell>
          <table:table-cell table:number-columns-repeated="2"/>
          <table:table-cell office:value-type="string" calcext:value-type="string">
            <text:p>-0,0122574893758</text:p>
          </table:table-cell>
          <table:table-cell office:value-type="string" calcext:value-type="string">
            <text:p>-0,010048196651</text:p>
          </table:table-cell>
          <table:table-cell office:value-type="string" calcext:value-type="string">
            <text:p>2,4176876545</text:p>
          </table:table-cell>
          <table:table-cell table:number-columns-repeated="2"/>
          <table:table-cell table:formula="of:=[.A24]-[.F24]" office:value-type="float" office:value="-0.0180016392842" calcext:value-type="float">
            <text:p>-0,0180016393</text:p>
          </table:table-cell>
          <table:table-cell table:formula="of:=[.B24]-[.G24]" office:value-type="float" office:value="0.00477737188335" calcext:value-type="float">
            <text:p>0,0047773719</text:p>
          </table:table-cell>
          <table:table-cell table:formula="of:=[.C24]-[.H24]" office:value-type="float" office:value="0.0180296897800001" calcext:value-type="float">
            <text:p>0,0180296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29294308275</text:p>
          </table:table-cell>
          <table:table-cell office:value-type="string" calcext:value-type="string">
            <text:p>-0,00503268325701</text:p>
          </table:table-cell>
          <table:table-cell office:value-type="string" calcext:value-type="string">
            <text:p>2,42160463333</text:p>
          </table:table-cell>
          <table:table-cell table:number-columns-repeated="2"/>
          <table:table-cell office:value-type="string" calcext:value-type="string">
            <text:p>-0,0127612734213</text:p>
          </table:table-cell>
          <table:table-cell office:value-type="string" calcext:value-type="string">
            <text:p>-0,0100727528334</text:p>
          </table:table-cell>
          <table:table-cell office:value-type="string" calcext:value-type="string">
            <text:p>2,40225768089</text:p>
          </table:table-cell>
          <table:table-cell table:number-columns-repeated="2"/>
          <table:table-cell table:formula="of:=[.A25]-[.F25]" office:value-type="float" office:value="-0.0165330348537" calcext:value-type="float">
            <text:p>-0,0165330349</text:p>
          </table:table-cell>
          <table:table-cell table:formula="of:=[.B25]-[.G25]" office:value-type="float" office:value="0.00504006957639" calcext:value-type="float">
            <text:p>0,0050400696</text:p>
          </table:table-cell>
          <table:table-cell table:formula="of:=[.C25]-[.H25]" office:value-type="float" office:value="0.0193469524399998" calcext:value-type="float">
            <text:p>0,0193469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282879527658</text:p>
          </table:table-cell>
          <table:table-cell office:value-type="string" calcext:value-type="string">
            <text:p>-0,0047868648544</text:p>
          </table:table-cell>
          <table:table-cell office:value-type="string" calcext:value-type="string">
            <text:p>2,40689492226</text:p>
          </table:table-cell>
          <table:table-cell table:number-columns-repeated="2"/>
          <table:table-cell office:value-type="string" calcext:value-type="string">
            <text:p>-0,0107616651803</text:p>
          </table:table-cell>
          <table:table-cell office:value-type="string" calcext:value-type="string">
            <text:p>-0,00945762358606</text:p>
          </table:table-cell>
          <table:table-cell office:value-type="string" calcext:value-type="string">
            <text:p>2,38837552071</text:p>
          </table:table-cell>
          <table:table-cell table:number-columns-repeated="2"/>
          <table:table-cell table:formula="of:=[.A26]-[.F26]" office:value-type="float" office:value="-0.0175262875855" calcext:value-type="float">
            <text:p>-0,0175262876</text:p>
          </table:table-cell>
          <table:table-cell table:formula="of:=[.B26]-[.G26]" office:value-type="float" office:value="0.00467075873166" calcext:value-type="float">
            <text:p>0,0046707587</text:p>
          </table:table-cell>
          <table:table-cell table:formula="of:=[.C26]-[.H26]" office:value-type="float" office:value="0.0185194015499999" calcext:value-type="float">
            <text:p>0,018519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210390947759</text:p>
          </table:table-cell>
          <table:table-cell office:value-type="string" calcext:value-type="string">
            <text:p>-0,000574459088966</text:p>
          </table:table-cell>
          <table:table-cell office:value-type="string" calcext:value-type="string">
            <text:p>2,40247917175</text:p>
          </table:table-cell>
          <table:table-cell table:number-columns-repeated="2"/>
          <table:table-cell office:value-type="string" calcext:value-type="string">
            <text:p>0,0179956387728</text:p>
          </table:table-cell>
          <table:table-cell office:value-type="string" calcext:value-type="string">
            <text:p>0,0588585697114</text:p>
          </table:table-cell>
          <table:table-cell office:value-type="string" calcext:value-type="string">
            <text:p>2,39069604874</text:p>
          </table:table-cell>
          <table:table-cell table:number-columns-repeated="2"/>
          <table:table-cell table:formula="of:=[.A27]-[.F27]" office:value-type="float" office:value="-0.0390347335487" calcext:value-type="float">
            <text:p>-0,0390347335</text:p>
          </table:table-cell>
          <table:table-cell table:formula="of:=[.B27]-[.G27]" office:value-type="float" office:value="-0.059433028800366" calcext:value-type="float">
            <text:p>-0,0594330288</text:p>
          </table:table-cell>
          <table:table-cell table:formula="of:=[.C27]-[.H27]" office:value-type="float" office:value="0.0117831230100003" calcext:value-type="float">
            <text:p>0,011783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0354532599449</text:p>
          </table:table-cell>
          <table:table-cell office:value-type="string" calcext:value-type="string">
            <text:p>0,0326172411442</text:p>
          </table:table-cell>
          <table:table-cell office:value-type="string" calcext:value-type="string">
            <text:p>2,41948628426</text:p>
          </table:table-cell>
          <table:table-cell table:number-columns-repeated="2"/>
          <table:table-cell office:value-type="string" calcext:value-type="string">
            <text:p>0,0730659738183</text:p>
          </table:table-cell>
          <table:table-cell office:value-type="string" calcext:value-type="string">
            <text:p>0,117517754436</text:p>
          </table:table-cell>
          <table:table-cell office:value-type="string" calcext:value-type="string">
            <text:p>2,39224886894</text:p>
          </table:table-cell>
          <table:table-cell table:number-columns-repeated="2"/>
          <table:table-cell table:formula="of:=[.A28]-[.F28]" office:value-type="float" office:value="-0.0376127138734" calcext:value-type="float">
            <text:p>-0,0376127139</text:p>
          </table:table-cell>
          <table:table-cell table:formula="of:=[.B28]-[.G28]" office:value-type="float" office:value="-0.0849005132918" calcext:value-type="float">
            <text:p>-0,0849005133</text:p>
          </table:table-cell>
          <table:table-cell table:formula="of:=[.C28]-[.H28]" office:value-type="float" office:value="0.0272374153200001" calcext:value-type="float">
            <text:p>0,0272374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0944058671594</text:p>
          </table:table-cell>
          <table:table-cell office:value-type="string" calcext:value-type="string">
            <text:p>0,0669225305319</text:p>
          </table:table-cell>
          <table:table-cell office:value-type="string" calcext:value-type="string">
            <text:p>2,43785905838</text:p>
          </table:table-cell>
          <table:table-cell table:number-columns-repeated="2"/>
          <table:table-cell office:value-type="string" calcext:value-type="string">
            <text:p>0,143884018064</text:p>
          </table:table-cell>
          <table:table-cell office:value-type="string" calcext:value-type="string">
            <text:p>0,169898658991</text:p>
          </table:table-cell>
          <table:table-cell office:value-type="string" calcext:value-type="string">
            <text:p>2,41473412514</text:p>
          </table:table-cell>
          <table:table-cell table:number-columns-repeated="2"/>
          <table:table-cell table:formula="of:=[.A29]-[.F29]" office:value-type="float" office:value="-0.0494781509046" calcext:value-type="float">
            <text:p>-0,0494781509</text:p>
          </table:table-cell>
          <table:table-cell table:formula="of:=[.B29]-[.G29]" office:value-type="float" office:value="-0.1029761284591" calcext:value-type="float">
            <text:p>-0,1029761285</text:p>
          </table:table-cell>
          <table:table-cell table:formula="of:=[.C29]-[.H29]" office:value-type="float" office:value="0.0231249332400001" calcext:value-type="float">
            <text:p>0,0231249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214508637786</text:p>
          </table:table-cell>
          <table:table-cell office:value-type="string" calcext:value-type="string">
            <text:p>0,136280536652</text:p>
          </table:table-cell>
          <table:table-cell office:value-type="string" calcext:value-type="string">
            <text:p>2,47496581078</text:p>
          </table:table-cell>
          <table:table-cell table:number-columns-repeated="2"/>
          <table:table-cell office:value-type="string" calcext:value-type="string">
            <text:p>0,225173190236</text:p>
          </table:table-cell>
          <table:table-cell office:value-type="string" calcext:value-type="string">
            <text:p>0,220496326685</text:p>
          </table:table-cell>
          <table:table-cell office:value-type="string" calcext:value-type="string">
            <text:p>2,45237612724</text:p>
          </table:table-cell>
          <table:table-cell table:number-columns-repeated="2"/>
          <table:table-cell table:formula="of:=[.A30]-[.F30]" office:value-type="float" office:value="-0.01066455245" calcext:value-type="float">
            <text:p>-0,0106645525</text:p>
          </table:table-cell>
          <table:table-cell table:formula="of:=[.B30]-[.G30]" office:value-type="float" office:value="-0.084215790033" calcext:value-type="float">
            <text:p>-0,08421579</text:p>
          </table:table-cell>
          <table:table-cell table:formula="of:=[.C30]-[.H30]" office:value-type="float" office:value="0.0225896835400001" calcext:value-type="float">
            <text:p>0,0225896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270172178745</text:p>
          </table:table-cell>
          <table:table-cell office:value-type="string" calcext:value-type="string">
            <text:p>0,168167755008</text:p>
          </table:table-cell>
          <table:table-cell office:value-type="string" calcext:value-type="string">
            <text:p>2,49199986458</text:p>
          </table:table-cell>
          <table:table-cell table:number-columns-repeated="2"/>
          <table:table-cell office:value-type="string" calcext:value-type="string">
            <text:p>0,224929407239</text:p>
          </table:table-cell>
          <table:table-cell office:value-type="string" calcext:value-type="string">
            <text:p>0,201070562005</text:p>
          </table:table-cell>
          <table:table-cell office:value-type="string" calcext:value-type="string">
            <text:p>2,40256977081</text:p>
          </table:table-cell>
          <table:table-cell table:number-columns-repeated="2"/>
          <table:table-cell table:formula="of:=[.A31]-[.F31]" office:value-type="float" office:value="0.045242771506" calcext:value-type="float">
            <text:p>0,0452427715</text:p>
          </table:table-cell>
          <table:table-cell table:formula="of:=[.B31]-[.G31]" office:value-type="float" office:value="-0.032902806997" calcext:value-type="float">
            <text:p>-0,032902807</text:p>
          </table:table-cell>
          <table:table-cell table:formula="of:=[.C31]-[.H31]" office:value-type="float" office:value="0.0894300937699999" calcext:value-type="float">
            <text:p>0,0894300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328344345093</text:p>
          </table:table-cell>
          <table:table-cell office:value-type="string" calcext:value-type="string">
            <text:p>0,201306402683</text:p>
          </table:table-cell>
          <table:table-cell office:value-type="string" calcext:value-type="string">
            <text:p>2,50975131989</text:p>
          </table:table-cell>
          <table:table-cell table:number-columns-repeated="2"/>
          <table:table-cell office:value-type="string" calcext:value-type="string">
            <text:p>0,207162171602</text:p>
          </table:table-cell>
          <table:table-cell office:value-type="string" calcext:value-type="string">
            <text:p>0,13868021965</text:p>
          </table:table-cell>
          <table:table-cell office:value-type="string" calcext:value-type="string">
            <text:p>2,35562348366</text:p>
          </table:table-cell>
          <table:table-cell table:number-columns-repeated="2"/>
          <table:table-cell table:formula="of:=[.A32]-[.F32]" office:value-type="float" office:value="0.121182173491" calcext:value-type="float">
            <text:p>0,1211821735</text:p>
          </table:table-cell>
          <table:table-cell table:formula="of:=[.B32]-[.G32]" office:value-type="float" office:value="0.062626183033" calcext:value-type="float">
            <text:p>0,062626183</text:p>
          </table:table-cell>
          <table:table-cell table:formula="of:=[.C32]-[.H32]" office:value-type="float" office:value="0.15412783623" calcext:value-type="float">
            <text:p>0,154127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380502492189</text:p>
          </table:table-cell>
          <table:table-cell office:value-type="string" calcext:value-type="string">
            <text:p>0,230853706598</text:p>
          </table:table-cell>
          <table:table-cell office:value-type="string" calcext:value-type="string">
            <text:p>2,52563500404</text:p>
          </table:table-cell>
          <table:table-cell table:number-columns-repeated="2"/>
          <table:table-cell office:value-type="string" calcext:value-type="string">
            <text:p>0,272425293922</text:p>
          </table:table-cell>
          <table:table-cell office:value-type="string" calcext:value-type="string">
            <text:p>0,135653525591</text:p>
          </table:table-cell>
          <table:table-cell office:value-type="string" calcext:value-type="string">
            <text:p>2,34880399704</text:p>
          </table:table-cell>
          <table:table-cell table:number-columns-repeated="2"/>
          <table:table-cell table:formula="of:=[.A33]-[.F33]" office:value-type="float" office:value="0.108077198267" calcext:value-type="float">
            <text:p>0,1080771983</text:p>
          </table:table-cell>
          <table:table-cell table:formula="of:=[.B33]-[.G33]" office:value-type="float" office:value="0.095200181007" calcext:value-type="float">
            <text:p>0,095200181</text:p>
          </table:table-cell>
          <table:table-cell table:formula="of:=[.C33]-[.H33]" office:value-type="float" office:value="0.176831007" calcext:value-type="float">
            <text:p>0,176831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438777029514</text:p>
          </table:table-cell>
          <table:table-cell office:value-type="string" calcext:value-type="string">
            <text:p>0,263673573732</text:p>
          </table:table-cell>
          <table:table-cell office:value-type="string" calcext:value-type="string">
            <text:p>2,54335212708</text:p>
          </table:table-cell>
          <table:table-cell table:number-columns-repeated="2"/>
          <table:table-cell office:value-type="string" calcext:value-type="string">
            <text:p>0,327160596848</text:p>
          </table:table-cell>
          <table:table-cell office:value-type="string" calcext:value-type="string">
            <text:p>0,189863353968</text:p>
          </table:table-cell>
          <table:table-cell office:value-type="string" calcext:value-type="string">
            <text:p>2,40764284134</text:p>
          </table:table-cell>
          <table:table-cell table:number-columns-repeated="2"/>
          <table:table-cell table:formula="of:=[.A34]-[.F34]" office:value-type="float" office:value="0.111616432666" calcext:value-type="float">
            <text:p>0,1116164327</text:p>
          </table:table-cell>
          <table:table-cell table:formula="of:=[.B34]-[.G34]" office:value-type="float" office:value="0.073810219764" calcext:value-type="float">
            <text:p>0,0738102198</text:p>
          </table:table-cell>
          <table:table-cell table:formula="of:=[.C34]-[.H34]" office:value-type="float" office:value="0.13570928574" calcext:value-type="float">
            <text:p>0,135709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483895540237</text:p>
          </table:table-cell>
          <table:table-cell office:value-type="string" calcext:value-type="string">
            <text:p>0,288940280676</text:p>
          </table:table-cell>
          <table:table-cell office:value-type="string" calcext:value-type="string">
            <text:p>2,5570473671</text:p>
          </table:table-cell>
          <table:table-cell table:number-columns-repeated="2"/>
          <table:table-cell office:value-type="string" calcext:value-type="string">
            <text:p>0,408780246973</text:p>
          </table:table-cell>
          <table:table-cell office:value-type="string" calcext:value-type="string">
            <text:p>0,25637024641</text:p>
          </table:table-cell>
          <table:table-cell office:value-type="string" calcext:value-type="string">
            <text:p>2,4405105114</text:p>
          </table:table-cell>
          <table:table-cell table:number-columns-repeated="2"/>
          <table:table-cell table:formula="of:=[.A35]-[.F35]" office:value-type="float" office:value="0.075115293264" calcext:value-type="float">
            <text:p>0,0751152933</text:p>
          </table:table-cell>
          <table:table-cell table:formula="of:=[.B35]-[.G35]" office:value-type="float" office:value="0.032570034266" calcext:value-type="float">
            <text:p>0,0325700343</text:p>
          </table:table-cell>
          <table:table-cell table:formula="of:=[.C35]-[.H35]" office:value-type="float" office:value="0.1165368557" calcext:value-type="float">
            <text:p>0,116536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531315505505</text:p>
          </table:table-cell>
          <table:table-cell office:value-type="string" calcext:value-type="string">
            <text:p>0,315356642008</text:p>
          </table:table-cell>
          <table:table-cell office:value-type="string" calcext:value-type="string">
            <text:p>2,57142138481</text:p>
          </table:table-cell>
          <table:table-cell table:number-columns-repeated="2"/>
          <table:table-cell office:value-type="string" calcext:value-type="string">
            <text:p>0,473940521479</text:p>
          </table:table-cell>
          <table:table-cell office:value-type="string" calcext:value-type="string">
            <text:p>0,310873121023</text:p>
          </table:table-cell>
          <table:table-cell office:value-type="string" calcext:value-type="string">
            <text:p>2,49692583084</text:p>
          </table:table-cell>
          <table:table-cell table:number-columns-repeated="2"/>
          <table:table-cell table:formula="of:=[.A36]-[.F36]" office:value-type="float" office:value="0.0573749840259999" calcext:value-type="float">
            <text:p>0,057374984</text:p>
          </table:table-cell>
          <table:table-cell table:formula="of:=[.B36]-[.G36]" office:value-type="float" office:value="0.00448352098499999" calcext:value-type="float">
            <text:p>0,004483521</text:p>
          </table:table-cell>
          <table:table-cell table:formula="of:=[.C36]-[.H36]" office:value-type="float" office:value="0.0744955539699999" calcext:value-type="float">
            <text:p>0,074495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584200322628</text:p>
          </table:table-cell>
          <table:table-cell office:value-type="string" calcext:value-type="string">
            <text:p>0,344643443823</text:p>
          </table:table-cell>
          <table:table-cell office:value-type="string" calcext:value-type="string">
            <text:p>2,58742833138</text:p>
          </table:table-cell>
          <table:table-cell table:number-columns-repeated="2"/>
          <table:table-cell office:value-type="string" calcext:value-type="string">
            <text:p>0,559234142303</text:p>
          </table:table-cell>
          <table:table-cell office:value-type="string" calcext:value-type="string">
            <text:p>0,333193659782</text:p>
          </table:table-cell>
          <table:table-cell office:value-type="string" calcext:value-type="string">
            <text:p>2,51715302467</text:p>
          </table:table-cell>
          <table:table-cell table:number-columns-repeated="2"/>
          <table:table-cell table:formula="of:=[.A37]-[.F37]" office:value-type="float" office:value="0.0249661803250001" calcext:value-type="float">
            <text:p>0,0249661803</text:p>
          </table:table-cell>
          <table:table-cell table:formula="of:=[.B37]-[.G37]" office:value-type="float" office:value="0.011449784041" calcext:value-type="float">
            <text:p>0,011449784</text:p>
          </table:table-cell>
          <table:table-cell table:formula="of:=[.C37]-[.H37]" office:value-type="float" office:value="0.0702753067100002" calcext:value-type="float">
            <text:p>0,0702753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625209391117</text:p>
          </table:table-cell>
          <table:table-cell office:value-type="string" calcext:value-type="string">
            <text:p>0,367223799229</text:p>
          </table:table-cell>
          <table:table-cell office:value-type="string" calcext:value-type="string">
            <text:p>2,59982132912</text:p>
          </table:table-cell>
          <table:table-cell table:number-columns-repeated="2"/>
          <table:table-cell office:value-type="string" calcext:value-type="string">
            <text:p>0,597940385342</text:p>
          </table:table-cell>
          <table:table-cell office:value-type="string" calcext:value-type="string">
            <text:p>0,381922036409</text:p>
          </table:table-cell>
          <table:table-cell office:value-type="string" calcext:value-type="string">
            <text:p>2,55053138733</text:p>
          </table:table-cell>
          <table:table-cell table:number-columns-repeated="2"/>
          <table:table-cell table:formula="of:=[.A38]-[.F38]" office:value-type="float" office:value="0.027269005775" calcext:value-type="float">
            <text:p>0,0272690058</text:p>
          </table:table-cell>
          <table:table-cell table:formula="of:=[.B38]-[.G38]" office:value-type="float" office:value="-0.01469823718" calcext:value-type="float">
            <text:p>-0,0146982372</text:p>
          </table:table-cell>
          <table:table-cell table:formula="of:=[.C38]-[.H38]" office:value-type="float" office:value="0.0492899417900001" calcext:value-type="float">
            <text:p>0,0492899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674669623375</text:p>
          </table:table-cell>
          <table:table-cell office:value-type="string" calcext:value-type="string">
            <text:p>0,394301891327</text:p>
          </table:table-cell>
          <table:table-cell office:value-type="string" calcext:value-type="string">
            <text:p>2,61474776268</text:p>
          </table:table-cell>
          <table:table-cell table:number-columns-repeated="2"/>
          <table:table-cell office:value-type="string" calcext:value-type="string">
            <text:p>0,647509157658</text:p>
          </table:table-cell>
          <table:table-cell office:value-type="string" calcext:value-type="string">
            <text:p>0,429009348154</text:p>
          </table:table-cell>
          <table:table-cell office:value-type="string" calcext:value-type="string">
            <text:p>2,5992975235</text:p>
          </table:table-cell>
          <table:table-cell table:number-columns-repeated="2"/>
          <table:table-cell table:formula="of:=[.A39]-[.F39]" office:value-type="float" office:value="0.027160465717" calcext:value-type="float">
            <text:p>0,0271604657</text:p>
          </table:table-cell>
          <table:table-cell table:formula="of:=[.B39]-[.G39]" office:value-type="float" office:value="-0.034707456827" calcext:value-type="float">
            <text:p>-0,0347074568</text:p>
          </table:table-cell>
          <table:table-cell table:formula="of:=[.C39]-[.H39]" office:value-type="float" office:value="0.0154502391800002" calcext:value-type="float">
            <text:p>0,015450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759453713894</text:p>
          </table:table-cell>
          <table:table-cell office:value-type="string" calcext:value-type="string">
            <text:p>0,440306603909</text:p>
          </table:table-cell>
          <table:table-cell office:value-type="string" calcext:value-type="string">
            <text:p>2,64027667046</text:p>
          </table:table-cell>
          <table:table-cell table:number-columns-repeated="2"/>
          <table:table-cell office:value-type="string" calcext:value-type="string">
            <text:p>0,712094128132</text:p>
          </table:table-cell>
          <table:table-cell office:value-type="string" calcext:value-type="string">
            <text:p>0,449148714542</text:p>
          </table:table-cell>
          <table:table-cell office:value-type="string" calcext:value-type="string">
            <text:p>2,61340618134</text:p>
          </table:table-cell>
          <table:table-cell table:number-columns-repeated="2"/>
          <table:table-cell table:formula="of:=[.A40]-[.F40]" office:value-type="float" office:value="0.0473595857619999" calcext:value-type="float">
            <text:p>0,0473595858</text:p>
          </table:table-cell>
          <table:table-cell table:formula="of:=[.B40]-[.G40]" office:value-type="float" office:value="-0.008842110633" calcext:value-type="float">
            <text:p>-0,0088421106</text:p>
          </table:table-cell>
          <table:table-cell table:formula="of:=[.C40]-[.H40]" office:value-type="float" office:value="0.0268704891200002" calcext:value-type="float">
            <text:p>0,026870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798300504684</text:p>
          </table:table-cell>
          <table:table-cell office:value-type="string" calcext:value-type="string">
            <text:p>0,461203843355</text:p>
          </table:table-cell>
          <table:table-cell office:value-type="string" calcext:value-type="string">
            <text:p>2,651948452</text:p>
          </table:table-cell>
          <table:table-cell table:number-columns-repeated="2"/>
          <table:table-cell office:value-type="string" calcext:value-type="string">
            <text:p>0,774699747562</text:p>
          </table:table-cell>
          <table:table-cell office:value-type="string" calcext:value-type="string">
            <text:p>0,461902648211</text:p>
          </table:table-cell>
          <table:table-cell office:value-type="string" calcext:value-type="string">
            <text:p>2,61676502228</text:p>
          </table:table-cell>
          <table:table-cell table:number-columns-repeated="2"/>
          <table:table-cell table:formula="of:=[.A41]-[.F41]" office:value-type="float" office:value="0.0236007571219999" calcext:value-type="float">
            <text:p>0,0236007571</text:p>
          </table:table-cell>
          <table:table-cell table:formula="of:=[.B41]-[.G41]" office:value-type="float" office:value="-0.00069880485599999" calcext:value-type="float">
            <text:p>-0,0006988049</text:p>
          </table:table-cell>
          <table:table-cell table:formula="of:=[.C41]-[.H41]" office:value-type="float" office:value="0.03518342972" calcext:value-type="float">
            <text:p>0,0351834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838730156422</text:p>
          </table:table-cell>
          <table:table-cell office:value-type="string" calcext:value-type="string">
            <text:p>0,482826799154</text:p>
          </table:table-cell>
          <table:table-cell office:value-type="string" calcext:value-type="string">
            <text:p>2,66407823563</text:p>
          </table:table-cell>
          <table:table-cell table:number-columns-repeated="2"/>
          <table:table-cell office:value-type="string" calcext:value-type="string">
            <text:p>0,813249051571</text:p>
          </table:table-cell>
          <table:table-cell office:value-type="string" calcext:value-type="string">
            <text:p>0,501810252666</text:p>
          </table:table-cell>
          <table:table-cell office:value-type="string" calcext:value-type="string">
            <text:p>2,63571166992</text:p>
          </table:table-cell>
          <table:table-cell table:number-columns-repeated="2"/>
          <table:table-cell table:formula="of:=[.A42]-[.F42]" office:value-type="float" office:value="0.025481104851" calcext:value-type="float">
            <text:p>0,0254811049</text:p>
          </table:table-cell>
          <table:table-cell table:formula="of:=[.B42]-[.G42]" office:value-type="float" office:value="-0.018983453512" calcext:value-type="float">
            <text:p>-0,0189834535</text:p>
          </table:table-cell>
          <table:table-cell table:formula="of:=[.C42]-[.H42]" office:value-type="float" office:value="0.0283665657099998" calcext:value-type="float">
            <text:p>0,0283665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880605340004</text:p>
          </table:table-cell>
          <table:table-cell office:value-type="string" calcext:value-type="string">
            <text:p>0,505082964897</text:p>
          </table:table-cell>
          <table:table-cell office:value-type="string" calcext:value-type="string">
            <text:p>2,67662382126</text:p>
          </table:table-cell>
          <table:table-cell table:number-columns-repeated="2"/>
          <table:table-cell office:value-type="string" calcext:value-type="string">
            <text:p>0,840817511082</text:p>
          </table:table-cell>
          <table:table-cell office:value-type="string" calcext:value-type="string">
            <text:p>0,549920082092</text:p>
          </table:table-cell>
          <table:table-cell office:value-type="string" calcext:value-type="string">
            <text:p>2,67259430885</text:p>
          </table:table-cell>
          <table:table-cell table:number-columns-repeated="2"/>
          <table:table-cell table:formula="of:=[.A43]-[.F43]" office:value-type="float" office:value="0.0397878289220001" calcext:value-type="float">
            <text:p>0,0397878289</text:p>
          </table:table-cell>
          <table:table-cell table:formula="of:=[.B43]-[.G43]" office:value-type="float" office:value="-0.0448371171949999" calcext:value-type="float">
            <text:p>-0,0448371172</text:p>
          </table:table-cell>
          <table:table-cell table:formula="of:=[.C43]-[.H43]" office:value-type="float" office:value="0.00402951240999983" calcext:value-type="float">
            <text:p>0,0040295124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0,913019537926</text:p>
          </table:table-cell>
          <table:table-cell office:value-type="string" calcext:value-type="string">
            <text:p>0,522209763527</text:p>
          </table:table-cell>
          <table:table-cell office:value-type="string" calcext:value-type="string">
            <text:p>2,68632006645</text:p>
          </table:table-cell>
          <table:table-cell table:number-columns-repeated="2"/>
          <table:table-cell office:value-type="string" calcext:value-type="string">
            <text:p>0,88147097826</text:p>
          </table:table-cell>
          <table:table-cell office:value-type="string" calcext:value-type="string">
            <text:p>0,588192820549</text:p>
          </table:table-cell>
          <table:table-cell office:value-type="string" calcext:value-type="string">
            <text:p>2,70421338081</text:p>
          </table:table-cell>
          <table:table-cell table:number-columns-repeated="2"/>
          <table:table-cell table:formula="of:=[.A44]-[.F44]" office:value-type="float" office:value="0.031548559666" calcext:value-type="float">
            <text:p>0,0315485597</text:p>
          </table:table-cell>
          <table:table-cell table:formula="of:=[.B44]-[.G44]" office:value-type="float" office:value="-0.065983057022" calcext:value-type="float">
            <text:p>-0,065983057</text:p>
          </table:table-cell>
          <table:table-cell table:formula="of:=[.C44]-[.H44]" office:value-type="float" office:value="-0.0178933143599997" calcext:value-type="float">
            <text:p>-0,0178933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952228069305</text:p>
          </table:table-cell>
          <table:table-cell office:value-type="string" calcext:value-type="string">
            <text:p>0,542805314064</text:p>
          </table:table-cell>
          <table:table-cell office:value-type="string" calcext:value-type="string">
            <text:p>2,69803333282</text:p>
          </table:table-cell>
          <table:table-cell table:number-columns-repeated="2"/>
          <table:table-cell office:value-type="string" calcext:value-type="string">
            <text:p>0,927666425705</text:p>
          </table:table-cell>
          <table:table-cell office:value-type="string" calcext:value-type="string">
            <text:p>0,609087347984</text:p>
          </table:table-cell>
          <table:table-cell office:value-type="string" calcext:value-type="string">
            <text:p>2,720941782</text:p>
          </table:table-cell>
          <table:table-cell table:number-columns-repeated="2"/>
          <table:table-cell table:formula="of:=[.A45]-[.F45]" office:value-type="float" office:value="0.0245616436" calcext:value-type="float">
            <text:p>0,0245616436</text:p>
          </table:table-cell>
          <table:table-cell table:formula="of:=[.B45]-[.G45]" office:value-type="float" office:value="-0.06628203392" calcext:value-type="float">
            <text:p>-0,0662820339</text:p>
          </table:table-cell>
          <table:table-cell table:formula="of:=[.C45]-[.H45]" office:value-type="float" office:value="-0.0229084491800005" calcext:value-type="float">
            <text:p>-0,0229084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985069394112</text:p>
          </table:table-cell>
          <table:table-cell office:value-type="string" calcext:value-type="string">
            <text:p>0,559951066971</text:p>
          </table:table-cell>
          <table:table-cell office:value-type="string" calcext:value-type="string">
            <text:p>2,70783019066</text:p>
          </table:table-cell>
          <table:table-cell table:number-columns-repeated="2"/>
          <table:table-cell office:value-type="string" calcext:value-type="string">
            <text:p>0,971704125404</text:p>
          </table:table-cell>
          <table:table-cell office:value-type="string" calcext:value-type="string">
            <text:p>0,622042536736</text:p>
          </table:table-cell>
          <table:table-cell office:value-type="string" calcext:value-type="string">
            <text:p>2,74006891251</text:p>
          </table:table-cell>
          <table:table-cell table:number-columns-repeated="2"/>
          <table:table-cell table:formula="of:=[.A46]-[.F46]" office:value-type="float" office:value="0.013365268708" calcext:value-type="float">
            <text:p>0,0133652687</text:p>
          </table:table-cell>
          <table:table-cell table:formula="of:=[.B46]-[.G46]" office:value-type="float" office:value="-0.062091469765" calcext:value-type="float">
            <text:p>-0,0620914698</text:p>
          </table:table-cell>
          <table:table-cell table:formula="of:=[.C46]-[.H46]" office:value-type="float" office:value="-0.0322387218499998" calcext:value-type="float">
            <text:p>-0,032238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1934015751</text:p>
          </table:table-cell>
          <table:table-cell office:value-type="string" calcext:value-type="string">
            <text:p>0,577737390995</text:p>
          </table:table-cell>
          <table:table-cell office:value-type="string" calcext:value-type="string">
            <text:p>2,7180390358</text:p>
          </table:table-cell>
          <table:table-cell table:number-columns-repeated="2"/>
          <table:table-cell office:value-type="string" calcext:value-type="string">
            <text:p>1,01336312294</text:p>
          </table:table-cell>
          <table:table-cell office:value-type="string" calcext:value-type="string">
            <text:p>0,648503243923</text:p>
          </table:table-cell>
          <table:table-cell office:value-type="string" calcext:value-type="string">
            <text:p>2,74706172943</text:p>
          </table:table-cell>
          <table:table-cell table:number-columns-repeated="2"/>
          <table:table-cell table:formula="of:=[.A47]-[.F47]" office:value-type="float" office:value="0.0059770345700001" calcext:value-type="float">
            <text:p>0,0059770346</text:p>
          </table:table-cell>
          <table:table-cell table:formula="of:=[.B47]-[.G47]" office:value-type="float" office:value="-0.070765852928" calcext:value-type="float">
            <text:p>-0,0707658529</text:p>
          </table:table-cell>
          <table:table-cell table:formula="of:=[.C47]-[.H47]" office:value-type="float" office:value="-0.02902269363" calcext:value-type="float">
            <text:p>-0,0290226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5008971691</text:p>
          </table:table-cell>
          <table:table-cell office:value-type="string" calcext:value-type="string">
            <text:p>0,593601822853</text:p>
          </table:table-cell>
          <table:table-cell office:value-type="string" calcext:value-type="string">
            <text:p>2,72718644142</text:p>
          </table:table-cell>
          <table:table-cell table:number-columns-repeated="2"/>
          <table:table-cell office:value-type="string" calcext:value-type="string">
            <text:p>1,0533336401</text:p>
          </table:table-cell>
          <table:table-cell office:value-type="string" calcext:value-type="string">
            <text:p>0,661839663982</text:p>
          </table:table-cell>
          <table:table-cell office:value-type="string" calcext:value-type="string">
            <text:p>2,76024413109</text:p>
          </table:table-cell>
          <table:table-cell table:number-columns-repeated="2"/>
          <table:table-cell table:formula="of:=[.A48]-[.F48]" office:value-type="float" office:value="-0.00324392318999989" calcext:value-type="float">
            <text:p>-0,0032439232</text:p>
          </table:table-cell>
          <table:table-cell table:formula="of:=[.B48]-[.G48]" office:value-type="float" office:value="-0.068237841129" calcext:value-type="float">
            <text:p>-0,0682378411</text:p>
          </table:table-cell>
          <table:table-cell table:formula="of:=[.C48]-[.H48]" office:value-type="float" office:value="-0.0330576896700001" calcext:value-type="float">
            <text:p>-0,0330576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8208870888</text:p>
          </table:table-cell>
          <table:table-cell office:value-type="string" calcext:value-type="string">
            <text:p>0,610012888908</text:p>
          </table:table-cell>
          <table:table-cell office:value-type="string" calcext:value-type="string">
            <text:p>2,73669195175</text:p>
          </table:table-cell>
          <table:table-cell table:number-columns-repeated="2"/>
          <table:table-cell office:value-type="string" calcext:value-type="string">
            <text:p>1,09835362434</text:p>
          </table:table-cell>
          <table:table-cell office:value-type="string" calcext:value-type="string">
            <text:p>0,683968365192</text:p>
          </table:table-cell>
          <table:table-cell office:value-type="string" calcext:value-type="string">
            <text:p>2,76248908043</text:p>
          </table:table-cell>
          <table:table-cell table:number-columns-repeated="2"/>
          <table:table-cell table:formula="of:=[.A49]-[.F49]" office:value-type="float" office:value="-0.0162649154600001" calcext:value-type="float">
            <text:p>-0,0162649155</text:p>
          </table:table-cell>
          <table:table-cell table:formula="of:=[.B49]-[.G49]" office:value-type="float" office:value="-0.073955476284" calcext:value-type="float">
            <text:p>-0,0739554763</text:p>
          </table:table-cell>
          <table:table-cell table:formula="of:=[.C49]-[.H49]" office:value-type="float" office:value="-0.0257971286799998" calcext:value-type="float">
            <text:p>-0,0257971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409279108</text:p>
          </table:table-cell>
          <table:table-cell office:value-type="string" calcext:value-type="string">
            <text:p>0,639917969704</text:p>
          </table:table-cell>
          <table:table-cell office:value-type="string" calcext:value-type="string">
            <text:p>2,75413560867</text:p>
          </table:table-cell>
          <table:table-cell table:number-columns-repeated="2"/>
          <table:table-cell office:value-type="string" calcext:value-type="string">
            <text:p>1,13340723515</text:p>
          </table:table-cell>
          <table:table-cell office:value-type="string" calcext:value-type="string">
            <text:p>0,691599845886</text:p>
          </table:table-cell>
          <table:table-cell office:value-type="string" calcext:value-type="string">
            <text:p>2,77362799644</text:p>
          </table:table-cell>
          <table:table-cell table:number-columns-repeated="2"/>
          <table:table-cell table:formula="of:=[.A50]-[.F50]" office:value-type="float" office:value="0.00752067564999992" calcext:value-type="float">
            <text:p>0,0075206756</text:p>
          </table:table-cell>
          <table:table-cell table:formula="of:=[.B50]-[.G50]" office:value-type="float" office:value="-0.051681876182" calcext:value-type="float">
            <text:p>-0,0516818762</text:p>
          </table:table-cell>
          <table:table-cell table:formula="of:=[.C50]-[.H50]" office:value-type="float" office:value="-0.0194923877700002" calcext:value-type="float">
            <text:p>-0,0194923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7195725441</text:p>
          </table:table-cell>
          <table:table-cell office:value-type="string" calcext:value-type="string">
            <text:p>0,655540943146</text:p>
          </table:table-cell>
          <table:table-cell office:value-type="string" calcext:value-type="string">
            <text:p>2,76331543922</text:p>
          </table:table-cell>
          <table:table-cell table:number-columns-repeated="2"/>
          <table:table-cell office:value-type="string" calcext:value-type="string">
            <text:p>1,17117547989</text:p>
          </table:table-cell>
          <table:table-cell office:value-type="string" calcext:value-type="string">
            <text:p>0,70635330677</text:p>
          </table:table-cell>
          <table:table-cell office:value-type="string" calcext:value-type="string">
            <text:p>2,77868294716</text:p>
          </table:table-cell>
          <table:table-cell table:number-columns-repeated="2"/>
          <table:table-cell table:formula="of:=[.A51]-[.F51]" office:value-type="float" office:value="0.000781774520000056" calcext:value-type="float">
            <text:p>0,0007817745</text:p>
          </table:table-cell>
          <table:table-cell table:formula="of:=[.B51]-[.G51]" office:value-type="float" office:value="-0.050812363624" calcext:value-type="float">
            <text:p>-0,0508123636</text:p>
          </table:table-cell>
          <table:table-cell table:formula="of:=[.C51]-[.H51]" office:value-type="float" office:value="-0.0153675079400002" calcext:value-type="float">
            <text:p>-0,0153675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9790756702</text:p>
          </table:table-cell>
          <table:table-cell office:value-type="string" calcext:value-type="string">
            <text:p>0,668525099754</text:p>
          </table:table-cell>
          <table:table-cell office:value-type="string" calcext:value-type="string">
            <text:p>2,77098202705</text:p>
          </table:table-cell>
          <table:table-cell table:number-columns-repeated="2"/>
          <table:table-cell office:value-type="string" calcext:value-type="string">
            <text:p>1,2063574791</text:p>
          </table:table-cell>
          <table:table-cell office:value-type="string" calcext:value-type="string">
            <text:p>0,718218386173</text:p>
          </table:table-cell>
          <table:table-cell office:value-type="string" calcext:value-type="string">
            <text:p>2,78826355934</text:p>
          </table:table-cell>
          <table:table-cell table:number-columns-repeated="2"/>
          <table:table-cell table:formula="of:=[.A52]-[.F52]" office:value-type="float" office:value="-0.00844991208000012" calcext:value-type="float">
            <text:p>-0,0084499121</text:p>
          </table:table-cell>
          <table:table-cell table:formula="of:=[.B52]-[.G52]" office:value-type="float" office:value="-0.0496932864189999" calcext:value-type="float">
            <text:p>-0,0496932864</text:p>
          </table:table-cell>
          <table:table-cell table:formula="of:=[.C52]-[.H52]" office:value-type="float" office:value="-0.0172815322899997" calcext:value-type="float">
            <text:p>-0,0172815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2498941422</text:p>
          </table:table-cell>
          <table:table-cell office:value-type="string" calcext:value-type="string">
            <text:p>0,681993365288</text:p>
          </table:table-cell>
          <table:table-cell office:value-type="string" calcext:value-type="string">
            <text:p>2,77897191048</text:p>
          </table:table-cell>
          <table:table-cell table:number-columns-repeated="2"/>
          <table:table-cell office:value-type="string" calcext:value-type="string">
            <text:p>1,23651432991</text:p>
          </table:table-cell>
          <table:table-cell office:value-type="string" calcext:value-type="string">
            <text:p>0,730678677559</text:p>
          </table:table-cell>
          <table:table-cell office:value-type="string" calcext:value-type="string">
            <text:p>2,79615545273</text:p>
          </table:table-cell>
          <table:table-cell table:number-columns-repeated="2"/>
          <table:table-cell table:formula="of:=[.A53]-[.F53]" office:value-type="float" office:value="-0.0115249156899999" calcext:value-type="float">
            <text:p>-0,0115249157</text:p>
          </table:table-cell>
          <table:table-cell table:formula="of:=[.B53]-[.G53]" office:value-type="float" office:value="-0.0486853122709999" calcext:value-type="float">
            <text:p>-0,0486853123</text:p>
          </table:table-cell>
          <table:table-cell table:formula="of:=[.C53]-[.H53]" office:value-type="float" office:value="-0.0171835422499997" calcext:value-type="float">
            <text:p>-0,0171835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4932539463</text:p>
          </table:table-cell>
          <table:table-cell office:value-type="string" calcext:value-type="string">
            <text:p>0,69402295351</text:p>
          </table:table-cell>
          <table:table-cell office:value-type="string" calcext:value-type="string">
            <text:p>2,78614234924</text:p>
          </table:table-cell>
          <table:table-cell table:number-columns-repeated="2"/>
          <table:table-cell office:value-type="string" calcext:value-type="string">
            <text:p>1,2684674263</text:p>
          </table:table-cell>
          <table:table-cell office:value-type="string" calcext:value-type="string">
            <text:p>0,742930173874</text:p>
          </table:table-cell>
          <table:table-cell office:value-type="string" calcext:value-type="string">
            <text:p>2,80436182022</text:p>
          </table:table-cell>
          <table:table-cell table:number-columns-repeated="2"/>
          <table:table-cell table:formula="of:=[.A54]-[.F54]" office:value-type="float" office:value="-0.0191420316699999" calcext:value-type="float">
            <text:p>-0,0191420317</text:p>
          </table:table-cell>
          <table:table-cell table:formula="of:=[.B54]-[.G54]" office:value-type="float" office:value="-0.048907220364" calcext:value-type="float">
            <text:p>-0,0489072204</text:p>
          </table:table-cell>
          <table:table-cell table:formula="of:=[.C54]-[.H54]" office:value-type="float" office:value="-0.0182194709800001" calcext:value-type="float">
            <text:p>-0,018219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711148262</text:p>
          </table:table-cell>
          <table:table-cell office:value-type="string" calcext:value-type="string">
            <text:p>0,704732894897</text:p>
          </table:table-cell>
          <table:table-cell office:value-type="string" calcext:value-type="string">
            <text:p>2,79255437851</text:p>
          </table:table-cell>
          <table:table-cell table:number-columns-repeated="2"/>
          <table:table-cell office:value-type="string" calcext:value-type="string">
            <text:p>1,301836133</text:p>
          </table:table-cell>
          <table:table-cell office:value-type="string" calcext:value-type="string">
            <text:p>0,756845474243</text:p>
          </table:table-cell>
          <table:table-cell office:value-type="string" calcext:value-type="string">
            <text:p>2,81366419792</text:p>
          </table:table-cell>
          <table:table-cell table:number-columns-repeated="2"/>
          <table:table-cell table:formula="of:=[.A55]-[.F55]" office:value-type="float" office:value="-0.0307213068000001" calcext:value-type="float">
            <text:p>-0,0307213068</text:p>
          </table:table-cell>
          <table:table-cell table:formula="of:=[.B55]-[.G55]" office:value-type="float" office:value="-0.052112579346" calcext:value-type="float">
            <text:p>-0,0521125793</text:p>
          </table:table-cell>
          <table:table-cell table:formula="of:=[.C55]-[.H55]" office:value-type="float" office:value="-0.0211098194099999" calcext:value-type="float">
            <text:p>-0,0211098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974755764</text:p>
          </table:table-cell>
          <table:table-cell office:value-type="string" calcext:value-type="string">
            <text:p>0,717611372471</text:p>
          </table:table-cell>
          <table:table-cell office:value-type="string" calcext:value-type="string">
            <text:p>2,80030155182</text:p>
          </table:table-cell>
          <table:table-cell table:number-columns-repeated="2"/>
          <table:table-cell office:value-type="string" calcext:value-type="string">
            <text:p>1,32820475101</text:p>
          </table:table-cell>
          <table:table-cell office:value-type="string" calcext:value-type="string">
            <text:p>0,767063736916</text:p>
          </table:table-cell>
          <table:table-cell office:value-type="string" calcext:value-type="string">
            <text:p>2,82044363022</text:p>
          </table:table-cell>
          <table:table-cell table:number-columns-repeated="2"/>
          <table:table-cell table:formula="of:=[.A56]-[.F56]" office:value-type="float" office:value="-0.0307291746099998" calcext:value-type="float">
            <text:p>-0,0307291746</text:p>
          </table:table-cell>
          <table:table-cell table:formula="of:=[.B56]-[.G56]" office:value-type="float" office:value="-0.049452364445" calcext:value-type="float">
            <text:p>-0,0494523644</text:p>
          </table:table-cell>
          <table:table-cell table:formula="of:=[.C56]-[.H56]" office:value-type="float" office:value="-0.0201420783999997" calcext:value-type="float">
            <text:p>-0,0201420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1955456734</text:p>
          </table:table-cell>
          <table:table-cell office:value-type="string" calcext:value-type="string">
            <text:p>0,728329241276</text:p>
          </table:table-cell>
          <table:table-cell office:value-type="string" calcext:value-type="string">
            <text:p>2,80678200722</text:p>
          </table:table-cell>
          <table:table-cell table:number-columns-repeated="2"/>
          <table:table-cell office:value-type="string" calcext:value-type="string">
            <text:p>1,35575532913</text:p>
          </table:table-cell>
          <table:table-cell office:value-type="string" calcext:value-type="string">
            <text:p>0,777533829212</text:p>
          </table:table-cell>
          <table:table-cell office:value-type="string" calcext:value-type="string">
            <text:p>2,82911014557</text:p>
          </table:table-cell>
          <table:table-cell table:number-columns-repeated="2"/>
          <table:table-cell table:formula="of:=[.A57]-[.F57]" office:value-type="float" office:value="-0.03620076179" calcext:value-type="float">
            <text:p>-0,0362007618</text:p>
          </table:table-cell>
          <table:table-cell table:formula="of:=[.B57]-[.G57]" office:value-type="float" office:value="-0.049204587936" calcext:value-type="float">
            <text:p>-0,0492045879</text:p>
          </table:table-cell>
          <table:table-cell table:formula="of:=[.C57]-[.H57]" office:value-type="float" office:value="-0.0223281383500002" calcext:value-type="float">
            <text:p>-0,0223281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6479377747</text:p>
          </table:table-cell>
          <table:table-cell office:value-type="string" calcext:value-type="string">
            <text:p>0,750085890293</text:p>
          </table:table-cell>
          <table:table-cell office:value-type="string" calcext:value-type="string">
            <text:p>2,82003355026</text:p>
          </table:table-cell>
          <table:table-cell table:number-columns-repeated="2"/>
          <table:table-cell office:value-type="string" calcext:value-type="string">
            <text:p>1,38264191151</text:p>
          </table:table-cell>
          <table:table-cell office:value-type="string" calcext:value-type="string">
            <text:p>0,78900706768</text:p>
          </table:table-cell>
          <table:table-cell office:value-type="string" calcext:value-type="string">
            <text:p>2,83501911163</text:p>
          </table:table-cell>
          <table:table-cell table:number-columns-repeated="2"/>
          <table:table-cell table:formula="of:=[.A58]-[.F58]" office:value-type="float" office:value="-0.0178481340399999" calcext:value-type="float">
            <text:p>-0,017848134</text:p>
          </table:table-cell>
          <table:table-cell table:formula="of:=[.B58]-[.G58]" office:value-type="float" office:value="-0.038921177387" calcext:value-type="float">
            <text:p>-0,0389211774</text:p>
          </table:table-cell>
          <table:table-cell table:formula="of:=[.C58]-[.H58]" office:value-type="float" office:value="-0.0149855613700001" calcext:value-type="float">
            <text:p>-0,0149855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8476848602</text:p>
          </table:table-cell>
          <table:table-cell office:value-type="string" calcext:value-type="string">
            <text:p>0,75960123539</text:p>
          </table:table-cell>
          <table:table-cell office:value-type="string" calcext:value-type="string">
            <text:p>2,82587313652</text:p>
          </table:table-cell>
          <table:table-cell table:number-columns-repeated="2"/>
          <table:table-cell office:value-type="string" calcext:value-type="string">
            <text:p>1,40553605556</text:p>
          </table:table-cell>
          <table:table-cell office:value-type="string" calcext:value-type="string">
            <text:p>0,797615885735</text:p>
          </table:table-cell>
          <table:table-cell office:value-type="string" calcext:value-type="string">
            <text:p>2,84232878685</text:p>
          </table:table-cell>
          <table:table-cell table:number-columns-repeated="2"/>
          <table:table-cell table:formula="of:=[.A59]-[.F59]" office:value-type="float" office:value="-0.02076756954" calcext:value-type="float">
            <text:p>-0,0207675695</text:p>
          </table:table-cell>
          <table:table-cell table:formula="of:=[.B59]-[.G59]" office:value-type="float" office:value="-0.0380146503450001" calcext:value-type="float">
            <text:p>-0,0380146503</text:p>
          </table:table-cell>
          <table:table-cell table:formula="of:=[.C59]-[.H59]" office:value-type="float" office:value="-0.0164556503300002" calcext:value-type="float">
            <text:p>-0,0164556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0704119205</text:p>
          </table:table-cell>
          <table:table-cell office:value-type="string" calcext:value-type="string">
            <text:p>0,770142734051</text:p>
          </table:table-cell>
          <table:table-cell office:value-type="string" calcext:value-type="string">
            <text:p>2,83237624168</text:p>
          </table:table-cell>
          <table:table-cell table:number-columns-repeated="2"/>
          <table:table-cell office:value-type="string" calcext:value-type="string">
            <text:p>1,43293905258</text:p>
          </table:table-cell>
          <table:table-cell office:value-type="string" calcext:value-type="string">
            <text:p>0,809158921242</text:p>
          </table:table-cell>
          <table:table-cell office:value-type="string" calcext:value-type="string">
            <text:p>2,84818077087</text:p>
          </table:table-cell>
          <table:table-cell table:number-columns-repeated="2"/>
          <table:table-cell table:formula="of:=[.A60]-[.F60]" office:value-type="float" office:value="-0.0258978605300002" calcext:value-type="float">
            <text:p>-0,0258978605</text:p>
          </table:table-cell>
          <table:table-cell table:formula="of:=[.B60]-[.G60]" office:value-type="float" office:value="-0.039016187191" calcext:value-type="float">
            <text:p>-0,0390161872</text:p>
          </table:table-cell>
          <table:table-cell table:formula="of:=[.C60]-[.H60]" office:value-type="float" office:value="-0.01580452919" calcext:value-type="float">
            <text:p>-0,0158045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2428028584</text:p>
          </table:table-cell>
          <table:table-cell office:value-type="string" calcext:value-type="string">
            <text:p>0,778250694275</text:p>
          </table:table-cell>
          <table:table-cell office:value-type="string" calcext:value-type="string">
            <text:p>2,83740282059</text:p>
          </table:table-cell>
          <table:table-cell table:number-columns-repeated="2"/>
          <table:table-cell office:value-type="string" calcext:value-type="string">
            <text:p>1,45661568642</text:p>
          </table:table-cell>
          <table:table-cell office:value-type="string" calcext:value-type="string">
            <text:p>0,817417681217</text:p>
          </table:table-cell>
          <table:table-cell office:value-type="string" calcext:value-type="string">
            <text:p>2,85482239723</text:p>
          </table:table-cell>
          <table:table-cell table:number-columns-repeated="2"/>
          <table:table-cell table:formula="of:=[.A61]-[.F61]" office:value-type="float" office:value="-0.0323354005799998" calcext:value-type="float">
            <text:p>-0,0323354006</text:p>
          </table:table-cell>
          <table:table-cell table:formula="of:=[.B61]-[.G61]" office:value-type="float" office:value="-0.039166986942" calcext:value-type="float">
            <text:p>-0,0391669869</text:p>
          </table:table-cell>
          <table:table-cell table:formula="of:=[.C61]-[.H61]" office:value-type="float" office:value="-0.01741957664" calcext:value-type="float">
            <text:p>-0,0174195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4513094425</text:p>
          </table:table-cell>
          <table:table-cell office:value-type="string" calcext:value-type="string">
            <text:p>0,787995696068</text:p>
          </table:table-cell>
          <table:table-cell office:value-type="string" calcext:value-type="string">
            <text:p>2,8434753418</text:p>
          </table:table-cell>
          <table:table-cell table:number-columns-repeated="2"/>
          <table:table-cell office:value-type="string" calcext:value-type="string">
            <text:p>1,47727799416</text:p>
          </table:table-cell>
          <table:table-cell office:value-type="string" calcext:value-type="string">
            <text:p>0,824750363827</text:p>
          </table:table-cell>
          <table:table-cell office:value-type="string" calcext:value-type="string">
            <text:p>2,86019182205</text:p>
          </table:table-cell>
          <table:table-cell table:number-columns-repeated="2"/>
          <table:table-cell table:formula="of:=[.A62]-[.F62]" office:value-type="float" office:value="-0.0321470499100001" calcext:value-type="float">
            <text:p>-0,0321470499</text:p>
          </table:table-cell>
          <table:table-cell table:formula="of:=[.B62]-[.G62]" office:value-type="float" office:value="-0.0367546677589999" calcext:value-type="float">
            <text:p>-0,0367546678</text:p>
          </table:table-cell>
          <table:table-cell table:formula="of:=[.C62]-[.H62]" office:value-type="float" office:value="-0.0167164802499999" calcext:value-type="float">
            <text:p>-0,0167164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625929594</text:p>
          </table:table-cell>
          <table:table-cell office:value-type="string" calcext:value-type="string">
            <text:p>0,796103537083</text:p>
          </table:table-cell>
          <table:table-cell office:value-type="string" calcext:value-type="string">
            <text:p>2,84855437279</text:p>
          </table:table-cell>
          <table:table-cell table:number-columns-repeated="2"/>
          <table:table-cell office:value-type="string" calcext:value-type="string">
            <text:p>1,49902486801</text:p>
          </table:table-cell>
          <table:table-cell office:value-type="string" calcext:value-type="string">
            <text:p>0,833133995533</text:p>
          </table:table-cell>
          <table:table-cell office:value-type="string" calcext:value-type="string">
            <text:p>2,86609697342</text:p>
          </table:table-cell>
          <table:table-cell table:number-columns-repeated="2"/>
          <table:table-cell table:formula="of:=[.A63]-[.F63]" office:value-type="float" office:value="-0.03643190861" calcext:value-type="float">
            <text:p>-0,0364319086</text:p>
          </table:table-cell>
          <table:table-cell table:formula="of:=[.B63]-[.G63]" office:value-type="float" office:value="-0.03703045845" calcext:value-type="float">
            <text:p>-0,0370304585</text:p>
          </table:table-cell>
          <table:table-cell table:formula="of:=[.C63]-[.H63]" office:value-type="float" office:value="-0.0175426006300001" calcext:value-type="float">
            <text:p>-0,0175426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8078691959</text:p>
          </table:table-cell>
          <table:table-cell office:value-type="string" calcext:value-type="string">
            <text:p>0,804497539997</text:p>
          </table:table-cell>
          <table:table-cell office:value-type="string" calcext:value-type="string">
            <text:p>2,85383939743</text:p>
          </table:table-cell>
          <table:table-cell table:number-columns-repeated="2"/>
          <table:table-cell office:value-type="string" calcext:value-type="string">
            <text:p>1,52021443844</text:p>
          </table:table-cell>
          <table:table-cell office:value-type="string" calcext:value-type="string">
            <text:p>0,840064883232</text:p>
          </table:table-cell>
          <table:table-cell office:value-type="string" calcext:value-type="string">
            <text:p>2,87135958672</text:p>
          </table:table-cell>
          <table:table-cell table:number-columns-repeated="2"/>
          <table:table-cell table:formula="of:=[.A64]-[.F64]" office:value-type="float" office:value="-0.0394275188500002" calcext:value-type="float">
            <text:p>-0,0394275189</text:p>
          </table:table-cell>
          <table:table-cell table:formula="of:=[.B64]-[.G64]" office:value-type="float" office:value="-0.035567343235" calcext:value-type="float">
            <text:p>-0,0355673432</text:p>
          </table:table-cell>
          <table:table-cell table:formula="of:=[.C64]-[.H64]" office:value-type="float" office:value="-0.0175201892899999" calcext:value-type="float">
            <text:p>-0,017520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983689785</text:p>
          </table:table-cell>
          <table:table-cell office:value-type="string" calcext:value-type="string">
            <text:p>0,812555909157</text:p>
          </table:table-cell>
          <table:table-cell office:value-type="string" calcext:value-type="string">
            <text:p>2,85893988609</text:p>
          </table:table-cell>
          <table:table-cell table:number-columns-repeated="2"/>
          <table:table-cell office:value-type="string" calcext:value-type="string">
            <text:p>1,53847408295</text:p>
          </table:table-cell>
          <table:table-cell office:value-type="string" calcext:value-type="string">
            <text:p>0,846503973007</text:p>
          </table:table-cell>
          <table:table-cell office:value-type="string" calcext:value-type="string">
            <text:p>2,8753387928</text:p>
          </table:table-cell>
          <table:table-cell table:number-columns-repeated="2"/>
          <table:table-cell table:formula="of:=[.A65]-[.F65]" office:value-type="float" office:value="-0.04010510445" calcext:value-type="float">
            <text:p>-0,0401051045</text:p>
          </table:table-cell>
          <table:table-cell table:formula="of:=[.B65]-[.G65]" office:value-type="float" office:value="-0.03394806385" calcext:value-type="float">
            <text:p>-0,0339480639</text:p>
          </table:table-cell>
          <table:table-cell table:formula="of:=[.C65]-[.H65]" office:value-type="float" office:value="-0.0163989067100001" calcext:value-type="float">
            <text:p>-0,0163989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1416516304</text:p>
          </table:table-cell>
          <table:table-cell office:value-type="string" calcext:value-type="string">
            <text:p>0,819749355316</text:p>
          </table:table-cell>
          <table:table-cell office:value-type="string" calcext:value-type="string">
            <text:p>2,86351704597</text:p>
          </table:table-cell>
          <table:table-cell table:number-columns-repeated="2"/>
          <table:table-cell office:value-type="string" calcext:value-type="string">
            <text:p>1,55768060684</text:p>
          </table:table-cell>
          <table:table-cell office:value-type="string" calcext:value-type="string">
            <text:p>0,853644490242</text:p>
          </table:table-cell>
          <table:table-cell office:value-type="string" calcext:value-type="string">
            <text:p>2,880453825</text:p>
          </table:table-cell>
          <table:table-cell table:number-columns-repeated="2"/>
          <table:table-cell table:formula="of:=[.A66]-[.F66]" office:value-type="float" office:value="-0.0435154438000001" calcext:value-type="float">
            <text:p>-0,0435154438</text:p>
          </table:table-cell>
          <table:table-cell table:formula="of:=[.B66]-[.G66]" office:value-type="float" office:value="-0.0338951349259999" calcext:value-type="float">
            <text:p>-0,0338951349</text:p>
          </table:table-cell>
          <table:table-cell table:formula="of:=[.C66]-[.H66]" office:value-type="float" office:value="-0.0169367790299999" calcext:value-type="float">
            <text:p>-0,016936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3177678585</text:p>
          </table:table-cell>
          <table:table-cell office:value-type="string" calcext:value-type="string">
            <text:p>0,827716171741</text:p>
          </table:table-cell>
          <table:table-cell office:value-type="string" calcext:value-type="string">
            <text:p>2,86861371994</text:p>
          </table:table-cell>
          <table:table-cell table:number-columns-repeated="2"/>
          <table:table-cell office:value-type="string" calcext:value-type="string">
            <text:p>1,5777926445</text:p>
          </table:table-cell>
          <table:table-cell office:value-type="string" calcext:value-type="string">
            <text:p>0,861611127853</text:p>
          </table:table-cell>
          <table:table-cell office:value-type="string" calcext:value-type="string">
            <text:p>2,88603997231</text:p>
          </table:table-cell>
          <table:table-cell table:number-columns-repeated="2"/>
          <table:table-cell table:formula="of:=[.A67]-[.F67]" office:value-type="float" office:value="-0.0460158586500001" calcext:value-type="float">
            <text:p>-0,0460158587</text:p>
          </table:table-cell>
          <table:table-cell table:formula="of:=[.B67]-[.G67]" office:value-type="float" office:value="-0.033894956112" calcext:value-type="float">
            <text:p>-0,0338949561</text:p>
          </table:table-cell>
          <table:table-cell table:formula="of:=[.C67]-[.H67]" office:value-type="float" office:value="-0.01742625237" calcext:value-type="float">
            <text:p>-0,0174262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6189262867</text:p>
          </table:table-cell>
          <table:table-cell office:value-type="string" calcext:value-type="string">
            <text:p>0,841203570366</text:p>
          </table:table-cell>
          <table:table-cell office:value-type="string" calcext:value-type="string">
            <text:p>2,8773124218</text:p>
          </table:table-cell>
          <table:table-cell table:number-columns-repeated="2"/>
          <table:table-cell office:value-type="string" calcext:value-type="string">
            <text:p>1,59391653538</text:p>
          </table:table-cell>
          <table:table-cell office:value-type="string" calcext:value-type="string">
            <text:p>0,868665277958</text:p>
          </table:table-cell>
          <table:table-cell office:value-type="string" calcext:value-type="string">
            <text:p>2,88984036446</text:p>
          </table:table-cell>
          <table:table-cell table:number-columns-repeated="2"/>
          <table:table-cell table:formula="of:=[.A68]-[.F68]" office:value-type="float" office:value="-0.0320239067100001" calcext:value-type="float">
            <text:p>-0,0320239067</text:p>
          </table:table-cell>
          <table:table-cell table:formula="of:=[.B68]-[.G68]" office:value-type="float" office:value="-0.0274617075919999" calcext:value-type="float">
            <text:p>-0,0274617076</text:p>
          </table:table-cell>
          <table:table-cell table:formula="of:=[.C68]-[.H68]" office:value-type="float" office:value="-0.0125279426599998" calcext:value-type="float">
            <text:p>-0,0125279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7676255703</text:p>
          </table:table-cell>
          <table:table-cell office:value-type="string" calcext:value-type="string">
            <text:p>0,847797036171</text:p>
          </table:table-cell>
          <table:table-cell office:value-type="string" calcext:value-type="string">
            <text:p>2,88159966469</text:p>
          </table:table-cell>
          <table:table-cell table:number-columns-repeated="2"/>
          <table:table-cell office:value-type="string" calcext:value-type="string">
            <text:p>1,60713481903</text:p>
          </table:table-cell>
          <table:table-cell office:value-type="string" calcext:value-type="string">
            <text:p>0,876394033432</text:p>
          </table:table-cell>
          <table:table-cell office:value-type="string" calcext:value-type="string">
            <text:p>2,90160655975</text:p>
          </table:table-cell>
          <table:table-cell table:number-columns-repeated="2"/>
          <table:table-cell table:formula="of:=[.A69]-[.F69]" office:value-type="float" office:value="-0.0303722620000002" calcext:value-type="float">
            <text:p>-0,030372262</text:p>
          </table:table-cell>
          <table:table-cell table:formula="of:=[.B69]-[.G69]" office:value-type="float" office:value="-0.028596997261" calcext:value-type="float">
            <text:p>-0,0285969973</text:p>
          </table:table-cell>
          <table:table-cell table:formula="of:=[.C69]-[.H69]" office:value-type="float" office:value="-0.0200068950599999" calcext:value-type="float">
            <text:p>-0,0200068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9008049965</text:p>
          </table:table-cell>
          <table:table-cell office:value-type="string" calcext:value-type="string">
            <text:p>0,853663742542</text:p>
          </table:table-cell>
          <table:table-cell office:value-type="string" calcext:value-type="string">
            <text:p>2,88543486595</text:p>
          </table:table-cell>
          <table:table-cell table:number-columns-repeated="2"/>
          <table:table-cell office:value-type="string" calcext:value-type="string">
            <text:p>1,51085579395</text:p>
          </table:table-cell>
          <table:table-cell office:value-type="string" calcext:value-type="string">
            <text:p>0,894788563251</text:p>
          </table:table-cell>
          <table:table-cell office:value-type="string" calcext:value-type="string">
            <text:p>2,90930962563</text:p>
          </table:table-cell>
          <table:table-cell table:number-columns-repeated="2"/>
          <table:table-cell table:formula="of:=[.A70]-[.F70]" office:value-type="float" office:value="0.0792247057000002" calcext:value-type="float">
            <text:p>0,0792247057</text:p>
          </table:table-cell>
          <table:table-cell table:formula="of:=[.B70]-[.G70]" office:value-type="float" office:value="-0.041124820709" calcext:value-type="float">
            <text:p>-0,0411248207</text:p>
          </table:table-cell>
          <table:table-cell table:formula="of:=[.C70]-[.H70]" office:value-type="float" office:value="-0.02387475968" calcext:value-type="float">
            <text:p>-0,0238747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9620213509</text:p>
          </table:table-cell>
          <table:table-cell office:value-type="string" calcext:value-type="string">
            <text:p>0,860544621944</text:p>
          </table:table-cell>
          <table:table-cell office:value-type="string" calcext:value-type="string">
            <text:p>2,88930749893</text:p>
          </table:table-cell>
          <table:table-cell table:number-columns-repeated="2"/>
          <table:table-cell office:value-type="string" calcext:value-type="string">
            <text:p>1,2954107523</text:p>
          </table:table-cell>
          <table:table-cell office:value-type="string" calcext:value-type="string">
            <text:p>0,916470706463</text:p>
          </table:table-cell>
          <table:table-cell office:value-type="string" calcext:value-type="string">
            <text:p>2,90809392929</text:p>
          </table:table-cell>
          <table:table-cell table:number-columns-repeated="2"/>
          <table:table-cell table:formula="of:=[.A71]-[.F71]" office:value-type="float" office:value="0.30079138279" calcext:value-type="float">
            <text:p>0,3007913828</text:p>
          </table:table-cell>
          <table:table-cell table:formula="of:=[.B71]-[.G71]" office:value-type="float" office:value="-0.0559260845190001" calcext:value-type="float">
            <text:p>-0,0559260845</text:p>
          </table:table-cell>
          <table:table-cell table:formula="of:=[.C71]-[.H71]" office:value-type="float" office:value="-0.0187864303600001" calcext:value-type="float">
            <text:p>-0,0187864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4204354286</text:p>
          </table:table-cell>
          <table:table-cell office:value-type="string" calcext:value-type="string">
            <text:p>0,878590226173</text:p>
          </table:table-cell>
          <table:table-cell office:value-type="string" calcext:value-type="string">
            <text:p>2,89306974411</text:p>
          </table:table-cell>
          <table:table-cell table:number-columns-repeated="2"/>
          <table:table-cell office:value-type="string" calcext:value-type="string">
            <text:p>1,02847087383</text:p>
          </table:table-cell>
          <table:table-cell office:value-type="string" calcext:value-type="string">
            <text:p>0,906740665436</text:p>
          </table:table-cell>
          <table:table-cell office:value-type="string" calcext:value-type="string">
            <text:p>2,90337133408</text:p>
          </table:table-cell>
          <table:table-cell table:number-columns-repeated="2"/>
          <table:table-cell table:formula="of:=[.A72]-[.F72]" office:value-type="float" office:value="0.41357266903" calcext:value-type="float">
            <text:p>0,413572669</text:p>
          </table:table-cell>
          <table:table-cell table:formula="of:=[.B72]-[.G72]" office:value-type="float" office:value="-0.028150439263" calcext:value-type="float">
            <text:p>-0,0281504393</text:p>
          </table:table-cell>
          <table:table-cell table:formula="of:=[.C72]-[.H72]" office:value-type="float" office:value="-0.0103015899700001" calcext:value-type="float">
            <text:p>-0,01030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1094560623</text:p>
          </table:table-cell>
          <table:table-cell office:value-type="string" calcext:value-type="string">
            <text:p>0,902885317802</text:p>
          </table:table-cell>
          <table:table-cell office:value-type="string" calcext:value-type="string">
            <text:p>2,89701938629</text:p>
          </table:table-cell>
          <table:table-cell table:number-columns-repeated="2"/>
          <table:table-cell office:value-type="string" calcext:value-type="string">
            <text:p>0,803925156593</text:p>
          </table:table-cell>
          <table:table-cell office:value-type="string" calcext:value-type="string">
            <text:p>0,905463218689</text:p>
          </table:table-cell>
          <table:table-cell office:value-type="string" calcext:value-type="string">
            <text:p>2,87113189697</text:p>
          </table:table-cell>
          <table:table-cell table:number-columns-repeated="2"/>
          <table:table-cell table:formula="of:=[.A73]-[.F73]" office:value-type="float" office:value="0.407020449637" calcext:value-type="float">
            <text:p>0,4070204496</text:p>
          </table:table-cell>
          <table:table-cell table:formula="of:=[.B73]-[.G73]" office:value-type="float" office:value="-0.00257790088699994" calcext:value-type="float">
            <text:p>-0,0025779009</text:p>
          </table:table-cell>
          <table:table-cell table:formula="of:=[.C73]-[.H73]" office:value-type="float" office:value="0.0258874893200005" calcext:value-type="float">
            <text:p>0,0258874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2687323093</text:p>
          </table:table-cell>
          <table:table-cell office:value-type="string" calcext:value-type="string">
            <text:p>0,922490775585</text:p>
          </table:table-cell>
          <table:table-cell office:value-type="string" calcext:value-type="string">
            <text:p>2,90010261536</text:p>
          </table:table-cell>
          <table:table-cell table:number-columns-repeated="2"/>
          <table:table-cell office:value-type="string" calcext:value-type="string">
            <text:p>0,549616336823</text:p>
          </table:table-cell>
          <table:table-cell office:value-type="string" calcext:value-type="string">
            <text:p>0,928429663181</text:p>
          </table:table-cell>
          <table:table-cell office:value-type="string" calcext:value-type="string">
            <text:p>2,84342932701</text:p>
          </table:table-cell>
          <table:table-cell table:number-columns-repeated="2"/>
          <table:table-cell table:formula="of:=[.A74]-[.F74]" office:value-type="float" office:value="0.477256894107" calcext:value-type="float">
            <text:p>0,4772568941</text:p>
          </table:table-cell>
          <table:table-cell table:formula="of:=[.B74]-[.G74]" office:value-type="float" office:value="-0.00593888759599992" calcext:value-type="float">
            <text:p>-0,0059388876</text:p>
          </table:table-cell>
          <table:table-cell table:formula="of:=[.C74]-[.H74]" office:value-type="float" office:value="0.0566732883499999" calcext:value-type="float">
            <text:p>0,0566732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801501214504</text:p>
          </table:table-cell>
          <table:table-cell office:value-type="string" calcext:value-type="string">
            <text:p>0,946922063828</text:p>
          </table:table-cell>
          <table:table-cell office:value-type="string" calcext:value-type="string">
            <text:p>2,90382957458</text:p>
          </table:table-cell>
          <table:table-cell table:number-columns-repeated="2"/>
          <table:table-cell office:value-type="string" calcext:value-type="string">
            <text:p>0,291292309761</text:p>
          </table:table-cell>
          <table:table-cell office:value-type="string" calcext:value-type="string">
            <text:p>0,980037331581</text:p>
          </table:table-cell>
          <table:table-cell office:value-type="string" calcext:value-type="string">
            <text:p>2,92890977859</text:p>
          </table:table-cell>
          <table:table-cell table:number-columns-repeated="2"/>
          <table:table-cell table:formula="of:=[.A75]-[.F75]" office:value-type="float" office:value="0.510208904743" calcext:value-type="float">
            <text:p>0,5102089047</text:p>
          </table:table-cell>
          <table:table-cell table:formula="of:=[.B75]-[.G75]" office:value-type="float" office:value="-0.033115267753" calcext:value-type="float">
            <text:p>-0,0331152678</text:p>
          </table:table-cell>
          <table:table-cell table:formula="of:=[.C75]-[.H75]" office:value-type="float" office:value="-0.02508020401" calcext:value-type="float">
            <text:p>-0,025080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612078011036</text:p>
          </table:table-cell>
          <table:table-cell office:value-type="string" calcext:value-type="string">
            <text:p>0,967896699905</text:p>
          </table:table-cell>
          <table:table-cell office:value-type="string" calcext:value-type="string">
            <text:p>2,90694904327</text:p>
          </table:table-cell>
          <table:table-cell table:number-columns-repeated="2"/>
          <table:table-cell office:value-type="string" calcext:value-type="string">
            <text:p>0,0818470865488</text:p>
          </table:table-cell>
          <table:table-cell office:value-type="string" calcext:value-type="string">
            <text:p>1,02425634861</text:p>
          </table:table-cell>
          <table:table-cell office:value-type="string" calcext:value-type="string">
            <text:p>2,98077106476</text:p>
          </table:table-cell>
          <table:table-cell table:number-columns-repeated="2"/>
          <table:table-cell table:formula="of:=[.A76]-[.F76]" office:value-type="float" office:value="0.5302309244872" calcext:value-type="float">
            <text:p>0,5302309245</text:p>
          </table:table-cell>
          <table:table-cell table:formula="of:=[.B76]-[.G76]" office:value-type="float" office:value="-0.0563596487050001" calcext:value-type="float">
            <text:p>-0,0563596487</text:p>
          </table:table-cell>
          <table:table-cell table:formula="of:=[.C76]-[.H76]" office:value-type="float" office:value="-0.0738220214899998" calcext:value-type="float">
            <text:p>-0,0738220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224038615823</text:p>
          </table:table-cell>
          <table:table-cell office:value-type="string" calcext:value-type="string">
            <text:p>1,01226258278</text:p>
          </table:table-cell>
          <table:table-cell office:value-type="string" calcext:value-type="string">
            <text:p>2,91332864761</text:p>
          </table:table-cell>
          <table:table-cell table:number-columns-repeated="2"/>
          <table:table-cell office:value-type="string" calcext:value-type="string">
            <text:p>-0,100648790598</text:p>
          </table:table-cell>
          <table:table-cell office:value-type="string" calcext:value-type="string">
            <text:p>1,02207875252</text:p>
          </table:table-cell>
          <table:table-cell office:value-type="string" calcext:value-type="string">
            <text:p>2,9790596962</text:p>
          </table:table-cell>
          <table:table-cell table:number-columns-repeated="2"/>
          <table:table-cell table:formula="of:=[.A77]-[.F77]" office:value-type="float" office:value="0.324687406421" calcext:value-type="float">
            <text:p>0,3246874064</text:p>
          </table:table-cell>
          <table:table-cell table:formula="of:=[.B77]-[.G77]" office:value-type="float" office:value="-0.00981616973999988" calcext:value-type="float">
            <text:p>-0,0098161697</text:p>
          </table:table-cell>
          <table:table-cell table:formula="of:=[.C77]-[.H77]" office:value-type="float" office:value="-0.06573104859" calcext:value-type="float">
            <text:p>-0,0657310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0529824830592</text:p>
          </table:table-cell>
          <table:table-cell office:value-type="string" calcext:value-type="string">
            <text:p>1,03245520592</text:p>
          </table:table-cell>
          <table:table-cell office:value-type="string" calcext:value-type="string">
            <text:p>2,91613984108</text:p>
          </table:table-cell>
          <table:table-cell table:number-columns-repeated="2"/>
          <table:table-cell office:value-type="string" calcext:value-type="string">
            <text:p>-0,368759393692</text:p>
          </table:table-cell>
          <table:table-cell office:value-type="string" calcext:value-type="string">
            <text:p>1,05749678612</text:p>
          </table:table-cell>
          <table:table-cell office:value-type="string" calcext:value-type="string">
            <text:p>2,98515033722</text:p>
          </table:table-cell>
          <table:table-cell table:number-columns-repeated="2"/>
          <table:table-cell table:formula="of:=[.A78]-[.F78]" office:value-type="float" office:value="0.4217418767512" calcext:value-type="float">
            <text:p>0,4217418768</text:p>
          </table:table-cell>
          <table:table-cell table:formula="of:=[.B78]-[.G78]" office:value-type="float" office:value="-0.0250415801999999" calcext:value-type="float">
            <text:p>-0,0250415802</text:p>
          </table:table-cell>
          <table:table-cell table:formula="of:=[.C78]-[.H78]" office:value-type="float" office:value="-0.0690104961400002" calcext:value-type="float">
            <text:p>-0,0690104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125254377723</text:p>
          </table:table-cell>
          <table:table-cell office:value-type="string" calcext:value-type="string">
            <text:p>1,05393242836</text:p>
          </table:table-cell>
          <table:table-cell office:value-type="string" calcext:value-type="string">
            <text:p>2,919069767</text:p>
          </table:table-cell>
          <table:table-cell table:number-columns-repeated="2"/>
          <table:table-cell office:value-type="string" calcext:value-type="string">
            <text:p>-0,568083882332</text:p>
          </table:table-cell>
          <table:table-cell office:value-type="string" calcext:value-type="string">
            <text:p>1,15181255341</text:p>
          </table:table-cell>
          <table:table-cell office:value-type="string" calcext:value-type="string">
            <text:p>3,05068278313</text:p>
          </table:table-cell>
          <table:table-cell table:number-columns-repeated="2"/>
          <table:table-cell table:formula="of:=[.A79]-[.F79]" office:value-type="float" office:value="0.442829504609" calcext:value-type="float">
            <text:p>0,4428295046</text:p>
          </table:table-cell>
          <table:table-cell table:formula="of:=[.B79]-[.G79]" office:value-type="float" office:value="-0.0978801250500001" calcext:value-type="float">
            <text:p>-0,0978801251</text:p>
          </table:table-cell>
          <table:table-cell table:formula="of:=[.C79]-[.H79]" office:value-type="float" office:value="-0.13161301613" calcext:value-type="float">
            <text:p>-0,13161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28474009037</text:p>
          </table:table-cell>
          <table:table-cell office:value-type="string" calcext:value-type="string">
            <text:p>1,0735373497</text:p>
          </table:table-cell>
          <table:table-cell office:value-type="string" calcext:value-type="string">
            <text:p>2,92169117928</text:p>
          </table:table-cell>
          <table:table-cell table:number-columns-repeated="2"/>
          <table:table-cell office:value-type="string" calcext:value-type="string">
            <text:p>-0,733890116215</text:p>
          </table:table-cell>
          <table:table-cell office:value-type="string" calcext:value-type="string">
            <text:p>1,21218967438</text:p>
          </table:table-cell>
          <table:table-cell office:value-type="string" calcext:value-type="string">
            <text:p>3,07413029671</text:p>
          </table:table-cell>
          <table:table-cell table:number-columns-repeated="2"/>
          <table:table-cell table:formula="of:=[.A80]-[.F80]" office:value-type="float" office:value="0.449150025845" calcext:value-type="float">
            <text:p>0,4491500258</text:p>
          </table:table-cell>
          <table:table-cell table:formula="of:=[.B80]-[.G80]" office:value-type="float" office:value="-0.13865232468" calcext:value-type="float">
            <text:p>-0,1386523247</text:p>
          </table:table-cell>
          <table:table-cell table:formula="of:=[.C80]-[.H80]" office:value-type="float" office:value="-0.15243911743" calcext:value-type="float">
            <text:p>-0,1524391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439462214708</text:p>
          </table:table-cell>
          <table:table-cell office:value-type="string" calcext:value-type="string">
            <text:p>1,09292495251</text:p>
          </table:table-cell>
          <table:table-cell office:value-type="string" calcext:value-type="string">
            <text:p>2,92423462868</text:p>
          </table:table-cell>
          <table:table-cell table:number-columns-repeated="2"/>
          <table:table-cell office:value-type="string" calcext:value-type="string">
            <text:p>-0,890579938889</text:p>
          </table:table-cell>
          <table:table-cell office:value-type="string" calcext:value-type="string">
            <text:p>1,25964295864</text:p>
          </table:table-cell>
          <table:table-cell office:value-type="string" calcext:value-type="string">
            <text:p>3,07219982147</text:p>
          </table:table-cell>
          <table:table-cell table:number-columns-repeated="2"/>
          <table:table-cell table:formula="of:=[.A81]-[.F81]" office:value-type="float" office:value="0.451117724181" calcext:value-type="float">
            <text:p>0,4511177242</text:p>
          </table:table-cell>
          <table:table-cell table:formula="of:=[.B81]-[.G81]" office:value-type="float" office:value="-0.16671800613" calcext:value-type="float">
            <text:p>-0,1667180061</text:p>
          </table:table-cell>
          <table:table-cell table:formula="of:=[.C81]-[.H81]" office:value-type="float" office:value="-0.14796519279" calcext:value-type="float">
            <text:p>-0,147965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600044310093</text:p>
          </table:table-cell>
          <table:table-cell office:value-type="string" calcext:value-type="string">
            <text:p>1,11343538761</text:p>
          </table:table-cell>
          <table:table-cell office:value-type="string" calcext:value-type="string">
            <text:p>2,9268758297</text:p>
          </table:table-cell>
          <table:table-cell table:number-columns-repeated="2"/>
          <table:table-cell office:value-type="string" calcext:value-type="string">
            <text:p>-1,04297530651</text:p>
          </table:table-cell>
          <table:table-cell office:value-type="string" calcext:value-type="string">
            <text:p>1,28018522263</text:p>
          </table:table-cell>
          <table:table-cell office:value-type="string" calcext:value-type="string">
            <text:p>3,0921189785</text:p>
          </table:table-cell>
          <table:table-cell table:number-columns-repeated="2"/>
          <table:table-cell table:formula="of:=[.A82]-[.F82]" office:value-type="float" office:value="0.442930996417" calcext:value-type="float">
            <text:p>0,4429309964</text:p>
          </table:table-cell>
          <table:table-cell table:formula="of:=[.B82]-[.G82]" office:value-type="float" office:value="-0.16674983502" calcext:value-type="float">
            <text:p>-0,166749835</text:p>
          </table:table-cell>
          <table:table-cell table:formula="of:=[.C82]-[.H82]" office:value-type="float" office:value="-0.1652431488" calcext:value-type="float">
            <text:p>-0,1652431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744318723679</text:p>
          </table:table-cell>
          <table:table-cell office:value-type="string" calcext:value-type="string">
            <text:p>1,13221693039</text:p>
          </table:table-cell>
          <table:table-cell office:value-type="string" calcext:value-type="string">
            <text:p>2,92924880981</text:p>
          </table:table-cell>
          <table:table-cell table:number-columns-repeated="2"/>
          <table:table-cell office:value-type="string" calcext:value-type="string">
            <text:p>-1,20570552349</text:p>
          </table:table-cell>
          <table:table-cell office:value-type="string" calcext:value-type="string">
            <text:p>1,36639308929</text:p>
          </table:table-cell>
          <table:table-cell office:value-type="string" calcext:value-type="string">
            <text:p>3,10490489006</text:p>
          </table:table-cell>
          <table:table-cell table:number-columns-repeated="2"/>
          <table:table-cell table:formula="of:=[.A83]-[.F83]" office:value-type="float" office:value="0.461386799811" calcext:value-type="float">
            <text:p>0,4613867998</text:p>
          </table:table-cell>
          <table:table-cell table:formula="of:=[.B83]-[.G83]" office:value-type="float" office:value="-0.2341761589" calcext:value-type="float">
            <text:p>-0,2341761589</text:p>
          </table:table-cell>
          <table:table-cell table:formula="of:=[.C83]-[.H83]" office:value-type="float" office:value="-0.17565608025" calcext:value-type="float">
            <text:p>-0,1756560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904944956303</text:p>
          </table:table-cell>
          <table:table-cell office:value-type="string" calcext:value-type="string">
            <text:p>1,15353643894</text:p>
          </table:table-cell>
          <table:table-cell office:value-type="string" calcext:value-type="string">
            <text:p>2,93189072609</text:p>
          </table:table-cell>
          <table:table-cell table:number-columns-repeated="2"/>
          <table:table-cell office:value-type="string" calcext:value-type="string">
            <text:p>-1,35969865322</text:p>
          </table:table-cell>
          <table:table-cell office:value-type="string" calcext:value-type="string">
            <text:p>1,4215773344</text:p>
          </table:table-cell>
          <table:table-cell office:value-type="string" calcext:value-type="string">
            <text:p>3,09599590302</text:p>
          </table:table-cell>
          <table:table-cell table:number-columns-repeated="2"/>
          <table:table-cell table:formula="of:=[.A84]-[.F84]" office:value-type="float" office:value="0.454753696917" calcext:value-type="float">
            <text:p>0,4547536969</text:p>
          </table:table-cell>
          <table:table-cell table:formula="of:=[.B84]-[.G84]" office:value-type="float" office:value="-0.26804089546" calcext:value-type="float">
            <text:p>-0,2680408955</text:p>
          </table:table-cell>
          <table:table-cell table:formula="of:=[.C84]-[.H84]" office:value-type="float" office:value="-0.16410517693" calcext:value-type="float">
            <text:p>-0,1641051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04941022396</text:p>
          </table:table-cell>
          <table:table-cell office:value-type="string" calcext:value-type="string">
            <text:p>1,17309296131</text:p>
          </table:table-cell>
          <table:table-cell office:value-type="string" calcext:value-type="string">
            <text:p>2,9342675209</text:p>
          </table:table-cell>
          <table:table-cell table:number-columns-repeated="2"/>
          <table:table-cell office:value-type="string" calcext:value-type="string">
            <text:p>-1,51735258102</text:p>
          </table:table-cell>
          <table:table-cell office:value-type="string" calcext:value-type="string">
            <text:p>1,43813920021</text:p>
          </table:table-cell>
          <table:table-cell office:value-type="string" calcext:value-type="string">
            <text:p>3,11544418335</text:p>
          </table:table-cell>
          <table:table-cell table:number-columns-repeated="2"/>
          <table:table-cell table:formula="of:=[.A85]-[.F85]" office:value-type="float" office:value="0.46794235706" calcext:value-type="float">
            <text:p>0,4679423571</text:p>
          </table:table-cell>
          <table:table-cell table:formula="of:=[.B85]-[.G85]" office:value-type="float" office:value="-0.2650462389" calcext:value-type="float">
            <text:p>-0,2650462389</text:p>
          </table:table-cell>
          <table:table-cell table:formula="of:=[.C85]-[.H85]" office:value-type="float" office:value="-0.18117666245" calcext:value-type="float">
            <text:p>-0,1811766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3138563633</text:p>
          </table:table-cell>
          <table:table-cell office:value-type="string" calcext:value-type="string">
            <text:p>1,2098736763</text:p>
          </table:table-cell>
          <table:table-cell office:value-type="string" calcext:value-type="string">
            <text:p>2,93862080574</text:p>
          </table:table-cell>
          <table:table-cell table:number-columns-repeated="2"/>
          <table:table-cell office:value-type="string" calcext:value-type="string">
            <text:p>-1,6561422348</text:p>
          </table:table-cell>
          <table:table-cell office:value-type="string" calcext:value-type="string">
            <text:p>1,45745909214</text:p>
          </table:table-cell>
          <table:table-cell office:value-type="string" calcext:value-type="string">
            <text:p>3,15848684311</text:p>
          </table:table-cell>
          <table:table-cell table:number-columns-repeated="2"/>
          <table:table-cell table:formula="of:=[.A86]-[.F86]" office:value-type="float" office:value="0.3422858715" calcext:value-type="float">
            <text:p>0,3422858715</text:p>
          </table:table-cell>
          <table:table-cell table:formula="of:=[.B86]-[.G86]" office:value-type="float" office:value="-0.24758541584" calcext:value-type="float">
            <text:p>-0,2475854158</text:p>
          </table:table-cell>
          <table:table-cell table:formula="of:=[.C86]-[.H86]" office:value-type="float" office:value="-0.21986603737" calcext:value-type="float">
            <text:p>-0,2198660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43500030041</text:p>
          </table:table-cell>
          <table:table-cell office:value-type="string" calcext:value-type="string">
            <text:p>1,22716832161</text:p>
          </table:table-cell>
          <table:table-cell office:value-type="string" calcext:value-type="string">
            <text:p>2,94061493874</text:p>
          </table:table-cell>
          <table:table-cell table:number-columns-repeated="2"/>
          <table:table-cell office:value-type="string" calcext:value-type="string">
            <text:p>-1,80715572834</text:p>
          </table:table-cell>
          <table:table-cell office:value-type="string" calcext:value-type="string">
            <text:p>1,48452222347</text:p>
          </table:table-cell>
          <table:table-cell office:value-type="string" calcext:value-type="string">
            <text:p>3,15764498711</text:p>
          </table:table-cell>
          <table:table-cell table:number-columns-repeated="2"/>
          <table:table-cell table:formula="of:=[.A87]-[.F87]" office:value-type="float" office:value="0.37215542793" calcext:value-type="float">
            <text:p>0,3721554279</text:p>
          </table:table-cell>
          <table:table-cell table:formula="of:=[.B87]-[.G87]" office:value-type="float" office:value="-0.25735390186" calcext:value-type="float">
            <text:p>-0,2573539019</text:p>
          </table:table-cell>
          <table:table-cell table:formula="of:=[.C87]-[.H87]" office:value-type="float" office:value="-0.21703004837" calcext:value-type="float">
            <text:p>-0,2170300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56067156792</text:p>
          </table:table-cell>
          <table:table-cell office:value-type="string" calcext:value-type="string">
            <text:p>1,24541866779</text:p>
          </table:table-cell>
          <table:table-cell office:value-type="string" calcext:value-type="string">
            <text:p>2,94268488884</text:p>
          </table:table-cell>
          <table:table-cell table:number-columns-repeated="2"/>
          <table:table-cell office:value-type="string" calcext:value-type="string">
            <text:p>-1,86932075024</text:p>
          </table:table-cell>
          <table:table-cell office:value-type="string" calcext:value-type="string">
            <text:p>1,38969802856</text:p>
          </table:table-cell>
          <table:table-cell office:value-type="string" calcext:value-type="string">
            <text:p>3,05811166763</text:p>
          </table:table-cell>
          <table:table-cell table:number-columns-repeated="2"/>
          <table:table-cell table:formula="of:=[.A88]-[.F88]" office:value-type="float" office:value="0.30864918232" calcext:value-type="float">
            <text:p>0,3086491823</text:p>
          </table:table-cell>
          <table:table-cell table:formula="of:=[.B88]-[.G88]" office:value-type="float" office:value="-0.14427936077" calcext:value-type="float">
            <text:p>-0,1442793608</text:p>
          </table:table-cell>
          <table:table-cell table:formula="of:=[.C88]-[.H88]" office:value-type="float" office:value="-0.11542677879" calcext:value-type="float">
            <text:p>-0,1154267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67357242107</text:p>
          </table:table-cell>
          <table:table-cell office:value-type="string" calcext:value-type="string">
            <text:p>1,26209270954</text:p>
          </table:table-cell>
          <table:table-cell office:value-type="string" calcext:value-type="string">
            <text:p>2,94454455376</text:p>
          </table:table-cell>
          <table:table-cell table:number-columns-repeated="2"/>
          <table:table-cell office:value-type="string" calcext:value-type="string">
            <text:p>-1,85421955585</text:p>
          </table:table-cell>
          <table:table-cell office:value-type="string" calcext:value-type="string">
            <text:p>1,23934054375</text:p>
          </table:table-cell>
          <table:table-cell office:value-type="string" calcext:value-type="string">
            <text:p>2,94801855087</text:p>
          </table:table-cell>
          <table:table-cell table:number-columns-repeated="2"/>
          <table:table-cell table:formula="of:=[.A89]-[.F89]" office:value-type="float" office:value="0.18064713478" calcext:value-type="float">
            <text:p>0,1806471348</text:p>
          </table:table-cell>
          <table:table-cell table:formula="of:=[.B89]-[.G89]" office:value-type="float" office:value="0.0227521657900001" calcext:value-type="float">
            <text:p>0,0227521658</text:p>
          </table:table-cell>
          <table:table-cell table:formula="of:=[.C89]-[.H89]" office:value-type="float" office:value="-0.00347399710999996" calcext:value-type="float">
            <text:p>-0,0034739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79942977428</text:p>
          </table:table-cell>
          <table:table-cell office:value-type="string" calcext:value-type="string">
            <text:p>1,2810022831</text:p>
          </table:table-cell>
          <table:table-cell office:value-type="string" calcext:value-type="string">
            <text:p>2,94661784172</text:p>
          </table:table-cell>
          <table:table-cell table:number-columns-repeated="2"/>
          <table:table-cell office:value-type="string" calcext:value-type="string">
            <text:p>-1,93458294868</text:p>
          </table:table-cell>
          <table:table-cell office:value-type="string" calcext:value-type="string">
            <text:p>1,1885008812</text:p>
          </table:table-cell>
          <table:table-cell office:value-type="string" calcext:value-type="string">
            <text:p>2,89380908012</text:p>
          </table:table-cell>
          <table:table-cell table:number-columns-repeated="2"/>
          <table:table-cell table:formula="of:=[.A90]-[.F90]" office:value-type="float" office:value="0.1351531744" calcext:value-type="float">
            <text:p>0,1351531744</text:p>
          </table:table-cell>
          <table:table-cell table:formula="of:=[.B90]-[.G90]" office:value-type="float" office:value="0.0925014019000001" calcext:value-type="float">
            <text:p>0,0925014019</text:p>
          </table:table-cell>
          <table:table-cell table:formula="of:=[.C90]-[.H90]" office:value-type="float" office:value="0.0528087616000001" calcext:value-type="float">
            <text:p>0,052808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89640140533</text:p>
          </table:table-cell>
          <table:table-cell office:value-type="string" calcext:value-type="string">
            <text:p>1,29581212997</text:p>
          </table:table-cell>
          <table:table-cell office:value-type="string" calcext:value-type="string">
            <text:p>2,94821643829</text:p>
          </table:table-cell>
          <table:table-cell table:number-columns-repeated="2"/>
          <table:table-cell office:value-type="string" calcext:value-type="string">
            <text:p>-2,05308175087</text:p>
          </table:table-cell>
          <table:table-cell office:value-type="string" calcext:value-type="string">
            <text:p>1,19785666466</text:p>
          </table:table-cell>
          <table:table-cell office:value-type="string" calcext:value-type="string">
            <text:p>2,8854906559</text:p>
          </table:table-cell>
          <table:table-cell table:number-columns-repeated="2"/>
          <table:table-cell table:formula="of:=[.A91]-[.F91]" office:value-type="float" office:value="0.15668034554" calcext:value-type="float">
            <text:p>0,1566803455</text:p>
          </table:table-cell>
          <table:table-cell table:formula="of:=[.B91]-[.G91]" office:value-type="float" office:value="0.0979554653100001" calcext:value-type="float">
            <text:p>0,0979554653</text:p>
          </table:table-cell>
          <table:table-cell table:formula="of:=[.C91]-[.H91]" office:value-type="float" office:value="0.0627257823899998" calcext:value-type="float">
            <text:p>0,0627257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0137116909</text:p>
          </table:table-cell>
          <table:table-cell office:value-type="string" calcext:value-type="string">
            <text:p>1,31401669979</text:p>
          </table:table-cell>
          <table:table-cell office:value-type="string" calcext:value-type="string">
            <text:p>2,95014953613</text:p>
          </table:table-cell>
          <table:table-cell table:number-columns-repeated="2"/>
          <table:table-cell office:value-type="string" calcext:value-type="string">
            <text:p>-2,18205404282</text:p>
          </table:table-cell>
          <table:table-cell office:value-type="string" calcext:value-type="string">
            <text:p>1,22515237331</text:p>
          </table:table-cell>
          <table:table-cell office:value-type="string" calcext:value-type="string">
            <text:p>2,88927268982</text:p>
          </table:table-cell>
          <table:table-cell table:number-columns-repeated="2"/>
          <table:table-cell table:formula="of:=[.A92]-[.F92]" office:value-type="float" office:value="0.16834235192" calcext:value-type="float">
            <text:p>0,1683423519</text:p>
          </table:table-cell>
          <table:table-cell table:formula="of:=[.B92]-[.G92]" office:value-type="float" office:value="0.08886432648" calcext:value-type="float">
            <text:p>0,0888643265</text:p>
          </table:table-cell>
          <table:table-cell table:formula="of:=[.C92]-[.H92]" office:value-type="float" office:value="0.0608768463100002" calcext:value-type="float">
            <text:p>0,0608768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11921548843</text:p>
          </table:table-cell>
          <table:table-cell office:value-type="string" calcext:value-type="string">
            <text:p>1,33066952229</text:p>
          </table:table-cell>
          <table:table-cell office:value-type="string" calcext:value-type="string">
            <text:p>2,95188975334</text:p>
          </table:table-cell>
          <table:table-cell table:number-columns-repeated="2"/>
          <table:table-cell office:value-type="string" calcext:value-type="string">
            <text:p>-2,29393458366</text:p>
          </table:table-cell>
          <table:table-cell office:value-type="string" calcext:value-type="string">
            <text:p>1,25159692764</text:p>
          </table:table-cell>
          <table:table-cell office:value-type="string" calcext:value-type="string">
            <text:p>2,89550328255</text:p>
          </table:table-cell>
          <table:table-cell table:number-columns-repeated="2"/>
          <table:table-cell table:formula="of:=[.A93]-[.F93]" office:value-type="float" office:value="0.17471909523" calcext:value-type="float">
            <text:p>0,1747190952</text:p>
          </table:table-cell>
          <table:table-cell table:formula="of:=[.B93]-[.G93]" office:value-type="float" office:value="0.0790725946499999" calcext:value-type="float">
            <text:p>0,0790725947</text:p>
          </table:table-cell>
          <table:table-cell table:formula="of:=[.C93]-[.H93]" office:value-type="float" office:value="0.0563864707899997" calcext:value-type="float">
            <text:p>0,0563864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21384763718</text:p>
          </table:table-cell>
          <table:table-cell office:value-type="string" calcext:value-type="string">
            <text:p>1,34584116936</text:p>
          </table:table-cell>
          <table:table-cell office:value-type="string" calcext:value-type="string">
            <text:p>2,95344996452</text:p>
          </table:table-cell>
          <table:table-cell table:number-columns-repeated="2"/>
          <table:table-cell office:value-type="string" calcext:value-type="string">
            <text:p>-2,39854359627</text:p>
          </table:table-cell>
          <table:table-cell office:value-type="string" calcext:value-type="string">
            <text:p>1,26658916473</text:p>
          </table:table-cell>
          <table:table-cell office:value-type="string" calcext:value-type="string">
            <text:p>2,91415929794</text:p>
          </table:table-cell>
          <table:table-cell table:number-columns-repeated="2"/>
          <table:table-cell table:formula="of:=[.A94]-[.F94]" office:value-type="float" office:value="0.18469595909" calcext:value-type="float">
            <text:p>0,1846959591</text:p>
          </table:table-cell>
          <table:table-cell table:formula="of:=[.B94]-[.G94]" office:value-type="float" office:value="0.0792520046299998" calcext:value-type="float">
            <text:p>0,0792520046</text:p>
          </table:table-cell>
          <table:table-cell table:formula="of:=[.C94]-[.H94]" office:value-type="float" office:value="0.0392906665799999" calcext:value-type="float">
            <text:p>0,039290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40063738823</text:p>
          </table:table-cell>
          <table:table-cell office:value-type="string" calcext:value-type="string">
            <text:p>1,37646746635</text:p>
          </table:table-cell>
          <table:table-cell office:value-type="string" calcext:value-type="string">
            <text:p>2,95653223991</text:p>
          </table:table-cell>
          <table:table-cell table:number-columns-repeated="2"/>
          <table:table-cell office:value-type="string" calcext:value-type="string">
            <text:p>-2,43110847473</text:p>
          </table:table-cell>
          <table:table-cell office:value-type="string" calcext:value-type="string">
            <text:p>1,26754665375</text:p>
          </table:table-cell>
          <table:table-cell office:value-type="string" calcext:value-type="string">
            <text:p>2,96671891212</text:p>
          </table:table-cell>
          <table:table-cell table:number-columns-repeated="2"/>
          <table:table-cell table:formula="of:=[.A95]-[.F95]" office:value-type="float" office:value="0.0304710865" calcext:value-type="float">
            <text:p>0,0304710865</text:p>
          </table:table-cell>
          <table:table-cell table:formula="of:=[.B95]-[.G95]" office:value-type="float" office:value="0.1089208126" calcext:value-type="float">
            <text:p>0,1089208126</text:p>
          </table:table-cell>
          <table:table-cell table:formula="of:=[.C95]-[.H95]" office:value-type="float" office:value="-0.0101866722100001" calcext:value-type="float">
            <text:p>-0,0101866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49896717072</text:p>
          </table:table-cell>
          <table:table-cell office:value-type="string" calcext:value-type="string">
            <text:p>1,3929708004</text:p>
          </table:table-cell>
          <table:table-cell office:value-type="string" calcext:value-type="string">
            <text:p>2,95815515518</text:p>
          </table:table-cell>
          <table:table-cell table:number-columns-repeated="2"/>
          <table:table-cell office:value-type="string" calcext:value-type="string">
            <text:p>-2,4989490509</text:p>
          </table:table-cell>
          <table:table-cell office:value-type="string" calcext:value-type="string">
            <text:p>1,28046894073</text:p>
          </table:table-cell>
          <table:table-cell office:value-type="string" calcext:value-type="string">
            <text:p>2,99169659615</text:p>
          </table:table-cell>
          <table:table-cell table:number-columns-repeated="2"/>
          <table:table-cell table:formula="of:=[.A96]-[.F96]" office:value-type="float" office:value="-0.0000181198199999955" calcext:value-type="float">
            <text:p>-1,81198199999955E-05</text:p>
          </table:table-cell>
          <table:table-cell table:formula="of:=[.B96]-[.G96]" office:value-type="float" office:value="0.11250185967" calcext:value-type="float">
            <text:p>0,1125018597</text:p>
          </table:table-cell>
          <table:table-cell table:formula="of:=[.C96]-[.H96]" office:value-type="float" office:value="-0.0335414409699997" calcext:value-type="float">
            <text:p>-0,033541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57495808601</text:p>
          </table:table-cell>
          <table:table-cell office:value-type="string" calcext:value-type="string">
            <text:p>1,40591359138</text:p>
          </table:table-cell>
          <table:table-cell office:value-type="string" calcext:value-type="string">
            <text:p>2,95941019058</text:p>
          </table:table-cell>
          <table:table-cell table:number-columns-repeated="2"/>
          <table:table-cell office:value-type="string" calcext:value-type="string">
            <text:p>-2,61308550835</text:p>
          </table:table-cell>
          <table:table-cell office:value-type="string" calcext:value-type="string">
            <text:p>1,30385100842</text:p>
          </table:table-cell>
          <table:table-cell office:value-type="string" calcext:value-type="string">
            <text:p>3,00034713745</text:p>
          </table:table-cell>
          <table:table-cell table:number-columns-repeated="2"/>
          <table:table-cell table:formula="of:=[.A97]-[.F97]" office:value-type="float" office:value="0.0381274223400001" calcext:value-type="float">
            <text:p>0,0381274223</text:p>
          </table:table-cell>
          <table:table-cell table:formula="of:=[.B97]-[.G97]" office:value-type="float" office:value="0.10206258296" calcext:value-type="float">
            <text:p>0,102062583</text:p>
          </table:table-cell>
          <table:table-cell table:formula="of:=[.C97]-[.H97]" office:value-type="float" office:value="-0.04093694687" calcext:value-type="float">
            <text:p>-0,0409369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66672587395</text:p>
          </table:table-cell>
          <table:table-cell office:value-type="string" calcext:value-type="string">
            <text:p>1,42177081108</text:p>
          </table:table-cell>
          <table:table-cell office:value-type="string" calcext:value-type="string">
            <text:p>2,96092534065</text:p>
          </table:table-cell>
          <table:table-cell table:number-columns-repeated="2"/>
          <table:table-cell office:value-type="string" calcext:value-type="string">
            <text:p>-2,72181463242</text:p>
          </table:table-cell>
          <table:table-cell office:value-type="string" calcext:value-type="string">
            <text:p>1,32869577408</text:p>
          </table:table-cell>
          <table:table-cell office:value-type="string" calcext:value-type="string">
            <text:p>3,00063586235</text:p>
          </table:table-cell>
          <table:table-cell table:number-columns-repeated="2"/>
          <table:table-cell table:formula="of:=[.A98]-[.F98]" office:value-type="float" office:value="0.0550887584700002" calcext:value-type="float">
            <text:p>0,0550887585</text:p>
          </table:table-cell>
          <table:table-cell table:formula="of:=[.B98]-[.G98]" office:value-type="float" office:value="0.093075037" calcext:value-type="float">
            <text:p>0,093075037</text:p>
          </table:table-cell>
          <table:table-cell table:formula="of:=[.C98]-[.H98]" office:value-type="float" office:value="-0.0397105217" calcext:value-type="float">
            <text:p>-0,039710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74357414246</text:p>
          </table:table-cell>
          <table:table-cell office:value-type="string" calcext:value-type="string">
            <text:p>1,43524813652</text:p>
          </table:table-cell>
          <table:table-cell office:value-type="string" calcext:value-type="string">
            <text:p>2,962195158</text:p>
          </table:table-cell>
          <table:table-cell table:number-columns-repeated="2"/>
          <table:table-cell office:value-type="string" calcext:value-type="string">
            <text:p>-2,82133603096</text:p>
          </table:table-cell>
          <table:table-cell office:value-type="string" calcext:value-type="string">
            <text:p>1,34823894501</text:p>
          </table:table-cell>
          <table:table-cell office:value-type="string" calcext:value-type="string">
            <text:p>2,99783039093</text:p>
          </table:table-cell>
          <table:table-cell table:number-columns-repeated="2"/>
          <table:table-cell table:formula="of:=[.A99]-[.F99]" office:value-type="float" office:value="0.0777618885" calcext:value-type="float">
            <text:p>0,0777618885</text:p>
          </table:table-cell>
          <table:table-cell table:formula="of:=[.B99]-[.G99]" office:value-type="float" office:value="0.0870091915100002" calcext:value-type="float">
            <text:p>0,0870091915</text:p>
          </table:table-cell>
          <table:table-cell table:formula="of:=[.C99]-[.H99]" office:value-type="float" office:value="-0.0356352329299998" calcext:value-type="float">
            <text:p>-0,035635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82339715958</text:p>
          </table:table-cell>
          <table:table-cell office:value-type="string" calcext:value-type="string">
            <text:p>1,4494458437</text:p>
          </table:table-cell>
          <table:table-cell office:value-type="string" calcext:value-type="string">
            <text:p>2,96351408958</text:p>
          </table:table-cell>
          <table:table-cell table:number-columns-repeated="2"/>
          <table:table-cell office:value-type="string" calcext:value-type="string">
            <text:p>-2,89870691299</text:p>
          </table:table-cell>
          <table:table-cell office:value-type="string" calcext:value-type="string">
            <text:p>1,36352491379</text:p>
          </table:table-cell>
          <table:table-cell office:value-type="string" calcext:value-type="string">
            <text:p>2,98660516739</text:p>
          </table:table-cell>
          <table:table-cell table:number-columns-repeated="2"/>
          <table:table-cell table:formula="of:=[.A100]-[.F100]" office:value-type="float" office:value="0.07530975341" calcext:value-type="float">
            <text:p>0,0753097534</text:p>
          </table:table-cell>
          <table:table-cell table:formula="of:=[.B100]-[.G100]" office:value-type="float" office:value="0.0859209299099999" calcext:value-type="float">
            <text:p>0,0859209299</text:p>
          </table:table-cell>
          <table:table-cell table:formula="of:=[.C100]-[.H100]" office:value-type="float" office:value="-0.0230910778100002" calcext:value-type="float">
            <text:p>-0,0230910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89489269257</text:p>
          </table:table-cell>
          <table:table-cell office:value-type="string" calcext:value-type="string">
            <text:p>1,4623401165</text:p>
          </table:table-cell>
          <table:table-cell office:value-type="string" calcext:value-type="string">
            <text:p>2,9646961689</text:p>
          </table:table-cell>
          <table:table-cell table:number-columns-repeated="2"/>
          <table:table-cell office:value-type="string" calcext:value-type="string">
            <text:p>-2,97044563293</text:p>
          </table:table-cell>
          <table:table-cell office:value-type="string" calcext:value-type="string">
            <text:p>1,37787675858</text:p>
          </table:table-cell>
          <table:table-cell office:value-type="string" calcext:value-type="string">
            <text:p>2,98680400848</text:p>
          </table:table-cell>
          <table:table-cell table:number-columns-repeated="2"/>
          <table:table-cell table:formula="of:=[.A101]-[.F101]" office:value-type="float" office:value="0.0755529403599997" calcext:value-type="float">
            <text:p>0,0755529404</text:p>
          </table:table-cell>
          <table:table-cell table:formula="of:=[.B101]-[.G101]" office:value-type="float" office:value="0.08446335792" calcext:value-type="float">
            <text:p>0,0844633579</text:p>
          </table:table-cell>
          <table:table-cell table:formula="of:=[.C101]-[.H101]" office:value-type="float" office:value="-0.0221078395800003" calcext:value-type="float">
            <text:p>-0,022107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96939134598</text:p>
          </table:table-cell>
          <table:table-cell office:value-type="string" calcext:value-type="string">
            <text:p>1,47596096992</text:p>
          </table:table-cell>
          <table:table-cell office:value-type="string" calcext:value-type="string">
            <text:p>2,96592831612</text:p>
          </table:table-cell>
          <table:table-cell table:number-columns-repeated="2"/>
          <table:table-cell office:value-type="string" calcext:value-type="string">
            <text:p>-3,05700922012</text:p>
          </table:table-cell>
          <table:table-cell office:value-type="string" calcext:value-type="string">
            <text:p>1,39475226402</text:p>
          </table:table-cell>
          <table:table-cell office:value-type="string" calcext:value-type="string">
            <text:p>2,98137402534</text:p>
          </table:table-cell>
          <table:table-cell table:number-columns-repeated="2"/>
          <table:table-cell table:formula="of:=[.A102]-[.F102]" office:value-type="float" office:value="0.0876178741399998" calcext:value-type="float">
            <text:p>0,0876178741</text:p>
          </table:table-cell>
          <table:table-cell table:formula="of:=[.B102]-[.G102]" office:value-type="float" office:value="0.0812087059" calcext:value-type="float">
            <text:p>0,0812087059</text:p>
          </table:table-cell>
          <table:table-cell table:formula="of:=[.C102]-[.H102]" office:value-type="float" office:value="-0.0154457092200002" calcext:value-type="float">
            <text:p>-0,0154457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03621244431</text:p>
          </table:table-cell>
          <table:table-cell office:value-type="string" calcext:value-type="string">
            <text:p>1,48834514618</text:p>
          </table:table-cell>
          <table:table-cell office:value-type="string" calcext:value-type="string">
            <text:p>2,96703338623</text:p>
          </table:table-cell>
          <table:table-cell table:number-columns-repeated="2"/>
          <table:table-cell office:value-type="string" calcext:value-type="string">
            <text:p>-3,14676308632</text:p>
          </table:table-cell>
          <table:table-cell office:value-type="string" calcext:value-type="string">
            <text:p>1,41268312931</text:p>
          </table:table-cell>
          <table:table-cell office:value-type="string" calcext:value-type="string">
            <text:p>2,9751791954</text:p>
          </table:table-cell>
          <table:table-cell table:number-columns-repeated="2"/>
          <table:table-cell table:formula="of:=[.A103]-[.F103]" office:value-type="float" office:value="0.11055064201" calcext:value-type="float">
            <text:p>0,110550642</text:p>
          </table:table-cell>
          <table:table-cell table:formula="of:=[.B103]-[.G103]" office:value-type="float" office:value="0.07566201687" calcext:value-type="float">
            <text:p>0,0756620169</text:p>
          </table:table-cell>
          <table:table-cell table:formula="of:=[.C103]-[.H103]" office:value-type="float" office:value="-0.00814580917000018" calcext:value-type="float">
            <text:p>-0,0081458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16809415817</text:p>
          </table:table-cell>
          <table:table-cell office:value-type="string" calcext:value-type="string">
            <text:p>1,51327097416</text:p>
          </table:table-cell>
          <table:table-cell office:value-type="string" calcext:value-type="string">
            <text:p>2,96921610832</text:p>
          </table:table-cell>
          <table:table-cell table:number-columns-repeated="2"/>
          <table:table-cell office:value-type="string" calcext:value-type="string">
            <text:p>-3,24871325493</text:p>
          </table:table-cell>
          <table:table-cell office:value-type="string" calcext:value-type="string">
            <text:p>1,42707085609</text:p>
          </table:table-cell>
          <table:table-cell office:value-type="string" calcext:value-type="string">
            <text:p>2,9614918232</text:p>
          </table:table-cell>
          <table:table-cell table:number-columns-repeated="2"/>
          <table:table-cell table:formula="of:=[.A104]-[.F104]" office:value-type="float" office:value="0.08061909676" calcext:value-type="float">
            <text:p>0,0806190968</text:p>
          </table:table-cell>
          <table:table-cell table:formula="of:=[.B104]-[.G104]" office:value-type="float" office:value="0.0862001180700003" calcext:value-type="float">
            <text:p>0,0862001181</text:p>
          </table:table-cell>
          <table:table-cell table:formula="of:=[.C104]-[.H104]" office:value-type="float" office:value="0.00772428511999967" calcext:value-type="float">
            <text:p>0,007724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22841024399</text:p>
          </table:table-cell>
          <table:table-cell office:value-type="string" calcext:value-type="string">
            <text:p>1,52489542961</text:p>
          </table:table-cell>
          <table:table-cell office:value-type="string" calcext:value-type="string">
            <text:p>2,97021460533</text:p>
          </table:table-cell>
          <table:table-cell table:number-columns-repeated="2"/>
          <table:table-cell office:value-type="string" calcext:value-type="string">
            <text:p>-3,33771181107</text:p>
          </table:table-cell>
          <table:table-cell office:value-type="string" calcext:value-type="string">
            <text:p>1,44630861282</text:p>
          </table:table-cell>
          <table:table-cell office:value-type="string" calcext:value-type="string">
            <text:p>2,95997190475</text:p>
          </table:table-cell>
          <table:table-cell table:number-columns-repeated="2"/>
          <table:table-cell table:formula="of:=[.A105]-[.F105]" office:value-type="float" office:value="0.10930156708" calcext:value-type="float">
            <text:p>0,1093015671</text:p>
          </table:table-cell>
          <table:table-cell table:formula="of:=[.B105]-[.G105]" office:value-type="float" office:value="0.0785868167899999" calcext:value-type="float">
            <text:p>0,0785868168</text:p>
          </table:table-cell>
          <table:table-cell table:formula="of:=[.C105]-[.H105]" office:value-type="float" office:value="0.0102427005800001" calcext:value-type="float">
            <text:p>0,0102427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29115843773</text:p>
          </table:table-cell>
          <table:table-cell office:value-type="string" calcext:value-type="string">
            <text:p>1,537145257</text:p>
          </table:table-cell>
          <table:table-cell office:value-type="string" calcext:value-type="string">
            <text:p>2,97125411034</text:p>
          </table:table-cell>
          <table:table-cell table:number-columns-repeated="2"/>
          <table:table-cell office:value-type="string" calcext:value-type="string">
            <text:p>-3,43217611313</text:p>
          </table:table-cell>
          <table:table-cell office:value-type="string" calcext:value-type="string">
            <text:p>1,48773896694</text:p>
          </table:table-cell>
          <table:table-cell office:value-type="string" calcext:value-type="string">
            <text:p>3,00813341141</text:p>
          </table:table-cell>
          <table:table-cell table:number-columns-repeated="2"/>
          <table:table-cell table:formula="of:=[.A106]-[.F106]" office:value-type="float" office:value="0.1410176754" calcext:value-type="float">
            <text:p>0,1410176754</text:p>
          </table:table-cell>
          <table:table-cell table:formula="of:=[.B106]-[.G106]" office:value-type="float" office:value="0.0494062900600003" calcext:value-type="float">
            <text:p>0,0494062901</text:p>
          </table:table-cell>
          <table:table-cell table:formula="of:=[.C106]-[.H106]" office:value-type="float" office:value="-0.0368793010699999" calcext:value-type="float">
            <text:p>-0,036879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34744358063</text:p>
          </table:table-cell>
          <table:table-cell office:value-type="string" calcext:value-type="string">
            <text:p>1,54827427864</text:p>
          </table:table-cell>
          <table:table-cell office:value-type="string" calcext:value-type="string">
            <text:p>2,97218680382</text:p>
          </table:table-cell>
          <table:table-cell table:number-columns-repeated="2"/>
          <table:table-cell office:value-type="string" calcext:value-type="string">
            <text:p>-3,48266649246</text:p>
          </table:table-cell>
          <table:table-cell office:value-type="string" calcext:value-type="string">
            <text:p>1,5672917366</text:p>
          </table:table-cell>
          <table:table-cell office:value-type="string" calcext:value-type="string">
            <text:p>2,97027301788</text:p>
          </table:table-cell>
          <table:table-cell table:number-columns-repeated="2"/>
          <table:table-cell table:formula="of:=[.A107]-[.F107]" office:value-type="float" office:value="0.13522291183" calcext:value-type="float">
            <text:p>0,1352229118</text:p>
          </table:table-cell>
          <table:table-cell table:formula="of:=[.B107]-[.G107]" office:value-type="float" office:value="-0.01901745796" calcext:value-type="float">
            <text:p>-0,019017458</text:p>
          </table:table-cell>
          <table:table-cell table:formula="of:=[.C107]-[.H107]" office:value-type="float" office:value="0.0019137859399998" calcext:value-type="float">
            <text:p>0,0019137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40187978745</text:p>
          </table:table-cell>
          <table:table-cell office:value-type="string" calcext:value-type="string">
            <text:p>1,55916941166</text:p>
          </table:table-cell>
          <table:table-cell office:value-type="string" calcext:value-type="string">
            <text:p>2,9730887413</text:p>
          </table:table-cell>
          <table:table-cell table:number-columns-repeated="2"/>
          <table:table-cell office:value-type="string" calcext:value-type="string">
            <text:p>-3,5540997982</text:p>
          </table:table-cell>
          <table:table-cell office:value-type="string" calcext:value-type="string">
            <text:p>1,55658209324</text:p>
          </table:table-cell>
          <table:table-cell office:value-type="string" calcext:value-type="string">
            <text:p>3,0364985466</text:p>
          </table:table-cell>
          <table:table-cell table:number-columns-repeated="2"/>
          <table:table-cell table:formula="of:=[.A108]-[.F108]" office:value-type="float" office:value="0.15222001075" calcext:value-type="float">
            <text:p>0,1522200108</text:p>
          </table:table-cell>
          <table:table-cell table:formula="of:=[.B108]-[.G108]" office:value-type="float" office:value="0.00258731842000026" calcext:value-type="float">
            <text:p>0,0025873184</text:p>
          </table:table-cell>
          <table:table-cell table:formula="of:=[.C108]-[.H108]" office:value-type="float" office:value="-0.0634098053000001" calcext:value-type="float">
            <text:p>-0,063409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45851206779</text:p>
          </table:table-cell>
          <table:table-cell office:value-type="string" calcext:value-type="string">
            <text:p>1,57064568996</text:p>
          </table:table-cell>
          <table:table-cell office:value-type="string" calcext:value-type="string">
            <text:p>2,9740281105</text:p>
          </table:table-cell>
          <table:table-cell table:number-columns-repeated="2"/>
          <table:table-cell office:value-type="string" calcext:value-type="string">
            <text:p>-3,60733389854</text:p>
          </table:table-cell>
          <table:table-cell office:value-type="string" calcext:value-type="string">
            <text:p>1,53897094727</text:p>
          </table:table-cell>
          <table:table-cell office:value-type="string" calcext:value-type="string">
            <text:p>3,07353901863</text:p>
          </table:table-cell>
          <table:table-cell table:number-columns-repeated="2"/>
          <table:table-cell table:formula="of:=[.A109]-[.F109]" office:value-type="float" office:value="0.14882183075" calcext:value-type="float">
            <text:p>0,1488218308</text:p>
          </table:table-cell>
          <table:table-cell table:formula="of:=[.B109]-[.G109]" office:value-type="float" office:value="0.0316747426900001" calcext:value-type="float">
            <text:p>0,0316747427</text:p>
          </table:table-cell>
          <table:table-cell table:formula="of:=[.C109]-[.H109]" office:value-type="float" office:value="-0.0995109081300001" calcext:value-type="float">
            <text:p>-0,099510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50938773155</text:p>
          </table:table-cell>
          <table:table-cell office:value-type="string" calcext:value-type="string">
            <text:p>1,58108305931</text:p>
          </table:table-cell>
          <table:table-cell office:value-type="string" calcext:value-type="string">
            <text:p>2,97487187386</text:p>
          </table:table-cell>
          <table:table-cell table:number-columns-repeated="2"/>
          <table:table-cell office:value-type="string" calcext:value-type="string">
            <text:p>-3,6643409729</text:p>
          </table:table-cell>
          <table:table-cell office:value-type="string" calcext:value-type="string">
            <text:p>1,54646933079</text:p>
          </table:table-cell>
          <table:table-cell office:value-type="string" calcext:value-type="string">
            <text:p>3,09519553185</text:p>
          </table:table-cell>
          <table:table-cell table:number-columns-repeated="2"/>
          <table:table-cell table:formula="of:=[.A110]-[.F110]" office:value-type="float" office:value="0.15495324135" calcext:value-type="float">
            <text:p>0,1549532414</text:p>
          </table:table-cell>
          <table:table-cell table:formula="of:=[.B110]-[.G110]" office:value-type="float" office:value="0.0346137285200001" calcext:value-type="float">
            <text:p>0,0346137285</text:p>
          </table:table-cell>
          <table:table-cell table:formula="of:=[.C110]-[.H110]" office:value-type="float" office:value="-0.12032365799" calcext:value-type="float">
            <text:p>-0,120323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56585621834</text:p>
          </table:table-cell>
          <table:table-cell office:value-type="string" calcext:value-type="string">
            <text:p>1,59281504154</text:p>
          </table:table-cell>
          <table:table-cell office:value-type="string" calcext:value-type="string">
            <text:p>2,97580885887</text:p>
          </table:table-cell>
          <table:table-cell table:number-columns-repeated="2"/>
          <table:table-cell office:value-type="string" calcext:value-type="string">
            <text:p>-3,72292804718</text:p>
          </table:table-cell>
          <table:table-cell office:value-type="string" calcext:value-type="string">
            <text:p>1,52688896656</text:p>
          </table:table-cell>
          <table:table-cell office:value-type="string" calcext:value-type="string">
            <text:p>3,09506177902</text:p>
          </table:table-cell>
          <table:table-cell table:number-columns-repeated="2"/>
          <table:table-cell table:formula="of:=[.A111]-[.F111]" office:value-type="float" office:value="0.15707182884" calcext:value-type="float">
            <text:p>0,1570718288</text:p>
          </table:table-cell>
          <table:table-cell table:formula="of:=[.B111]-[.G111]" office:value-type="float" office:value="0.0659260749799999" calcext:value-type="float">
            <text:p>0,065926075</text:p>
          </table:table-cell>
          <table:table-cell table:formula="of:=[.C111]-[.H111]" office:value-type="float" office:value="-0.11925292015" calcext:value-type="float">
            <text:p>-0,1192529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60955142975</text:p>
          </table:table-cell>
          <table:table-cell office:value-type="string" calcext:value-type="string">
            <text:p>1,60200321674</text:p>
          </table:table-cell>
          <table:table-cell office:value-type="string" calcext:value-type="string">
            <text:p>2,97653436661</text:p>
          </table:table-cell>
          <table:table-cell table:number-columns-repeated="2"/>
          <table:table-cell office:value-type="string" calcext:value-type="string">
            <text:p>-3,77739524841</text:p>
          </table:table-cell>
          <table:table-cell office:value-type="string" calcext:value-type="string">
            <text:p>1,53871107101</text:p>
          </table:table-cell>
          <table:table-cell office:value-type="string" calcext:value-type="string">
            <text:p>3,09056186676</text:p>
          </table:table-cell>
          <table:table-cell table:number-columns-repeated="2"/>
          <table:table-cell table:formula="of:=[.A112]-[.F112]" office:value-type="float" office:value="0.16784381866" calcext:value-type="float">
            <text:p>0,1678438187</text:p>
          </table:table-cell>
          <table:table-cell table:formula="of:=[.B112]-[.G112]" office:value-type="float" office:value="0.0632921457300002" calcext:value-type="float">
            <text:p>0,0632921457</text:p>
          </table:table-cell>
          <table:table-cell table:formula="of:=[.C112]-[.H112]" office:value-type="float" office:value="-0.11402750015" calcext:value-type="float">
            <text:p>-0,1140275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66231226921</text:p>
          </table:table-cell>
          <table:table-cell office:value-type="string" calcext:value-type="string">
            <text:p>1,61323022842</text:p>
          </table:table-cell>
          <table:table-cell office:value-type="string" calcext:value-type="string">
            <text:p>2,97741031647</text:p>
          </table:table-cell>
          <table:table-cell table:number-columns-repeated="2"/>
          <table:table-cell office:value-type="string" calcext:value-type="string">
            <text:p>-3,82951855659</text:p>
          </table:table-cell>
          <table:table-cell office:value-type="string" calcext:value-type="string">
            <text:p>1,52996218204</text:p>
          </table:table-cell>
          <table:table-cell office:value-type="string" calcext:value-type="string">
            <text:p>3,07522797585</text:p>
          </table:table-cell>
          <table:table-cell table:number-columns-repeated="2"/>
          <table:table-cell table:formula="of:=[.A113]-[.F113]" office:value-type="float" office:value="0.16720628738" calcext:value-type="float">
            <text:p>0,1672062874</text:p>
          </table:table-cell>
          <table:table-cell table:formula="of:=[.B113]-[.G113]" office:value-type="float" office:value="0.08326804638" calcext:value-type="float">
            <text:p>0,0832680464</text:p>
          </table:table-cell>
          <table:table-cell table:formula="of:=[.C113]-[.H113]" office:value-type="float" office:value="-0.09781765938" calcext:value-type="float">
            <text:p>-0,0978176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70642447472</text:p>
          </table:table-cell>
          <table:table-cell office:value-type="string" calcext:value-type="string">
            <text:p>1,62273216248</text:p>
          </table:table-cell>
          <table:table-cell office:value-type="string" calcext:value-type="string">
            <text:p>2,97814321518</text:p>
          </table:table-cell>
          <table:table-cell table:number-columns-repeated="2"/>
          <table:table-cell office:value-type="string" calcext:value-type="string">
            <text:p>-3,84952521324</text:p>
          </table:table-cell>
          <table:table-cell office:value-type="string" calcext:value-type="string">
            <text:p>1,53279685974</text:p>
          </table:table-cell>
          <table:table-cell office:value-type="string" calcext:value-type="string">
            <text:p>3,04734539986</text:p>
          </table:table-cell>
          <table:table-cell table:number-columns-repeated="2"/>
          <table:table-cell table:formula="of:=[.A114]-[.F114]" office:value-type="float" office:value="0.14310073852" calcext:value-type="float">
            <text:p>0,1431007385</text:p>
          </table:table-cell>
          <table:table-cell table:formula="of:=[.B114]-[.G114]" office:value-type="float" office:value="0.0899353027400001" calcext:value-type="float">
            <text:p>0,0899353027</text:p>
          </table:table-cell>
          <table:table-cell table:formula="of:=[.C114]-[.H114]" office:value-type="float" office:value="-0.0692021846800004" calcext:value-type="float">
            <text:p>-0,0692021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75230956078</text:p>
          </table:table-cell>
          <table:table-cell office:value-type="string" calcext:value-type="string">
            <text:p>1,63273191452</text:p>
          </table:table-cell>
          <table:table-cell office:value-type="string" calcext:value-type="string">
            <text:p>2,9789056778</text:p>
          </table:table-cell>
          <table:table-cell table:number-columns-repeated="2"/>
          <table:table-cell office:value-type="string" calcext:value-type="string">
            <text:p>-3,79964709282</text:p>
          </table:table-cell>
          <table:table-cell office:value-type="string" calcext:value-type="string">
            <text:p>1,53810214996</text:p>
          </table:table-cell>
          <table:table-cell office:value-type="string" calcext:value-type="string">
            <text:p>2,97379589081</text:p>
          </table:table-cell>
          <table:table-cell table:number-columns-repeated="2"/>
          <table:table-cell table:formula="of:=[.A115]-[.F115]" office:value-type="float" office:value="0.0473375320399998" calcext:value-type="float">
            <text:p>0,047337532</text:p>
          </table:table-cell>
          <table:table-cell table:formula="of:=[.B115]-[.G115]" office:value-type="float" office:value="0.0946297645600001" calcext:value-type="float">
            <text:p>0,0946297646</text:p>
          </table:table-cell>
          <table:table-cell table:formula="of:=[.C115]-[.H115]" office:value-type="float" office:value="0.00510978699000031" calcext:value-type="float">
            <text:p>0,00510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79346752167</text:p>
          </table:table-cell>
          <table:table-cell office:value-type="string" calcext:value-type="string">
            <text:p>1,64180529118</text:p>
          </table:table-cell>
          <table:table-cell office:value-type="string" calcext:value-type="string">
            <text:p>2,97958993912</text:p>
          </table:table-cell>
          <table:table-cell table:number-columns-repeated="2"/>
          <table:table-cell office:value-type="string" calcext:value-type="string">
            <text:p>-3,80717635155</text:p>
          </table:table-cell>
          <table:table-cell office:value-type="string" calcext:value-type="string">
            <text:p>1,56452775002</text:p>
          </table:table-cell>
          <table:table-cell office:value-type="string" calcext:value-type="string">
            <text:p>2,9111301899</text:p>
          </table:table-cell>
          <table:table-cell table:number-columns-repeated="2"/>
          <table:table-cell table:formula="of:=[.A116]-[.F116]" office:value-type="float" office:value="0.0137088298800001" calcext:value-type="float">
            <text:p>0,0137088299</text:p>
          </table:table-cell>
          <table:table-cell table:formula="of:=[.B116]-[.G116]" office:value-type="float" office:value="0.07727754116" calcext:value-type="float">
            <text:p>0,0772775412</text:p>
          </table:table-cell>
          <table:table-cell table:formula="of:=[.C116]-[.H116]" office:value-type="float" office:value="0.0684597492199996" calcext:value-type="float">
            <text:p>0,0684597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83628201485</text:p>
          </table:table-cell>
          <table:table-cell office:value-type="string" calcext:value-type="string">
            <text:p>1,65135204792</text:p>
          </table:table-cell>
          <table:table-cell office:value-type="string" calcext:value-type="string">
            <text:p>2,98030209541</text:p>
          </table:table-cell>
          <table:table-cell table:number-columns-repeated="2"/>
          <table:table-cell office:value-type="string" calcext:value-type="string">
            <text:p>-3,83942747116</text:p>
          </table:table-cell>
          <table:table-cell office:value-type="string" calcext:value-type="string">
            <text:p>1,59143686295</text:p>
          </table:table-cell>
          <table:table-cell office:value-type="string" calcext:value-type="string">
            <text:p>2,88560557365</text:p>
          </table:table-cell>
          <table:table-cell table:number-columns-repeated="2"/>
          <table:table-cell table:formula="of:=[.A117]-[.F117]" office:value-type="float" office:value="0.00314545630999996" calcext:value-type="float">
            <text:p>0,0031454563</text:p>
          </table:table-cell>
          <table:table-cell table:formula="of:=[.B117]-[.G117]" office:value-type="float" office:value="0.0599151849700001" calcext:value-type="float">
            <text:p>0,059915185</text:p>
          </table:table-cell>
          <table:table-cell table:formula="of:=[.C117]-[.H117]" office:value-type="float" office:value="0.09469652176" calcext:value-type="float">
            <text:p>0,0946965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87758827209</text:p>
          </table:table-cell>
          <table:table-cell office:value-type="string" calcext:value-type="string">
            <text:p>1,66067051888</text:p>
          </table:table-cell>
          <table:table-cell office:value-type="string" calcext:value-type="string">
            <text:p>2,9809896946</text:p>
          </table:table-cell>
          <table:table-cell table:number-columns-repeated="2"/>
          <table:table-cell office:value-type="string" calcext:value-type="string">
            <text:p>-3,88892436028</text:p>
          </table:table-cell>
          <table:table-cell office:value-type="string" calcext:value-type="string">
            <text:p>1,60808551311</text:p>
          </table:table-cell>
          <table:table-cell office:value-type="string" calcext:value-type="string">
            <text:p>2,87642002106</text:p>
          </table:table-cell>
          <table:table-cell table:number-columns-repeated="2"/>
          <table:table-cell table:formula="of:=[.A118]-[.F118]" office:value-type="float" office:value="0.0113360881900002" calcext:value-type="float">
            <text:p>0,0113360882</text:p>
          </table:table-cell>
          <table:table-cell table:formula="of:=[.B118]-[.G118]" office:value-type="float" office:value="0.0525850057700001" calcext:value-type="float">
            <text:p>0,0525850058</text:p>
          </table:table-cell>
          <table:table-cell table:formula="of:=[.C118]-[.H118]" office:value-type="float" office:value="0.10456967354" calcext:value-type="float">
            <text:p>0,1045696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91464447975</text:p>
          </table:table-cell>
          <table:table-cell office:value-type="string" calcext:value-type="string">
            <text:p>1,66912353039</text:p>
          </table:table-cell>
          <table:table-cell office:value-type="string" calcext:value-type="string">
            <text:p>2,98160648346</text:p>
          </table:table-cell>
          <table:table-cell table:number-columns-repeated="2"/>
          <table:table-cell office:value-type="string" calcext:value-type="string">
            <text:p>-3,94252729416</text:p>
          </table:table-cell>
          <table:table-cell office:value-type="string" calcext:value-type="string">
            <text:p>1,65783965588</text:p>
          </table:table-cell>
          <table:table-cell office:value-type="string" calcext:value-type="string">
            <text:p>2,83211660385</text:p>
          </table:table-cell>
          <table:table-cell table:number-columns-repeated="2"/>
          <table:table-cell table:formula="of:=[.A119]-[.F119]" office:value-type="float" office:value="0.0278828144100003" calcext:value-type="float">
            <text:p>0,0278828144</text:p>
          </table:table-cell>
          <table:table-cell table:formula="of:=[.B119]-[.G119]" office:value-type="float" office:value="0.0112838745099999" calcext:value-type="float">
            <text:p>0,0112838745</text:p>
          </table:table-cell>
          <table:table-cell table:formula="of:=[.C119]-[.H119]" office:value-type="float" office:value="0.14948987961" calcext:value-type="float">
            <text:p>0,1494898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95589137077</text:p>
          </table:table-cell>
          <table:table-cell office:value-type="string" calcext:value-type="string">
            <text:p>1,67864084244</text:p>
          </table:table-cell>
          <table:table-cell office:value-type="string" calcext:value-type="string">
            <text:p>2,98229336739</text:p>
          </table:table-cell>
          <table:table-cell table:number-columns-repeated="2"/>
          <table:table-cell office:value-type="string" calcext:value-type="string">
            <text:p>-3,99383854866</text:p>
          </table:table-cell>
          <table:table-cell office:value-type="string" calcext:value-type="string">
            <text:p>1,70890247822</text:p>
          </table:table-cell>
          <table:table-cell office:value-type="string" calcext:value-type="string">
            <text:p>2,77385210991</text:p>
          </table:table-cell>
          <table:table-cell table:number-columns-repeated="2"/>
          <table:table-cell table:formula="of:=[.A120]-[.F120]" office:value-type="float" office:value="0.03794717789" calcext:value-type="float">
            <text:p>0,0379471779</text:p>
          </table:table-cell>
          <table:table-cell table:formula="of:=[.B120]-[.G120]" office:value-type="float" office:value="-0.0302616357799999" calcext:value-type="float">
            <text:p>-0,0302616358</text:p>
          </table:table-cell>
          <table:table-cell table:formula="of:=[.C120]-[.H120]" office:value-type="float" office:value="0.20844125748" calcext:value-type="float">
            <text:p>0,2084412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98776292801</text:p>
          </table:table-cell>
          <table:table-cell office:value-type="string" calcext:value-type="string">
            <text:p>1,68607604504</text:p>
          </table:table-cell>
          <table:table-cell office:value-type="string" calcext:value-type="string">
            <text:p>2,98282456398</text:p>
          </table:table-cell>
          <table:table-cell table:number-columns-repeated="2"/>
          <table:table-cell office:value-type="string" calcext:value-type="string">
            <text:p>-4,02920722961</text:p>
          </table:table-cell>
          <table:table-cell office:value-type="string" calcext:value-type="string">
            <text:p>1,7350705862</text:p>
          </table:table-cell>
          <table:table-cell office:value-type="string" calcext:value-type="string">
            <text:p>2,75340843201</text:p>
          </table:table-cell>
          <table:table-cell table:number-columns-repeated="2"/>
          <table:table-cell table:formula="of:=[.A121]-[.F121]" office:value-type="float" office:value="0.0414443015999999" calcext:value-type="float">
            <text:p>0,0414443016</text:p>
          </table:table-cell>
          <table:table-cell table:formula="of:=[.B121]-[.G121]" office:value-type="float" office:value="-0.0489945411599999" calcext:value-type="float">
            <text:p>-0,0489945412</text:p>
          </table:table-cell>
          <table:table-cell table:formula="of:=[.C121]-[.H121]" office:value-type="float" office:value="0.22941613197" calcext:value-type="float">
            <text:p>0,229416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02125072479</text:p>
          </table:table-cell>
          <table:table-cell office:value-type="string" calcext:value-type="string">
            <text:p>1,69396698475</text:p>
          </table:table-cell>
          <table:table-cell office:value-type="string" calcext:value-type="string">
            <text:p>2,98338270187</text:p>
          </table:table-cell>
          <table:table-cell table:number-columns-repeated="2"/>
          <table:table-cell office:value-type="string" calcext:value-type="string">
            <text:p>-4,05590677261</text:p>
          </table:table-cell>
          <table:table-cell office:value-type="string" calcext:value-type="string">
            <text:p>1,72214436531</text:p>
          </table:table-cell>
          <table:table-cell office:value-type="string" calcext:value-type="string">
            <text:p>2,78468036652</text:p>
          </table:table-cell>
          <table:table-cell table:number-columns-repeated="2"/>
          <table:table-cell table:formula="of:=[.A122]-[.F122]" office:value-type="float" office:value="0.0346560478200004" calcext:value-type="float">
            <text:p>0,0346560478</text:p>
          </table:table-cell>
          <table:table-cell table:formula="of:=[.B122]-[.G122]" office:value-type="float" office:value="-0.0281773805600001" calcext:value-type="float">
            <text:p>-0,0281773806</text:p>
          </table:table-cell>
          <table:table-cell table:formula="of:=[.C122]-[.H122]" office:value-type="float" office:value="0.19870233535" calcext:value-type="float">
            <text:p>0,1987023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05846405029</text:p>
          </table:table-cell>
          <table:table-cell office:value-type="string" calcext:value-type="string">
            <text:p>1,70283424854</text:p>
          </table:table-cell>
          <table:table-cell office:value-type="string" calcext:value-type="string">
            <text:p>2,98400306702</text:p>
          </table:table-cell>
          <table:table-cell table:number-columns-repeated="2"/>
          <table:table-cell office:value-type="string" calcext:value-type="string">
            <text:p>-4,0985622406</text:p>
          </table:table-cell>
          <table:table-cell office:value-type="string" calcext:value-type="string">
            <text:p>1,73549377918</text:p>
          </table:table-cell>
          <table:table-cell office:value-type="string" calcext:value-type="string">
            <text:p>2,76076889038</text:p>
          </table:table-cell>
          <table:table-cell table:number-columns-repeated="2"/>
          <table:table-cell table:formula="of:=[.A123]-[.F123]" office:value-type="float" office:value="0.0400981903100002" calcext:value-type="float">
            <text:p>0,0400981903</text:p>
          </table:table-cell>
          <table:table-cell table:formula="of:=[.B123]-[.G123]" office:value-type="float" office:value="-0.0326595306400002" calcext:value-type="float">
            <text:p>-0,0326595306</text:p>
          </table:table-cell>
          <table:table-cell table:formula="of:=[.C123]-[.H123]" office:value-type="float" office:value="0.22323417664" calcext:value-type="float">
            <text:p>0,223234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08721828461</text:p>
          </table:table-cell>
          <table:table-cell office:value-type="string" calcext:value-type="string">
            <text:p>1,70975911617</text:p>
          </table:table-cell>
          <table:table-cell office:value-type="string" calcext:value-type="string">
            <text:p>2,98448300362</text:p>
          </table:table-cell>
          <table:table-cell table:number-columns-repeated="2"/>
          <table:table-cell office:value-type="string" calcext:value-type="string">
            <text:p>-4,14081954956</text:p>
          </table:table-cell>
          <table:table-cell office:value-type="string" calcext:value-type="string">
            <text:p>1,74438273907</text:p>
          </table:table-cell>
          <table:table-cell office:value-type="string" calcext:value-type="string">
            <text:p>2,74965405464</text:p>
          </table:table-cell>
          <table:table-cell table:number-columns-repeated="2"/>
          <table:table-cell table:formula="of:=[.A124]-[.F124]" office:value-type="float" office:value="0.0536012649500002" calcext:value-type="float">
            <text:p>0,053601265</text:p>
          </table:table-cell>
          <table:table-cell table:formula="of:=[.B124]-[.G124]" office:value-type="float" office:value="-0.0346236229000001" calcext:value-type="float">
            <text:p>-0,0346236229</text:p>
          </table:table-cell>
          <table:table-cell table:formula="of:=[.C124]-[.H124]" office:value-type="float" office:value="0.23482894898" calcext:value-type="float">
            <text:p>0,234828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12193489075</text:p>
          </table:table-cell>
          <table:table-cell office:value-type="string" calcext:value-type="string">
            <text:p>1,7182084322</text:p>
          </table:table-cell>
          <table:table-cell office:value-type="string" calcext:value-type="string">
            <text:p>2,98506236076</text:p>
          </table:table-cell>
          <table:table-cell table:number-columns-repeated="2"/>
          <table:table-cell office:value-type="string" calcext:value-type="string">
            <text:p>-4,17845010757</text:p>
          </table:table-cell>
          <table:table-cell office:value-type="string" calcext:value-type="string">
            <text:p>1,74479103088</text:p>
          </table:table-cell>
          <table:table-cell office:value-type="string" calcext:value-type="string">
            <text:p>2,76924037933</text:p>
          </table:table-cell>
          <table:table-cell table:number-columns-repeated="2"/>
          <table:table-cell table:formula="of:=[.A125]-[.F125]" office:value-type="float" office:value="0.0565152168199994" calcext:value-type="float">
            <text:p>0,0565152168</text:p>
          </table:table-cell>
          <table:table-cell table:formula="of:=[.B125]-[.G125]" office:value-type="float" office:value="-0.0265825986800001" calcext:value-type="float">
            <text:p>-0,0265825987</text:p>
          </table:table-cell>
          <table:table-cell table:formula="of:=[.C125]-[.H125]" office:value-type="float" office:value="0.21582198143" calcext:value-type="float">
            <text:p>0,2158219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15095853806</text:p>
          </table:table-cell>
          <table:table-cell office:value-type="string" calcext:value-type="string">
            <text:p>1,72534918785</text:p>
          </table:table-cell>
          <table:table-cell office:value-type="string" calcext:value-type="string">
            <text:p>2,98554706573</text:p>
          </table:table-cell>
          <table:table-cell table:number-columns-repeated="2"/>
          <table:table-cell office:value-type="string" calcext:value-type="string">
            <text:p>-4,20359373093</text:p>
          </table:table-cell>
          <table:table-cell office:value-type="string" calcext:value-type="string">
            <text:p>1,72416126728</text:p>
          </table:table-cell>
          <table:table-cell office:value-type="string" calcext:value-type="string">
            <text:p>2,83675885201</text:p>
          </table:table-cell>
          <table:table-cell table:number-columns-repeated="2"/>
          <table:table-cell table:formula="of:=[.A126]-[.F126]" office:value-type="float" office:value="0.0526351928699995" calcext:value-type="float">
            <text:p>0,0526351929</text:p>
          </table:table-cell>
          <table:table-cell table:formula="of:=[.B126]-[.G126]" office:value-type="float" office:value="0.00118792057000006" calcext:value-type="float">
            <text:p>0,0011879206</text:p>
          </table:table-cell>
          <table:table-cell table:formula="of:=[.C126]-[.H126]" office:value-type="float" office:value="0.14878821372" calcext:value-type="float">
            <text:p>0,1487882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1811466217</text:p>
          </table:table-cell>
          <table:table-cell office:value-type="string" calcext:value-type="string">
            <text:p>1,73285353184</text:p>
          </table:table-cell>
          <table:table-cell office:value-type="string" calcext:value-type="string">
            <text:p>2,98605132103</text:p>
          </table:table-cell>
          <table:table-cell table:number-columns-repeated="2"/>
          <table:table-cell office:value-type="string" calcext:value-type="string">
            <text:p>-4,23347377777</text:p>
          </table:table-cell>
          <table:table-cell office:value-type="string" calcext:value-type="string">
            <text:p>1,70898079872</text:p>
          </table:table-cell>
          <table:table-cell office:value-type="string" calcext:value-type="string">
            <text:p>2,89242553711</text:p>
          </table:table-cell>
          <table:table-cell table:number-columns-repeated="2"/>
          <table:table-cell table:formula="of:=[.A127]-[.F127]" office:value-type="float" office:value="0.0523271560699996" calcext:value-type="float">
            <text:p>0,0523271561</text:p>
          </table:table-cell>
          <table:table-cell table:formula="of:=[.B127]-[.G127]" office:value-type="float" office:value="0.0238727331200002" calcext:value-type="float">
            <text:p>0,0238727331</text:p>
          </table:table-cell>
          <table:table-cell table:formula="of:=[.C127]-[.H127]" office:value-type="float" office:value="0.0936257839199999" calcext:value-type="float">
            <text:p>0,093625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20822286606</text:p>
          </table:table-cell>
          <table:table-cell office:value-type="string" calcext:value-type="string">
            <text:p>1,73965358734</text:p>
          </table:table-cell>
          <table:table-cell office:value-type="string" calcext:value-type="string">
            <text:p>2,98650383949</text:p>
          </table:table-cell>
          <table:table-cell table:number-columns-repeated="2"/>
          <table:table-cell office:value-type="string" calcext:value-type="string">
            <text:p>-4,25340127945</text:p>
          </table:table-cell>
          <table:table-cell office:value-type="string" calcext:value-type="string">
            <text:p>1,70265126228</text:p>
          </table:table-cell>
          <table:table-cell office:value-type="string" calcext:value-type="string">
            <text:p>2,90741467476</text:p>
          </table:table-cell>
          <table:table-cell table:number-columns-repeated="2"/>
          <table:table-cell table:formula="of:=[.A128]-[.F128]" office:value-type="float" office:value="0.0451784133900004" calcext:value-type="float">
            <text:p>0,0451784134</text:p>
          </table:table-cell>
          <table:table-cell table:formula="of:=[.B128]-[.G128]" office:value-type="float" office:value="0.03700232506" calcext:value-type="float">
            <text:p>0,0370023251</text:p>
          </table:table-cell>
          <table:table-cell table:formula="of:=[.C128]-[.H128]" office:value-type="float" office:value="0.0790891647300001" calcext:value-type="float">
            <text:p>0,079089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2344083786</text:p>
          </table:table-cell>
          <table:table-cell office:value-type="string" calcext:value-type="string">
            <text:p>1,74629461765</text:p>
          </table:table-cell>
          <table:table-cell office:value-type="string" calcext:value-type="string">
            <text:p>2,98694181442</text:p>
          </table:table-cell>
          <table:table-cell table:number-columns-repeated="2"/>
          <table:table-cell office:value-type="string" calcext:value-type="string">
            <text:p>-4,2824382782</text:p>
          </table:table-cell>
          <table:table-cell office:value-type="string" calcext:value-type="string">
            <text:p>1,68952667713</text:p>
          </table:table-cell>
          <table:table-cell office:value-type="string" calcext:value-type="string">
            <text:p>2,97057414055</text:p>
          </table:table-cell>
          <table:table-cell table:number-columns-repeated="2"/>
          <table:table-cell table:formula="of:=[.A129]-[.F129]" office:value-type="float" office:value="0.0480298995999995" calcext:value-type="float">
            <text:p>0,0480298996</text:p>
          </table:table-cell>
          <table:table-cell table:formula="of:=[.B129]-[.G129]" office:value-type="float" office:value="0.0567679405199999" calcext:value-type="float">
            <text:p>0,0567679405</text:p>
          </table:table-cell>
          <table:table-cell table:formula="of:=[.C129]-[.H129]" office:value-type="float" office:value="0.0163676738699996" calcext:value-type="float">
            <text:p>0,0163676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28607177734</text:p>
          </table:table-cell>
          <table:table-cell office:value-type="string" calcext:value-type="string">
            <text:p>1,75959229469</text:p>
          </table:table-cell>
          <table:table-cell office:value-type="string" calcext:value-type="string">
            <text:p>2,98780655861</text:p>
          </table:table-cell>
          <table:table-cell table:number-columns-repeated="2"/>
          <table:table-cell office:value-type="string" calcext:value-type="string">
            <text:p>-4,30201911926</text:p>
          </table:table-cell>
          <table:table-cell office:value-type="string" calcext:value-type="string">
            <text:p>1,68687200546</text:p>
          </table:table-cell>
          <table:table-cell office:value-type="string" calcext:value-type="string">
            <text:p>2,98858475685</text:p>
          </table:table-cell>
          <table:table-cell table:number-columns-repeated="2"/>
          <table:table-cell table:formula="of:=[.A130]-[.F130]" office:value-type="float" office:value="0.0159473419199996" calcext:value-type="float">
            <text:p>0,0159473419</text:p>
          </table:table-cell>
          <table:table-cell table:formula="of:=[.B130]-[.G130]" office:value-type="float" office:value="0.0727202892300001" calcext:value-type="float">
            <text:p>0,0727202892</text:p>
          </table:table-cell>
          <table:table-cell table:formula="of:=[.C130]-[.H130]" office:value-type="float" office:value="-0.000778198239999917" calcext:value-type="float">
            <text:p>-0,0007781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31148004532</text:p>
          </table:table-cell>
          <table:table-cell office:value-type="string" calcext:value-type="string">
            <text:p>1,76623189449</text:p>
          </table:table-cell>
          <table:table-cell office:value-type="string" calcext:value-type="string">
            <text:p>2,98823213577</text:p>
          </table:table-cell>
          <table:table-cell table:number-columns-repeated="2"/>
          <table:table-cell office:value-type="string" calcext:value-type="string">
            <text:p>-4,36337518692</text:p>
          </table:table-cell>
          <table:table-cell office:value-type="string" calcext:value-type="string">
            <text:p>1,76032328606</text:p>
          </table:table-cell>
          <table:table-cell office:value-type="string" calcext:value-type="string">
            <text:p>2,83711576462</text:p>
          </table:table-cell>
          <table:table-cell table:number-columns-repeated="2"/>
          <table:table-cell table:formula="of:=[.A131]-[.F131]" office:value-type="float" office:value="0.0518951416000002" calcext:value-type="float">
            <text:p>0,0518951416</text:p>
          </table:table-cell>
          <table:table-cell table:formula="of:=[.B131]-[.G131]" office:value-type="float" office:value="0.00590860842999996" calcext:value-type="float">
            <text:p>0,0059086084</text:p>
          </table:table-cell>
          <table:table-cell table:formula="of:=[.C131]-[.H131]" office:value-type="float" office:value="0.15111637115" calcext:value-type="float">
            <text:p>0,1511163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33426570892</text:p>
          </table:table-cell>
          <table:table-cell office:value-type="string" calcext:value-type="string">
            <text:p>1,77224504948</text:p>
          </table:table-cell>
          <table:table-cell office:value-type="string" calcext:value-type="string">
            <text:p>2,98861384392</text:p>
          </table:table-cell>
          <table:table-cell table:number-columns-repeated="2"/>
          <table:table-cell office:value-type="string" calcext:value-type="string">
            <text:p>-4,39691019058</text:p>
          </table:table-cell>
          <table:table-cell office:value-type="string" calcext:value-type="string">
            <text:p>1,79395794868</text:p>
          </table:table-cell>
          <table:table-cell office:value-type="string" calcext:value-type="string">
            <text:p>2,75268864632</text:p>
          </table:table-cell>
          <table:table-cell table:number-columns-repeated="2"/>
          <table:table-cell table:formula="of:=[.A132]-[.F132]" office:value-type="float" office:value="0.0626444816599996" calcext:value-type="float">
            <text:p>0,0626444817</text:p>
          </table:table-cell>
          <table:table-cell table:formula="of:=[.B132]-[.G132]" office:value-type="float" office:value="-0.0217128992" calcext:value-type="float">
            <text:p>-0,0217128992</text:p>
          </table:table-cell>
          <table:table-cell table:formula="of:=[.C132]-[.H132]" office:value-type="float" office:value="0.2359251976" calcext:value-type="float">
            <text:p>0,2359251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35796737671</text:p>
          </table:table-cell>
          <table:table-cell office:value-type="string" calcext:value-type="string">
            <text:p>1,77856075764</text:p>
          </table:table-cell>
          <table:table-cell office:value-type="string" calcext:value-type="string">
            <text:p>2,98901128769</text:p>
          </table:table-cell>
          <table:table-cell table:number-columns-repeated="2"/>
          <table:table-cell office:value-type="string" calcext:value-type="string">
            <text:p>-4,42529201508</text:p>
          </table:table-cell>
          <table:table-cell office:value-type="string" calcext:value-type="string">
            <text:p>1,79107880592</text:p>
          </table:table-cell>
          <table:table-cell office:value-type="string" calcext:value-type="string">
            <text:p>2,78185868263</text:p>
          </table:table-cell>
          <table:table-cell table:number-columns-repeated="2"/>
          <table:table-cell table:formula="of:=[.A133]-[.F133]" office:value-type="float" office:value="0.0673246383700006" calcext:value-type="float">
            <text:p>0,0673246384</text:p>
          </table:table-cell>
          <table:table-cell table:formula="of:=[.B133]-[.G133]" office:value-type="float" office:value="-0.0125180482799998" calcext:value-type="float">
            <text:p>-0,0125180483</text:p>
          </table:table-cell>
          <table:table-cell table:formula="of:=[.C133]-[.H133]" office:value-type="float" office:value="0.20715260506" calcext:value-type="float">
            <text:p>0,2071526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37922382355</text:p>
          </table:table-cell>
          <table:table-cell office:value-type="string" calcext:value-type="string">
            <text:p>1,7842798233</text:p>
          </table:table-cell>
          <table:table-cell office:value-type="string" calcext:value-type="string">
            <text:p>2,98936772346</text:p>
          </table:table-cell>
          <table:table-cell table:number-columns-repeated="2"/>
          <table:table-cell office:value-type="string" calcext:value-type="string">
            <text:p>-4,45373296738</text:p>
          </table:table-cell>
          <table:table-cell office:value-type="string" calcext:value-type="string">
            <text:p>1,79950273037</text:p>
          </table:table-cell>
          <table:table-cell office:value-type="string" calcext:value-type="string">
            <text:p>2,80061650276</text:p>
          </table:table-cell>
          <table:table-cell table:number-columns-repeated="2"/>
          <table:table-cell table:formula="of:=[.A134]-[.F134]" office:value-type="float" office:value="0.0745091438299994" calcext:value-type="float">
            <text:p>0,0745091438</text:p>
          </table:table-cell>
          <table:table-cell table:formula="of:=[.B134]-[.G134]" office:value-type="float" office:value="-0.0152229070700001" calcext:value-type="float">
            <text:p>-0,0152229071</text:p>
          </table:table-cell>
          <table:table-cell table:formula="of:=[.C134]-[.H134]" office:value-type="float" office:value="0.1887512207" calcext:value-type="float">
            <text:p>0,1887512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39977884293</text:p>
          </table:table-cell>
          <table:table-cell office:value-type="string" calcext:value-type="string">
            <text:p>1,78986144066</text:p>
          </table:table-cell>
          <table:table-cell office:value-type="string" calcext:value-type="string">
            <text:p>2,98971271515</text:p>
          </table:table-cell>
          <table:table-cell table:number-columns-repeated="2"/>
          <table:table-cell office:value-type="string" calcext:value-type="string">
            <text:p>-4,50334310532</text:p>
          </table:table-cell>
          <table:table-cell office:value-type="string" calcext:value-type="string">
            <text:p>1,84299588203</text:p>
          </table:table-cell>
          <table:table-cell office:value-type="string" calcext:value-type="string">
            <text:p>2,70679736137</text:p>
          </table:table-cell>
          <table:table-cell table:number-columns-repeated="2"/>
          <table:table-cell table:formula="of:=[.A135]-[.F135]" office:value-type="float" office:value="0.10356426239" calcext:value-type="float">
            <text:p>0,1035642624</text:p>
          </table:table-cell>
          <table:table-cell table:formula="of:=[.B135]-[.G135]" office:value-type="float" office:value="-0.0531344413699999" calcext:value-type="float">
            <text:p>-0,0531344414</text:p>
          </table:table-cell>
          <table:table-cell table:formula="of:=[.C135]-[.H135]" office:value-type="float" office:value="0.28291535378" calcext:value-type="float">
            <text:p>0,2829153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42115879059</text:p>
          </table:table-cell>
          <table:table-cell office:value-type="string" calcext:value-type="string">
            <text:p>1,79572236538</text:p>
          </table:table-cell>
          <table:table-cell office:value-type="string" calcext:value-type="string">
            <text:p>2,99007177353</text:p>
          </table:table-cell>
          <table:table-cell table:number-columns-repeated="2"/>
          <table:table-cell office:value-type="string" calcext:value-type="string">
            <text:p>-4,50398826599</text:p>
          </table:table-cell>
          <table:table-cell office:value-type="string" calcext:value-type="string">
            <text:p>1,80111443996</text:p>
          </table:table-cell>
          <table:table-cell office:value-type="string" calcext:value-type="string">
            <text:p>2,86612725258</text:p>
          </table:table-cell>
          <table:table-cell table:number-columns-repeated="2"/>
          <table:table-cell table:formula="of:=[.A136]-[.F136]" office:value-type="float" office:value="0.0828294754000005" calcext:value-type="float">
            <text:p>0,0828294754</text:p>
          </table:table-cell>
          <table:table-cell table:formula="of:=[.B136]-[.G136]" office:value-type="float" office:value="-0.00539207458000002" calcext:value-type="float">
            <text:p>-0,0053920746</text:p>
          </table:table-cell>
          <table:table-cell table:formula="of:=[.C136]-[.H136]" office:value-type="float" office:value="0.12394452095" calcext:value-type="float">
            <text:p>0,123944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44036197662</text:p>
          </table:table-cell>
          <table:table-cell office:value-type="string" calcext:value-type="string">
            <text:p>1,80103623867</text:p>
          </table:table-cell>
          <table:table-cell office:value-type="string" calcext:value-type="string">
            <text:p>2,99039435387</text:p>
          </table:table-cell>
          <table:table-cell table:number-columns-repeated="2"/>
          <table:table-cell office:value-type="string" calcext:value-type="string">
            <text:p>-4,5068192482</text:p>
          </table:table-cell>
          <table:table-cell office:value-type="string" calcext:value-type="string">
            <text:p>1,78279483318</text:p>
          </table:table-cell>
          <table:table-cell office:value-type="string" calcext:value-type="string">
            <text:p>2,94053387642</text:p>
          </table:table-cell>
          <table:table-cell table:number-columns-repeated="2"/>
          <table:table-cell table:formula="of:=[.A137]-[.F137]" office:value-type="float" office:value="0.06645727158" calcext:value-type="float">
            <text:p>0,0664572716</text:p>
          </table:table-cell>
          <table:table-cell table:formula="of:=[.B137]-[.G137]" office:value-type="float" office:value="0.01824140549" calcext:value-type="float">
            <text:p>0,0182414055</text:p>
          </table:table-cell>
          <table:table-cell table:formula="of:=[.C137]-[.H137]" office:value-type="float" office:value="0.0498604774500002" calcext:value-type="float">
            <text:p>0,049860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46167182922</text:p>
          </table:table-cell>
          <table:table-cell office:value-type="string" calcext:value-type="string">
            <text:p>1,80699062347</text:p>
          </table:table-cell>
          <table:table-cell office:value-type="string" calcext:value-type="string">
            <text:p>2,99075245857</text:p>
          </table:table-cell>
          <table:table-cell table:number-columns-repeated="2"/>
          <table:table-cell office:value-type="string" calcext:value-type="string">
            <text:p>-4,51918649673</text:p>
          </table:table-cell>
          <table:table-cell office:value-type="string" calcext:value-type="string">
            <text:p>1,7742985487</text:p>
          </table:table-cell>
          <table:table-cell office:value-type="string" calcext:value-type="string">
            <text:p>2,99766850471</text:p>
          </table:table-cell>
          <table:table-cell table:number-columns-repeated="2"/>
          <table:table-cell table:formula="of:=[.A138]-[.F138]" office:value-type="float" office:value="0.0575146675099996" calcext:value-type="float">
            <text:p>0,0575146675</text:p>
          </table:table-cell>
          <table:table-cell table:formula="of:=[.B138]-[.G138]" office:value-type="float" office:value="0.0326920747699999" calcext:value-type="float">
            <text:p>0,0326920748</text:p>
          </table:table-cell>
          <table:table-cell table:formula="of:=[.C138]-[.H138]" office:value-type="float" office:value="-0.00691604614000019" calcext:value-type="float">
            <text:p>-0,0069160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49806308746</text:p>
          </table:table-cell>
          <table:table-cell office:value-type="string" calcext:value-type="string">
            <text:p>1,81730520725</text:p>
          </table:table-cell>
          <table:table-cell office:value-type="string" calcext:value-type="string">
            <text:p>2,99136471748</text:p>
          </table:table-cell>
          <table:table-cell table:number-columns-repeated="2"/>
          <table:table-cell office:value-type="string" calcext:value-type="string">
            <text:p>-4,52455568314</text:p>
          </table:table-cell>
          <table:table-cell office:value-type="string" calcext:value-type="string">
            <text:p>1,75737416744</text:p>
          </table:table-cell>
          <table:table-cell office:value-type="string" calcext:value-type="string">
            <text:p>3,05422854424</text:p>
          </table:table-cell>
          <table:table-cell table:number-columns-repeated="2"/>
          <table:table-cell table:formula="of:=[.A139]-[.F139]" office:value-type="float" office:value="0.0264925956799997" calcext:value-type="float">
            <text:p>0,0264925957</text:p>
          </table:table-cell>
          <table:table-cell table:formula="of:=[.B139]-[.G139]" office:value-type="float" office:value="0.0599310398099999" calcext:value-type="float">
            <text:p>0,0599310398</text:p>
          </table:table-cell>
          <table:table-cell table:formula="of:=[.C139]-[.H139]" office:value-type="float" office:value="-0.0628638267600001" calcext:value-type="float">
            <text:p>-0,0628638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1470184326</text:p>
          </table:table-cell>
          <table:table-cell office:value-type="string" calcext:value-type="string">
            <text:p>1,82208573818</text:p>
          </table:table-cell>
          <table:table-cell office:value-type="string" calcext:value-type="string">
            <text:p>2,99164509773</text:p>
          </table:table-cell>
          <table:table-cell table:number-columns-repeated="2"/>
          <table:table-cell office:value-type="string" calcext:value-type="string">
            <text:p>-4,55956888199</text:p>
          </table:table-cell>
          <table:table-cell office:value-type="string" calcext:value-type="string">
            <text:p>1,78043222427</text:p>
          </table:table-cell>
          <table:table-cell office:value-type="string" calcext:value-type="string">
            <text:p>3,03687047958</text:p>
          </table:table-cell>
          <table:table-cell table:number-columns-repeated="2"/>
          <table:table-cell table:formula="of:=[.A140]-[.F140]" office:value-type="float" office:value="0.0448670387299996" calcext:value-type="float">
            <text:p>0,0448670387</text:p>
          </table:table-cell>
          <table:table-cell table:formula="of:=[.B140]-[.G140]" office:value-type="float" office:value="0.0416535139100001" calcext:value-type="float">
            <text:p>0,0416535139</text:p>
          </table:table-cell>
          <table:table-cell table:formula="of:=[.C140]-[.H140]" office:value-type="float" office:value="-0.0452253818499999" calcext:value-type="float">
            <text:p>-0,0452253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3200626373</text:p>
          </table:table-cell>
          <table:table-cell office:value-type="string" calcext:value-type="string">
            <text:p>1,82710266113</text:p>
          </table:table-cell>
          <table:table-cell office:value-type="string" calcext:value-type="string">
            <text:p>2,99193644524</text:p>
          </table:table-cell>
          <table:table-cell table:number-columns-repeated="2"/>
          <table:table-cell office:value-type="string" calcext:value-type="string">
            <text:p>-4,60277605057</text:p>
          </table:table-cell>
          <table:table-cell office:value-type="string" calcext:value-type="string">
            <text:p>1,80950891972</text:p>
          </table:table-cell>
          <table:table-cell office:value-type="string" calcext:value-type="string">
            <text:p>3,01356482506</text:p>
          </table:table-cell>
          <table:table-cell table:number-columns-repeated="2"/>
          <table:table-cell table:formula="of:=[.A141]-[.F141]" office:value-type="float" office:value="0.0707697868400006" calcext:value-type="float">
            <text:p>0,0707697868</text:p>
          </table:table-cell>
          <table:table-cell table:formula="of:=[.B141]-[.G141]" office:value-type="float" office:value="0.0175937414100003" calcext:value-type="float">
            <text:p>0,0175937414</text:p>
          </table:table-cell>
          <table:table-cell table:formula="of:=[.C141]-[.H141]" office:value-type="float" office:value="-0.0216283798200001" calcext:value-type="float">
            <text:p>-0,0216283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4754829407</text:p>
          </table:table-cell>
          <table:table-cell office:value-type="string" calcext:value-type="string">
            <text:p>1,83164942265</text:p>
          </table:table-cell>
          <table:table-cell office:value-type="string" calcext:value-type="string">
            <text:p>2,99219846725</text:p>
          </table:table-cell>
          <table:table-cell table:number-columns-repeated="2"/>
          <table:table-cell office:value-type="string" calcext:value-type="string">
            <text:p>-4,61535835266</text:p>
          </table:table-cell>
          <table:table-cell office:value-type="string" calcext:value-type="string">
            <text:p>1,84724867344</text:p>
          </table:table-cell>
          <table:table-cell office:value-type="string" calcext:value-type="string">
            <text:p>3,00873613358</text:p>
          </table:table-cell>
          <table:table-cell table:number-columns-repeated="2"/>
          <table:table-cell table:formula="of:=[.A142]-[.F142]" office:value-type="float" office:value="0.0678100585899992" calcext:value-type="float">
            <text:p>0,0678100586</text:p>
          </table:table-cell>
          <table:table-cell table:formula="of:=[.B142]-[.G142]" office:value-type="float" office:value="-0.01559925079" calcext:value-type="float">
            <text:p>-0,0155992508</text:p>
          </table:table-cell>
          <table:table-cell table:formula="of:=[.C142]-[.H142]" office:value-type="float" office:value="-0.0165376663300001" calcext:value-type="float">
            <text:p>-0,0165376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6253099442</text:p>
          </table:table-cell>
          <table:table-cell office:value-type="string" calcext:value-type="string">
            <text:p>1,83607029915</text:p>
          </table:table-cell>
          <table:table-cell office:value-type="string" calcext:value-type="string">
            <text:p>2,99245119095</text:p>
          </table:table-cell>
          <table:table-cell table:number-columns-repeated="2"/>
          <table:table-cell office:value-type="string" calcext:value-type="string">
            <text:p>-4,64117479324</text:p>
          </table:table-cell>
          <table:table-cell office:value-type="string" calcext:value-type="string">
            <text:p>2,05802965164</text:p>
          </table:table-cell>
          <table:table-cell office:value-type="string" calcext:value-type="string">
            <text:p>3,00568890572</text:p>
          </table:table-cell>
          <table:table-cell table:number-columns-repeated="2"/>
          <table:table-cell table:formula="of:=[.A143]-[.F143]" office:value-type="float" office:value="0.0786437988199999" calcext:value-type="float">
            <text:p>0,0786437988</text:p>
          </table:table-cell>
          <table:table-cell table:formula="of:=[.B143]-[.G143]" office:value-type="float" office:value="-0.22195935249" calcext:value-type="float">
            <text:p>-0,2219593525</text:p>
          </table:table-cell>
          <table:table-cell table:formula="of:=[.C143]-[.H143]" office:value-type="float" office:value="-0.0132377147700002" calcext:value-type="float">
            <text:p>-0,0132377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781378746</text:p>
          </table:table-cell>
          <table:table-cell office:value-type="string" calcext:value-type="string">
            <text:p>1,84071612358</text:p>
          </table:table-cell>
          <table:table-cell office:value-type="string" calcext:value-type="string">
            <text:p>2,99271464348</text:p>
          </table:table-cell>
          <table:table-cell table:number-columns-repeated="2"/>
          <table:table-cell office:value-type="string" calcext:value-type="string">
            <text:p>-4,6608839035</text:p>
          </table:table-cell>
          <table:table-cell office:value-type="string" calcext:value-type="string">
            <text:p>2,29758524895</text:p>
          </table:table-cell>
          <table:table-cell office:value-type="string" calcext:value-type="string">
            <text:p>3,09668469429</text:p>
          </table:table-cell>
          <table:table-cell table:number-columns-repeated="2"/>
          <table:table-cell table:formula="of:=[.A144]-[.F144]" office:value-type="float" office:value="0.0827460288999999" calcext:value-type="float">
            <text:p>0,0827460289</text:p>
          </table:table-cell>
          <table:table-cell table:formula="of:=[.B144]-[.G144]" office:value-type="float" office:value="-0.45686912537" calcext:value-type="float">
            <text:p>-0,4568691254</text:p>
          </table:table-cell>
          <table:table-cell table:formula="of:=[.C144]-[.H144]" office:value-type="float" office:value="-0.10397005081" calcext:value-type="float">
            <text:p>-0,1039700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59319019318</text:p>
          </table:table-cell>
          <table:table-cell office:value-type="string" calcext:value-type="string">
            <text:p>1,84523797035</text:p>
          </table:table-cell>
          <table:table-cell office:value-type="string" calcext:value-type="string">
            <text:p>2,9929690361</text:p>
          </table:table-cell>
          <table:table-cell table:number-columns-repeated="2"/>
          <table:table-cell office:value-type="string" calcext:value-type="string">
            <text:p>-4,69386434555</text:p>
          </table:table-cell>
          <table:table-cell office:value-type="string" calcext:value-type="string">
            <text:p>2,56446814537</text:p>
          </table:table-cell>
          <table:table-cell office:value-type="string" calcext:value-type="string">
            <text:p>3,15561461449</text:p>
          </table:table-cell>
          <table:table-cell table:number-columns-repeated="2"/>
          <table:table-cell table:formula="of:=[.A145]-[.F145]" office:value-type="float" office:value="0.10067415237" calcext:value-type="float">
            <text:p>0,1006741524</text:p>
          </table:table-cell>
          <table:table-cell table:formula="of:=[.B145]-[.G145]" office:value-type="float" office:value="-0.71923017502" calcext:value-type="float">
            <text:p>-0,719230175</text:p>
          </table:table-cell>
          <table:table-cell table:formula="of:=[.C145]-[.H145]" office:value-type="float" office:value="-0.16264557839" calcext:value-type="float">
            <text:p>-0,1626455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6125664711</text:p>
          </table:table-cell>
          <table:table-cell office:value-type="string" calcext:value-type="string">
            <text:p>1,90521788597</text:p>
          </table:table-cell>
          <table:table-cell office:value-type="string" calcext:value-type="string">
            <text:p>2,99323153496</text:p>
          </table:table-cell>
          <table:table-cell table:number-columns-repeated="2"/>
          <table:table-cell office:value-type="string" calcext:value-type="string">
            <text:p>-4,74310493469</text:p>
          </table:table-cell>
          <table:table-cell office:value-type="string" calcext:value-type="string">
            <text:p>3,01519870758</text:p>
          </table:table-cell>
          <table:table-cell office:value-type="string" calcext:value-type="string">
            <text:p>3,14960289001</text:p>
          </table:table-cell>
          <table:table-cell table:number-columns-repeated="2"/>
          <table:table-cell table:formula="of:=[.A146]-[.F146]" office:value-type="float" office:value="0.13053846359" calcext:value-type="float">
            <text:p>0,1305384636</text:p>
          </table:table-cell>
          <table:table-cell table:formula="of:=[.B146]-[.G146]" office:value-type="float" office:value="-1.10998082161" calcext:value-type="float">
            <text:p>-1,1099808216</text:p>
          </table:table-cell>
          <table:table-cell table:formula="of:=[.C146]-[.H146]" office:value-type="float" office:value="-0.15637135505" calcext:value-type="float">
            <text:p>-0,1563713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64468574524</text:p>
          </table:table-cell>
          <table:table-cell office:value-type="string" calcext:value-type="string">
            <text:p>2,18756628036</text:p>
          </table:table-cell>
          <table:table-cell office:value-type="string" calcext:value-type="string">
            <text:p>2,99345088005</text:p>
          </table:table-cell>
          <table:table-cell table:number-columns-repeated="2"/>
          <table:table-cell office:value-type="string" calcext:value-type="string">
            <text:p>-4,76723003387</text:p>
          </table:table-cell>
          <table:table-cell office:value-type="string" calcext:value-type="string">
            <text:p>3,22192883492</text:p>
          </table:table-cell>
          <table:table-cell office:value-type="string" calcext:value-type="string">
            <text:p>3,14419579506</text:p>
          </table:table-cell>
          <table:table-cell table:number-columns-repeated="2"/>
          <table:table-cell table:formula="of:=[.A147]-[.F147]" office:value-type="float" office:value="0.122544288629999" calcext:value-type="float">
            <text:p>0,1225442886</text:p>
          </table:table-cell>
          <table:table-cell table:formula="of:=[.B147]-[.G147]" office:value-type="float" office:value="-1.03436255456" calcext:value-type="float">
            <text:p>-1,0343625546</text:p>
          </table:table-cell>
          <table:table-cell table:formula="of:=[.C147]-[.H147]" office:value-type="float" office:value="-0.15074491501" calcext:value-type="float">
            <text:p>-0,150744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71108818054</text:p>
          </table:table-cell>
          <table:table-cell office:value-type="string" calcext:value-type="string">
            <text:p>2,81676650047</text:p>
          </table:table-cell>
          <table:table-cell office:value-type="string" calcext:value-type="string">
            <text:p>2,99388432503</text:p>
          </table:table-cell>
          <table:table-cell table:number-columns-repeated="2"/>
          <table:table-cell office:value-type="string" calcext:value-type="string">
            <text:p>-4,79334354401</text:p>
          </table:table-cell>
          <table:table-cell office:value-type="string" calcext:value-type="string">
            <text:p>3,40543437004</text:p>
          </table:table-cell>
          <table:table-cell office:value-type="string" calcext:value-type="string">
            <text:p>3,13265585899</text:p>
          </table:table-cell>
          <table:table-cell table:number-columns-repeated="2"/>
          <table:table-cell table:formula="of:=[.A148]-[.F148]" office:value-type="float" office:value="0.0822553634699998" calcext:value-type="float">
            <text:p>0,0822553635</text:p>
          </table:table-cell>
          <table:table-cell table:formula="of:=[.B148]-[.G148]" office:value-type="float" office:value="-0.58866786957" calcext:value-type="float">
            <text:p>-0,5886678696</text:p>
          </table:table-cell>
          <table:table-cell table:formula="of:=[.C148]-[.H148]" office:value-type="float" office:value="-0.13877153396" calcext:value-type="float">
            <text:p>-0,138771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74090719223</text:p>
          </table:table-cell>
          <table:table-cell office:value-type="string" calcext:value-type="string">
            <text:p>3,11139178276</text:p>
          </table:table-cell>
          <table:table-cell office:value-type="string" calcext:value-type="string">
            <text:p>2,9940829277</text:p>
          </table:table-cell>
          <table:table-cell table:number-columns-repeated="2"/>
          <table:table-cell office:value-type="string" calcext:value-type="string">
            <text:p>-4,83314371109</text:p>
          </table:table-cell>
          <table:table-cell office:value-type="string" calcext:value-type="string">
            <text:p>3,6737446785</text:p>
          </table:table-cell>
          <table:table-cell office:value-type="string" calcext:value-type="string">
            <text:p>3,10329890251</text:p>
          </table:table-cell>
          <table:table-cell table:number-columns-repeated="2"/>
          <table:table-cell table:formula="of:=[.A149]-[.F149]" office:value-type="float" office:value="0.0922365188600001" calcext:value-type="float">
            <text:p>0,0922365189</text:p>
          </table:table-cell>
          <table:table-cell table:formula="of:=[.B149]-[.G149]" office:value-type="float" office:value="-0.56235289574" calcext:value-type="float">
            <text:p>-0,5623528957</text:p>
          </table:table-cell>
          <table:table-cell table:formula="of:=[.C149]-[.H149]" office:value-type="float" office:value="-0.10921597481" calcext:value-type="float">
            <text:p>-0,1092159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77127838135</text:p>
          </table:table-cell>
          <table:table-cell office:value-type="string" calcext:value-type="string">
            <text:p>3,41920208931</text:p>
          </table:table-cell>
          <table:table-cell office:value-type="string" calcext:value-type="string">
            <text:p>2,99428915977</text:p>
          </table:table-cell>
          <table:table-cell table:number-columns-repeated="2"/>
          <table:table-cell office:value-type="string" calcext:value-type="string">
            <text:p>-4,86657762527</text:p>
          </table:table-cell>
          <table:table-cell office:value-type="string" calcext:value-type="string">
            <text:p>3,99488902092</text:p>
          </table:table-cell>
          <table:table-cell office:value-type="string" calcext:value-type="string">
            <text:p>3,07300019264</text:p>
          </table:table-cell>
          <table:table-cell table:number-columns-repeated="2"/>
          <table:table-cell table:formula="of:=[.A150]-[.F150]" office:value-type="float" office:value="0.0952992439199996" calcext:value-type="float">
            <text:p>0,0952992439</text:p>
          </table:table-cell>
          <table:table-cell table:formula="of:=[.B150]-[.G150]" office:value-type="float" office:value="-0.57568693161" calcext:value-type="float">
            <text:p>-0,5756869316</text:p>
          </table:table-cell>
          <table:table-cell table:formula="of:=[.C150]-[.H150]" office:value-type="float" office:value="-0.0787110328699998" calcext:value-type="float">
            <text:p>-0,0787110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79789447784</text:p>
          </table:table-cell>
          <table:table-cell office:value-type="string" calcext:value-type="string">
            <text:p>3,69587683678</text:p>
          </table:table-cell>
          <table:table-cell office:value-type="string" calcext:value-type="string">
            <text:p>2,99447441101</text:p>
          </table:table-cell>
          <table:table-cell table:number-columns-repeated="2"/>
          <table:table-cell office:value-type="string" calcext:value-type="string">
            <text:p>-4,88512277603</text:p>
          </table:table-cell>
          <table:table-cell office:value-type="string" calcext:value-type="string">
            <text:p>4,22530412674</text:p>
          </table:table-cell>
          <table:table-cell office:value-type="string" calcext:value-type="string">
            <text:p>3,05314564705</text:p>
          </table:table-cell>
          <table:table-cell table:number-columns-repeated="2"/>
          <table:table-cell table:formula="of:=[.A151]-[.F151]" office:value-type="float" office:value="0.0872282981900003" calcext:value-type="float">
            <text:p>0,0872282982</text:p>
          </table:table-cell>
          <table:table-cell table:formula="of:=[.B151]-[.G151]" office:value-type="float" office:value="-0.52942728996" calcext:value-type="float">
            <text:p>-0,52942729</text:p>
          </table:table-cell>
          <table:table-cell table:formula="of:=[.C151]-[.H151]" office:value-type="float" office:value="-0.0586712360400004" calcext:value-type="float">
            <text:p>-0,058671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82491111755</text:p>
          </table:table-cell>
          <table:table-cell office:value-type="string" calcext:value-type="string">
            <text:p>3,98404383659</text:p>
          </table:table-cell>
          <table:table-cell office:value-type="string" calcext:value-type="string">
            <text:p>2,99466729164</text:p>
          </table:table-cell>
          <table:table-cell table:number-columns-repeated="2"/>
          <table:table-cell office:value-type="string" calcext:value-type="string">
            <text:p>-4,92770338058</text:p>
          </table:table-cell>
          <table:table-cell office:value-type="string" calcext:value-type="string">
            <text:p>4,63638353348</text:p>
          </table:table-cell>
          <table:table-cell office:value-type="string" calcext:value-type="string">
            <text:p>2,98234844208</text:p>
          </table:table-cell>
          <table:table-cell table:number-columns-repeated="2"/>
          <table:table-cell table:formula="of:=[.A152]-[.F152]" office:value-type="float" office:value="0.10279226303" calcext:value-type="float">
            <text:p>0,102792263</text:p>
          </table:table-cell>
          <table:table-cell table:formula="of:=[.B152]-[.G152]" office:value-type="float" office:value="-0.65233969689" calcext:value-type="float">
            <text:p>-0,6523396969</text:p>
          </table:table-cell>
          <table:table-cell table:formula="of:=[.C152]-[.H152]" office:value-type="float" office:value="0.0123188495599997" calcext:value-type="float">
            <text:p>0,0123188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84856700897</text:p>
          </table:table-cell>
          <table:table-cell office:value-type="string" calcext:value-type="string">
            <text:p>4,24312829971</text:p>
          </table:table-cell>
          <table:table-cell office:value-type="string" calcext:value-type="string">
            <text:p>2,99484062195</text:p>
          </table:table-cell>
          <table:table-cell table:number-columns-repeated="2"/>
          <table:table-cell office:value-type="string" calcext:value-type="string">
            <text:p>-4,96073532104</text:p>
          </table:table-cell>
          <table:table-cell office:value-type="string" calcext:value-type="string">
            <text:p>5,09081077576</text:p>
          </table:table-cell>
          <table:table-cell office:value-type="string" calcext:value-type="string">
            <text:p>2,88883018494</text:p>
          </table:table-cell>
          <table:table-cell table:number-columns-repeated="2"/>
          <table:table-cell table:formula="of:=[.A153]-[.F153]" office:value-type="float" office:value="0.11216831207" calcext:value-type="float">
            <text:p>0,1121683121</text:p>
          </table:table-cell>
          <table:table-cell table:formula="of:=[.B153]-[.G153]" office:value-type="float" office:value="-0.847682476049999" calcext:value-type="float">
            <text:p>-0,8476824761</text:p>
          </table:table-cell>
          <table:table-cell table:formula="of:=[.C153]-[.H153]" office:value-type="float" office:value="0.10601043701" calcext:value-type="float">
            <text:p>0,106010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87080955505</text:p>
          </table:table-cell>
          <table:table-cell office:value-type="string" calcext:value-type="string">
            <text:p>4,49314451218</text:p>
          </table:table-cell>
          <table:table-cell office:value-type="string" calcext:value-type="string">
            <text:p>2,99500775337</text:p>
          </table:table-cell>
          <table:table-cell table:number-columns-repeated="2"/>
          <table:table-cell office:value-type="string" calcext:value-type="string">
            <text:p>-4,98392391205</text:p>
          </table:table-cell>
          <table:table-cell office:value-type="string" calcext:value-type="string">
            <text:p>5,45315551758</text:p>
          </table:table-cell>
          <table:table-cell office:value-type="string" calcext:value-type="string">
            <text:p>2,79404854774</text:p>
          </table:table-cell>
          <table:table-cell table:number-columns-repeated="2"/>
          <table:table-cell table:formula="of:=[.A154]-[.F154]" office:value-type="float" office:value="0.113114357" calcext:value-type="float">
            <text:p>0,113114357</text:p>
          </table:table-cell>
          <table:table-cell table:formula="of:=[.B154]-[.G154]" office:value-type="float" office:value="-0.9600110054" calcext:value-type="float">
            <text:p>-0,9600110054</text:p>
          </table:table-cell>
          <table:table-cell table:formula="of:=[.C154]-[.H154]" office:value-type="float" office:value="0.20095920563" calcext:value-type="float">
            <text:p>0,2009592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89336872101</text:p>
          </table:table-cell>
          <table:table-cell office:value-type="string" calcext:value-type="string">
            <text:p>4,75383472443</text:p>
          </table:table-cell>
          <table:table-cell office:value-type="string" calcext:value-type="string">
            <text:p>2,99518179893</text:p>
          </table:table-cell>
          <table:table-cell table:number-columns-repeated="2"/>
          <table:table-cell office:value-type="string" calcext:value-type="string">
            <text:p>-5,0157289505</text:p>
          </table:table-cell>
          <table:table-cell office:value-type="string" calcext:value-type="string">
            <text:p>5,9615187645</text:p>
          </table:table-cell>
          <table:table-cell office:value-type="string" calcext:value-type="string">
            <text:p>2,82200288773</text:p>
          </table:table-cell>
          <table:table-cell table:number-columns-repeated="2"/>
          <table:table-cell table:formula="of:=[.A155]-[.F155]" office:value-type="float" office:value="0.12236022949" calcext:value-type="float">
            <text:p>0,1223602295</text:p>
          </table:table-cell>
          <table:table-cell table:formula="of:=[.B155]-[.G155]" office:value-type="float" office:value="-1.20768404007" calcext:value-type="float">
            <text:p>-1,2076840401</text:p>
          </table:table-cell>
          <table:table-cell table:formula="of:=[.C155]-[.H155]" office:value-type="float" office:value="0.1731789112" calcext:value-type="float">
            <text:p>0,1731789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91304588318</text:p>
          </table:table-cell>
          <table:table-cell office:value-type="string" calcext:value-type="string">
            <text:p>4,98781061172</text:p>
          </table:table-cell>
          <table:table-cell office:value-type="string" calcext:value-type="string">
            <text:p>2,99533820152</text:p>
          </table:table-cell>
          <table:table-cell table:number-columns-repeated="2"/>
          <table:table-cell office:value-type="string" calcext:value-type="string">
            <text:p>-5,06032752991</text:p>
          </table:table-cell>
          <table:table-cell office:value-type="string" calcext:value-type="string">
            <text:p>6,36683940887</text:p>
          </table:table-cell>
          <table:table-cell office:value-type="string" calcext:value-type="string">
            <text:p>2,86257553101</text:p>
          </table:table-cell>
          <table:table-cell table:number-columns-repeated="2"/>
          <table:table-cell table:formula="of:=[.A156]-[.F156]" office:value-type="float" office:value="0.147281646730001" calcext:value-type="float">
            <text:p>0,1472816467</text:p>
          </table:table-cell>
          <table:table-cell table:formula="of:=[.B156]-[.G156]" office:value-type="float" office:value="-1.37902879715" calcext:value-type="float">
            <text:p>-1,3790287972</text:p>
          </table:table-cell>
          <table:table-cell table:formula="of:=[.C156]-[.H156]" office:value-type="float" office:value="0.13276267051" calcext:value-type="float">
            <text:p>0,1327626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95029449463</text:p>
          </table:table-cell>
          <table:table-cell office:value-type="string" calcext:value-type="string">
            <text:p>5,45037221909</text:p>
          </table:table-cell>
          <table:table-cell office:value-type="string" calcext:value-type="string">
            <text:p>2,99564695358</text:p>
          </table:table-cell>
          <table:table-cell table:number-columns-repeated="2"/>
          <table:table-cell office:value-type="string" calcext:value-type="string">
            <text:p>-5,08211612701</text:p>
          </table:table-cell>
          <table:table-cell office:value-type="string" calcext:value-type="string">
            <text:p>6,79254293442</text:p>
          </table:table-cell>
          <table:table-cell office:value-type="string" calcext:value-type="string">
            <text:p>2,91966772079</text:p>
          </table:table-cell>
          <table:table-cell table:number-columns-repeated="2"/>
          <table:table-cell table:formula="of:=[.A157]-[.F157]" office:value-type="float" office:value="0.13182163238" calcext:value-type="float">
            <text:p>0,1318216324</text:p>
          </table:table-cell>
          <table:table-cell table:formula="of:=[.B157]-[.G157]" office:value-type="float" office:value="-1.34217071533" calcext:value-type="float">
            <text:p>-1,3421707153</text:p>
          </table:table-cell>
          <table:table-cell table:formula="of:=[.C157]-[.H157]" office:value-type="float" office:value="0.0759792327900004" calcext:value-type="float">
            <text:p>0,075979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96656703949</text:p>
          </table:table-cell>
          <table:table-cell office:value-type="string" calcext:value-type="string">
            <text:p>5,66196155548</text:p>
          </table:table-cell>
          <table:table-cell office:value-type="string" calcext:value-type="string">
            <text:p>2,99578809738</text:p>
          </table:table-cell>
          <table:table-cell table:number-columns-repeated="2"/>
          <table:table-cell office:value-type="string" calcext:value-type="string">
            <text:p>-5,11010885239</text:p>
          </table:table-cell>
          <table:table-cell office:value-type="string" calcext:value-type="string">
            <text:p>7,1095533371</text:p>
          </table:table-cell>
          <table:table-cell office:value-type="string" calcext:value-type="string">
            <text:p>2,97084665298</text:p>
          </table:table-cell>
          <table:table-cell table:number-columns-repeated="2"/>
          <table:table-cell table:formula="of:=[.A158]-[.F158]" office:value-type="float" office:value="0.1435418129" calcext:value-type="float">
            <text:p>0,1435418129</text:p>
          </table:table-cell>
          <table:table-cell table:formula="of:=[.B158]-[.G158]" office:value-type="float" office:value="-1.44759178162" calcext:value-type="float">
            <text:p>-1,4475917816</text:p>
          </table:table-cell>
          <table:table-cell table:formula="of:=[.C158]-[.H158]" office:value-type="float" office:value="0.0249414444000005" calcext:value-type="float">
            <text:p>0,024941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98295211792</text:p>
          </table:table-cell>
          <table:table-cell office:value-type="string" calcext:value-type="string">
            <text:p>5,88192558289</text:p>
          </table:table-cell>
          <table:table-cell office:value-type="string" calcext:value-type="string">
            <text:p>2,99593496323</text:p>
          </table:table-cell>
          <table:table-cell table:number-columns-repeated="2"/>
          <table:table-cell office:value-type="string" calcext:value-type="string">
            <text:p>-5,13704156876</text:p>
          </table:table-cell>
          <table:table-cell office:value-type="string" calcext:value-type="string">
            <text:p>7,3147277832</text:p>
          </table:table-cell>
          <table:table-cell office:value-type="string" calcext:value-type="string">
            <text:p>3,00108981133</text:p>
          </table:table-cell>
          <table:table-cell table:number-columns-repeated="2"/>
          <table:table-cell table:formula="of:=[.A159]-[.F159]" office:value-type="float" office:value="0.15408945084" calcext:value-type="float">
            <text:p>0,1540894508</text:p>
          </table:table-cell>
          <table:table-cell table:formula="of:=[.B159]-[.G159]" office:value-type="float" office:value="-1.43280220031" calcext:value-type="float">
            <text:p>-1,4328022003</text:p>
          </table:table-cell>
          <table:table-cell table:formula="of:=[.C159]-[.H159]" office:value-type="float" office:value="-0.00515484810000011" calcext:value-type="float">
            <text:p>-0,0051548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99722337723</text:p>
          </table:table-cell>
          <table:table-cell office:value-type="string" calcext:value-type="string">
            <text:p>6,07994937897</text:p>
          </table:table-cell>
          <table:table-cell office:value-type="string" calcext:value-type="string">
            <text:p>2,99606704712</text:p>
          </table:table-cell>
          <table:table-cell table:number-columns-repeated="2"/>
          <table:table-cell office:value-type="string" calcext:value-type="string">
            <text:p>-5,15620565414</text:p>
          </table:table-cell>
          <table:table-cell office:value-type="string" calcext:value-type="string">
            <text:p>7,45722723007</text:p>
          </table:table-cell>
          <table:table-cell office:value-type="string" calcext:value-type="string">
            <text:p>3,01694273949</text:p>
          </table:table-cell>
          <table:table-cell table:number-columns-repeated="2"/>
          <table:table-cell table:formula="of:=[.A160]-[.F160]" office:value-type="float" office:value="0.15898227691" calcext:value-type="float">
            <text:p>0,1589822769</text:p>
          </table:table-cell>
          <table:table-cell table:formula="of:=[.B160]-[.G160]" office:value-type="float" office:value="-1.3772778511" calcext:value-type="float">
            <text:p>-1,3772778511</text:p>
          </table:table-cell>
          <table:table-cell table:formula="of:=[.C160]-[.H160]" office:value-type="float" office:value="-0.0208756923700002" calcext:value-type="float">
            <text:p>-0,0208756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1056623459</text:p>
          </table:table-cell>
          <table:table-cell office:value-type="string" calcext:value-type="string">
            <text:p>6,27129125595</text:p>
          </table:table-cell>
          <table:table-cell office:value-type="string" calcext:value-type="string">
            <text:p>2,99619460106</text:p>
          </table:table-cell>
          <table:table-cell table:number-columns-repeated="2"/>
          <table:table-cell office:value-type="string" calcext:value-type="string">
            <text:p>-5,19702482224</text:p>
          </table:table-cell>
          <table:table-cell office:value-type="string" calcext:value-type="string">
            <text:p>7,40394306183</text:p>
          </table:table-cell>
          <table:table-cell office:value-type="string" calcext:value-type="string">
            <text:p>3,02253460884</text:p>
          </table:table-cell>
          <table:table-cell table:number-columns-repeated="2"/>
          <table:table-cell table:formula="of:=[.A161]-[.F161]" office:value-type="float" office:value="0.186458587650001" calcext:value-type="float">
            <text:p>0,1864585877</text:p>
          </table:table-cell>
          <table:table-cell table:formula="of:=[.B161]-[.G161]" office:value-type="float" office:value="-1.13265180588" calcext:value-type="float">
            <text:p>-1,1326518059</text:p>
          </table:table-cell>
          <table:table-cell table:formula="of:=[.C161]-[.H161]" office:value-type="float" office:value="-0.02634000778" calcext:value-type="float">
            <text:p>-0,0263400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2397632599</text:p>
          </table:table-cell>
          <table:table-cell office:value-type="string" calcext:value-type="string">
            <text:p>6,47048664093</text:p>
          </table:table-cell>
          <table:table-cell office:value-type="string" calcext:value-type="string">
            <text:p>2,99632740021</text:p>
          </table:table-cell>
          <table:table-cell table:number-columns-repeated="2"/>
          <table:table-cell office:value-type="string" calcext:value-type="string">
            <text:p>-5,23250102997</text:p>
          </table:table-cell>
          <table:table-cell office:value-type="string" calcext:value-type="string">
            <text:p>7,40053367615</text:p>
          </table:table-cell>
          <table:table-cell office:value-type="string" calcext:value-type="string">
            <text:p>3,02356433868</text:p>
          </table:table-cell>
          <table:table-cell table:number-columns-repeated="2"/>
          <table:table-cell table:formula="of:=[.A162]-[.F162]" office:value-type="float" office:value="0.20852470398" calcext:value-type="float">
            <text:p>0,208524704</text:p>
          </table:table-cell>
          <table:table-cell table:formula="of:=[.B162]-[.G162]" office:value-type="float" office:value="-0.93004703522" calcext:value-type="float">
            <text:p>-0,9300470352</text:p>
          </table:table-cell>
          <table:table-cell table:formula="of:=[.C162]-[.H162]" office:value-type="float" office:value="-0.0272369384699997" calcext:value-type="float">
            <text:p>-0,0272369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3558015823</text:p>
          </table:table-cell>
          <table:table-cell office:value-type="string" calcext:value-type="string">
            <text:p>6,64927816391</text:p>
          </table:table-cell>
          <table:table-cell office:value-type="string" calcext:value-type="string">
            <text:p>2,99644637108</text:p>
          </table:table-cell>
          <table:table-cell table:number-columns-repeated="2"/>
          <table:table-cell office:value-type="string" calcext:value-type="string">
            <text:p>-5,25341176987</text:p>
          </table:table-cell>
          <table:table-cell office:value-type="string" calcext:value-type="string">
            <text:p>7,44789552689</text:p>
          </table:table-cell>
          <table:table-cell office:value-type="string" calcext:value-type="string">
            <text:p>3,02406740189</text:p>
          </table:table-cell>
          <table:table-cell table:number-columns-repeated="2"/>
          <table:table-cell table:formula="of:=[.A163]-[.F163]" office:value-type="float" office:value="0.217831611639999" calcext:value-type="float">
            <text:p>0,2178316116</text:p>
          </table:table-cell>
          <table:table-cell table:formula="of:=[.B163]-[.G163]" office:value-type="float" office:value="-0.79861736298" calcext:value-type="float">
            <text:p>-0,798617363</text:p>
          </table:table-cell>
          <table:table-cell table:formula="of:=[.C163]-[.H163]" office:value-type="float" office:value="-0.0276210308100002" calcext:value-type="float">
            <text:p>-0,0276210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4799175262</text:p>
          </table:table-cell>
          <table:table-cell office:value-type="string" calcext:value-type="string">
            <text:p>6,84817504883</text:p>
          </table:table-cell>
          <table:table-cell office:value-type="string" calcext:value-type="string">
            <text:p>2,99657893181</text:p>
          </table:table-cell>
          <table:table-cell table:number-columns-repeated="2"/>
          <table:table-cell office:value-type="string" calcext:value-type="string">
            <text:p>-5,26746559143</text:p>
          </table:table-cell>
          <table:table-cell office:value-type="string" calcext:value-type="string">
            <text:p>7,557949543</text:p>
          </table:table-cell>
          <table:table-cell office:value-type="string" calcext:value-type="string">
            <text:p>3,02253746986</text:p>
          </table:table-cell>
          <table:table-cell table:number-columns-repeated="2"/>
          <table:table-cell table:formula="of:=[.A164]-[.F164]" office:value-type="float" office:value="0.21947383881" calcext:value-type="float">
            <text:p>0,2194738388</text:p>
          </table:table-cell>
          <table:table-cell table:formula="of:=[.B164]-[.G164]" office:value-type="float" office:value="-0.70977449417" calcext:value-type="float">
            <text:p>-0,7097744942</text:p>
          </table:table-cell>
          <table:table-cell table:formula="of:=[.C164]-[.H164]" office:value-type="float" office:value="-0.0259585380500003" calcext:value-type="float">
            <text:p>-0,0259585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5722904205</text:p>
          </table:table-cell>
          <table:table-cell office:value-type="string" calcext:value-type="string">
            <text:p>7,00217628479</text:p>
          </table:table-cell>
          <table:table-cell office:value-type="string" calcext:value-type="string">
            <text:p>2,9966814518</text:p>
          </table:table-cell>
          <table:table-cell table:number-columns-repeated="2"/>
          <table:table-cell office:value-type="string" calcext:value-type="string">
            <text:p>-5,26880693436</text:p>
          </table:table-cell>
          <table:table-cell office:value-type="string" calcext:value-type="string">
            <text:p>7,67566013336</text:p>
          </table:table-cell>
          <table:table-cell office:value-type="string" calcext:value-type="string">
            <text:p>3,01669359207</text:p>
          </table:table-cell>
          <table:table-cell table:number-columns-repeated="2"/>
          <table:table-cell table:formula="of:=[.A165]-[.F165]" office:value-type="float" office:value="0.211577892309999" calcext:value-type="float">
            <text:p>0,2115778923</text:p>
          </table:table-cell>
          <table:table-cell table:formula="of:=[.B165]-[.G165]" office:value-type="float" office:value="-0.67348384857" calcext:value-type="float">
            <text:p>-0,6734838486</text:p>
          </table:table-cell>
          <table:table-cell table:formula="of:=[.C165]-[.H165]" office:value-type="float" office:value="-0.0200121402700004" calcext:value-type="float">
            <text:p>-0,0200121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7652902603</text:p>
          </table:table-cell>
          <table:table-cell office:value-type="string" calcext:value-type="string">
            <text:p>7,34417963028</text:p>
          </table:table-cell>
          <table:table-cell office:value-type="string" calcext:value-type="string">
            <text:p>2,99690914154</text:p>
          </table:table-cell>
          <table:table-cell table:number-columns-repeated="2"/>
          <table:table-cell office:value-type="string" calcext:value-type="string">
            <text:p>-5,25955438614</text:p>
          </table:table-cell>
          <table:table-cell office:value-type="string" calcext:value-type="string">
            <text:p>7,83951807022</text:p>
          </table:table-cell>
          <table:table-cell office:value-type="string" calcext:value-type="string">
            <text:p>3,00935530663</text:p>
          </table:table-cell>
          <table:table-cell table:number-columns-repeated="2"/>
          <table:table-cell table:formula="of:=[.A166]-[.F166]" office:value-type="float" office:value="0.183025360109999" calcext:value-type="float">
            <text:p>0,1830253601</text:p>
          </table:table-cell>
          <table:table-cell table:formula="of:=[.B166]-[.G166]" office:value-type="float" office:value="-0.495338439939999" calcext:value-type="float">
            <text:p>-0,4953384399</text:p>
          </table:table-cell>
          <table:table-cell table:formula="of:=[.C166]-[.H166]" office:value-type="float" office:value="-0.0124461650900001" calcext:value-type="float">
            <text:p>-0,0124461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387327194</text:p>
          </table:table-cell>
          <table:table-cell office:value-type="string" calcext:value-type="string">
            <text:p>7,48319292068</text:p>
          </table:table-cell>
          <table:table-cell office:value-type="string" calcext:value-type="string">
            <text:p>2,99700164795</text:p>
          </table:table-cell>
          <table:table-cell table:number-columns-repeated="2"/>
          <table:table-cell office:value-type="string" calcext:value-type="string">
            <text:p>-5,24752855301</text:p>
          </table:table-cell>
          <table:table-cell office:value-type="string" calcext:value-type="string">
            <text:p>7,98560523987</text:p>
          </table:table-cell>
          <table:table-cell office:value-type="string" calcext:value-type="string">
            <text:p>3,01088094711</text:p>
          </table:table-cell>
          <table:table-cell table:number-columns-repeated="2"/>
          <table:table-cell table:formula="of:=[.A167]-[.F167]" office:value-type="float" office:value="0.16365528107" calcext:value-type="float">
            <text:p>0,1636552811</text:p>
          </table:table-cell>
          <table:table-cell table:formula="of:=[.B167]-[.G167]" office:value-type="float" office:value="-0.50241231919" calcext:value-type="float">
            <text:p>-0,5024123192</text:p>
          </table:table-cell>
          <table:table-cell table:formula="of:=[.C167]-[.H167]" office:value-type="float" office:value="-0.0138792991600001" calcext:value-type="float">
            <text:p>-0,0138792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235906601</text:p>
          </table:table-cell>
          <table:table-cell office:value-type="string" calcext:value-type="string">
            <text:p>7,65145111084</text:p>
          </table:table-cell>
          <table:table-cell office:value-type="string" calcext:value-type="string">
            <text:p>2,99711346626</text:p>
          </table:table-cell>
          <table:table-cell table:number-columns-repeated="2"/>
          <table:table-cell office:value-type="string" calcext:value-type="string">
            <text:p>-5,23676681519</text:p>
          </table:table-cell>
          <table:table-cell office:value-type="string" calcext:value-type="string">
            <text:p>8,30628871918</text:p>
          </table:table-cell>
          <table:table-cell office:value-type="string" calcext:value-type="string">
            <text:p>3,01278376579</text:p>
          </table:table-cell>
          <table:table-cell table:number-columns-repeated="2"/>
          <table:table-cell table:formula="of:=[.A168]-[.F168]" office:value-type="float" office:value="0.14440774918" calcext:value-type="float">
            <text:p>0,1444077492</text:p>
          </table:table-cell>
          <table:table-cell table:formula="of:=[.B168]-[.G168]" office:value-type="float" office:value="-0.654837608339999" calcext:value-type="float">
            <text:p>-0,6548376083</text:p>
          </table:table-cell>
          <table:table-cell table:formula="of:=[.C168]-[.H168]" office:value-type="float" office:value="-0.01567029953" calcext:value-type="float">
            <text:p>-0,0156702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910583496</text:p>
          </table:table-cell>
          <table:table-cell office:value-type="string" calcext:value-type="string">
            <text:p>7,79221582413</text:p>
          </table:table-cell>
          <table:table-cell office:value-type="string" calcext:value-type="string">
            <text:p>2,99720716476</text:p>
          </table:table-cell>
          <table:table-cell table:number-columns-repeated="2"/>
          <table:table-cell office:value-type="string" calcext:value-type="string">
            <text:p>-5,22027778625</text:p>
          </table:table-cell>
          <table:table-cell office:value-type="string" calcext:value-type="string">
            <text:p>8,54720783234</text:p>
          </table:table-cell>
          <table:table-cell office:value-type="string" calcext:value-type="string">
            <text:p>3,01253294945</text:p>
          </table:table-cell>
          <table:table-cell table:number-columns-repeated="2"/>
          <table:table-cell table:formula="of:=[.A169]-[.F169]" office:value-type="float" office:value="0.12117195129" calcext:value-type="float">
            <text:p>0,1211719513</text:p>
          </table:table-cell>
          <table:table-cell table:formula="of:=[.B169]-[.G169]" office:value-type="float" office:value="-0.754992008209999" calcext:value-type="float">
            <text:p>-0,7549920082</text:p>
          </table:table-cell>
          <table:table-cell table:formula="of:=[.C169]-[.H169]" office:value-type="float" office:value="-0.0153257846900003" calcext:value-type="float">
            <text:p>-0,0153257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0577487946</text:p>
          </table:table-cell>
          <table:table-cell office:value-type="string" calcext:value-type="string">
            <text:p>7,93873500824</text:p>
          </table:table-cell>
          <table:table-cell office:value-type="string" calcext:value-type="string">
            <text:p>2,99730467796</text:p>
          </table:table-cell>
          <table:table-cell table:number-columns-repeated="2"/>
          <table:table-cell office:value-type="string" calcext:value-type="string">
            <text:p>-5,21160650253</text:p>
          </table:table-cell>
          <table:table-cell office:value-type="string" calcext:value-type="string">
            <text:p>8,9951581955</text:p>
          </table:table-cell>
          <table:table-cell office:value-type="string" calcext:value-type="string">
            <text:p>3,04063200951</text:p>
          </table:table-cell>
          <table:table-cell table:number-columns-repeated="2"/>
          <table:table-cell table:formula="of:=[.A170]-[.F170]" office:value-type="float" office:value="0.105831623069999" calcext:value-type="float">
            <text:p>0,1058316231</text:p>
          </table:table-cell>
          <table:table-cell table:formula="of:=[.B170]-[.G170]" office:value-type="float" office:value="-1.05642318726" calcext:value-type="float">
            <text:p>-1,0564231873</text:p>
          </table:table-cell>
          <table:table-cell table:formula="of:=[.C170]-[.H170]" office:value-type="float" office:value="-0.04332733155" calcext:value-type="float">
            <text:p>-0,0433273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144447327</text:p>
          </table:table-cell>
          <table:table-cell office:value-type="string" calcext:value-type="string">
            <text:p>8,07024288177</text:p>
          </table:table-cell>
          <table:table-cell office:value-type="string" calcext:value-type="string">
            <text:p>2,99739193916</text:p>
          </table:table-cell>
          <table:table-cell table:number-columns-repeated="2"/>
          <table:table-cell office:value-type="string" calcext:value-type="string">
            <text:p>-5,19251585007</text:p>
          </table:table-cell>
          <table:table-cell office:value-type="string" calcext:value-type="string">
            <text:p>9,43508148193</text:p>
          </table:table-cell>
          <table:table-cell office:value-type="string" calcext:value-type="string">
            <text:p>3,04127812386</text:p>
          </table:table-cell>
          <table:table-cell table:number-columns-repeated="2"/>
          <table:table-cell table:formula="of:=[.A171]-[.F171]" office:value-type="float" office:value="0.0810713768000007" calcext:value-type="float">
            <text:p>0,0810713768</text:p>
          </table:table-cell>
          <table:table-cell table:formula="of:=[.B171]-[.G171]" office:value-type="float" office:value="-1.36483860016" calcext:value-type="float">
            <text:p>-1,3648386002</text:p>
          </table:table-cell>
          <table:table-cell table:formula="of:=[.C171]-[.H171]" office:value-type="float" office:value="-0.0438861847000003" calcext:value-type="float">
            <text:p>-0,0438861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70167923</text:p>
          </table:table-cell>
          <table:table-cell office:value-type="string" calcext:value-type="string">
            <text:p>8,20713233948</text:p>
          </table:table-cell>
          <table:table-cell office:value-type="string" calcext:value-type="string">
            <text:p>2,99748301506</text:p>
          </table:table-cell>
          <table:table-cell table:number-columns-repeated="2"/>
          <table:table-cell office:value-type="string" calcext:value-type="string">
            <text:p>-5,17945575714</text:p>
          </table:table-cell>
          <table:table-cell office:value-type="string" calcext:value-type="string">
            <text:p>9,57944297791</text:p>
          </table:table-cell>
          <table:table-cell office:value-type="string" calcext:value-type="string">
            <text:p>3,03566503525</text:p>
          </table:table-cell>
          <table:table-cell table:number-columns-repeated="2"/>
          <table:table-cell table:formula="of:=[.A172]-[.F172]" office:value-type="float" office:value="0.0624389648400001" calcext:value-type="float">
            <text:p>0,0624389648</text:p>
          </table:table-cell>
          <table:table-cell table:formula="of:=[.B172]-[.G172]" office:value-type="float" office:value="-1.37231063843" calcext:value-type="float">
            <text:p>-1,3723106384</text:p>
          </table:table-cell>
          <table:table-cell table:formula="of:=[.C172]-[.H172]" office:value-type="float" office:value="-0.0381820201900003" calcext:value-type="float">
            <text:p>-0,0381820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172842026</text:p>
          </table:table-cell>
          <table:table-cell office:value-type="string" calcext:value-type="string">
            <text:p>8,33017063141</text:p>
          </table:table-cell>
          <table:table-cell office:value-type="string" calcext:value-type="string">
            <text:p>2,99756479263</text:p>
          </table:table-cell>
          <table:table-cell table:number-columns-repeated="2"/>
          <table:table-cell office:value-type="string" calcext:value-type="string">
            <text:p>-5,15615558624</text:p>
          </table:table-cell>
          <table:table-cell office:value-type="string" calcext:value-type="string">
            <text:p>9,6040763855</text:p>
          </table:table-cell>
          <table:table-cell office:value-type="string" calcext:value-type="string">
            <text:p>3,13840508461</text:p>
          </table:table-cell>
          <table:table-cell table:number-columns-repeated="2"/>
          <table:table-cell table:formula="of:=[.A173]-[.F173]" office:value-type="float" office:value="0.0344271659799995" calcext:value-type="float">
            <text:p>0,034427166</text:p>
          </table:table-cell>
          <table:table-cell table:formula="of:=[.B173]-[.G173]" office:value-type="float" office:value="-1.27390575409" calcext:value-type="float">
            <text:p>-1,2739057541</text:p>
          </table:table-cell>
          <table:table-cell table:formula="of:=[.C173]-[.H173]" office:value-type="float" office:value="-0.14084029198" calcext:value-type="float">
            <text:p>-0,14084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631702423</text:p>
          </table:table-cell>
          <table:table-cell office:value-type="string" calcext:value-type="string">
            <text:p>8,45792007446</text:p>
          </table:table-cell>
          <table:table-cell office:value-type="string" calcext:value-type="string">
            <text:p>2,99764966965</text:p>
          </table:table-cell>
          <table:table-cell table:number-columns-repeated="2"/>
          <table:table-cell office:value-type="string" calcext:value-type="string">
            <text:p>-5,12213516235</text:p>
          </table:table-cell>
          <table:table-cell office:value-type="string" calcext:value-type="string">
            <text:p>9,51473999023</text:p>
          </table:table-cell>
          <table:table-cell office:value-type="string" calcext:value-type="string">
            <text:p>3,27169156075</text:p>
          </table:table-cell>
          <table:table-cell table:number-columns-repeated="2"/>
          <table:table-cell table:formula="of:=[.A174]-[.F174]" office:value-type="float" office:value="-0.00418186187999936" calcext:value-type="float">
            <text:p>-0,0041818619</text:p>
          </table:table-cell>
          <table:table-cell table:formula="of:=[.B174]-[.G174]" office:value-type="float" office:value="-1.05681991577" calcext:value-type="float">
            <text:p>-1,0568199158</text:p>
          </table:table-cell>
          <table:table-cell table:formula="of:=[.C174]-[.H174]" office:value-type="float" office:value="-0.2740418911" calcext:value-type="float">
            <text:p>-0,2740418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01651001</text:p>
          </table:table-cell>
          <table:table-cell office:value-type="string" calcext:value-type="string">
            <text:p>8,57273578644</text:p>
          </table:table-cell>
          <table:table-cell office:value-type="string" calcext:value-type="string">
            <text:p>2,99772596359</text:p>
          </table:table-cell>
          <table:table-cell table:number-columns-repeated="2"/>
          <table:table-cell office:value-type="string" calcext:value-type="string">
            <text:p>-5,10551929474</text:p>
          </table:table-cell>
          <table:table-cell office:value-type="string" calcext:value-type="string">
            <text:p>9,42715930939</text:p>
          </table:table-cell>
          <table:table-cell office:value-type="string" calcext:value-type="string">
            <text:p>3,32903695107</text:p>
          </table:table-cell>
          <table:table-cell table:number-columns-repeated="2"/>
          <table:table-cell table:formula="of:=[.A175]-[.F175]" office:value-type="float" office:value="-0.0246458053600005" calcext:value-type="float">
            <text:p>-0,0246458054</text:p>
          </table:table-cell>
          <table:table-cell table:formula="of:=[.B175]-[.G175]" office:value-type="float" office:value="-0.85442352295" calcext:value-type="float">
            <text:p>-0,854423523</text:p>
          </table:table-cell>
          <table:table-cell table:formula="of:=[.C175]-[.H175]" office:value-type="float" office:value="-0.33131098748" calcext:value-type="float">
            <text:p>-0,3313109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388347626</text:p>
          </table:table-cell>
          <table:table-cell office:value-type="string" calcext:value-type="string">
            <text:p>8,69225215912</text:p>
          </table:table-cell>
          <table:table-cell office:value-type="string" calcext:value-type="string">
            <text:p>2,99780535698</text:p>
          </table:table-cell>
          <table:table-cell table:number-columns-repeated="2"/>
          <table:table-cell office:value-type="string" calcext:value-type="string">
            <text:p>-5,08798742294</text:p>
          </table:table-cell>
          <table:table-cell office:value-type="string" calcext:value-type="string">
            <text:p>9,35924434662</text:p>
          </table:table-cell>
          <table:table-cell office:value-type="string" calcext:value-type="string">
            <text:p>3,3766283989</text:p>
          </table:table-cell>
          <table:table-cell table:number-columns-repeated="2"/>
          <table:table-cell table:formula="of:=[.A176]-[.F176]" office:value-type="float" office:value="-0.0458960533199999" calcext:value-type="float">
            <text:p>-0,0458960533</text:p>
          </table:table-cell>
          <table:table-cell table:formula="of:=[.B176]-[.G176]" office:value-type="float" office:value="-0.6669921875" calcext:value-type="float">
            <text:p>-0,6669921875</text:p>
          </table:table-cell>
          <table:table-cell table:formula="of:=[.C176]-[.H176]" office:value-type="float" office:value="-0.37882304192" calcext:value-type="float">
            <text:p>-0,3788230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696193695</text:p>
          </table:table-cell>
          <table:table-cell office:value-type="string" calcext:value-type="string">
            <text:p>8,79951381683</text:p>
          </table:table-cell>
          <table:table-cell office:value-type="string" calcext:value-type="string">
            <text:p>2,99787664413</text:p>
          </table:table-cell>
          <table:table-cell table:number-columns-repeated="2"/>
          <table:table-cell office:value-type="string" calcext:value-type="string">
            <text:p>-5,08027648926</text:p>
          </table:table-cell>
          <table:table-cell office:value-type="string" calcext:value-type="string">
            <text:p>9,33466243744</text:p>
          </table:table-cell>
          <table:table-cell office:value-type="string" calcext:value-type="string">
            <text:p>3,36561322212</text:p>
          </table:table-cell>
          <table:table-cell table:number-columns-repeated="2"/>
          <table:table-cell table:formula="of:=[.A177]-[.F177]" office:value-type="float" office:value="-0.0566854476899996" calcext:value-type="float">
            <text:p>-0,0566854477</text:p>
          </table:table-cell>
          <table:table-cell table:formula="of:=[.B177]-[.G177]" office:value-type="float" office:value="-0.53514862061" calcext:value-type="float">
            <text:p>-0,5351486206</text:p>
          </table:table-cell>
          <table:table-cell table:formula="of:=[.C177]-[.H177]" office:value-type="float" office:value="-0.36773657799" calcext:value-type="float">
            <text:p>-0,367736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009332657</text:p>
          </table:table-cell>
          <table:table-cell office:value-type="string" calcext:value-type="string">
            <text:p>8,91897964478</text:p>
          </table:table-cell>
          <table:table-cell office:value-type="string" calcext:value-type="string">
            <text:p>2,9979557991</text:p>
          </table:table-cell>
          <table:table-cell table:number-columns-repeated="2"/>
          <table:table-cell office:value-type="string" calcext:value-type="string">
            <text:p>-5,08773851395</text:p>
          </table:table-cell>
          <table:table-cell office:value-type="string" calcext:value-type="string">
            <text:p>9,48355293274</text:p>
          </table:table-cell>
          <table:table-cell office:value-type="string" calcext:value-type="string">
            <text:p>3,35650801659</text:p>
          </table:table-cell>
          <table:table-cell table:number-columns-repeated="2"/>
          <table:table-cell table:formula="of:=[.A178]-[.F178]" office:value-type="float" office:value="-0.05235481262" calcext:value-type="float">
            <text:p>-0,0523548126</text:p>
          </table:table-cell>
          <table:table-cell table:formula="of:=[.B178]-[.G178]" office:value-type="float" office:value="-0.56457328796" calcext:value-type="float">
            <text:p>-0,564573288</text:p>
          </table:table-cell>
          <table:table-cell table:formula="of:=[.C178]-[.H178]" office:value-type="float" office:value="-0.35855221749" calcext:value-type="float">
            <text:p>-0,3585522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229106903</text:p>
          </table:table-cell>
          <table:table-cell office:value-type="string" calcext:value-type="string">
            <text:p>9,01134586334</text:p>
          </table:table-cell>
          <table:table-cell office:value-type="string" calcext:value-type="string">
            <text:p>2,99801707268</text:p>
          </table:table-cell>
          <table:table-cell table:number-columns-repeated="2"/>
          <table:table-cell office:value-type="string" calcext:value-type="string">
            <text:p>-5,10765171051</text:p>
          </table:table-cell>
          <table:table-cell office:value-type="string" calcext:value-type="string">
            <text:p>9,42648410797</text:p>
          </table:table-cell>
          <table:table-cell office:value-type="string" calcext:value-type="string">
            <text:p>3,32159638405</text:p>
          </table:table-cell>
          <table:table-cell table:number-columns-repeated="2"/>
          <table:table-cell table:formula="of:=[.A179]-[.F179]" office:value-type="float" office:value="-0.0346393585199998" calcext:value-type="float">
            <text:p>-0,0346393585</text:p>
          </table:table-cell>
          <table:table-cell table:formula="of:=[.B179]-[.G179]" office:value-type="float" office:value="-0.415138244629999" calcext:value-type="float">
            <text:p>-0,4151382446</text:p>
          </table:table-cell>
          <table:table-cell table:formula="of:=[.C179]-[.H179]" office:value-type="float" office:value="-0.32357931137" calcext:value-type="float">
            <text:p>-0,3235793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467906952</text:p>
          </table:table-cell>
          <table:table-cell office:value-type="string" calcext:value-type="string">
            <text:p>9,12294197083</text:p>
          </table:table-cell>
          <table:table-cell office:value-type="string" calcext:value-type="string">
            <text:p>2,99809122086</text:p>
          </table:table-cell>
          <table:table-cell table:number-columns-repeated="2"/>
          <table:table-cell office:value-type="string" calcext:value-type="string">
            <text:p>-5,13982105255</text:p>
          </table:table-cell>
          <table:table-cell office:value-type="string" calcext:value-type="string">
            <text:p>9,39200401306</text:p>
          </table:table-cell>
          <table:table-cell office:value-type="string" calcext:value-type="string">
            <text:p>3,23773503304</text:p>
          </table:table-cell>
          <table:table-cell table:number-columns-repeated="2"/>
          <table:table-cell table:formula="of:=[.A180]-[.F180]" office:value-type="float" office:value="-0.0048580169700001" calcext:value-type="float">
            <text:p>-0,004858017</text:p>
          </table:table-cell>
          <table:table-cell table:formula="of:=[.B180]-[.G180]" office:value-type="float" office:value="-0.269062042229999" calcext:value-type="float">
            <text:p>-0,2690620422</text:p>
          </table:table-cell>
          <table:table-cell table:formula="of:=[.C180]-[.H180]" office:value-type="float" office:value="-0.23964381218" calcext:value-type="float">
            <text:p>-0,2396438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644384384</text:p>
          </table:table-cell>
          <table:table-cell office:value-type="string" calcext:value-type="string">
            <text:p>9,21629905701</text:p>
          </table:table-cell>
          <table:table-cell office:value-type="string" calcext:value-type="string">
            <text:p>2,99815320969</text:p>
          </table:table-cell>
          <table:table-cell table:number-columns-repeated="2"/>
          <table:table-cell office:value-type="string" calcext:value-type="string">
            <text:p>-5,15214681625</text:p>
          </table:table-cell>
          <table:table-cell office:value-type="string" calcext:value-type="string">
            <text:p>9,58150482178</text:p>
          </table:table-cell>
          <table:table-cell office:value-type="string" calcext:value-type="string">
            <text:p>3,15029406548</text:p>
          </table:table-cell>
          <table:table-cell table:number-columns-repeated="2"/>
          <table:table-cell table:formula="of:=[.A181]-[.F181]" office:value-type="float" office:value="0.00570297240999995" calcext:value-type="float">
            <text:p>0,0057029724</text:p>
          </table:table-cell>
          <table:table-cell table:formula="of:=[.B181]-[.G181]" office:value-type="float" office:value="-0.36520576477" calcext:value-type="float">
            <text:p>-0,3652057648</text:p>
          </table:table-cell>
          <table:table-cell table:formula="of:=[.C181]-[.H181]" office:value-type="float" office:value="-0.15214085579" calcext:value-type="float">
            <text:p>-0,1521408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804697037</text:p>
          </table:table-cell>
          <table:table-cell office:value-type="string" calcext:value-type="string">
            <text:p>9,31346321106</text:p>
          </table:table-cell>
          <table:table-cell office:value-type="string" calcext:value-type="string">
            <text:p>2,9982175827</text:p>
          </table:table-cell>
          <table:table-cell table:number-columns-repeated="2"/>
          <table:table-cell office:value-type="string" calcext:value-type="string">
            <text:p>-5,1712269783</text:p>
          </table:table-cell>
          <table:table-cell office:value-type="string" calcext:value-type="string">
            <text:p>9,66800689697</text:p>
          </table:table-cell>
          <table:table-cell office:value-type="string" calcext:value-type="string">
            <text:p>3,0696952343</text:p>
          </table:table-cell>
          <table:table-cell table:number-columns-repeated="2"/>
          <table:table-cell table:formula="of:=[.A182]-[.F182]" office:value-type="float" office:value="0.0231800079299997" calcext:value-type="float">
            <text:p>0,0231800079</text:p>
          </table:table-cell>
          <table:table-cell table:formula="of:=[.B182]-[.G182]" office:value-type="float" office:value="-0.35454368591" calcext:value-type="float">
            <text:p>-0,3545436859</text:p>
          </table:table-cell>
          <table:table-cell table:formula="of:=[.C182]-[.H182]" office:value-type="float" office:value="-0.0714776516" calcext:value-type="float">
            <text:p>-0,071477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927577972</text:p>
          </table:table-cell>
          <table:table-cell office:value-type="string" calcext:value-type="string">
            <text:p>9,4006652832</text:p>
          </table:table-cell>
          <table:table-cell office:value-type="string" calcext:value-type="string">
            <text:p>2,99827551842</text:p>
          </table:table-cell>
          <table:table-cell table:number-columns-repeated="2"/>
          <table:table-cell office:value-type="string" calcext:value-type="string">
            <text:p>-5,16210699081</text:p>
          </table:table-cell>
          <table:table-cell office:value-type="string" calcext:value-type="string">
            <text:p>9,75497436523</text:p>
          </table:table-cell>
          <table:table-cell office:value-type="string" calcext:value-type="string">
            <text:p>3,00146603584</text:p>
          </table:table-cell>
          <table:table-cell table:number-columns-repeated="2"/>
          <table:table-cell table:formula="of:=[.A183]-[.F183]" office:value-type="float" office:value="0.01283121109" calcext:value-type="float">
            <text:p>0,0128312111</text:p>
          </table:table-cell>
          <table:table-cell table:formula="of:=[.B183]-[.G183]" office:value-type="float" office:value="-0.354309082029999" calcext:value-type="float">
            <text:p>-0,354309082</text:p>
          </table:table-cell>
          <table:table-cell table:formula="of:=[.C183]-[.H183]" office:value-type="float" office:value="-0.0031905174200002" calcext:value-type="float">
            <text:p>-0,003190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02699852</text:p>
          </table:table-cell>
          <table:table-cell office:value-type="string" calcext:value-type="string">
            <text:p>9,48505020142</text:p>
          </table:table-cell>
          <table:table-cell office:value-type="string" calcext:value-type="string">
            <text:p>2,99833130836</text:p>
          </table:table-cell>
          <table:table-cell table:number-columns-repeated="2"/>
          <table:table-cell office:value-type="string" calcext:value-type="string">
            <text:p>-5,15852355957</text:p>
          </table:table-cell>
          <table:table-cell office:value-type="string" calcext:value-type="string">
            <text:p>9,8570690155</text:p>
          </table:table-cell>
          <table:table-cell office:value-type="string" calcext:value-type="string">
            <text:p>2,94264316559</text:p>
          </table:table-cell>
          <table:table-cell table:number-columns-repeated="2"/>
          <table:table-cell table:formula="of:=[.A184]-[.F184]" office:value-type="float" office:value="0.00825357437000029" calcext:value-type="float">
            <text:p>0,0082535744</text:p>
          </table:table-cell>
          <table:table-cell table:formula="of:=[.B184]-[.G184]" office:value-type="float" office:value="-0.37201881408" calcext:value-type="float">
            <text:p>-0,3720188141</text:p>
          </table:table-cell>
          <table:table-cell table:formula="of:=[.C184]-[.H184]" office:value-type="float" office:value="0.0556881427700002" calcext:value-type="float">
            <text:p>0,0556881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109395981</text:p>
          </table:table-cell>
          <table:table-cell office:value-type="string" calcext:value-type="string">
            <text:p>9,57299804688</text:p>
          </table:table-cell>
          <table:table-cell office:value-type="string" calcext:value-type="string">
            <text:p>2,99838972092</text:p>
          </table:table-cell>
          <table:table-cell table:number-columns-repeated="2"/>
          <table:table-cell office:value-type="string" calcext:value-type="string">
            <text:p>-5,16155910492</text:p>
          </table:table-cell>
          <table:table-cell office:value-type="string" calcext:value-type="string">
            <text:p>9,9215555191</text:p>
          </table:table-cell>
          <table:table-cell office:value-type="string" calcext:value-type="string">
            <text:p>2,92274737358</text:p>
          </table:table-cell>
          <table:table-cell table:number-columns-repeated="2"/>
          <table:table-cell table:formula="of:=[.A185]-[.F185]" office:value-type="float" office:value="0.0104651451100004" calcext:value-type="float">
            <text:p>0,0104651451</text:p>
          </table:table-cell>
          <table:table-cell table:formula="of:=[.B185]-[.G185]" office:value-type="float" office:value="-0.34855747222" calcext:value-type="float">
            <text:p>-0,3485574722</text:p>
          </table:table-cell>
          <table:table-cell table:formula="of:=[.C185]-[.H185]" office:value-type="float" office:value="0.0756423473399996" calcext:value-type="float">
            <text:p>0,0756423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164232254</text:p>
          </table:table-cell>
          <table:table-cell office:value-type="string" calcext:value-type="string">
            <text:p>9,65169239044</text:p>
          </table:table-cell>
          <table:table-cell office:value-type="string" calcext:value-type="string">
            <text:p>2,99844193459</text:p>
          </table:table-cell>
          <table:table-cell table:number-columns-repeated="2"/>
          <table:table-cell office:value-type="string" calcext:value-type="string">
            <text:p>-5,16180562973</text:p>
          </table:table-cell>
          <table:table-cell office:value-type="string" calcext:value-type="string">
            <text:p>10,1189756393</text:p>
          </table:table-cell>
          <table:table-cell office:value-type="string" calcext:value-type="string">
            <text:p>2,93779206276</text:p>
          </table:table-cell>
          <table:table-cell table:number-columns-repeated="2"/>
          <table:table-cell table:formula="of:=[.A186]-[.F186]" office:value-type="float" office:value="0.01016330719" calcext:value-type="float">
            <text:p>0,0101633072</text:p>
          </table:table-cell>
          <table:table-cell table:formula="of:=[.B186]-[.G186]" office:value-type="float" office:value="-0.467283248860001" calcext:value-type="float">
            <text:p>-0,4672832489</text:p>
          </table:table-cell>
          <table:table-cell table:formula="of:=[.C186]-[.H186]" office:value-type="float" office:value="0.0606498718299999" calcext:value-type="float">
            <text:p>0,0606498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201711655</text:p>
          </table:table-cell>
          <table:table-cell office:value-type="string" calcext:value-type="string">
            <text:p>9,73372745514</text:p>
          </table:table-cell>
          <table:table-cell office:value-type="string" calcext:value-type="string">
            <text:p>2,99849629402</text:p>
          </table:table-cell>
          <table:table-cell table:number-columns-repeated="2"/>
          <table:table-cell office:value-type="string" calcext:value-type="string">
            <text:p>-5,10306501389</text:p>
          </table:table-cell>
          <table:table-cell office:value-type="string" calcext:value-type="string">
            <text:p>10,0822620392</text:p>
          </table:table-cell>
          <table:table-cell office:value-type="string" calcext:value-type="string">
            <text:p>2,9328494072</text:p>
          </table:table-cell>
          <table:table-cell table:number-columns-repeated="2"/>
          <table:table-cell table:formula="of:=[.A187]-[.F187]" office:value-type="float" office:value="-0.0489521026599995" calcext:value-type="float">
            <text:p>-0,0489521027</text:p>
          </table:table-cell>
          <table:table-cell table:formula="of:=[.B187]-[.G187]" office:value-type="float" office:value="-0.348534584059999" calcext:value-type="float">
            <text:p>-0,3485345841</text:p>
          </table:table-cell>
          <table:table-cell table:formula="of:=[.C187]-[.H187]" office:value-type="float" office:value="0.0656468868199998" calcext:value-type="float">
            <text:p>0,0656468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217590332</text:p>
          </table:table-cell>
          <table:table-cell office:value-type="string" calcext:value-type="string">
            <text:p>9,80734062195</text:p>
          </table:table-cell>
          <table:table-cell office:value-type="string" calcext:value-type="string">
            <text:p>2,99854493141</text:p>
          </table:table-cell>
          <table:table-cell table:number-columns-repeated="2"/>
          <table:table-cell office:value-type="string" calcext:value-type="string">
            <text:p>-5,05558824539</text:p>
          </table:table-cell>
          <table:table-cell office:value-type="string" calcext:value-type="string">
            <text:p>10,0226411819</text:p>
          </table:table-cell>
          <table:table-cell office:value-type="string" calcext:value-type="string">
            <text:p>2,92922353745</text:p>
          </table:table-cell>
          <table:table-cell table:number-columns-repeated="2"/>
          <table:table-cell table:formula="of:=[.A188]-[.F188]" office:value-type="float" office:value="-0.0965876579299998" calcext:value-type="float">
            <text:p>-0,0965876579</text:p>
          </table:table-cell>
          <table:table-cell table:formula="of:=[.B188]-[.G188]" office:value-type="float" office:value="-0.215300559949998" calcext:value-type="float">
            <text:p>-0,2153005599</text:p>
          </table:table-cell>
          <table:table-cell table:formula="of:=[.C188]-[.H188]" office:value-type="float" office:value="0.0693213939599997" calcext:value-type="float">
            <text:p>0,069321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215682983</text:p>
          </table:table-cell>
          <table:table-cell office:value-type="string" calcext:value-type="string">
            <text:p>9,88406276703</text:p>
          </table:table-cell>
          <table:table-cell office:value-type="string" calcext:value-type="string">
            <text:p>2,99859595299</text:p>
          </table:table-cell>
          <table:table-cell table:number-columns-repeated="2"/>
          <table:table-cell office:value-type="string" calcext:value-type="string">
            <text:p>-5,02436828613</text:p>
          </table:table-cell>
          <table:table-cell office:value-type="string" calcext:value-type="string">
            <text:p>10,0706768036</text:p>
          </table:table-cell>
          <table:table-cell office:value-type="string" calcext:value-type="string">
            <text:p>2,93549990654</text:p>
          </table:table-cell>
          <table:table-cell table:number-columns-repeated="2"/>
          <table:table-cell table:formula="of:=[.A189]-[.F189]" office:value-type="float" office:value="-0.1277885437" calcext:value-type="float">
            <text:p>-0,1277885437</text:p>
          </table:table-cell>
          <table:table-cell table:formula="of:=[.B189]-[.G189]" office:value-type="float" office:value="-0.186614036569999" calcext:value-type="float">
            <text:p>-0,1866140366</text:p>
          </table:table-cell>
          <table:table-cell table:formula="of:=[.C189]-[.H189]" office:value-type="float" office:value="0.0630960464499997" calcext:value-type="float">
            <text:p>0,0630960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158128738</text:p>
          </table:table-cell>
          <table:table-cell office:value-type="string" calcext:value-type="string">
            <text:p>10,0292816162</text:p>
          </table:table-cell>
          <table:table-cell office:value-type="string" calcext:value-type="string">
            <text:p>2,99869203568</text:p>
          </table:table-cell>
          <table:table-cell table:number-columns-repeated="2"/>
          <table:table-cell office:value-type="string" calcext:value-type="string">
            <text:p>-5,0060338974</text:p>
          </table:table-cell>
          <table:table-cell office:value-type="string" calcext:value-type="string">
            <text:p>10,0977706909</text:p>
          </table:table-cell>
          <table:table-cell office:value-type="string" calcext:value-type="string">
            <text:p>2,94040369987</text:p>
          </table:table-cell>
          <table:table-cell table:number-columns-repeated="2"/>
          <table:table-cell table:formula="of:=[.A190]-[.F190]" office:value-type="float" office:value="-0.14554738998" calcext:value-type="float">
            <text:p>-0,14554739</text:p>
          </table:table-cell>
          <table:table-cell table:formula="of:=[.B190]-[.G190]" office:value-type="float" office:value="-0.0684890746999987" calcext:value-type="float">
            <text:p>-0,0684890747</text:p>
          </table:table-cell>
          <table:table-cell table:formula="of:=[.C190]-[.H190]" office:value-type="float" office:value="0.0582883358099999" calcext:value-type="float">
            <text:p>0,0582883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113353729</text:p>
          </table:table-cell>
          <table:table-cell office:value-type="string" calcext:value-type="string">
            <text:p>10,0885772705</text:p>
          </table:table-cell>
          <table:table-cell office:value-type="string" calcext:value-type="string">
            <text:p>2,99873137474</text:p>
          </table:table-cell>
          <table:table-cell table:number-columns-repeated="2"/>
          <table:table-cell office:value-type="string" calcext:value-type="string">
            <text:p>-4,98906755447</text:p>
          </table:table-cell>
          <table:table-cell office:value-type="string" calcext:value-type="string">
            <text:p>10,1388549805</text:p>
          </table:table-cell>
          <table:table-cell office:value-type="string" calcext:value-type="string">
            <text:p>2,94412183762</text:p>
          </table:table-cell>
          <table:table-cell table:number-columns-repeated="2"/>
          <table:table-cell table:formula="of:=[.A191]-[.F191]" office:value-type="float" office:value="-0.16206598282" calcext:value-type="float">
            <text:p>-0,1620659828</text:p>
          </table:table-cell>
          <table:table-cell table:formula="of:=[.B191]-[.G191]" office:value-type="float" office:value="-0.0502777099999996" calcext:value-type="float">
            <text:p>-0,05027771</text:p>
          </table:table-cell>
          <table:table-cell table:formula="of:=[.C191]-[.H191]" office:value-type="float" office:value="0.0546095371200002" calcext:value-type="float">
            <text:p>0,0546095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5042161942</text:p>
          </table:table-cell>
          <table:table-cell office:value-type="string" calcext:value-type="string">
            <text:p>10,1600894928</text:p>
          </table:table-cell>
          <table:table-cell office:value-type="string" calcext:value-type="string">
            <text:p>2,99877882004</text:p>
          </table:table-cell>
          <table:table-cell table:number-columns-repeated="2"/>
          <table:table-cell office:value-type="string" calcext:value-type="string">
            <text:p>-4,97754669189</text:p>
          </table:table-cell>
          <table:table-cell office:value-type="string" calcext:value-type="string">
            <text:p>10,1825675964</text:p>
          </table:table-cell>
          <table:table-cell office:value-type="string" calcext:value-type="string">
            <text:p>2,94674992561</text:p>
          </table:table-cell>
          <table:table-cell table:number-columns-repeated="2"/>
          <table:table-cell table:formula="of:=[.A192]-[.F192]" office:value-type="float" office:value="-0.172874927530001" calcext:value-type="float">
            <text:p>-0,1728749275</text:p>
          </table:table-cell>
          <table:table-cell table:formula="of:=[.B192]-[.G192]" office:value-type="float" office:value="-0.022478103600001" calcext:value-type="float">
            <text:p>-0,0224781036</text:p>
          </table:table-cell>
          <table:table-cell table:formula="of:=[.C192]-[.H192]" office:value-type="float" office:value="0.0520288944300003" calcext:value-type="float">
            <text:p>0,0520288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967870712</text:p>
          </table:table-cell>
          <table:table-cell office:value-type="string" calcext:value-type="string">
            <text:p>10,2198190689</text:p>
          </table:table-cell>
          <table:table-cell office:value-type="string" calcext:value-type="string">
            <text:p>2,99881839752</text:p>
          </table:table-cell>
          <table:table-cell table:number-columns-repeated="2"/>
          <table:table-cell office:value-type="string" calcext:value-type="string">
            <text:p>-4,98162269592</text:p>
          </table:table-cell>
          <table:table-cell office:value-type="string" calcext:value-type="string">
            <text:p>10,2407541275</text:p>
          </table:table-cell>
          <table:table-cell office:value-type="string" calcext:value-type="string">
            <text:p>2,95215773582</text:p>
          </table:table-cell>
          <table:table-cell table:number-columns-repeated="2"/>
          <table:table-cell table:formula="of:=[.A193]-[.F193]" office:value-type="float" office:value="-0.1680560112" calcext:value-type="float">
            <text:p>-0,1680560112</text:p>
          </table:table-cell>
          <table:table-cell table:formula="of:=[.B193]-[.G193]" office:value-type="float" office:value="-0.020935058600001" calcext:value-type="float">
            <text:p>-0,0209350586</text:p>
          </table:table-cell>
          <table:table-cell table:formula="of:=[.C193]-[.H193]" office:value-type="float" office:value="0.0466606616999998" calcext:value-type="float">
            <text:p>0,0466606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875411987</text:p>
          </table:table-cell>
          <table:table-cell office:value-type="string" calcext:value-type="string">
            <text:p>10,282075882</text:p>
          </table:table-cell>
          <table:table-cell office:value-type="string" calcext:value-type="string">
            <text:p>2,99885964394</text:p>
          </table:table-cell>
          <table:table-cell table:number-columns-repeated="2"/>
          <table:table-cell office:value-type="string" calcext:value-type="string">
            <text:p>-4,9898481369</text:p>
          </table:table-cell>
          <table:table-cell office:value-type="string" calcext:value-type="string">
            <text:p>10,2976388931</text:p>
          </table:table-cell>
          <table:table-cell office:value-type="string" calcext:value-type="string">
            <text:p>2,95657706261</text:p>
          </table:table-cell>
          <table:table-cell table:number-columns-repeated="2"/>
          <table:table-cell table:formula="of:=[.A194]-[.F194]" office:value-type="float" office:value="-0.15890598297" calcext:value-type="float">
            <text:p>-0,158905983</text:p>
          </table:table-cell>
          <table:table-cell table:formula="of:=[.B194]-[.G194]" office:value-type="float" office:value="-0.0155630110999994" calcext:value-type="float">
            <text:p>-0,0155630111</text:p>
          </table:table-cell>
          <table:table-cell table:formula="of:=[.C194]-[.H194]" office:value-type="float" office:value="0.0422825813299998" calcext:value-type="float">
            <text:p>0,0422825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778900146</text:p>
          </table:table-cell>
          <table:table-cell office:value-type="string" calcext:value-type="string">
            <text:p>10,3380298615</text:p>
          </table:table-cell>
          <table:table-cell office:value-type="string" calcext:value-type="string">
            <text:p>2,99889659882</text:p>
          </table:table-cell>
          <table:table-cell table:number-columns-repeated="2"/>
          <table:table-cell office:value-type="string" calcext:value-type="string">
            <text:p>-5,00250720978</text:p>
          </table:table-cell>
          <table:table-cell office:value-type="string" calcext:value-type="string">
            <text:p>10,385550499</text:p>
          </table:table-cell>
          <table:table-cell office:value-type="string" calcext:value-type="string">
            <text:p>2,95973801613</text:p>
          </table:table-cell>
          <table:table-cell table:number-columns-repeated="2"/>
          <table:table-cell table:formula="of:=[.A195]-[.F195]" office:value-type="float" office:value="-0.14528179168" calcext:value-type="float">
            <text:p>-0,1452817917</text:p>
          </table:table-cell>
          <table:table-cell table:formula="of:=[.B195]-[.G195]" office:value-type="float" office:value="-0.0475206374999999" calcext:value-type="float">
            <text:p>-0,0475206375</text:p>
          </table:table-cell>
          <table:table-cell table:formula="of:=[.C195]-[.H195]" office:value-type="float" office:value="0.0391585826899998" calcext:value-type="float">
            <text:p>0,0391585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664745331</text:p>
          </table:table-cell>
          <table:table-cell office:value-type="string" calcext:value-type="string">
            <text:p>10,3960914612</text:p>
          </table:table-cell>
          <table:table-cell office:value-type="string" calcext:value-type="string">
            <text:p>2,99893498421</text:p>
          </table:table-cell>
          <table:table-cell table:number-columns-repeated="2"/>
          <table:table-cell office:value-type="string" calcext:value-type="string">
            <text:p>-5,01033210754</text:p>
          </table:table-cell>
          <table:table-cell office:value-type="string" calcext:value-type="string">
            <text:p>10,4575815201</text:p>
          </table:table-cell>
          <table:table-cell office:value-type="string" calcext:value-type="string">
            <text:p>2,96295976639</text:p>
          </table:table-cell>
          <table:table-cell table:number-columns-repeated="2"/>
          <table:table-cell table:formula="of:=[.A196]-[.F196]" office:value-type="float" office:value="-0.13631534577" calcext:value-type="float">
            <text:p>-0,1363153458</text:p>
          </table:table-cell>
          <table:table-cell table:formula="of:=[.B196]-[.G196]" office:value-type="float" office:value="-0.0614900589000005" calcext:value-type="float">
            <text:p>-0,0614900589</text:p>
          </table:table-cell>
          <table:table-cell table:formula="of:=[.C196]-[.H196]" office:value-type="float" office:value="0.0359752178199999" calcext:value-type="float">
            <text:p>0,0359752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549684525</text:p>
          </table:table-cell>
          <table:table-cell office:value-type="string" calcext:value-type="string">
            <text:p>10,4482679367</text:p>
          </table:table-cell>
          <table:table-cell office:value-type="string" calcext:value-type="string">
            <text:p>2,9989695549</text:p>
          </table:table-cell>
          <table:table-cell table:number-columns-repeated="2"/>
          <table:table-cell office:value-type="string" calcext:value-type="string">
            <text:p>-5,01301431656</text:p>
          </table:table-cell>
          <table:table-cell office:value-type="string" calcext:value-type="string">
            <text:p>10,5320854187</text:p>
          </table:table-cell>
          <table:table-cell office:value-type="string" calcext:value-type="string">
            <text:p>2,96757149696</text:p>
          </table:table-cell>
          <table:table-cell table:number-columns-repeated="2"/>
          <table:table-cell table:formula="of:=[.A197]-[.F197]" office:value-type="float" office:value="-0.132482528690001" calcext:value-type="float">
            <text:p>-0,1324825287</text:p>
          </table:table-cell>
          <table:table-cell table:formula="of:=[.B197]-[.G197]" office:value-type="float" office:value="-0.0838174819999988" calcext:value-type="float">
            <text:p>-0,083817482</text:p>
          </table:table-cell>
          <table:table-cell table:formula="of:=[.C197]-[.H197]" office:value-type="float" office:value="0.0313980579400002" calcext:value-type="float">
            <text:p>0,0313980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416837692</text:p>
          </table:table-cell>
          <table:table-cell office:value-type="string" calcext:value-type="string">
            <text:p>10,5025730133</text:p>
          </table:table-cell>
          <table:table-cell office:value-type="string" calcext:value-type="string">
            <text:p>2,99900555611</text:p>
          </table:table-cell>
          <table:table-cell table:number-columns-repeated="2"/>
          <table:table-cell office:value-type="string" calcext:value-type="string">
            <text:p>-4,99773693085</text:p>
          </table:table-cell>
          <table:table-cell office:value-type="string" calcext:value-type="string">
            <text:p>10,5769300461</text:p>
          </table:table-cell>
          <table:table-cell office:value-type="string" calcext:value-type="string">
            <text:p>2,96836519241</text:p>
          </table:table-cell>
          <table:table-cell table:number-columns-repeated="2"/>
          <table:table-cell table:formula="of:=[.A198]-[.F198]" office:value-type="float" office:value="-0.14643144607" calcext:value-type="float">
            <text:p>-0,1464314461</text:p>
          </table:table-cell>
          <table:table-cell table:formula="of:=[.B198]-[.G198]" office:value-type="float" office:value="-0.0743570328000001" calcext:value-type="float">
            <text:p>-0,0743570328</text:p>
          </table:table-cell>
          <table:table-cell table:formula="of:=[.C198]-[.H198]" office:value-type="float" office:value="0.0306403637000003" calcext:value-type="float">
            <text:p>0,0306403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4126634598</text:p>
          </table:table-cell>
          <table:table-cell office:value-type="string" calcext:value-type="string">
            <text:p>10,6055698395</text:p>
          </table:table-cell>
          <table:table-cell office:value-type="string" calcext:value-type="string">
            <text:p>2,99907374382</text:p>
          </table:table-cell>
          <table:table-cell table:number-columns-repeated="2"/>
          <table:table-cell office:value-type="string" calcext:value-type="string">
            <text:p>-4,99496221542</text:p>
          </table:table-cell>
          <table:table-cell office:value-type="string" calcext:value-type="string">
            <text:p>10,6246261597</text:p>
          </table:table-cell>
          <table:table-cell office:value-type="string" calcext:value-type="string">
            <text:p>2,96694493294</text:p>
          </table:table-cell>
          <table:table-cell table:number-columns-repeated="2"/>
          <table:table-cell table:formula="of:=[.A199]-[.F199]" office:value-type="float" office:value="-0.14630413056" calcext:value-type="float">
            <text:p>-0,1463041306</text:p>
          </table:table-cell>
          <table:table-cell table:formula="of:=[.B199]-[.G199]" office:value-type="float" office:value="-0.0190563202000007" calcext:value-type="float">
            <text:p>-0,0190563202</text:p>
          </table:table-cell>
          <table:table-cell table:formula="of:=[.C199]-[.H199]" office:value-type="float" office:value="0.0321288108800002" calcext:value-type="float">
            <text:p>0,032128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993358612</text:p>
          </table:table-cell>
          <table:table-cell office:value-type="string" calcext:value-type="string">
            <text:p>10,6475219727</text:p>
          </table:table-cell>
          <table:table-cell office:value-type="string" calcext:value-type="string">
            <text:p>2,99910140038</text:p>
          </table:table-cell>
          <table:table-cell table:number-columns-repeated="2"/>
          <table:table-cell office:value-type="string" calcext:value-type="string">
            <text:p>-5,00529432297</text:p>
          </table:table-cell>
          <table:table-cell office:value-type="string" calcext:value-type="string">
            <text:p>10,7369785309</text:p>
          </table:table-cell>
          <table:table-cell office:value-type="string" calcext:value-type="string">
            <text:p>2,97652769089</text:p>
          </table:table-cell>
          <table:table-cell table:number-columns-repeated="2"/>
          <table:table-cell table:formula="of:=[.A200]-[.F200]" office:value-type="float" office:value="-0.13463926315" calcext:value-type="float">
            <text:p>-0,1346392632</text:p>
          </table:table-cell>
          <table:table-cell table:formula="of:=[.B200]-[.G200]" office:value-type="float" office:value="-0.0894565582000002" calcext:value-type="float">
            <text:p>-0,0894565582</text:p>
          </table:table-cell>
          <table:table-cell table:formula="of:=[.C200]-[.H200]" office:value-type="float" office:value="0.02257370949" calcext:value-type="float">
            <text:p>0,0225737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82021904</text:p>
          </table:table-cell>
          <table:table-cell office:value-type="string" calcext:value-type="string">
            <text:p>10,6982011795</text:p>
          </table:table-cell>
          <table:table-cell office:value-type="string" calcext:value-type="string">
            <text:p>2,9991350174</text:p>
          </table:table-cell>
          <table:table-cell table:number-columns-repeated="2"/>
          <table:table-cell office:value-type="string" calcext:value-type="string">
            <text:p>-5,01443862915</text:p>
          </table:table-cell>
          <table:table-cell office:value-type="string" calcext:value-type="string">
            <text:p>10,8321733475</text:p>
          </table:table-cell>
          <table:table-cell office:value-type="string" calcext:value-type="string">
            <text:p>2,98482394218</text:p>
          </table:table-cell>
          <table:table-cell table:number-columns-repeated="2"/>
          <table:table-cell table:formula="of:=[.A201]-[.F201]" office:value-type="float" office:value="-0.123763561250001" calcext:value-type="float">
            <text:p>-0,1237635613</text:p>
          </table:table-cell>
          <table:table-cell table:formula="of:=[.B201]-[.G201]" office:value-type="float" office:value="-0.133972168" calcext:value-type="float">
            <text:p>-0,133972168</text:p>
          </table:table-cell>
          <table:table-cell table:formula="of:=[.C201]-[.H201]" office:value-type="float" office:value="0.0143110752200002" calcext:value-type="float">
            <text:p>0,0143110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66481781</text:p>
          </table:table-cell>
          <table:table-cell office:value-type="string" calcext:value-type="string">
            <text:p>10,7405929565</text:p>
          </table:table-cell>
          <table:table-cell office:value-type="string" calcext:value-type="string">
            <text:p>2,99916315079</text:p>
          </table:table-cell>
          <table:table-cell table:number-columns-repeated="2"/>
          <table:table-cell office:value-type="string" calcext:value-type="string">
            <text:p>-5,01504182816</text:p>
          </table:table-cell>
          <table:table-cell office:value-type="string" calcext:value-type="string">
            <text:p>10,847442627</text:p>
          </table:table-cell>
          <table:table-cell office:value-type="string" calcext:value-type="string">
            <text:p>2,98284220695</text:p>
          </table:table-cell>
          <table:table-cell table:number-columns-repeated="2"/>
          <table:table-cell table:formula="of:=[.A202]-[.F202]" office:value-type="float" office:value="-0.12160634994" calcext:value-type="float">
            <text:p>-0,1216063499</text:p>
          </table:table-cell>
          <table:table-cell table:formula="of:=[.B202]-[.G202]" office:value-type="float" office:value="-0.106849670499999" calcext:value-type="float">
            <text:p>-0,1068496705</text:p>
          </table:table-cell>
          <table:table-cell table:formula="of:=[.C202]-[.H202]" office:value-type="float" office:value="0.0163209438399998" calcext:value-type="float">
            <text:p>0,0163209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492488861</text:p>
          </table:table-cell>
          <table:table-cell office:value-type="string" calcext:value-type="string">
            <text:p>10,7847061157</text:p>
          </table:table-cell>
          <table:table-cell office:value-type="string" calcext:value-type="string">
            <text:p>2,99919223785</text:p>
          </table:table-cell>
          <table:table-cell table:number-columns-repeated="2"/>
          <table:table-cell office:value-type="string" calcext:value-type="string">
            <text:p>-5,01817464828</text:p>
          </table:table-cell>
          <table:table-cell office:value-type="string" calcext:value-type="string">
            <text:p>10,8787918091</text:p>
          </table:table-cell>
          <table:table-cell office:value-type="string" calcext:value-type="string">
            <text:p>2,98540186882</text:p>
          </table:table-cell>
          <table:table-cell table:number-columns-repeated="2"/>
          <table:table-cell table:formula="of:=[.A203]-[.F203]" office:value-type="float" office:value="-0.11675024033" calcext:value-type="float">
            <text:p>-0,1167502403</text:p>
          </table:table-cell>
          <table:table-cell table:formula="of:=[.B203]-[.G203]" office:value-type="float" office:value="-0.0940856934000003" calcext:value-type="float">
            <text:p>-0,0940856934</text:p>
          </table:table-cell>
          <table:table-cell table:formula="of:=[.C203]-[.H203]" office:value-type="float" office:value="0.0137903690300001" calcext:value-type="float">
            <text:p>0,013790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315534592</text:p>
          </table:table-cell>
          <table:table-cell office:value-type="string" calcext:value-type="string">
            <text:p>10,8272819519</text:p>
          </table:table-cell>
          <table:table-cell office:value-type="string" calcext:value-type="string">
            <text:p>2,99922037125</text:p>
          </table:table-cell>
          <table:table-cell table:number-columns-repeated="2"/>
          <table:table-cell office:value-type="string" calcext:value-type="string">
            <text:p>-5,02432107925</text:p>
          </table:table-cell>
          <table:table-cell office:value-type="string" calcext:value-type="string">
            <text:p>10,9346590042</text:p>
          </table:table-cell>
          <table:table-cell office:value-type="string" calcext:value-type="string">
            <text:p>2,99012112617</text:p>
          </table:table-cell>
          <table:table-cell table:number-columns-repeated="2"/>
          <table:table-cell table:formula="of:=[.A204]-[.F204]" office:value-type="float" office:value="-0.10883426667" calcext:value-type="float">
            <text:p>-0,1088342667</text:p>
          </table:table-cell>
          <table:table-cell table:formula="of:=[.B204]-[.G204]" office:value-type="float" office:value="-0.1073770523" calcext:value-type="float">
            <text:p>-0,1073770523</text:p>
          </table:table-cell>
          <table:table-cell table:formula="of:=[.C204]-[.H204]" office:value-type="float" office:value="0.00909924507999982" calcext:value-type="float">
            <text:p>0,0090992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3147544861</text:p>
          </table:table-cell>
          <table:table-cell office:value-type="string" calcext:value-type="string">
            <text:p>10,865486145</text:p>
          </table:table-cell>
          <table:table-cell office:value-type="string" calcext:value-type="string">
            <text:p>2,99924564362</text:p>
          </table:table-cell>
          <table:table-cell table:number-columns-repeated="2"/>
          <table:table-cell office:value-type="string" calcext:value-type="string">
            <text:p>-5,02416706085</text:p>
          </table:table-cell>
          <table:table-cell office:value-type="string" calcext:value-type="string">
            <text:p>10,9587678909</text:p>
          </table:table-cell>
          <table:table-cell office:value-type="string" calcext:value-type="string">
            <text:p>2,98505949974</text:p>
          </table:table-cell>
          <table:table-cell table:number-columns-repeated="2"/>
          <table:table-cell table:formula="of:=[.A205]-[.F205]" office:value-type="float" office:value="-0.10730838776" calcext:value-type="float">
            <text:p>-0,1073083878</text:p>
          </table:table-cell>
          <table:table-cell table:formula="of:=[.B205]-[.G205]" office:value-type="float" office:value="-0.0932817459000006" calcext:value-type="float">
            <text:p>-0,0932817459</text:p>
          </table:table-cell>
          <table:table-cell table:formula="of:=[.C205]-[.H205]" office:value-type="float" office:value="0.0141861438799999" calcext:value-type="float">
            <text:p>0,014186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963151932</text:p>
          </table:table-cell>
          <table:table-cell office:value-type="string" calcext:value-type="string">
            <text:p>10,9052429199</text:p>
          </table:table-cell>
          <table:table-cell office:value-type="string" calcext:value-type="string">
            <text:p>2,99927210808</text:p>
          </table:table-cell>
          <table:table-cell table:number-columns-repeated="2"/>
          <table:table-cell office:value-type="string" calcext:value-type="string">
            <text:p>-5,01998329163</text:p>
          </table:table-cell>
          <table:table-cell office:value-type="string" calcext:value-type="string">
            <text:p>10,9565963745</text:p>
          </table:table-cell>
          <table:table-cell office:value-type="string" calcext:value-type="string">
            <text:p>2,9797039032</text:p>
          </table:table-cell>
          <table:table-cell table:number-columns-repeated="2"/>
          <table:table-cell table:formula="of:=[.A206]-[.F206]" office:value-type="float" office:value="-0.10964822769" calcext:value-type="float">
            <text:p>-0,1096482277</text:p>
          </table:table-cell>
          <table:table-cell table:formula="of:=[.B206]-[.G206]" office:value-type="float" office:value="-0.0513534545999992" calcext:value-type="float">
            <text:p>-0,0513534546</text:p>
          </table:table-cell>
          <table:table-cell table:formula="of:=[.C206]-[.H206]" office:value-type="float" office:value="0.0195682048800001" calcext:value-type="float">
            <text:p>0,0195682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788820267</text:p>
          </table:table-cell>
          <table:table-cell office:value-type="string" calcext:value-type="string">
            <text:p>10,9409828186</text:p>
          </table:table-cell>
          <table:table-cell office:value-type="string" calcext:value-type="string">
            <text:p>2,99929571152</text:p>
          </table:table-cell>
          <table:table-cell table:number-columns-repeated="2"/>
          <table:table-cell office:value-type="string" calcext:value-type="string">
            <text:p>-5,019343853</text:p>
          </table:table-cell>
          <table:table-cell office:value-type="string" calcext:value-type="string">
            <text:p>10,9817695618</text:p>
          </table:table-cell>
          <table:table-cell office:value-type="string" calcext:value-type="string">
            <text:p>2,96870279312</text:p>
          </table:table-cell>
          <table:table-cell table:number-columns-repeated="2"/>
          <table:table-cell table:formula="of:=[.A207]-[.F207]" office:value-type="float" office:value="-0.108544349670001" calcext:value-type="float">
            <text:p>-0,1085443497</text:p>
          </table:table-cell>
          <table:table-cell table:formula="of:=[.B207]-[.G207]" office:value-type="float" office:value="-0.0407867432" calcext:value-type="float">
            <text:p>-0,0407867432</text:p>
          </table:table-cell>
          <table:table-cell table:formula="of:=[.C207]-[.H207]" office:value-type="float" office:value="0.0305929184" calcext:value-type="float">
            <text:p>0,030592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392854691</text:p>
          </table:table-cell>
          <table:table-cell office:value-type="string" calcext:value-type="string">
            <text:p>11,0164070129</text:p>
          </table:table-cell>
          <table:table-cell office:value-type="string" calcext:value-type="string">
            <text:p>2,999345541</text:p>
          </table:table-cell>
          <table:table-cell table:number-columns-repeated="2"/>
          <table:table-cell office:value-type="string" calcext:value-type="string">
            <text:p>-5,02419424057</text:p>
          </table:table-cell>
          <table:table-cell office:value-type="string" calcext:value-type="string">
            <text:p>11,0457620621</text:p>
          </table:table-cell>
          <table:table-cell office:value-type="string" calcext:value-type="string">
            <text:p>2,97080683708</text:p>
          </table:table-cell>
          <table:table-cell table:number-columns-repeated="2"/>
          <table:table-cell table:formula="of:=[.A208]-[.F208]" office:value-type="float" office:value="-0.0997343063400002" calcext:value-type="float">
            <text:p>-0,0997343063</text:p>
          </table:table-cell>
          <table:table-cell table:formula="of:=[.B208]-[.G208]" office:value-type="float" office:value="-0.0293550491999994" calcext:value-type="float">
            <text:p>-0,0293550492</text:p>
          </table:table-cell>
          <table:table-cell table:formula="of:=[.C208]-[.H208]" office:value-type="float" office:value="0.0285387039200002" calcext:value-type="float">
            <text:p>0,0285387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21241951</text:p>
          </table:table-cell>
          <table:table-cell office:value-type="string" calcext:value-type="string">
            <text:p>11,0484905243</text:p>
          </table:table-cell>
          <table:table-cell office:value-type="string" calcext:value-type="string">
            <text:p>2,99936676025</text:p>
          </table:table-cell>
          <table:table-cell table:number-columns-repeated="2"/>
          <table:table-cell office:value-type="string" calcext:value-type="string">
            <text:p>-5,02830410004</text:p>
          </table:table-cell>
          <table:table-cell office:value-type="string" calcext:value-type="string">
            <text:p>11,0914239883</text:p>
          </table:table-cell>
          <table:table-cell office:value-type="string" calcext:value-type="string">
            <text:p>2,97419786453</text:p>
          </table:table-cell>
          <table:table-cell table:number-columns-repeated="2"/>
          <table:table-cell table:formula="of:=[.A209]-[.F209]" office:value-type="float" office:value="-0.0938200950599999" calcext:value-type="float">
            <text:p>-0,0938200951</text:p>
          </table:table-cell>
          <table:table-cell table:formula="of:=[.B209]-[.G209]" office:value-type="float" office:value="-0.0429334640000008" calcext:value-type="float">
            <text:p>-0,042933464</text:p>
          </table:table-cell>
          <table:table-cell table:formula="of:=[.C209]-[.H209]" office:value-type="float" office:value="0.0251688957200002" calcext:value-type="float">
            <text:p>0,0251688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2016534805</text:p>
          </table:table-cell>
          <table:table-cell office:value-type="string" calcext:value-type="string">
            <text:p>11,0818796158</text:p>
          </table:table-cell>
          <table:table-cell office:value-type="string" calcext:value-type="string">
            <text:p>2,99938893318</text:p>
          </table:table-cell>
          <table:table-cell table:number-columns-repeated="2"/>
          <table:table-cell office:value-type="string" calcext:value-type="string">
            <text:p>-5,02759361267</text:p>
          </table:table-cell>
          <table:table-cell office:value-type="string" calcext:value-type="string">
            <text:p>11,1061925888</text:p>
          </table:table-cell>
          <table:table-cell office:value-type="string" calcext:value-type="string">
            <text:p>2,9685754776</text:p>
          </table:table-cell>
          <table:table-cell table:number-columns-repeated="2"/>
          <table:table-cell table:formula="of:=[.A210]-[.F210]" office:value-type="float" office:value="-0.09257173538" calcext:value-type="float">
            <text:p>-0,0925717354</text:p>
          </table:table-cell>
          <table:table-cell table:formula="of:=[.B210]-[.G210]" office:value-type="float" office:value="-0.0243129730000007" calcext:value-type="float">
            <text:p>-0,024312973</text:p>
          </table:table-cell>
          <table:table-cell table:formula="of:=[.C210]-[.H210]" office:value-type="float" office:value="0.0308134555800001" calcext:value-type="float">
            <text:p>0,0308134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833572388</text:p>
          </table:table-cell>
          <table:table-cell office:value-type="string" calcext:value-type="string">
            <text:p>11,1118354797</text:p>
          </table:table-cell>
          <table:table-cell office:value-type="string" calcext:value-type="string">
            <text:p>2,99940872192</text:p>
          </table:table-cell>
          <table:table-cell table:number-columns-repeated="2"/>
          <table:table-cell office:value-type="string" calcext:value-type="string">
            <text:p>-5,03410196304</text:p>
          </table:table-cell>
          <table:table-cell office:value-type="string" calcext:value-type="string">
            <text:p>11,1603345871</text:p>
          </table:table-cell>
          <table:table-cell office:value-type="string" calcext:value-type="string">
            <text:p>2,9712305069</text:p>
          </table:table-cell>
          <table:table-cell table:number-columns-repeated="2"/>
          <table:table-cell table:formula="of:=[.A211]-[.F211]" office:value-type="float" office:value="-0.0842337608399992" calcext:value-type="float">
            <text:p>-0,0842337608</text:p>
          </table:table-cell>
          <table:table-cell table:formula="of:=[.B211]-[.G211]" office:value-type="float" office:value="-0.0484991073999996" calcext:value-type="float">
            <text:p>-0,0484991074</text:p>
          </table:table-cell>
          <table:table-cell table:formula="of:=[.C211]-[.H211]" office:value-type="float" office:value="0.0281782150200001" calcext:value-type="float">
            <text:p>0,028178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635684967</text:p>
          </table:table-cell>
          <table:table-cell office:value-type="string" calcext:value-type="string">
            <text:p>11,1430101395</text:p>
          </table:table-cell>
          <table:table-cell office:value-type="string" calcext:value-type="string">
            <text:p>2,99942946434</text:p>
          </table:table-cell>
          <table:table-cell table:number-columns-repeated="2"/>
          <table:table-cell office:value-type="string" calcext:value-type="string">
            <text:p>-5,03124046326</text:p>
          </table:table-cell>
          <table:table-cell office:value-type="string" calcext:value-type="string">
            <text:p>11,1836271286</text:p>
          </table:table-cell>
          <table:table-cell office:value-type="string" calcext:value-type="string">
            <text:p>2,9711997509</text:p>
          </table:table-cell>
          <table:table-cell table:number-columns-repeated="2"/>
          <table:table-cell table:formula="of:=[.A212]-[.F212]" office:value-type="float" office:value="-0.0851163864100002" calcext:value-type="float">
            <text:p>-0,0851163864</text:p>
          </table:table-cell>
          <table:table-cell table:formula="of:=[.B212]-[.G212]" office:value-type="float" office:value="-0.0406169891000001" calcext:value-type="float">
            <text:p>-0,0406169891</text:p>
          </table:table-cell>
          <table:table-cell table:formula="of:=[.C212]-[.H212]" office:value-type="float" office:value="0.02822971344" calcext:value-type="float">
            <text:p>0,0282297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451339722</text:p>
          </table:table-cell>
          <table:table-cell office:value-type="string" calcext:value-type="string">
            <text:p>11,1709833145</text:p>
          </table:table-cell>
          <table:table-cell office:value-type="string" calcext:value-type="string">
            <text:p>2,99944782257</text:p>
          </table:table-cell>
          <table:table-cell table:number-columns-repeated="2"/>
          <table:table-cell office:value-type="string" calcext:value-type="string">
            <text:p>-5,03062582016</text:p>
          </table:table-cell>
          <table:table-cell office:value-type="string" calcext:value-type="string">
            <text:p>11,1989326477</text:p>
          </table:table-cell>
          <table:table-cell office:value-type="string" calcext:value-type="string">
            <text:p>2,97110891342</text:p>
          </table:table-cell>
          <table:table-cell table:number-columns-repeated="2"/>
          <table:table-cell table:formula="of:=[.A213]-[.F213]" office:value-type="float" office:value="-0.0838875770599996" calcext:value-type="float">
            <text:p>-0,0838875771</text:p>
          </table:table-cell>
          <table:table-cell table:formula="of:=[.B213]-[.G213]" office:value-type="float" office:value="-0.0279493331999987" calcext:value-type="float">
            <text:p>-0,0279493332</text:p>
          </table:table-cell>
          <table:table-cell table:formula="of:=[.C213]-[.H213]" office:value-type="float" office:value="0.0283389091499999" calcext:value-type="float">
            <text:p>0,0283389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238288879</text:p>
          </table:table-cell>
          <table:table-cell office:value-type="string" calcext:value-type="string">
            <text:p>11,2021303177</text:p>
          </table:table-cell>
          <table:table-cell office:value-type="string" calcext:value-type="string">
            <text:p>2,99946856499</text:p>
          </table:table-cell>
          <table:table-cell table:number-columns-repeated="2"/>
          <table:table-cell office:value-type="string" calcext:value-type="string">
            <text:p>-5,02989196777</text:p>
          </table:table-cell>
          <table:table-cell office:value-type="string" calcext:value-type="string">
            <text:p>11,2269611359</text:p>
          </table:table-cell>
          <table:table-cell office:value-type="string" calcext:value-type="string">
            <text:p>2,96905040741</text:p>
          </table:table-cell>
          <table:table-cell table:number-columns-repeated="2"/>
          <table:table-cell table:formula="of:=[.A214]-[.F214]" office:value-type="float" office:value="-0.0824909210199998" calcext:value-type="float">
            <text:p>-0,082490921</text:p>
          </table:table-cell>
          <table:table-cell table:formula="of:=[.B214]-[.G214]" office:value-type="float" office:value="-0.0248308181999999" calcext:value-type="float">
            <text:p>-0,0248308182</text:p>
          </table:table-cell>
          <table:table-cell table:formula="of:=[.C214]-[.H214]" office:value-type="float" office:value="0.0304181575799998" calcext:value-type="float">
            <text:p>0,0304181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1039352417</text:p>
          </table:table-cell>
          <table:table-cell office:value-type="string" calcext:value-type="string">
            <text:p>11,2301464081</text:p>
          </table:table-cell>
          <table:table-cell office:value-type="string" calcext:value-type="string">
            <text:p>2,99948716164</text:p>
          </table:table-cell>
          <table:table-cell table:number-columns-repeated="2"/>
          <table:table-cell office:value-type="string" calcext:value-type="string">
            <text:p>-5,0300655365</text:p>
          </table:table-cell>
          <table:table-cell office:value-type="string" calcext:value-type="string">
            <text:p>11,258728981</text:p>
          </table:table-cell>
          <table:table-cell office:value-type="string" calcext:value-type="string">
            <text:p>2,9697303772</text:p>
          </table:table-cell>
          <table:table-cell table:number-columns-repeated="2"/>
          <table:table-cell table:formula="of:=[.A215]-[.F215]" office:value-type="float" office:value="-0.0803279876699996" calcext:value-type="float">
            <text:p>-0,0803279877</text:p>
          </table:table-cell>
          <table:table-cell table:formula="of:=[.B215]-[.G215]" office:value-type="float" office:value="-0.0285825729000013" calcext:value-type="float">
            <text:p>-0,0285825729</text:p>
          </table:table-cell>
          <table:table-cell table:formula="of:=[.C215]-[.H215]" office:value-type="float" office:value="0.02975678444" calcext:value-type="float">
            <text:p>0,0297567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0854816437</text:p>
          </table:table-cell>
          <table:table-cell office:value-type="string" calcext:value-type="string">
            <text:p>11,255282402</text:p>
          </table:table-cell>
          <table:table-cell office:value-type="string" calcext:value-type="string">
            <text:p>2,99950385094</text:p>
          </table:table-cell>
          <table:table-cell table:number-columns-repeated="2"/>
          <table:table-cell office:value-type="string" calcext:value-type="string">
            <text:p>-5,03701353073</text:p>
          </table:table-cell>
          <table:table-cell office:value-type="string" calcext:value-type="string">
            <text:p>11,2931060791</text:p>
          </table:table-cell>
          <table:table-cell office:value-type="string" calcext:value-type="string">
            <text:p>2,9700512886</text:p>
          </table:table-cell>
          <table:table-cell table:number-columns-repeated="2"/>
          <table:table-cell table:formula="of:=[.A216]-[.F216]" office:value-type="float" office:value="-0.0715346336399998" calcext:value-type="float">
            <text:p>-0,0715346336</text:p>
          </table:table-cell>
          <table:table-cell table:formula="of:=[.B216]-[.G216]" office:value-type="float" office:value="-0.0378236770999987" calcext:value-type="float">
            <text:p>-0,0378236771</text:p>
          </table:table-cell>
          <table:table-cell table:formula="of:=[.C216]-[.H216]" office:value-type="float" office:value="0.0294525623399999" calcext:value-type="float">
            <text:p>0,0294525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0444545746</text:p>
          </table:table-cell>
          <table:table-cell office:value-type="string" calcext:value-type="string">
            <text:p>11,3084506989</text:p>
          </table:table-cell>
          <table:table-cell office:value-type="string" calcext:value-type="string">
            <text:p>2,99953889847</text:p>
          </table:table-cell>
          <table:table-cell table:number-columns-repeated="2"/>
          <table:table-cell office:value-type="string" calcext:value-type="string">
            <text:p>-5,03655719757</text:p>
          </table:table-cell>
          <table:table-cell office:value-type="string" calcext:value-type="string">
            <text:p>11,3180379868</text:p>
          </table:table-cell>
          <table:table-cell office:value-type="string" calcext:value-type="string">
            <text:p>2,97344374657</text:p>
          </table:table-cell>
          <table:table-cell table:number-columns-repeated="2"/>
          <table:table-cell table:formula="of:=[.A217]-[.F217]" office:value-type="float" office:value="-0.0678882598900001" calcext:value-type="float">
            <text:p>-0,0678882599</text:p>
          </table:table-cell>
          <table:table-cell table:formula="of:=[.B217]-[.G217]" office:value-type="float" office:value="-0.00958728790000052" calcext:value-type="float">
            <text:p>-0,0095872879</text:p>
          </table:table-cell>
          <table:table-cell table:formula="of:=[.C217]-[.H217]" office:value-type="float" office:value="0.0260951518999999" calcext:value-type="float">
            <text:p>0,0260951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0275745392</text:p>
          </table:table-cell>
          <table:table-cell office:value-type="string" calcext:value-type="string">
            <text:p>11,329328537</text:p>
          </table:table-cell>
          <table:table-cell office:value-type="string" calcext:value-type="string">
            <text:p>2,99955272675</text:p>
          </table:table-cell>
          <table:table-cell table:number-columns-repeated="2"/>
          <table:table-cell office:value-type="string" calcext:value-type="string">
            <text:p>-5,04127454758</text:p>
          </table:table-cell>
          <table:table-cell office:value-type="string" calcext:value-type="string">
            <text:p>11,3568658829</text:p>
          </table:table-cell>
          <table:table-cell office:value-type="string" calcext:value-type="string">
            <text:p>2,97363471985</text:p>
          </table:table-cell>
          <table:table-cell table:number-columns-repeated="2"/>
          <table:table-cell table:formula="of:=[.A218]-[.F218]" office:value-type="float" office:value="-0.0614829063400002" calcext:value-type="float">
            <text:p>-0,0614829063</text:p>
          </table:table-cell>
          <table:table-cell table:formula="of:=[.B218]-[.G218]" office:value-type="float" office:value="-0.027537345899999" calcext:value-type="float">
            <text:p>-0,0275373459</text:p>
          </table:table-cell>
          <table:table-cell table:formula="of:=[.C218]-[.H218]" office:value-type="float" office:value="0.0259180069000005" calcext:value-type="float">
            <text:p>0,0259180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10065746307</text:p>
          </table:table-cell>
          <table:table-cell office:value-type="string" calcext:value-type="string">
            <text:p>11,3545475006</text:p>
          </table:table-cell>
          <table:table-cell office:value-type="string" calcext:value-type="string">
            <text:p>2,99956941605</text:p>
          </table:table-cell>
          <table:table-cell table:number-columns-repeated="2"/>
          <table:table-cell office:value-type="string" calcext:value-type="string">
            <text:p>-5,05458879471</text:p>
          </table:table-cell>
          <table:table-cell office:value-type="string" calcext:value-type="string">
            <text:p>11,4308719635</text:p>
          </table:table-cell>
          <table:table-cell office:value-type="string" calcext:value-type="string">
            <text:p>2,98101496696</text:p>
          </table:table-cell>
          <table:table-cell table:number-columns-repeated="2"/>
          <table:table-cell table:formula="of:=[.A219]-[.F219]" office:value-type="float" office:value="-0.0460686683600002" calcext:value-type="float">
            <text:p>-0,0460686684</text:p>
          </table:table-cell>
          <table:table-cell table:formula="of:=[.B219]-[.G219]" office:value-type="float" office:value="-0.0763244628999988" calcext:value-type="float">
            <text:p>-0,0763244629</text:p>
          </table:table-cell>
          <table:table-cell table:formula="of:=[.C219]-[.H219]" office:value-type="float" office:value="0.0185544490899998" calcext:value-type="float">
            <text:p>0,0185544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88483429</text:p>
          </table:table-cell>
          <table:table-cell office:value-type="string" calcext:value-type="string">
            <text:p>11,3756380081</text:p>
          </table:table-cell>
          <table:table-cell office:value-type="string" calcext:value-type="string">
            <text:p>2,99958348274</text:p>
          </table:table-cell>
          <table:table-cell table:number-columns-repeated="2"/>
          <table:table-cell office:value-type="string" calcext:value-type="string">
            <text:p>-5,04209327698</text:p>
          </table:table-cell>
          <table:table-cell office:value-type="string" calcext:value-type="string">
            <text:p>11,4441595078</text:p>
          </table:table-cell>
          <table:table-cell office:value-type="string" calcext:value-type="string">
            <text:p>2,98241424561</text:p>
          </table:table-cell>
          <table:table-cell table:number-columns-repeated="2"/>
          <table:table-cell table:formula="of:=[.A220]-[.F220]" office:value-type="float" office:value="-0.05675506592" calcext:value-type="float">
            <text:p>-0,0567550659</text:p>
          </table:table-cell>
          <table:table-cell table:formula="of:=[.B220]-[.G220]" office:value-type="float" office:value="-0.068521499700001" calcext:value-type="float">
            <text:p>-0,0685214997</text:p>
          </table:table-cell>
          <table:table-cell table:formula="of:=[.C220]-[.H220]" office:value-type="float" office:value="0.0171692371300001" calcext:value-type="float">
            <text:p>0,017169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691238403</text:p>
          </table:table-cell>
          <table:table-cell office:value-type="string" calcext:value-type="string">
            <text:p>11,3975839615</text:p>
          </table:table-cell>
          <table:table-cell office:value-type="string" calcext:value-type="string">
            <text:p>2,99959802628</text:p>
          </table:table-cell>
          <table:table-cell table:number-columns-repeated="2"/>
          <table:table-cell office:value-type="string" calcext:value-type="string">
            <text:p>-5,03570413589</text:p>
          </table:table-cell>
          <table:table-cell office:value-type="string" calcext:value-type="string">
            <text:p>11,4574270248</text:p>
          </table:table-cell>
          <table:table-cell office:value-type="string" calcext:value-type="string">
            <text:p>2,98500728607</text:p>
          </table:table-cell>
          <table:table-cell table:number-columns-repeated="2"/>
          <table:table-cell table:formula="of:=[.A221]-[.F221]" office:value-type="float" office:value="-0.0612082481400007" calcext:value-type="float">
            <text:p>-0,0612082481</text:p>
          </table:table-cell>
          <table:table-cell table:formula="of:=[.B221]-[.G221]" office:value-type="float" office:value="-0.0598430632999989" calcext:value-type="float">
            <text:p>-0,0598430633</text:p>
          </table:table-cell>
          <table:table-cell table:formula="of:=[.C221]-[.H221]" office:value-type="float" office:value="0.0145907402100001" calcext:value-type="float">
            <text:p>0,0145907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512758255</text:p>
          </table:table-cell>
          <table:table-cell office:value-type="string" calcext:value-type="string">
            <text:p>11,4172763824</text:p>
          </table:table-cell>
          <table:table-cell office:value-type="string" calcext:value-type="string">
            <text:p>2,99961090088</text:p>
          </table:table-cell>
          <table:table-cell table:number-columns-repeated="2"/>
          <table:table-cell office:value-type="string" calcext:value-type="string">
            <text:p>-5,03301715851</text:p>
          </table:table-cell>
          <table:table-cell office:value-type="string" calcext:value-type="string">
            <text:p>11,4701862335</text:p>
          </table:table-cell>
          <table:table-cell office:value-type="string" calcext:value-type="string">
            <text:p>2,98502612114</text:p>
          </table:table-cell>
          <table:table-cell table:number-columns-repeated="2"/>
          <table:table-cell table:formula="of:=[.A222]-[.F222]" office:value-type="float" office:value="-0.0621104240400001" calcext:value-type="float">
            <text:p>-0,062110424</text:p>
          </table:table-cell>
          <table:table-cell table:formula="of:=[.B222]-[.G222]" office:value-type="float" office:value="-0.052909851099999" calcext:value-type="float">
            <text:p>-0,0529098511</text:p>
          </table:table-cell>
          <table:table-cell table:formula="of:=[.C222]-[.H222]" office:value-type="float" office:value="0.0145847797400003" calcext:value-type="float">
            <text:p>0,0145847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321832657</text:p>
          </table:table-cell>
          <table:table-cell office:value-type="string" calcext:value-type="string">
            <text:p>11,4377937317</text:p>
          </table:table-cell>
          <table:table-cell office:value-type="string" calcext:value-type="string">
            <text:p>2,99962449074</text:p>
          </table:table-cell>
          <table:table-cell table:number-columns-repeated="2"/>
          <table:table-cell office:value-type="string" calcext:value-type="string">
            <text:p>-5,03531551361</text:p>
          </table:table-cell>
          <table:table-cell office:value-type="string" calcext:value-type="string">
            <text:p>11,5029554367</text:p>
          </table:table-cell>
          <table:table-cell office:value-type="string" calcext:value-type="string">
            <text:p>2,98690867424</text:p>
          </table:table-cell>
          <table:table-cell table:number-columns-repeated="2"/>
          <table:table-cell table:formula="of:=[.A223]-[.F223]" office:value-type="float" office:value="-0.0579028129600001" calcext:value-type="float">
            <text:p>-0,057902813</text:p>
          </table:table-cell>
          <table:table-cell table:formula="of:=[.B223]-[.G223]" office:value-type="float" office:value="-0.0651617050000013" calcext:value-type="float">
            <text:p>-0,065161705</text:p>
          </table:table-cell>
          <table:table-cell table:formula="of:=[.C223]-[.H223]" office:value-type="float" office:value="0.0127158165000001" calcext:value-type="float">
            <text:p>0,012715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9119749069</text:p>
          </table:table-cell>
          <table:table-cell office:value-type="string" calcext:value-type="string">
            <text:p>11,4589214325</text:p>
          </table:table-cell>
          <table:table-cell office:value-type="string" calcext:value-type="string">
            <text:p>2,99963855743</text:p>
          </table:table-cell>
          <table:table-cell table:number-columns-repeated="2"/>
          <table:table-cell office:value-type="string" calcext:value-type="string">
            <text:p>-5,03331708908</text:p>
          </table:table-cell>
          <table:table-cell office:value-type="string" calcext:value-type="string">
            <text:p>11,5121850967</text:p>
          </table:table-cell>
          <table:table-cell office:value-type="string" calcext:value-type="string">
            <text:p>2,98678636551</text:p>
          </table:table-cell>
          <table:table-cell table:number-columns-repeated="2"/>
          <table:table-cell table:formula="of:=[.A224]-[.F224]" office:value-type="float" office:value="-0.0578804016100003" calcext:value-type="float">
            <text:p>-0,0578804016</text:p>
          </table:table-cell>
          <table:table-cell table:formula="of:=[.B224]-[.G224]" office:value-type="float" office:value="-0.0532636641999993" calcext:value-type="float">
            <text:p>-0,0532636642</text:p>
          </table:table-cell>
          <table:table-cell table:formula="of:=[.C224]-[.H224]" office:value-type="float" office:value="0.01285219192" calcext:value-type="float">
            <text:p>0,0128521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959102631</text:p>
          </table:table-cell>
          <table:table-cell office:value-type="string" calcext:value-type="string">
            <text:p>11,4753017426</text:p>
          </table:table-cell>
          <table:table-cell office:value-type="string" calcext:value-type="string">
            <text:p>2,99964952469</text:p>
          </table:table-cell>
          <table:table-cell table:number-columns-repeated="2"/>
          <table:table-cell office:value-type="string" calcext:value-type="string">
            <text:p>-5,03743267059</text:p>
          </table:table-cell>
          <table:table-cell office:value-type="string" calcext:value-type="string">
            <text:p>11,5473709106</text:p>
          </table:table-cell>
          <table:table-cell office:value-type="string" calcext:value-type="string">
            <text:p>2,99178338051</text:p>
          </table:table-cell>
          <table:table-cell table:number-columns-repeated="2"/>
          <table:table-cell table:formula="of:=[.A225]-[.F225]" office:value-type="float" office:value="-0.0521583557199996" calcext:value-type="float">
            <text:p>-0,0521583557</text:p>
          </table:table-cell>
          <table:table-cell table:formula="of:=[.B225]-[.G225]" office:value-type="float" office:value="-0.0720691680000005" calcext:value-type="float">
            <text:p>-0,072069168</text:p>
          </table:table-cell>
          <table:table-cell table:formula="of:=[.C225]-[.H225]" office:value-type="float" office:value="0.00786614417999987" calcext:value-type="float">
            <text:p>0,007866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590650558</text:p>
          </table:table-cell>
          <table:table-cell office:value-type="string" calcext:value-type="string">
            <text:p>11,5115461349</text:p>
          </table:table-cell>
          <table:table-cell office:value-type="string" calcext:value-type="string">
            <text:p>2,99967336655</text:p>
          </table:table-cell>
          <table:table-cell table:number-columns-repeated="2"/>
          <table:table-cell office:value-type="string" calcext:value-type="string">
            <text:p>-5,03921127319</text:p>
          </table:table-cell>
          <table:table-cell office:value-type="string" calcext:value-type="string">
            <text:p>11,5741271973</text:p>
          </table:table-cell>
          <table:table-cell office:value-type="string" calcext:value-type="string">
            <text:p>2,99464535713</text:p>
          </table:table-cell>
          <table:table-cell table:number-columns-repeated="2"/>
          <table:table-cell table:formula="of:=[.A226]-[.F226]" office:value-type="float" office:value="-0.0466952323899994" calcext:value-type="float">
            <text:p>-0,0466952324</text:p>
          </table:table-cell>
          <table:table-cell table:formula="of:=[.B226]-[.G226]" office:value-type="float" office:value="-0.0625810623999996" calcext:value-type="float">
            <text:p>-0,0625810624</text:p>
          </table:table-cell>
          <table:table-cell table:formula="of:=[.C226]-[.H226]" office:value-type="float" office:value="0.0050280094199997" calcext:value-type="float">
            <text:p>0,0050280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409404755</text:p>
          </table:table-cell>
          <table:table-cell office:value-type="string" calcext:value-type="string">
            <text:p>11,5287332535</text:p>
          </table:table-cell>
          <table:table-cell office:value-type="string" calcext:value-type="string">
            <text:p>2,99968481064</text:p>
          </table:table-cell>
          <table:table-cell table:number-columns-repeated="2"/>
          <table:table-cell office:value-type="string" calcext:value-type="string">
            <text:p>-5,03498840332</text:p>
          </table:table-cell>
          <table:table-cell office:value-type="string" calcext:value-type="string">
            <text:p>11,573307991</text:p>
          </table:table-cell>
          <table:table-cell office:value-type="string" calcext:value-type="string">
            <text:p>2,99185442924</text:p>
          </table:table-cell>
          <table:table-cell table:number-columns-repeated="2"/>
          <table:table-cell table:formula="of:=[.A227]-[.F227]" office:value-type="float" office:value="-0.04910564423" calcext:value-type="float">
            <text:p>-0,0491056442</text:p>
          </table:table-cell>
          <table:table-cell table:formula="of:=[.B227]-[.G227]" office:value-type="float" office:value="-0.0445747374999996" calcext:value-type="float">
            <text:p>-0,0445747375</text:p>
          </table:table-cell>
          <table:table-cell table:formula="of:=[.C227]-[.H227]" office:value-type="float" office:value="0.00783038139999981" calcext:value-type="float">
            <text:p>0,0078303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230304718</text:p>
          </table:table-cell>
          <table:table-cell office:value-type="string" calcext:value-type="string">
            <text:p>11,5453195572</text:p>
          </table:table-cell>
          <table:table-cell office:value-type="string" calcext:value-type="string">
            <text:p>2,99969577789</text:p>
          </table:table-cell>
          <table:table-cell table:number-columns-repeated="2"/>
          <table:table-cell office:value-type="string" calcext:value-type="string">
            <text:p>-5,03313207626</text:p>
          </table:table-cell>
          <table:table-cell office:value-type="string" calcext:value-type="string">
            <text:p>11,5801610947</text:p>
          </table:table-cell>
          <table:table-cell office:value-type="string" calcext:value-type="string">
            <text:p>2,98793053627</text:p>
          </table:table-cell>
          <table:table-cell table:number-columns-repeated="2"/>
          <table:table-cell table:formula="of:=[.A228]-[.F228]" office:value-type="float" office:value="-0.0491709709199997" calcext:value-type="float">
            <text:p>-0,0491709709</text:p>
          </table:table-cell>
          <table:table-cell table:formula="of:=[.B228]-[.G228]" office:value-type="float" office:value="-0.0348415375000002" calcext:value-type="float">
            <text:p>-0,0348415375</text:p>
          </table:table-cell>
          <table:table-cell table:formula="of:=[.C228]-[.H228]" office:value-type="float" office:value="0.01176524162" calcext:value-type="float">
            <text:p>0,0117652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8066034317</text:p>
          </table:table-cell>
          <table:table-cell office:value-type="string" calcext:value-type="string">
            <text:p>11,5602006912</text:p>
          </table:table-cell>
          <table:table-cell office:value-type="string" calcext:value-type="string">
            <text:p>2,99970579147</text:p>
          </table:table-cell>
          <table:table-cell table:number-columns-repeated="2"/>
          <table:table-cell office:value-type="string" calcext:value-type="string">
            <text:p>-5,0368270874</text:p>
          </table:table-cell>
          <table:table-cell office:value-type="string" calcext:value-type="string">
            <text:p>11,6113758087</text:p>
          </table:table-cell>
          <table:table-cell office:value-type="string" calcext:value-type="string">
            <text:p>2,98770070076</text:p>
          </table:table-cell>
          <table:table-cell table:number-columns-repeated="2"/>
          <table:table-cell table:formula="of:=[.A229]-[.F229]" office:value-type="float" office:value="-0.0438332557700001" calcext:value-type="float">
            <text:p>-0,0438332558</text:p>
          </table:table-cell>
          <table:table-cell table:formula="of:=[.B229]-[.G229]" office:value-type="float" office:value="-0.0511751174999997" calcext:value-type="float">
            <text:p>-0,0511751175</text:p>
          </table:table-cell>
          <table:table-cell table:formula="of:=[.C229]-[.H229]" office:value-type="float" office:value="0.0120050907099998" calcext:value-type="float">
            <text:p>0,0120050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7891273499</text:p>
          </table:table-cell>
          <table:table-cell office:value-type="string" calcext:value-type="string">
            <text:p>11,5756902695</text:p>
          </table:table-cell>
          <table:table-cell office:value-type="string" calcext:value-type="string">
            <text:p>2,99971604347</text:p>
          </table:table-cell>
          <table:table-cell table:number-columns-repeated="2"/>
          <table:table-cell office:value-type="string" calcext:value-type="string">
            <text:p>-5,00016880035</text:p>
          </table:table-cell>
          <table:table-cell office:value-type="string" calcext:value-type="string">
            <text:p>11,6215581894</text:p>
          </table:table-cell>
          <table:table-cell office:value-type="string" calcext:value-type="string">
            <text:p>2,97934770584</text:p>
          </table:table-cell>
          <table:table-cell table:number-columns-repeated="2"/>
          <table:table-cell table:formula="of:=[.A230]-[.F230]" office:value-type="float" office:value="-0.0787439346400003" calcext:value-type="float">
            <text:p>-0,0787439346</text:p>
          </table:table-cell>
          <table:table-cell table:formula="of:=[.B230]-[.G230]" office:value-type="float" office:value="-0.0458679198999992" calcext:value-type="float">
            <text:p>-0,0458679199</text:p>
          </table:table-cell>
          <table:table-cell table:formula="of:=[.C230]-[.H230]" office:value-type="float" office:value="0.0203683376299999" calcext:value-type="float">
            <text:p>0,020368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7706689835</text:p>
          </table:table-cell>
          <table:table-cell office:value-type="string" calcext:value-type="string">
            <text:p>11,5916843414</text:p>
          </table:table-cell>
          <table:table-cell office:value-type="string" calcext:value-type="string">
            <text:p>2,99972653389</text:p>
          </table:table-cell>
          <table:table-cell table:number-columns-repeated="2"/>
          <table:table-cell office:value-type="string" calcext:value-type="string">
            <text:p>-4,83384513855</text:p>
          </table:table-cell>
          <table:table-cell office:value-type="string" calcext:value-type="string">
            <text:p>11,6967601776</text:p>
          </table:table-cell>
          <table:table-cell office:value-type="string" calcext:value-type="string">
            <text:p>2,99571824074</text:p>
          </table:table-cell>
          <table:table-cell table:number-columns-repeated="2"/>
          <table:table-cell table:formula="of:=[.A231]-[.F231]" office:value-type="float" office:value="-0.2432217598" calcext:value-type="float">
            <text:p>-0,2432217598</text:p>
          </table:table-cell>
          <table:table-cell table:formula="of:=[.B231]-[.G231]" office:value-type="float" office:value="-0.105075836199999" calcext:value-type="float">
            <text:p>-0,1050758362</text:p>
          </table:table-cell>
          <table:table-cell table:formula="of:=[.C231]-[.H231]" office:value-type="float" office:value="0.00400829315000006" calcext:value-type="float">
            <text:p>0,0040082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,06705617905</text:p>
          </table:table-cell>
          <table:table-cell office:value-type="string" calcext:value-type="string">
            <text:p>11,6066465378</text:p>
          </table:table-cell>
          <table:table-cell office:value-type="string" calcext:value-type="string">
            <text:p>2,99985861778</text:p>
          </table:table-cell>
          <table:table-cell table:number-columns-repeated="2"/>
          <table:table-cell office:value-type="string" calcext:value-type="string">
            <text:p>-4,79924631119</text:p>
          </table:table-cell>
          <table:table-cell office:value-type="string" calcext:value-type="string">
            <text:p>12,2059230804</text:p>
          </table:table-cell>
          <table:table-cell office:value-type="string" calcext:value-type="string">
            <text:p>3,11665773392</text:p>
          </table:table-cell>
          <table:table-cell table:number-columns-repeated="2"/>
          <table:table-cell table:formula="of:=[.A232]-[.F232]" office:value-type="float" office:value="-0.26780986786" calcext:value-type="float">
            <text:p>-0,2678098679</text:p>
          </table:table-cell>
          <table:table-cell table:formula="of:=[.B232]-[.G232]" office:value-type="float" office:value="-0.5992765426" calcext:value-type="float">
            <text:p>-0,5992765426</text:p>
          </table:table-cell>
          <table:table-cell table:formula="of:=[.C232]-[.H232]" office:value-type="float" office:value="-0.11679911614" calcext:value-type="float">
            <text:p>-0,1167991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89887332916</text:p>
          </table:table-cell>
          <table:table-cell office:value-type="string" calcext:value-type="string">
            <text:p>11,6310558319</text:p>
          </table:table-cell>
          <table:table-cell office:value-type="string" calcext:value-type="string">
            <text:p>2,99969482422</text:p>
          </table:table-cell>
          <table:table-cell table:number-columns-repeated="2"/>
          <table:table-cell office:value-type="string" calcext:value-type="string">
            <text:p>-4,57231807709</text:p>
          </table:table-cell>
          <table:table-cell office:value-type="string" calcext:value-type="string">
            <text:p>12,429851532</text:p>
          </table:table-cell>
          <table:table-cell office:value-type="string" calcext:value-type="string">
            <text:p>3,22718143463</text:p>
          </table:table-cell>
          <table:table-cell table:number-columns-repeated="2"/>
          <table:table-cell table:formula="of:=[.A233]-[.F233]" office:value-type="float" office:value="-0.326555252069999" calcext:value-type="float">
            <text:p>-0,3265552521</text:p>
          </table:table-cell>
          <table:table-cell table:formula="of:=[.B233]-[.G233]" office:value-type="float" office:value="-0.798795700100001" calcext:value-type="float">
            <text:p>-0,7987957001</text:p>
          </table:table-cell>
          <table:table-cell table:formula="of:=[.C233]-[.H233]" office:value-type="float" office:value="-0.22748661041" calcext:value-type="float">
            <text:p>-0,2274866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67098236084</text:p>
          </table:table-cell>
          <table:table-cell office:value-type="string" calcext:value-type="string">
            <text:p>11,6596565247</text:p>
          </table:table-cell>
          <table:table-cell office:value-type="string" calcext:value-type="string">
            <text:p>2,99974536896</text:p>
          </table:table-cell>
          <table:table-cell table:number-columns-repeated="2"/>
          <table:table-cell office:value-type="string" calcext:value-type="string">
            <text:p>-4,26499080658</text:p>
          </table:table-cell>
          <table:table-cell office:value-type="string" calcext:value-type="string">
            <text:p>12,0775632858</text:p>
          </table:table-cell>
          <table:table-cell office:value-type="string" calcext:value-type="string">
            <text:p>3,09295368195</text:p>
          </table:table-cell>
          <table:table-cell table:number-columns-repeated="2"/>
          <table:table-cell table:formula="of:=[.A234]-[.F234]" office:value-type="float" office:value="-0.40599155426" calcext:value-type="float">
            <text:p>-0,4059915543</text:p>
          </table:table-cell>
          <table:table-cell table:formula="of:=[.B234]-[.G234]" office:value-type="float" office:value="-0.417906761099999" calcext:value-type="float">
            <text:p>-0,4179067611</text:p>
          </table:table-cell>
          <table:table-cell table:formula="of:=[.C234]-[.H234]" office:value-type="float" office:value="-0.0932083129899999" calcext:value-type="float">
            <text:p>-0,093208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,16014719009</text:p>
          </table:table-cell>
          <table:table-cell office:value-type="string" calcext:value-type="string">
            <text:p>11,7207307816</text:p>
          </table:table-cell>
          <table:table-cell office:value-type="string" calcext:value-type="string">
            <text:p>2,99977302551</text:p>
          </table:table-cell>
          <table:table-cell table:number-columns-repeated="2"/>
          <table:table-cell office:value-type="string" calcext:value-type="string">
            <text:p>-3,95354747772</text:p>
          </table:table-cell>
          <table:table-cell office:value-type="string" calcext:value-type="string">
            <text:p>11,738910675</text:p>
          </table:table-cell>
          <table:table-cell office:value-type="string" calcext:value-type="string">
            <text:p>2,95979380608</text:p>
          </table:table-cell>
          <table:table-cell table:number-columns-repeated="2"/>
          <table:table-cell table:formula="of:=[.A235]-[.F235]" office:value-type="float" office:value="-0.20659971237" calcext:value-type="float">
            <text:p>-0,2065997124</text:p>
          </table:table-cell>
          <table:table-cell table:formula="of:=[.B235]-[.G235]" office:value-type="float" office:value="-0.0181798933999993" calcext:value-type="float">
            <text:p>-0,0181798934</text:p>
          </table:table-cell>
          <table:table-cell table:formula="of:=[.C235]-[.H235]" office:value-type="float" office:value="0.0399792194299997" calcext:value-type="float">
            <text:p>0,0399792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94696235657</text:p>
          </table:table-cell>
          <table:table-cell office:value-type="string" calcext:value-type="string">
            <text:p>11,7452344894</text:p>
          </table:table-cell>
          <table:table-cell office:value-type="string" calcext:value-type="string">
            <text:p>2,99978017807</text:p>
          </table:table-cell>
          <table:table-cell table:number-columns-repeated="2"/>
          <table:table-cell office:value-type="string" calcext:value-type="string">
            <text:p>-3,6543200016</text:p>
          </table:table-cell>
          <table:table-cell office:value-type="string" calcext:value-type="string">
            <text:p>11,5683546066</text:p>
          </table:table-cell>
          <table:table-cell office:value-type="string" calcext:value-type="string">
            <text:p>2,91964864731</text:p>
          </table:table-cell>
          <table:table-cell table:number-columns-repeated="2"/>
          <table:table-cell table:formula="of:=[.A236]-[.F236]" office:value-type="float" office:value="-0.29264235497" calcext:value-type="float">
            <text:p>-0,292642355</text:p>
          </table:table-cell>
          <table:table-cell table:formula="of:=[.B236]-[.G236]" office:value-type="float" office:value="0.1768798828" calcext:value-type="float">
            <text:p>0,1768798828</text:p>
          </table:table-cell>
          <table:table-cell table:formula="of:=[.C236]-[.H236]" office:value-type="float" office:value="0.0801315307600001" calcext:value-type="float">
            <text:p>0,0801315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75538873672</text:p>
          </table:table-cell>
          <table:table-cell office:value-type="string" calcext:value-type="string">
            <text:p>11,7667808533</text:p>
          </table:table-cell>
          <table:table-cell office:value-type="string" calcext:value-type="string">
            <text:p>2,99978756905</text:p>
          </table:table-cell>
          <table:table-cell table:number-columns-repeated="2"/>
          <table:table-cell office:value-type="string" calcext:value-type="string">
            <text:p>-3,383644104</text:p>
          </table:table-cell>
          <table:table-cell office:value-type="string" calcext:value-type="string">
            <text:p>11,5336427689</text:p>
          </table:table-cell>
          <table:table-cell office:value-type="string" calcext:value-type="string">
            <text:p>2,91697025299</text:p>
          </table:table-cell>
          <table:table-cell table:number-columns-repeated="2"/>
          <table:table-cell table:formula="of:=[.A237]-[.F237]" office:value-type="float" office:value="-0.37174463272" calcext:value-type="float">
            <text:p>-0,3717446327</text:p>
          </table:table-cell>
          <table:table-cell table:formula="of:=[.B237]-[.G237]" office:value-type="float" office:value="0.2331380844" calcext:value-type="float">
            <text:p>0,2331380844</text:p>
          </table:table-cell>
          <table:table-cell table:formula="of:=[.C237]-[.H237]" office:value-type="float" office:value="0.0828173160600003" calcext:value-type="float">
            <text:p>0,0828173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541908741</text:p>
          </table:table-cell>
          <table:table-cell office:value-type="string" calcext:value-type="string">
            <text:p>11,7902488708</text:p>
          </table:table-cell>
          <table:table-cell office:value-type="string" calcext:value-type="string">
            <text:p>2,99979639053</text:p>
          </table:table-cell>
          <table:table-cell table:number-columns-repeated="2"/>
          <table:table-cell office:value-type="string" calcext:value-type="string">
            <text:p>-3,13893580437</text:p>
          </table:table-cell>
          <table:table-cell office:value-type="string" calcext:value-type="string">
            <text:p>11,5747594833</text:p>
          </table:table-cell>
          <table:table-cell office:value-type="string" calcext:value-type="string">
            <text:p>2,91267204285</text:p>
          </table:table-cell>
          <table:table-cell table:number-columns-repeated="2"/>
          <table:table-cell table:formula="of:=[.A238]-[.F238]" office:value-type="float" office:value="-0.40297293663" calcext:value-type="float">
            <text:p>-0,4029729366</text:p>
          </table:table-cell>
          <table:table-cell table:formula="of:=[.B238]-[.G238]" office:value-type="float" office:value="0.2154893875" calcext:value-type="float">
            <text:p>0,2154893875</text:p>
          </table:table-cell>
          <table:table-cell table:formula="of:=[.C238]-[.H238]" office:value-type="float" office:value="0.0871243476800001" calcext:value-type="float">
            <text:p>0,0871243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37679719925</text:p>
          </table:table-cell>
          <table:table-cell office:value-type="string" calcext:value-type="string">
            <text:p>11,8079977036</text:p>
          </table:table-cell>
          <table:table-cell office:value-type="string" calcext:value-type="string">
            <text:p>2,99980163574</text:p>
          </table:table-cell>
          <table:table-cell table:number-columns-repeated="2"/>
          <table:table-cell office:value-type="string" calcext:value-type="string">
            <text:p>-2,95277285576</text:p>
          </table:table-cell>
          <table:table-cell office:value-type="string" calcext:value-type="string">
            <text:p>11,6093988419</text:p>
          </table:table-cell>
          <table:table-cell office:value-type="string" calcext:value-type="string">
            <text:p>2,92714834213</text:p>
          </table:table-cell>
          <table:table-cell table:number-columns-repeated="2"/>
          <table:table-cell table:formula="of:=[.A239]-[.F239]" office:value-type="float" office:value="-0.42402434349" calcext:value-type="float">
            <text:p>-0,4240243435</text:p>
          </table:table-cell>
          <table:table-cell table:formula="of:=[.B239]-[.G239]" office:value-type="float" office:value="0.198598861700001" calcext:value-type="float">
            <text:p>0,1985988617</text:p>
          </table:table-cell>
          <table:table-cell table:formula="of:=[.C239]-[.H239]" office:value-type="float" office:value="0.0726532936100002" calcext:value-type="float">
            <text:p>0,0726532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,17695760727</text:p>
          </table:table-cell>
          <table:table-cell office:value-type="string" calcext:value-type="string">
            <text:p>11,8289985657</text:p>
          </table:table-cell>
          <table:table-cell office:value-type="string" calcext:value-type="string">
            <text:p>2,99980998039</text:p>
          </table:table-cell>
          <table:table-cell table:number-columns-repeated="2"/>
          <table:table-cell office:value-type="string" calcext:value-type="string">
            <text:p>-2,76177787781</text:p>
          </table:table-cell>
          <table:table-cell office:value-type="string" calcext:value-type="string">
            <text:p>11,6580114365</text:p>
          </table:table-cell>
          <table:table-cell office:value-type="string" calcext:value-type="string">
            <text:p>2,93546843529</text:p>
          </table:table-cell>
          <table:table-cell table:number-columns-repeated="2"/>
          <table:table-cell table:formula="of:=[.A240]-[.F240]" office:value-type="float" office:value="-0.41517972946" calcext:value-type="float">
            <text:p>-0,4151797295</text:p>
          </table:table-cell>
          <table:table-cell table:formula="of:=[.B240]-[.G240]" office:value-type="float" office:value="0.1709871292" calcext:value-type="float">
            <text:p>0,1709871292</text:p>
          </table:table-cell>
          <table:table-cell table:formula="of:=[.C240]-[.H240]" office:value-type="float" office:value="0.0643415451" calcext:value-type="float">
            <text:p>0,0643415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997641325</text:p>
          </table:table-cell>
          <table:table-cell office:value-type="string" calcext:value-type="string">
            <text:p>11,8473720551</text:p>
          </table:table-cell>
          <table:table-cell office:value-type="string" calcext:value-type="string">
            <text:p>2,99981570244</text:p>
          </table:table-cell>
          <table:table-cell table:number-columns-repeated="2"/>
          <table:table-cell office:value-type="string" calcext:value-type="string">
            <text:p>-2,59862947464</text:p>
          </table:table-cell>
          <table:table-cell office:value-type="string" calcext:value-type="string">
            <text:p>11,6897449493</text:p>
          </table:table-cell>
          <table:table-cell office:value-type="string" calcext:value-type="string">
            <text:p>2,94271469116</text:p>
          </table:table-cell>
          <table:table-cell table:number-columns-repeated="2"/>
          <table:table-cell table:formula="of:=[.A241]-[.F241]" office:value-type="float" office:value="-0.39901185036" calcext:value-type="float">
            <text:p>-0,3990118504</text:p>
          </table:table-cell>
          <table:table-cell table:formula="of:=[.B241]-[.G241]" office:value-type="float" office:value="0.1576271058" calcext:value-type="float">
            <text:p>0,1576271058</text:p>
          </table:table-cell>
          <table:table-cell table:formula="of:=[.C241]-[.H241]" office:value-type="float" office:value="0.0571010112799999" calcext:value-type="float">
            <text:p>0,0571010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83645176888</text:p>
          </table:table-cell>
          <table:table-cell office:value-type="string" calcext:value-type="string">
            <text:p>11,8634977341</text:p>
          </table:table-cell>
          <table:table-cell office:value-type="string" calcext:value-type="string">
            <text:p>2,99982237816</text:p>
          </table:table-cell>
          <table:table-cell table:number-columns-repeated="2"/>
          <table:table-cell office:value-type="string" calcext:value-type="string">
            <text:p>-2,43865919113</text:p>
          </table:table-cell>
          <table:table-cell office:value-type="string" calcext:value-type="string">
            <text:p>11,7206754684</text:p>
          </table:table-cell>
          <table:table-cell office:value-type="string" calcext:value-type="string">
            <text:p>2,9550409317</text:p>
          </table:table-cell>
          <table:table-cell table:number-columns-repeated="2"/>
          <table:table-cell table:formula="of:=[.A242]-[.F242]" office:value-type="float" office:value="-0.39779257775" calcext:value-type="float">
            <text:p>-0,3977925778</text:p>
          </table:table-cell>
          <table:table-cell table:formula="of:=[.B242]-[.G242]" office:value-type="float" office:value="0.142822265700001" calcext:value-type="float">
            <text:p>0,1428222657</text:p>
          </table:table-cell>
          <table:table-cell table:formula="of:=[.C242]-[.H242]" office:value-type="float" office:value="0.04478144646" calcext:value-type="float">
            <text:p>0,0447814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66856694221</text:p>
          </table:table-cell>
          <table:table-cell office:value-type="string" calcext:value-type="string">
            <text:p>11,8798913956</text:p>
          </table:table-cell>
          <table:table-cell office:value-type="string" calcext:value-type="string">
            <text:p>2,99982786179</text:p>
          </table:table-cell>
          <table:table-cell table:number-columns-repeated="2"/>
          <table:table-cell office:value-type="string" calcext:value-type="string">
            <text:p>-2,36376833916</text:p>
          </table:table-cell>
          <table:table-cell office:value-type="string" calcext:value-type="string">
            <text:p>11,7320976257</text:p>
          </table:table-cell>
          <table:table-cell office:value-type="string" calcext:value-type="string">
            <text:p>2,97855734825</text:p>
          </table:table-cell>
          <table:table-cell table:number-columns-repeated="2"/>
          <table:table-cell table:formula="of:=[.A243]-[.F243]" office:value-type="float" office:value="-0.30479860305" calcext:value-type="float">
            <text:p>-0,3047986031</text:p>
          </table:table-cell>
          <table:table-cell table:formula="of:=[.B243]-[.G243]" office:value-type="float" office:value="0.1477937699" calcext:value-type="float">
            <text:p>0,1477937699</text:p>
          </table:table-cell>
          <table:table-cell table:formula="of:=[.C243]-[.H243]" office:value-type="float" office:value="0.0212705135400002" calcext:value-type="float">
            <text:p>0,0212705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36099815369</text:p>
          </table:table-cell>
          <table:table-cell office:value-type="string" calcext:value-type="string">
            <text:p>11,9087991714</text:p>
          </table:table-cell>
          <table:table-cell office:value-type="string" calcext:value-type="string">
            <text:p>2,99983906746</text:p>
          </table:table-cell>
          <table:table-cell table:number-columns-repeated="2"/>
          <table:table-cell office:value-type="string" calcext:value-type="string">
            <text:p>-2,28516101837</text:p>
          </table:table-cell>
          <table:table-cell office:value-type="string" calcext:value-type="string">
            <text:p>11,7474107742</text:p>
          </table:table-cell>
          <table:table-cell office:value-type="string" calcext:value-type="string">
            <text:p>3,0122756958</text:p>
          </table:table-cell>
          <table:table-cell table:number-columns-repeated="2"/>
          <table:table-cell table:formula="of:=[.A244]-[.F244]" office:value-type="float" office:value="-0.0758371353199996" calcext:value-type="float">
            <text:p>-0,0758371353</text:p>
          </table:table-cell>
          <table:table-cell table:formula="of:=[.B244]-[.G244]" office:value-type="float" office:value="0.1613883972" calcext:value-type="float">
            <text:p>0,1613883972</text:p>
          </table:table-cell>
          <table:table-cell table:formula="of:=[.C244]-[.H244]" office:value-type="float" office:value="-0.0124366283400001" calcext:value-type="float">
            <text:p>-0,012436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19893860817</text:p>
          </table:table-cell>
          <table:table-cell office:value-type="string" calcext:value-type="string">
            <text:p>11,9234161377</text:p>
          </table:table-cell>
          <table:table-cell office:value-type="string" calcext:value-type="string">
            <text:p>2,9998459816</text:p>
          </table:table-cell>
          <table:table-cell table:number-columns-repeated="2"/>
          <table:table-cell office:value-type="string" calcext:value-type="string">
            <text:p>-2,12068891525</text:p>
          </table:table-cell>
          <table:table-cell office:value-type="string" calcext:value-type="string">
            <text:p>11,8248605728</text:p>
          </table:table-cell>
          <table:table-cell office:value-type="string" calcext:value-type="string">
            <text:p>3,04457974434</text:p>
          </table:table-cell>
          <table:table-cell table:number-columns-repeated="2"/>
          <table:table-cell table:formula="of:=[.A245]-[.F245]" office:value-type="float" office:value="-0.0782496929199996" calcext:value-type="float">
            <text:p>-0,0782496929</text:p>
          </table:table-cell>
          <table:table-cell table:formula="of:=[.B245]-[.G245]" office:value-type="float" office:value="0.0985555648999998" calcext:value-type="float">
            <text:p>0,0985555649</text:p>
          </table:table-cell>
          <table:table-cell table:formula="of:=[.C245]-[.H245]" office:value-type="float" office:value="-0.04473376274" calcext:value-type="float">
            <text:p>-0,04473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,05308413506</text:p>
          </table:table-cell>
          <table:table-cell office:value-type="string" calcext:value-type="string">
            <text:p>11,9361925125</text:p>
          </table:table-cell>
          <table:table-cell office:value-type="string" calcext:value-type="string">
            <text:p>2,99985051155</text:p>
          </table:table-cell>
          <table:table-cell table:number-columns-repeated="2"/>
          <table:table-cell office:value-type="string" calcext:value-type="string">
            <text:p>-1,92914485931</text:p>
          </table:table-cell>
          <table:table-cell office:value-type="string" calcext:value-type="string">
            <text:p>11,8317222595</text:p>
          </table:table-cell>
          <table:table-cell office:value-type="string" calcext:value-type="string">
            <text:p>3,03388142586</text:p>
          </table:table-cell>
          <table:table-cell table:number-columns-repeated="2"/>
          <table:table-cell table:formula="of:=[.A246]-[.F246]" office:value-type="float" office:value="-0.12393927575" calcext:value-type="float">
            <text:p>-0,1239392758</text:p>
          </table:table-cell>
          <table:table-cell table:formula="of:=[.B246]-[.G246]" office:value-type="float" office:value="0.104470253000001" calcext:value-type="float">
            <text:p>0,104470253</text:p>
          </table:table-cell>
          <table:table-cell table:formula="of:=[.C246]-[.H246]" office:value-type="float" office:value="-0.0340309143100002" calcext:value-type="float">
            <text:p>-0,034030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90239810944</text:p>
          </table:table-cell>
          <table:table-cell office:value-type="string" calcext:value-type="string">
            <text:p>11,9490003586</text:p>
          </table:table-cell>
          <table:table-cell office:value-type="string" calcext:value-type="string">
            <text:p>2,99985671043</text:p>
          </table:table-cell>
          <table:table-cell table:number-columns-repeated="2"/>
          <table:table-cell office:value-type="string" calcext:value-type="string">
            <text:p>-1,72503602505</text:p>
          </table:table-cell>
          <table:table-cell office:value-type="string" calcext:value-type="string">
            <text:p>11,8732318878</text:p>
          </table:table-cell>
          <table:table-cell office:value-type="string" calcext:value-type="string">
            <text:p>3,04562425613</text:p>
          </table:table-cell>
          <table:table-cell table:number-columns-repeated="2"/>
          <table:table-cell table:formula="of:=[.A247]-[.F247]" office:value-type="float" office:value="-0.17736208439" calcext:value-type="float">
            <text:p>-0,1773620844</text:p>
          </table:table-cell>
          <table:table-cell table:formula="of:=[.B247]-[.G247]" office:value-type="float" office:value="0.0757684707999999" calcext:value-type="float">
            <text:p>0,0757684708</text:p>
          </table:table-cell>
          <table:table-cell table:formula="of:=[.C247]-[.H247]" office:value-type="float" office:value="-0.0457675457" calcext:value-type="float">
            <text:p>-0,0457675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78587532043</text:p>
          </table:table-cell>
          <table:table-cell office:value-type="string" calcext:value-type="string">
            <text:p>11,9586219788</text:p>
          </table:table-cell>
          <table:table-cell office:value-type="string" calcext:value-type="string">
            <text:p>2,99986052513</text:p>
          </table:table-cell>
          <table:table-cell table:number-columns-repeated="2"/>
          <table:table-cell office:value-type="string" calcext:value-type="string">
            <text:p>-1,58026921749</text:p>
          </table:table-cell>
          <table:table-cell office:value-type="string" calcext:value-type="string">
            <text:p>11,8881702423</text:p>
          </table:table-cell>
          <table:table-cell office:value-type="string" calcext:value-type="string">
            <text:p>3,03678607941</text:p>
          </table:table-cell>
          <table:table-cell table:number-columns-repeated="2"/>
          <table:table-cell table:formula="of:=[.A248]-[.F248]" office:value-type="float" office:value="-0.20560610294" calcext:value-type="float">
            <text:p>-0,2056061029</text:p>
          </table:table-cell>
          <table:table-cell table:formula="of:=[.B248]-[.G248]" office:value-type="float" office:value="0.0704517365000008" calcext:value-type="float">
            <text:p>0,0704517365</text:p>
          </table:table-cell>
          <table:table-cell table:formula="of:=[.C248]-[.H248]" office:value-type="float" office:value="-0.0369255542800002" calcext:value-type="float">
            <text:p>-0,0369255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64507830143</text:p>
          </table:table-cell>
          <table:table-cell office:value-type="string" calcext:value-type="string">
            <text:p>11,9699077606</text:p>
          </table:table-cell>
          <table:table-cell office:value-type="string" calcext:value-type="string">
            <text:p>2,99986624718</text:p>
          </table:table-cell>
          <table:table-cell table:number-columns-repeated="2"/>
          <table:table-cell office:value-type="string" calcext:value-type="string">
            <text:p>-1,44299340248</text:p>
          </table:table-cell>
          <table:table-cell office:value-type="string" calcext:value-type="string">
            <text:p>11,8850727081</text:p>
          </table:table-cell>
          <table:table-cell office:value-type="string" calcext:value-type="string">
            <text:p>3,02049207687</text:p>
          </table:table-cell>
          <table:table-cell table:number-columns-repeated="2"/>
          <table:table-cell table:formula="of:=[.A249]-[.F249]" office:value-type="float" office:value="-0.20208489895" calcext:value-type="float">
            <text:p>-0,202084899</text:p>
          </table:table-cell>
          <table:table-cell table:formula="of:=[.B249]-[.G249]" office:value-type="float" office:value="0.084835052499999" calcext:value-type="float">
            <text:p>0,0848350525</text:p>
          </table:table-cell>
          <table:table-cell table:formula="of:=[.C249]-[.H249]" office:value-type="float" office:value="-0.0206258296900002" calcext:value-type="float">
            <text:p>-0,0206258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51837432384</text:p>
          </table:table-cell>
          <table:table-cell office:value-type="string" calcext:value-type="string">
            <text:p>11,9797344208</text:p>
          </table:table-cell>
          <table:table-cell office:value-type="string" calcext:value-type="string">
            <text:p>2,99987030029</text:p>
          </table:table-cell>
          <table:table-cell table:number-columns-repeated="2"/>
          <table:table-cell office:value-type="string" calcext:value-type="string">
            <text:p>-1,29388189316</text:p>
          </table:table-cell>
          <table:table-cell office:value-type="string" calcext:value-type="string">
            <text:p>11,8989686966</text:p>
          </table:table-cell>
          <table:table-cell office:value-type="string" calcext:value-type="string">
            <text:p>3,01245856285</text:p>
          </table:table-cell>
          <table:table-cell table:number-columns-repeated="2"/>
          <table:table-cell table:formula="of:=[.A250]-[.F250]" office:value-type="float" office:value="-0.22449243068" calcext:value-type="float">
            <text:p>-0,2244924307</text:p>
          </table:table-cell>
          <table:table-cell table:formula="of:=[.B250]-[.G250]" office:value-type="float" office:value="0.0807657241999991" calcext:value-type="float">
            <text:p>0,0807657242</text:p>
          </table:table-cell>
          <table:table-cell table:formula="of:=[.C250]-[.H250]" office:value-type="float" office:value="-0.01258826256" calcext:value-type="float">
            <text:p>-0,0125882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40465772152</text:p>
          </table:table-cell>
          <table:table-cell office:value-type="string" calcext:value-type="string">
            <text:p>11,988278389</text:p>
          </table:table-cell>
          <table:table-cell office:value-type="string" calcext:value-type="string">
            <text:p>2,99987506866</text:p>
          </table:table-cell>
          <table:table-cell table:number-columns-repeated="2"/>
          <table:table-cell office:value-type="string" calcext:value-type="string">
            <text:p>-1,15129542351</text:p>
          </table:table-cell>
          <table:table-cell office:value-type="string" calcext:value-type="string">
            <text:p>11,9059724808</text:p>
          </table:table-cell>
          <table:table-cell office:value-type="string" calcext:value-type="string">
            <text:p>3,01407194138</text:p>
          </table:table-cell>
          <table:table-cell table:number-columns-repeated="2"/>
          <table:table-cell table:formula="of:=[.A251]-[.F251]" office:value-type="float" office:value="-0.25336229801" calcext:value-type="float">
            <text:p>-0,253362298</text:p>
          </table:table-cell>
          <table:table-cell table:formula="of:=[.B251]-[.G251]" office:value-type="float" office:value="0.0823059082000004" calcext:value-type="float">
            <text:p>0,0823059082</text:p>
          </table:table-cell>
          <table:table-cell table:formula="of:=[.C251]-[.H251]" office:value-type="float" office:value="-0.0141968727200004" calcext:value-type="float">
            <text:p>-0,0141968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28627514839</text:p>
          </table:table-cell>
          <table:table-cell office:value-type="string" calcext:value-type="string">
            <text:p>11,9968862534</text:p>
          </table:table-cell>
          <table:table-cell office:value-type="string" calcext:value-type="string">
            <text:p>2,99987888336</text:p>
          </table:table-cell>
          <table:table-cell table:number-columns-repeated="2"/>
          <table:table-cell office:value-type="string" calcext:value-type="string">
            <text:p>-1,02697467804</text:p>
          </table:table-cell>
          <table:table-cell office:value-type="string" calcext:value-type="string">
            <text:p>11,9192295074</text:p>
          </table:table-cell>
          <table:table-cell office:value-type="string" calcext:value-type="string">
            <text:p>3,01633763313</text:p>
          </table:table-cell>
          <table:table-cell table:number-columns-repeated="2"/>
          <table:table-cell table:formula="of:=[.A252]-[.F252]" office:value-type="float" office:value="-0.25930047035" calcext:value-type="float">
            <text:p>-0,2593004704</text:p>
          </table:table-cell>
          <table:table-cell table:formula="of:=[.B252]-[.G252]" office:value-type="float" office:value="0.0776567459999988" calcext:value-type="float">
            <text:p>0,077656746</text:p>
          </table:table-cell>
          <table:table-cell table:formula="of:=[.C252]-[.H252]" office:value-type="float" office:value="-0.0164587497699999" calcext:value-type="float">
            <text:p>-0,0164587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,05394935608</text:p>
          </table:table-cell>
          <table:table-cell office:value-type="string" calcext:value-type="string">
            <text:p>12,0128908157</text:p>
          </table:table-cell>
          <table:table-cell office:value-type="string" calcext:value-type="string">
            <text:p>2,99988746643</text:p>
          </table:table-cell>
          <table:table-cell table:number-columns-repeated="2"/>
          <table:table-cell office:value-type="string" calcext:value-type="string">
            <text:p>-0,87894743681</text:p>
          </table:table-cell>
          <table:table-cell office:value-type="string" calcext:value-type="string">
            <text:p>11,9361886978</text:p>
          </table:table-cell>
          <table:table-cell office:value-type="string" calcext:value-type="string">
            <text:p>3,02238845825</text:p>
          </table:table-cell>
          <table:table-cell table:number-columns-repeated="2"/>
          <table:table-cell table:formula="of:=[.A253]-[.F253]" office:value-type="float" office:value="-0.17500191927" calcext:value-type="float">
            <text:p>-0,1750019193</text:p>
          </table:table-cell>
          <table:table-cell table:formula="of:=[.B253]-[.G253]" office:value-type="float" office:value="0.0767021179" calcext:value-type="float">
            <text:p>0,0767021179</text:p>
          </table:table-cell>
          <table:table-cell table:formula="of:=[.C253]-[.H253]" office:value-type="float" office:value="-0.0225009918200003" calcext:value-type="float">
            <text:p>-0,02250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955187559128</text:p>
          </table:table-cell>
          <table:table-cell office:value-type="string" calcext:value-type="string">
            <text:p>12,0193195343</text:p>
          </table:table-cell>
          <table:table-cell office:value-type="string" calcext:value-type="string">
            <text:p>2,99989151955</text:p>
          </table:table-cell>
          <table:table-cell table:number-columns-repeated="2"/>
          <table:table-cell office:value-type="string" calcext:value-type="string">
            <text:p>-0,801041007042</text:p>
          </table:table-cell>
          <table:table-cell office:value-type="string" calcext:value-type="string">
            <text:p>11,9130630493</text:p>
          </table:table-cell>
          <table:table-cell office:value-type="string" calcext:value-type="string">
            <text:p>3,01365733147</text:p>
          </table:table-cell>
          <table:table-cell table:number-columns-repeated="2"/>
          <table:table-cell table:formula="of:=[.A254]-[.F254]" office:value-type="float" office:value="-0.154146552086" calcext:value-type="float">
            <text:p>-0,1541465521</text:p>
          </table:table-cell>
          <table:table-cell table:formula="of:=[.B254]-[.G254]" office:value-type="float" office:value="0.106256484999999" calcext:value-type="float">
            <text:p>0,106256485</text:p>
          </table:table-cell>
          <table:table-cell table:formula="of:=[.C254]-[.H254]" office:value-type="float" office:value="-0.0137658119200004" calcext:value-type="float">
            <text:p>-0,0137658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852375864983</text:p>
          </table:table-cell>
          <table:table-cell office:value-type="string" calcext:value-type="string">
            <text:p>12,0257644653</text:p>
          </table:table-cell>
          <table:table-cell office:value-type="string" calcext:value-type="string">
            <text:p>2,99989485741</text:p>
          </table:table-cell>
          <table:table-cell table:number-columns-repeated="2"/>
          <table:table-cell office:value-type="string" calcext:value-type="string">
            <text:p>-0,765345275402</text:p>
          </table:table-cell>
          <table:table-cell office:value-type="string" calcext:value-type="string">
            <text:p>11,8679685593</text:p>
          </table:table-cell>
          <table:table-cell office:value-type="string" calcext:value-type="string">
            <text:p>2,98576641083</text:p>
          </table:table-cell>
          <table:table-cell table:number-columns-repeated="2"/>
          <table:table-cell table:formula="of:=[.A255]-[.F255]" office:value-type="float" office:value="-0.087030589581" calcext:value-type="float">
            <text:p>-0,0870305896</text:p>
          </table:table-cell>
          <table:table-cell table:formula="of:=[.B255]-[.G255]" office:value-type="float" office:value="0.157795906000001" calcext:value-type="float">
            <text:p>0,157795906</text:p>
          </table:table-cell>
          <table:table-cell table:formula="of:=[.C255]-[.H255]" office:value-type="float" office:value="0.01412844658" calcext:value-type="float">
            <text:p>0,0141284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76009696722</text:p>
          </table:table-cell>
          <table:table-cell office:value-type="string" calcext:value-type="string">
            <text:p>12,0313262939</text:p>
          </table:table-cell>
          <table:table-cell office:value-type="string" calcext:value-type="string">
            <text:p>2,99989843369</text:p>
          </table:table-cell>
          <table:table-cell table:number-columns-repeated="2"/>
          <table:table-cell office:value-type="string" calcext:value-type="string">
            <text:p>-0,665449142456</text:p>
          </table:table-cell>
          <table:table-cell office:value-type="string" calcext:value-type="string">
            <text:p>11,8535108566</text:p>
          </table:table-cell>
          <table:table-cell office:value-type="string" calcext:value-type="string">
            <text:p>2,97828626633</text:p>
          </table:table-cell>
          <table:table-cell table:number-columns-repeated="2"/>
          <table:table-cell table:formula="of:=[.A256]-[.F256]" office:value-type="float" office:value="-0.094647824764" calcext:value-type="float">
            <text:p>-0,0946478248</text:p>
          </table:table-cell>
          <table:table-cell table:formula="of:=[.B256]-[.G256]" office:value-type="float" office:value="0.1778154373" calcext:value-type="float">
            <text:p>0,1778154373</text:p>
          </table:table-cell>
          <table:table-cell table:formula="of:=[.C256]-[.H256]" office:value-type="float" office:value="0.0216121673599998" calcext:value-type="float">
            <text:p>0,0216121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657310187817</text:p>
          </table:table-cell>
          <table:table-cell office:value-type="string" calcext:value-type="string">
            <text:p>12,0372648239</text:p>
          </table:table-cell>
          <table:table-cell office:value-type="string" calcext:value-type="string">
            <text:p>2,9999024868</text:p>
          </table:table-cell>
          <table:table-cell table:number-columns-repeated="2"/>
          <table:table-cell office:value-type="string" calcext:value-type="string">
            <text:p>-0,556243598461</text:p>
          </table:table-cell>
          <table:table-cell office:value-type="string" calcext:value-type="string">
            <text:p>11,861374855</text:p>
          </table:table-cell>
          <table:table-cell office:value-type="string" calcext:value-type="string">
            <text:p>2,9782307148</text:p>
          </table:table-cell>
          <table:table-cell table:number-columns-repeated="2"/>
          <table:table-cell table:formula="of:=[.A257]-[.F257]" office:value-type="float" office:value="-0.101066589356" calcext:value-type="float">
            <text:p>-0,1010665894</text:p>
          </table:table-cell>
          <table:table-cell table:formula="of:=[.B257]-[.G257]" office:value-type="float" office:value="0.1758899689" calcext:value-type="float">
            <text:p>0,1758899689</text:p>
          </table:table-cell>
          <table:table-cell table:formula="of:=[.C257]-[.H257]" office:value-type="float" office:value="0.0216717719999999" calcext:value-type="float">
            <text:p>0,021671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577831625938</text:p>
          </table:table-cell>
          <table:table-cell office:value-type="string" calcext:value-type="string">
            <text:p>12,0416641235</text:p>
          </table:table-cell>
          <table:table-cell office:value-type="string" calcext:value-type="string">
            <text:p>2,99990510941</text:p>
          </table:table-cell>
          <table:table-cell table:number-columns-repeated="2"/>
          <table:table-cell office:value-type="string" calcext:value-type="string">
            <text:p>-0,445830911398</text:p>
          </table:table-cell>
          <table:table-cell office:value-type="string" calcext:value-type="string">
            <text:p>11,8776454926</text:p>
          </table:table-cell>
          <table:table-cell office:value-type="string" calcext:value-type="string">
            <text:p>2,98196148872</text:p>
          </table:table-cell>
          <table:table-cell table:number-columns-repeated="2"/>
          <table:table-cell table:formula="of:=[.A258]-[.F258]" office:value-type="float" office:value="-0.13200071454" calcext:value-type="float">
            <text:p>-0,1320007145</text:p>
          </table:table-cell>
          <table:table-cell table:formula="of:=[.B258]-[.G258]" office:value-type="float" office:value="0.164018630900001" calcext:value-type="float">
            <text:p>0,1640186309</text:p>
          </table:table-cell>
          <table:table-cell table:formula="of:=[.C258]-[.H258]" office:value-type="float" office:value="0.0179436206900006" calcext:value-type="float">
            <text:p>0,0179436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481801599264</text:p>
          </table:table-cell>
          <table:table-cell office:value-type="string" calcext:value-type="string">
            <text:p>12,0467481613</text:p>
          </table:table-cell>
          <table:table-cell office:value-type="string" calcext:value-type="string">
            <text:p>2,9999089241</text:p>
          </table:table-cell>
          <table:table-cell table:number-columns-repeated="2"/>
          <table:table-cell office:value-type="string" calcext:value-type="string">
            <text:p>-0,338879048824</text:p>
          </table:table-cell>
          <table:table-cell office:value-type="string" calcext:value-type="string">
            <text:p>11,8952274323</text:p>
          </table:table-cell>
          <table:table-cell office:value-type="string" calcext:value-type="string">
            <text:p>2,98584055901</text:p>
          </table:table-cell>
          <table:table-cell table:number-columns-repeated="2"/>
          <table:table-cell table:formula="of:=[.A259]-[.F259]" office:value-type="float" office:value="-0.14292255044" calcext:value-type="float">
            <text:p>-0,1429225504</text:p>
          </table:table-cell>
          <table:table-cell table:formula="of:=[.B259]-[.G259]" office:value-type="float" office:value="0.151520729" calcext:value-type="float">
            <text:p>0,151520729</text:p>
          </table:table-cell>
          <table:table-cell table:formula="of:=[.C259]-[.H259]" office:value-type="float" office:value="0.0140683650900004" calcext:value-type="float">
            <text:p>0,0140683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401458472013</text:p>
          </table:table-cell>
          <table:table-cell office:value-type="string" calcext:value-type="string">
            <text:p>12,0508003235</text:p>
          </table:table-cell>
          <table:table-cell office:value-type="string" calcext:value-type="string">
            <text:p>2,99991202354</text:p>
          </table:table-cell>
          <table:table-cell table:number-columns-repeated="2"/>
          <table:table-cell office:value-type="string" calcext:value-type="string">
            <text:p>-0,246298670769</text:p>
          </table:table-cell>
          <table:table-cell office:value-type="string" calcext:value-type="string">
            <text:p>11,9092121124</text:p>
          </table:table-cell>
          <table:table-cell office:value-type="string" calcext:value-type="string">
            <text:p>2,98958301544</text:p>
          </table:table-cell>
          <table:table-cell table:number-columns-repeated="2"/>
          <table:table-cell table:formula="of:=[.A260]-[.F260]" office:value-type="float" office:value="-0.155159801244" calcext:value-type="float">
            <text:p>-0,1551598012</text:p>
          </table:table-cell>
          <table:table-cell table:formula="of:=[.B260]-[.G260]" office:value-type="float" office:value="0.1415882111" calcext:value-type="float">
            <text:p>0,1415882111</text:p>
          </table:table-cell>
          <table:table-cell table:formula="of:=[.C260]-[.H260]" office:value-type="float" office:value="0.0103290080999998" calcext:value-type="float">
            <text:p>0,0103290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317833125591</text:p>
          </table:table-cell>
          <table:table-cell office:value-type="string" calcext:value-type="string">
            <text:p>12,0548171997</text:p>
          </table:table-cell>
          <table:table-cell office:value-type="string" calcext:value-type="string">
            <text:p>2,99991512299</text:p>
          </table:table-cell>
          <table:table-cell table:number-columns-repeated="2"/>
          <table:table-cell office:value-type="string" calcext:value-type="string">
            <text:p>-0,157856732607</text:p>
          </table:table-cell>
          <table:table-cell office:value-type="string" calcext:value-type="string">
            <text:p>11,93450737</text:p>
          </table:table-cell>
          <table:table-cell office:value-type="string" calcext:value-type="string">
            <text:p>2,98457288742</text:p>
          </table:table-cell>
          <table:table-cell table:number-columns-repeated="2"/>
          <table:table-cell table:formula="of:=[.A261]-[.F261]" office:value-type="float" office:value="-0.159976392984" calcext:value-type="float">
            <text:p>-0,159976393</text:p>
          </table:table-cell>
          <table:table-cell table:formula="of:=[.B261]-[.G261]" office:value-type="float" office:value="0.1203098297" calcext:value-type="float">
            <text:p>0,1203098297</text:p>
          </table:table-cell>
          <table:table-cell table:formula="of:=[.C261]-[.H261]" office:value-type="float" office:value="0.0153422355700004" calcext:value-type="float">
            <text:p>0,0153422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170137867332</text:p>
          </table:table-cell>
          <table:table-cell office:value-type="string" calcext:value-type="string">
            <text:p>12,0613861084</text:p>
          </table:table-cell>
          <table:table-cell office:value-type="string" calcext:value-type="string">
            <text:p>2,99992036819</text:p>
          </table:table-cell>
          <table:table-cell table:number-columns-repeated="2"/>
          <table:table-cell office:value-type="string" calcext:value-type="string">
            <text:p>-0,0893838629127</text:p>
          </table:table-cell>
          <table:table-cell office:value-type="string" calcext:value-type="string">
            <text:p>11,9457368851</text:p>
          </table:table-cell>
          <table:table-cell office:value-type="string" calcext:value-type="string">
            <text:p>2,90373373032</text:p>
          </table:table-cell>
          <table:table-cell table:number-columns-repeated="2"/>
          <table:table-cell table:formula="of:=[.A262]-[.F262]" office:value-type="float" office:value="-0.0807540044193" calcext:value-type="float">
            <text:p>-0,0807540044</text:p>
          </table:table-cell>
          <table:table-cell table:formula="of:=[.B262]-[.G262]" office:value-type="float" office:value="0.1156492233" calcext:value-type="float">
            <text:p>0,1156492233</text:p>
          </table:table-cell>
          <table:table-cell table:formula="of:=[.C262]-[.H262]" office:value-type="float" office:value="0.0961866378699998" calcext:value-type="float">
            <text:p>0,0961866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945316627622</text:p>
          </table:table-cell>
          <table:table-cell office:value-type="string" calcext:value-type="string">
            <text:p>12,0644769669</text:p>
          </table:table-cell>
          <table:table-cell office:value-type="string" calcext:value-type="string">
            <text:p>2,99992322922</text:p>
          </table:table-cell>
          <table:table-cell table:number-columns-repeated="2"/>
          <table:table-cell office:value-type="string" calcext:value-type="string">
            <text:p>-0,164405167103</text:p>
          </table:table-cell>
          <table:table-cell office:value-type="string" calcext:value-type="string">
            <text:p>11,9323167801</text:p>
          </table:table-cell>
          <table:table-cell office:value-type="string" calcext:value-type="string">
            <text:p>2,46615839005</text:p>
          </table:table-cell>
          <table:table-cell table:number-columns-repeated="2"/>
          <table:table-cell table:formula="of:=[.A263]-[.F263]" office:value-type="float" office:value="0.0698735043408" calcext:value-type="float">
            <text:p>0,0698735043</text:p>
          </table:table-cell>
          <table:table-cell table:formula="of:=[.B263]-[.G263]" office:value-type="float" office:value="0.132160186799998" calcext:value-type="float">
            <text:p>0,1321601868</text:p>
          </table:table-cell>
          <table:table-cell table:formula="of:=[.C263]-[.H263]" office:value-type="float" office:value="0.53376483917" calcext:value-type="float">
            <text:p>0,5337648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,0266723316163</text:p>
          </table:table-cell>
          <table:table-cell office:value-type="string" calcext:value-type="string">
            <text:p>12,0670881271</text:p>
          </table:table-cell>
          <table:table-cell office:value-type="string" calcext:value-type="string">
            <text:p>2,9999256134</text:p>
          </table:table-cell>
          <table:table-cell table:number-columns-repeated="2"/>
          <table:table-cell office:value-type="string" calcext:value-type="string">
            <text:p>-0,246377587318</text:p>
          </table:table-cell>
          <table:table-cell office:value-type="string" calcext:value-type="string">
            <text:p>11,992316246</text:p>
          </table:table-cell>
          <table:table-cell office:value-type="string" calcext:value-type="string">
            <text:p>2,41681408882</text:p>
          </table:table-cell>
          <table:table-cell table:number-columns-repeated="2"/>
          <table:table-cell table:formula="of:=[.A264]-[.F264]" office:value-type="float" office:value="0.2197052557017" calcext:value-type="float">
            <text:p>0,2197052557</text:p>
          </table:table-cell>
          <table:table-cell table:formula="of:=[.B264]-[.G264]" office:value-type="float" office:value="0.0747718811000002" calcext:value-type="float">
            <text:p>0,0747718811</text:p>
          </table:table-cell>
          <table:table-cell table:formula="of:=[.C264]-[.H264]" office:value-type="float" office:value="0.583111524580001" calcext:value-type="float">
            <text:p>0,5831115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0439624413848</text:p>
          </table:table-cell>
          <table:table-cell office:value-type="string" calcext:value-type="string">
            <text:p>12,0696363449</text:p>
          </table:table-cell>
          <table:table-cell office:value-type="string" calcext:value-type="string">
            <text:p>2,99992799759</text:p>
          </table:table-cell>
          <table:table-cell table:number-columns-repeated="2"/>
          <table:table-cell office:value-type="string" calcext:value-type="string">
            <text:p>-0,226144596934</text:p>
          </table:table-cell>
          <table:table-cell office:value-type="string" calcext:value-type="string">
            <text:p>12,0390167236</text:p>
          </table:table-cell>
          <table:table-cell office:value-type="string" calcext:value-type="string">
            <text:p>2,53942537308</text:p>
          </table:table-cell>
          <table:table-cell table:number-columns-repeated="2"/>
          <table:table-cell table:formula="of:=[.A265]-[.F265]" office:value-type="float" office:value="0.2701070383188" calcext:value-type="float">
            <text:p>0,2701070383</text:p>
          </table:table-cell>
          <table:table-cell table:formula="of:=[.B265]-[.G265]" office:value-type="float" office:value="0.0306196212999996" calcext:value-type="float">
            <text:p>0,0306196213</text:p>
          </table:table-cell>
          <table:table-cell table:formula="of:=[.C265]-[.H265]" office:value-type="float" office:value="0.46050262451" calcext:value-type="float">
            <text:p>0,4605026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07351921499</text:p>
          </table:table-cell>
          <table:table-cell office:value-type="string" calcext:value-type="string">
            <text:p>12,0717697144</text:p>
          </table:table-cell>
          <table:table-cell office:value-type="string" calcext:value-type="string">
            <text:p>2,99993062019</text:p>
          </table:table-cell>
          <table:table-cell table:number-columns-repeated="2"/>
          <table:table-cell office:value-type="string" calcext:value-type="string">
            <text:p>-0,117889031768</text:p>
          </table:table-cell>
          <table:table-cell office:value-type="string" calcext:value-type="string">
            <text:p>12,0247612</text:p>
          </table:table-cell>
          <table:table-cell office:value-type="string" calcext:value-type="string">
            <text:p>2,51417613029</text:p>
          </table:table-cell>
          <table:table-cell table:number-columns-repeated="2"/>
          <table:table-cell table:formula="of:=[.A266]-[.F266]" office:value-type="float" office:value="0.225240953267" calcext:value-type="float">
            <text:p>0,2252409533</text:p>
          </table:table-cell>
          <table:table-cell table:formula="of:=[.B266]-[.G266]" office:value-type="float" office:value="0.0470085143999999" calcext:value-type="float">
            <text:p>0,0470085144</text:p>
          </table:table-cell>
          <table:table-cell table:formula="of:=[.C266]-[.H266]" office:value-type="float" office:value="0.4857544899" calcext:value-type="float">
            <text:p>0,4857544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73342525959</text:p>
          </table:table-cell>
          <table:table-cell office:value-type="string" calcext:value-type="string">
            <text:p>12,0738325119</text:p>
          </table:table-cell>
          <table:table-cell office:value-type="string" calcext:value-type="string">
            <text:p>2,99993276596</text:p>
          </table:table-cell>
          <table:table-cell table:number-columns-repeated="2"/>
          <table:table-cell office:value-type="string" calcext:value-type="string">
            <text:p>-0,0169364791363</text:p>
          </table:table-cell>
          <table:table-cell office:value-type="string" calcext:value-type="string">
            <text:p>12,147236824</text:p>
          </table:table-cell>
          <table:table-cell office:value-type="string" calcext:value-type="string">
            <text:p>2,96850275993</text:p>
          </table:table-cell>
          <table:table-cell table:number-columns-repeated="2"/>
          <table:table-cell table:formula="of:=[.A267]-[.F267]" office:value-type="float" office:value="0.1902790050953" calcext:value-type="float">
            <text:p>0,1902790051</text:p>
          </table:table-cell>
          <table:table-cell table:formula="of:=[.B267]-[.G267]" office:value-type="float" office:value="-0.073404312100001" calcext:value-type="float">
            <text:p>-0,0734043121</text:p>
          </table:table-cell>
          <table:table-cell table:formula="of:=[.C267]-[.H267]" office:value-type="float" office:value="0.0314300060299999" calcext:value-type="float">
            <text:p>0,03143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245964556932</text:p>
          </table:table-cell>
          <table:table-cell office:value-type="string" calcext:value-type="string">
            <text:p>12,0759086609</text:p>
          </table:table-cell>
          <table:table-cell office:value-type="string" calcext:value-type="string">
            <text:p>2,99993538857</text:p>
          </table:table-cell>
          <table:table-cell table:number-columns-repeated="2"/>
          <table:table-cell office:value-type="string" calcext:value-type="string">
            <text:p>0,0801604092121</text:p>
          </table:table-cell>
          <table:table-cell office:value-type="string" calcext:value-type="string">
            <text:p>12,035615921</text:p>
          </table:table-cell>
          <table:table-cell office:value-type="string" calcext:value-type="string">
            <text:p>2,70576357841</text:p>
          </table:table-cell>
          <table:table-cell table:number-columns-repeated="2"/>
          <table:table-cell table:formula="of:=[.A268]-[.F268]" office:value-type="float" office:value="0.1658041477199" calcext:value-type="float">
            <text:p>0,1658041477</text:p>
          </table:table-cell>
          <table:table-cell table:formula="of:=[.B268]-[.G268]" office:value-type="float" office:value="0.0402927398999999" calcext:value-type="float">
            <text:p>0,0402927399</text:p>
          </table:table-cell>
          <table:table-cell table:formula="of:=[.C268]-[.H268]" office:value-type="float" office:value="0.29417181016" calcext:value-type="float">
            <text:p>0,294171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311422407627</text:p>
          </table:table-cell>
          <table:table-cell office:value-type="string" calcext:value-type="string">
            <text:p>12,0775976181</text:p>
          </table:table-cell>
          <table:table-cell office:value-type="string" calcext:value-type="string">
            <text:p>2,99993801117</text:p>
          </table:table-cell>
          <table:table-cell table:number-columns-repeated="2"/>
          <table:table-cell office:value-type="string" calcext:value-type="string">
            <text:p>0,131349563599</text:p>
          </table:table-cell>
          <table:table-cell office:value-type="string" calcext:value-type="string">
            <text:p>11,9957933426</text:p>
          </table:table-cell>
          <table:table-cell office:value-type="string" calcext:value-type="string">
            <text:p>2,64887213707</text:p>
          </table:table-cell>
          <table:table-cell table:number-columns-repeated="2"/>
          <table:table-cell table:formula="of:=[.A269]-[.F269]" office:value-type="float" office:value="0.180072844028" calcext:value-type="float">
            <text:p>0,180072844</text:p>
          </table:table-cell>
          <table:table-cell table:formula="of:=[.B269]-[.G269]" office:value-type="float" office:value="0.0818042754999997" calcext:value-type="float">
            <text:p>0,0818042755</text:p>
          </table:table-cell>
          <table:table-cell table:formula="of:=[.C269]-[.H269]" office:value-type="float" office:value="0.3510658741" calcext:value-type="float">
            <text:p>0,3510658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370326220989</text:p>
          </table:table-cell>
          <table:table-cell office:value-type="string" calcext:value-type="string">
            <text:p>12,0789661407</text:p>
          </table:table-cell>
          <table:table-cell office:value-type="string" calcext:value-type="string">
            <text:p>2,99994015694</text:p>
          </table:table-cell>
          <table:table-cell table:number-columns-repeated="2"/>
          <table:table-cell office:value-type="string" calcext:value-type="string">
            <text:p>0,197509005666</text:p>
          </table:table-cell>
          <table:table-cell office:value-type="string" calcext:value-type="string">
            <text:p>12,0517625809</text:p>
          </table:table-cell>
          <table:table-cell office:value-type="string" calcext:value-type="string">
            <text:p>2,73692536354</text:p>
          </table:table-cell>
          <table:table-cell table:number-columns-repeated="2"/>
          <table:table-cell table:formula="of:=[.A270]-[.F270]" office:value-type="float" office:value="0.172817215323" calcext:value-type="float">
            <text:p>0,1728172153</text:p>
          </table:table-cell>
          <table:table-cell table:formula="of:=[.B270]-[.G270]" office:value-type="float" office:value="0.0272035598000002" calcext:value-type="float">
            <text:p>0,0272035598</text:p>
          </table:table-cell>
          <table:table-cell table:formula="of:=[.C270]-[.H270]" office:value-type="float" office:value="0.2630147934" calcext:value-type="float">
            <text:p>0,2630147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485926985741</text:p>
          </table:table-cell>
          <table:table-cell office:value-type="string" calcext:value-type="string">
            <text:p>12,0812120438</text:p>
          </table:table-cell>
          <table:table-cell office:value-type="string" calcext:value-type="string">
            <text:p>2,99994444847</text:p>
          </table:table-cell>
          <table:table-cell table:number-columns-repeated="2"/>
          <table:table-cell office:value-type="string" calcext:value-type="string">
            <text:p>0,29229080677</text:p>
          </table:table-cell>
          <table:table-cell office:value-type="string" calcext:value-type="string">
            <text:p>12,0453863144</text:p>
          </table:table-cell>
          <table:table-cell office:value-type="string" calcext:value-type="string">
            <text:p>2,72198629379</text:p>
          </table:table-cell>
          <table:table-cell table:number-columns-repeated="2"/>
          <table:table-cell table:formula="of:=[.A271]-[.F271]" office:value-type="float" office:value="0.193636178971" calcext:value-type="float">
            <text:p>0,193636179</text:p>
          </table:table-cell>
          <table:table-cell table:formula="of:=[.B271]-[.G271]" office:value-type="float" office:value="0.0358257294000008" calcext:value-type="float">
            <text:p>0,0358257294</text:p>
          </table:table-cell>
          <table:table-cell table:formula="of:=[.C271]-[.H271]" office:value-type="float" office:value="0.27795815468" calcext:value-type="float">
            <text:p>0,2779581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538783550262</text:p>
          </table:table-cell>
          <table:table-cell office:value-type="string" calcext:value-type="string">
            <text:p>12,0820350647</text:p>
          </table:table-cell>
          <table:table-cell office:value-type="string" calcext:value-type="string">
            <text:p>2,99994635582</text:p>
          </table:table-cell>
          <table:table-cell table:number-columns-repeated="2"/>
          <table:table-cell office:value-type="string" calcext:value-type="string">
            <text:p>0,378906160593</text:p>
          </table:table-cell>
          <table:table-cell office:value-type="string" calcext:value-type="string">
            <text:p>12,0102472305</text:p>
          </table:table-cell>
          <table:table-cell office:value-type="string" calcext:value-type="string">
            <text:p>2,65356111526</text:p>
          </table:table-cell>
          <table:table-cell table:number-columns-repeated="2"/>
          <table:table-cell table:formula="of:=[.A272]-[.F272]" office:value-type="float" office:value="0.159877389669" calcext:value-type="float">
            <text:p>0,1598773897</text:p>
          </table:table-cell>
          <table:table-cell table:formula="of:=[.B272]-[.G272]" office:value-type="float" office:value="0.0717878342000002" calcext:value-type="float">
            <text:p>0,0717878342</text:p>
          </table:table-cell>
          <table:table-cell table:formula="of:=[.C272]-[.H272]" office:value-type="float" office:value="0.34638524056" calcext:value-type="float">
            <text:p>0,3463852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58979088068</text:p>
          </table:table-cell>
          <table:table-cell office:value-type="string" calcext:value-type="string">
            <text:p>12,082701683</text:p>
          </table:table-cell>
          <table:table-cell office:value-type="string" calcext:value-type="string">
            <text:p>2,99994802475</text:p>
          </table:table-cell>
          <table:table-cell table:number-columns-repeated="2"/>
          <table:table-cell office:value-type="string" calcext:value-type="string">
            <text:p>0,449560135603</text:p>
          </table:table-cell>
          <table:table-cell office:value-type="string" calcext:value-type="string">
            <text:p>12,058134079</text:p>
          </table:table-cell>
          <table:table-cell office:value-type="string" calcext:value-type="string">
            <text:p>2,86069846153</text:p>
          </table:table-cell>
          <table:table-cell table:number-columns-repeated="2"/>
          <table:table-cell table:formula="of:=[.A273]-[.F273]" office:value-type="float" office:value="0.140230745077" calcext:value-type="float">
            <text:p>0,1402307451</text:p>
          </table:table-cell>
          <table:table-cell table:formula="of:=[.B273]-[.G273]" office:value-type="float" office:value="0.0245676039999996" calcext:value-type="float">
            <text:p>0,024567604</text:p>
          </table:table-cell>
          <table:table-cell table:formula="of:=[.C273]-[.H273]" office:value-type="float" office:value="0.13924956322" calcext:value-type="float">
            <text:p>0,1392495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642473459244</text:p>
          </table:table-cell>
          <table:table-cell office:value-type="string" calcext:value-type="string">
            <text:p>12,0832529068</text:p>
          </table:table-cell>
          <table:table-cell office:value-type="string" calcext:value-type="string">
            <text:p>2,99995017052</text:p>
          </table:table-cell>
          <table:table-cell table:number-columns-repeated="2"/>
          <table:table-cell office:value-type="string" calcext:value-type="string">
            <text:p>0,530247032642</text:p>
          </table:table-cell>
          <table:table-cell office:value-type="string" calcext:value-type="string">
            <text:p>12,1318187714</text:p>
          </table:table-cell>
          <table:table-cell office:value-type="string" calcext:value-type="string">
            <text:p>3,11851906776</text:p>
          </table:table-cell>
          <table:table-cell table:number-columns-repeated="2"/>
          <table:table-cell table:formula="of:=[.A274]-[.F274]" office:value-type="float" office:value="0.112226426602" calcext:value-type="float">
            <text:p>0,1122264266</text:p>
          </table:table-cell>
          <table:table-cell table:formula="of:=[.B274]-[.G274]" office:value-type="float" office:value="-0.0485658646000005" calcext:value-type="float">
            <text:p>-0,0485658646</text:p>
          </table:table-cell>
          <table:table-cell table:formula="of:=[.C274]-[.H274]" office:value-type="float" office:value="-0.11856889724" calcext:value-type="float">
            <text:p>-0,1185688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686545312405</text:p>
          </table:table-cell>
          <table:table-cell office:value-type="string" calcext:value-type="string">
            <text:p>12,0836048126</text:p>
          </table:table-cell>
          <table:table-cell office:value-type="string" calcext:value-type="string">
            <text:p>2,99995183945</text:p>
          </table:table-cell>
          <table:table-cell table:number-columns-repeated="2"/>
          <table:table-cell office:value-type="string" calcext:value-type="string">
            <text:p>0,593874752522</text:p>
          </table:table-cell>
          <table:table-cell office:value-type="string" calcext:value-type="string">
            <text:p>12,1704139709</text:p>
          </table:table-cell>
          <table:table-cell office:value-type="string" calcext:value-type="string">
            <text:p>3,22413229942</text:p>
          </table:table-cell>
          <table:table-cell table:number-columns-repeated="2"/>
          <table:table-cell table:formula="of:=[.A275]-[.F275]" office:value-type="float" office:value="0.092670559883" calcext:value-type="float">
            <text:p>0,0926705599</text:p>
          </table:table-cell>
          <table:table-cell table:formula="of:=[.B275]-[.G275]" office:value-type="float" office:value="-0.0868091582999995" calcext:value-type="float">
            <text:p>-0,0868091583</text:p>
          </table:table-cell>
          <table:table-cell table:formula="of:=[.C275]-[.H275]" office:value-type="float" office:value="-0.22418045997" calcext:value-type="float">
            <text:p>-0,22418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732411146164</text:p>
          </table:table-cell>
          <table:table-cell office:value-type="string" calcext:value-type="string">
            <text:p>12,0838603973</text:p>
          </table:table-cell>
          <table:table-cell office:value-type="string" calcext:value-type="string">
            <text:p>2,99995350838</text:p>
          </table:table-cell>
          <table:table-cell table:number-columns-repeated="2"/>
          <table:table-cell office:value-type="string" calcext:value-type="string">
            <text:p>0,657694518566</text:p>
          </table:table-cell>
          <table:table-cell office:value-type="string" calcext:value-type="string">
            <text:p>12,1787548065</text:p>
          </table:table-cell>
          <table:table-cell office:value-type="string" calcext:value-type="string">
            <text:p>3,28737044334</text:p>
          </table:table-cell>
          <table:table-cell table:number-columns-repeated="2"/>
          <table:table-cell table:formula="of:=[.A276]-[.F276]" office:value-type="float" office:value="0.0747166275979999" calcext:value-type="float">
            <text:p>0,0747166276</text:p>
          </table:table-cell>
          <table:table-cell table:formula="of:=[.B276]-[.G276]" office:value-type="float" office:value="-0.0948944092000001" calcext:value-type="float">
            <text:p>-0,0948944092</text:p>
          </table:table-cell>
          <table:table-cell table:formula="of:=[.C276]-[.H276]" office:value-type="float" office:value="-0.28741693496" calcext:value-type="float">
            <text:p>-0,287416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776699602604</text:p>
          </table:table-cell>
          <table:table-cell office:value-type="string" calcext:value-type="string">
            <text:p>12,0839977264</text:p>
          </table:table-cell>
          <table:table-cell office:value-type="string" calcext:value-type="string">
            <text:p>2,99995493889</text:p>
          </table:table-cell>
          <table:table-cell table:number-columns-repeated="2"/>
          <table:table-cell office:value-type="string" calcext:value-type="string">
            <text:p>0,7443780303</text:p>
          </table:table-cell>
          <table:table-cell office:value-type="string" calcext:value-type="string">
            <text:p>12,1398143768</text:p>
          </table:table-cell>
          <table:table-cell office:value-type="string" calcext:value-type="string">
            <text:p>3,33529043198</text:p>
          </table:table-cell>
          <table:table-cell table:number-columns-repeated="2"/>
          <table:table-cell table:formula="of:=[.A277]-[.F277]" office:value-type="float" office:value="0.0323215723039999" calcext:value-type="float">
            <text:p>0,0323215723</text:p>
          </table:table-cell>
          <table:table-cell table:formula="of:=[.B277]-[.G277]" office:value-type="float" office:value="-0.0558166504000006" calcext:value-type="float">
            <text:p>-0,0558166504</text:p>
          </table:table-cell>
          <table:table-cell table:formula="of:=[.C277]-[.H277]" office:value-type="float" office:value="-0.33533549309" calcext:value-type="float">
            <text:p>-0,3353354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819443583488</text:p>
          </table:table-cell>
          <table:table-cell office:value-type="string" calcext:value-type="string">
            <text:p>12,0840234756</text:p>
          </table:table-cell>
          <table:table-cell office:value-type="string" calcext:value-type="string">
            <text:p>2,99995660782</text:p>
          </table:table-cell>
          <table:table-cell table:number-columns-repeated="2"/>
          <table:table-cell office:value-type="string" calcext:value-type="string">
            <text:p>0,80511111021</text:p>
          </table:table-cell>
          <table:table-cell office:value-type="string" calcext:value-type="string">
            <text:p>12,1873855591</text:p>
          </table:table-cell>
          <table:table-cell office:value-type="string" calcext:value-type="string">
            <text:p>3,29898262024</text:p>
          </table:table-cell>
          <table:table-cell table:number-columns-repeated="2"/>
          <table:table-cell table:formula="of:=[.A278]-[.F278]" office:value-type="float" office:value="0.014332473278" calcext:value-type="float">
            <text:p>0,0143324733</text:p>
          </table:table-cell>
          <table:table-cell table:formula="of:=[.B278]-[.G278]" office:value-type="float" office:value="-0.1033620835" calcext:value-type="float">
            <text:p>-0,1033620835</text:p>
          </table:table-cell>
          <table:table-cell table:formula="of:=[.C278]-[.H278]" office:value-type="float" office:value="-0.29902601242" calcext:value-type="float">
            <text:p>-0,2990260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863594889641</text:p>
          </table:table-cell>
          <table:table-cell office:value-type="string" calcext:value-type="string">
            <text:p>12,0839357376</text:p>
          </table:table-cell>
          <table:table-cell office:value-type="string" calcext:value-type="string">
            <text:p>2,99995827675</text:p>
          </table:table-cell>
          <table:table-cell table:number-columns-repeated="2"/>
          <table:table-cell office:value-type="string" calcext:value-type="string">
            <text:p>0,840882182121</text:p>
          </table:table-cell>
          <table:table-cell office:value-type="string" calcext:value-type="string">
            <text:p>12,2156820297</text:p>
          </table:table-cell>
          <table:table-cell office:value-type="string" calcext:value-type="string">
            <text:p>3,21217775345</text:p>
          </table:table-cell>
          <table:table-cell table:number-columns-repeated="2"/>
          <table:table-cell table:formula="of:=[.A279]-[.F279]" office:value-type="float" office:value="0.02271270752" calcext:value-type="float">
            <text:p>0,0227127075</text:p>
          </table:table-cell>
          <table:table-cell table:formula="of:=[.B279]-[.G279]" office:value-type="float" office:value="-0.131746292100001" calcext:value-type="float">
            <text:p>-0,1317462921</text:p>
          </table:table-cell>
          <table:table-cell table:formula="of:=[.C279]-[.H279]" office:value-type="float" office:value="-0.2122194767" calcext:value-type="float">
            <text:p>-0,212219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944337487221</text:p>
          </table:table-cell>
          <table:table-cell office:value-type="string" calcext:value-type="string">
            <text:p>12,0834598541</text:p>
          </table:table-cell>
          <table:table-cell office:value-type="string" calcext:value-type="string">
            <text:p>2,99996113777</text:p>
          </table:table-cell>
          <table:table-cell table:number-columns-repeated="2"/>
          <table:table-cell office:value-type="string" calcext:value-type="string">
            <text:p>0,898781299591</text:p>
          </table:table-cell>
          <table:table-cell office:value-type="string" calcext:value-type="string">
            <text:p>12,1348428726</text:p>
          </table:table-cell>
          <table:table-cell office:value-type="string" calcext:value-type="string">
            <text:p>3,1523206234</text:p>
          </table:table-cell>
          <table:table-cell table:number-columns-repeated="2"/>
          <table:table-cell table:formula="of:=[.A280]-[.F280]" office:value-type="float" office:value="0.04555618763" calcext:value-type="float">
            <text:p>0,0455561876</text:p>
          </table:table-cell>
          <table:table-cell table:formula="of:=[.B280]-[.G280]" office:value-type="float" office:value="-0.051383018500001" calcext:value-type="float">
            <text:p>-0,0513830185</text:p>
          </table:table-cell>
          <table:table-cell table:formula="of:=[.C280]-[.H280]" office:value-type="float" office:value="-0.15235948563" calcext:value-type="float">
            <text:p>-0,1523594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981244385242</text:p>
          </table:table-cell>
          <table:table-cell office:value-type="string" calcext:value-type="string">
            <text:p>12,0830993652</text:p>
          </table:table-cell>
          <table:table-cell office:value-type="string" calcext:value-type="string">
            <text:p>2,99996256828</text:p>
          </table:table-cell>
          <table:table-cell table:number-columns-repeated="2"/>
          <table:table-cell office:value-type="string" calcext:value-type="string">
            <text:p>0,943502485752</text:p>
          </table:table-cell>
          <table:table-cell office:value-type="string" calcext:value-type="string">
            <text:p>12,1515159607</text:p>
          </table:table-cell>
          <table:table-cell office:value-type="string" calcext:value-type="string">
            <text:p>3,10667014122</text:p>
          </table:table-cell>
          <table:table-cell table:number-columns-repeated="2"/>
          <table:table-cell table:formula="of:=[.A281]-[.F281]" office:value-type="float" office:value="0.03774189949" calcext:value-type="float">
            <text:p>0,0377418995</text:p>
          </table:table-cell>
          <table:table-cell table:formula="of:=[.B281]-[.G281]" office:value-type="float" office:value="-0.0684165954999987" calcext:value-type="float">
            <text:p>-0,0684165955</text:p>
          </table:table-cell>
          <table:table-cell table:formula="of:=[.C281]-[.H281]" office:value-type="float" office:value="-0.10670757294" calcext:value-type="float">
            <text:p>-0,106707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1686692238</text:p>
          </table:table-cell>
          <table:table-cell office:value-type="string" calcext:value-type="string">
            <text:p>12,0826635361</text:p>
          </table:table-cell>
          <table:table-cell office:value-type="string" calcext:value-type="string">
            <text:p>2,99996376038</text:p>
          </table:table-cell>
          <table:table-cell table:number-columns-repeated="2"/>
          <table:table-cell office:value-type="string" calcext:value-type="string">
            <text:p>0,985587060452</text:p>
          </table:table-cell>
          <table:table-cell office:value-type="string" calcext:value-type="string">
            <text:p>12,1067476273</text:p>
          </table:table-cell>
          <table:table-cell office:value-type="string" calcext:value-type="string">
            <text:p>3,10142374039</text:p>
          </table:table-cell>
          <table:table-cell table:number-columns-repeated="2"/>
          <table:table-cell table:formula="of:=[.A282]-[.F282]" office:value-type="float" office:value="0.031279861928" calcext:value-type="float">
            <text:p>0,0312798619</text:p>
          </table:table-cell>
          <table:table-cell table:formula="of:=[.B282]-[.G282]" office:value-type="float" office:value="-0.0240840912000007" calcext:value-type="float">
            <text:p>-0,0240840912</text:p>
          </table:table-cell>
          <table:table-cell table:formula="of:=[.C282]-[.H282]" office:value-type="float" office:value="-0.10145998001" calcext:value-type="float">
            <text:p>-0,1014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5365800858</text:p>
          </table:table-cell>
          <table:table-cell office:value-type="string" calcext:value-type="string">
            <text:p>12,0821180344</text:p>
          </table:table-cell>
          <table:table-cell office:value-type="string" calcext:value-type="string">
            <text:p>2,99996519089</text:p>
          </table:table-cell>
          <table:table-cell table:number-columns-repeated="2"/>
          <table:table-cell office:value-type="string" calcext:value-type="string">
            <text:p>1,03129887581</text:p>
          </table:table-cell>
          <table:table-cell office:value-type="string" calcext:value-type="string">
            <text:p>12,089050293</text:p>
          </table:table-cell>
          <table:table-cell office:value-type="string" calcext:value-type="string">
            <text:p>3,13337111473</text:p>
          </table:table-cell>
          <table:table-cell table:number-columns-repeated="2"/>
          <table:table-cell table:formula="of:=[.A283]-[.F283]" office:value-type="float" office:value="0.0223591327700001" calcext:value-type="float">
            <text:p>0,0223591328</text:p>
          </table:table-cell>
          <table:table-cell table:formula="of:=[.B283]-[.G283]" office:value-type="float" office:value="-0.00693225859999913" calcext:value-type="float">
            <text:p>-0,0069322586</text:p>
          </table:table-cell>
          <table:table-cell table:formula="of:=[.C283]-[.H283]" office:value-type="float" office:value="-0.13340592384" calcext:value-type="float">
            <text:p>-0,133405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086769104</text:p>
          </table:table-cell>
          <table:table-cell office:value-type="string" calcext:value-type="string">
            <text:p>12,0815420151</text:p>
          </table:table-cell>
          <table:table-cell office:value-type="string" calcext:value-type="string">
            <text:p>2,99996638298</text:p>
          </table:table-cell>
          <table:table-cell table:number-columns-repeated="2"/>
          <table:table-cell office:value-type="string" calcext:value-type="string">
            <text:p>1,05828380585</text:p>
          </table:table-cell>
          <table:table-cell office:value-type="string" calcext:value-type="string">
            <text:p>12,125330925</text:p>
          </table:table-cell>
          <table:table-cell office:value-type="string" calcext:value-type="string">
            <text:p>3,1048886776</text:p>
          </table:table-cell>
          <table:table-cell table:number-columns-repeated="2"/>
          <table:table-cell table:formula="of:=[.A284]-[.F284]" office:value-type="float" office:value="0.0284852981500001" calcext:value-type="float">
            <text:p>0,0284852982</text:p>
          </table:table-cell>
          <table:table-cell table:formula="of:=[.B284]-[.G284]" office:value-type="float" office:value="-0.0437889099" calcext:value-type="float">
            <text:p>-0,0437889099</text:p>
          </table:table-cell>
          <table:table-cell table:formula="of:=[.C284]-[.H284]" office:value-type="float" office:value="-0.10492229462" calcext:value-type="float">
            <text:p>-0,104922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1648285389</text:p>
          </table:table-cell>
          <table:table-cell office:value-type="string" calcext:value-type="string">
            <text:p>12,0809526443</text:p>
          </table:table-cell>
          <table:table-cell office:value-type="string" calcext:value-type="string">
            <text:p>2,99996757507</text:p>
          </table:table-cell>
          <table:table-cell table:number-columns-repeated="2"/>
          <table:table-cell office:value-type="string" calcext:value-type="string">
            <text:p>1,10131132603</text:p>
          </table:table-cell>
          <table:table-cell office:value-type="string" calcext:value-type="string">
            <text:p>12,1057472229</text:p>
          </table:table-cell>
          <table:table-cell office:value-type="string" calcext:value-type="string">
            <text:p>3,12142944336</text:p>
          </table:table-cell>
          <table:table-cell table:number-columns-repeated="2"/>
          <table:table-cell table:formula="of:=[.A285]-[.F285]" office:value-type="float" office:value="0.01517152786" calcext:value-type="float">
            <text:p>0,0151715279</text:p>
          </table:table-cell>
          <table:table-cell table:formula="of:=[.B285]-[.G285]" office:value-type="float" office:value="-0.0247945785999999" calcext:value-type="float">
            <text:p>-0,0247945786</text:p>
          </table:table-cell>
          <table:table-cell table:formula="of:=[.C285]-[.H285]" office:value-type="float" office:value="-0.12146186829" calcext:value-type="float">
            <text:p>-0,1214618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452344656</text:p>
          </table:table-cell>
          <table:table-cell office:value-type="string" calcext:value-type="string">
            <text:p>12,0803165436</text:p>
          </table:table-cell>
          <table:table-cell office:value-type="string" calcext:value-type="string">
            <text:p>2,99996852875</text:p>
          </table:table-cell>
          <table:table-cell table:number-columns-repeated="2"/>
          <table:table-cell office:value-type="string" calcext:value-type="string">
            <text:p>1,13515210152</text:p>
          </table:table-cell>
          <table:table-cell office:value-type="string" calcext:value-type="string">
            <text:p>12,1185331345</text:p>
          </table:table-cell>
          <table:table-cell office:value-type="string" calcext:value-type="string">
            <text:p>3,1179356575</text:p>
          </table:table-cell>
          <table:table-cell table:number-columns-repeated="2"/>
          <table:table-cell table:formula="of:=[.A286]-[.F286]" office:value-type="float" office:value="0.0100823640800001" calcext:value-type="float">
            <text:p>0,0100823641</text:p>
          </table:table-cell>
          <table:table-cell table:formula="of:=[.B286]-[.G286]" office:value-type="float" office:value="-0.0382165908999994" calcext:value-type="float">
            <text:p>-0,0382165909</text:p>
          </table:table-cell>
          <table:table-cell table:formula="of:=[.C286]-[.H286]" office:value-type="float" office:value="-0.11796712875" calcext:value-type="float">
            <text:p>-0,1179671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7515516281</text:p>
          </table:table-cell>
          <table:table-cell office:value-type="string" calcext:value-type="string">
            <text:p>12,079583168</text:p>
          </table:table-cell>
          <table:table-cell office:value-type="string" calcext:value-type="string">
            <text:p>2,99996972084</text:p>
          </table:table-cell>
          <table:table-cell table:number-columns-repeated="2"/>
          <table:table-cell office:value-type="string" calcext:value-type="string">
            <text:p>1,18244469166</text:p>
          </table:table-cell>
          <table:table-cell office:value-type="string" calcext:value-type="string">
            <text:p>12,1075458527</text:p>
          </table:table-cell>
          <table:table-cell office:value-type="string" calcext:value-type="string">
            <text:p>3,13432574272</text:p>
          </table:table-cell>
          <table:table-cell table:number-columns-repeated="2"/>
          <table:table-cell table:formula="of:=[.A287]-[.F287]" office:value-type="float" office:value="-0.00728952885000012" calcext:value-type="float">
            <text:p>-0,0072895289</text:p>
          </table:table-cell>
          <table:table-cell table:formula="of:=[.B287]-[.G287]" office:value-type="float" office:value="-0.0279626847000003" calcext:value-type="float">
            <text:p>-0,0279626847</text:p>
          </table:table-cell>
          <table:table-cell table:formula="of:=[.C287]-[.H287]" office:value-type="float" office:value="-0.13435602188" calcext:value-type="float">
            <text:p>-0,1343560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0200574398</text:p>
          </table:table-cell>
          <table:table-cell office:value-type="string" calcext:value-type="string">
            <text:p>12,0788593292</text:p>
          </table:table-cell>
          <table:table-cell office:value-type="string" calcext:value-type="string">
            <text:p>2,99997067451</text:p>
          </table:table-cell>
          <table:table-cell table:number-columns-repeated="2"/>
          <table:table-cell office:value-type="string" calcext:value-type="string">
            <text:p>1,219409585</text:p>
          </table:table-cell>
          <table:table-cell office:value-type="string" calcext:value-type="string">
            <text:p>12,0902366638</text:p>
          </table:table-cell>
          <table:table-cell office:value-type="string" calcext:value-type="string">
            <text:p>3,12614321709</text:p>
          </table:table-cell>
          <table:table-cell table:number-columns-repeated="2"/>
          <table:table-cell table:formula="of:=[.A288]-[.F288]" office:value-type="float" office:value="-0.0174038410199999" calcext:value-type="float">
            <text:p>-0,017403841</text:p>
          </table:table-cell>
          <table:table-cell table:formula="of:=[.B288]-[.G288]" office:value-type="float" office:value="-0.0113773346000006" calcext:value-type="float">
            <text:p>-0,0113773346</text:p>
          </table:table-cell>
          <table:table-cell table:formula="of:=[.C288]-[.H288]" office:value-type="float" office:value="-0.12617254258" calcext:value-type="float">
            <text:p>-0,1261725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5502407551</text:p>
          </table:table-cell>
          <table:table-cell office:value-type="string" calcext:value-type="string">
            <text:p>12,0772428513</text:p>
          </table:table-cell>
          <table:table-cell office:value-type="string" calcext:value-type="string">
            <text:p>2,99997258186</text:p>
          </table:table-cell>
          <table:table-cell table:number-columns-repeated="2"/>
          <table:table-cell office:value-type="string" calcext:value-type="string">
            <text:p>1,24237573147</text:p>
          </table:table-cell>
          <table:table-cell office:value-type="string" calcext:value-type="string">
            <text:p>12,0986814499</text:p>
          </table:table-cell>
          <table:table-cell office:value-type="string" calcext:value-type="string">
            <text:p>3,10724210739</text:p>
          </table:table-cell>
          <table:table-cell table:number-columns-repeated="2"/>
          <table:table-cell table:formula="of:=[.A289]-[.F289]" office:value-type="float" office:value="0.01264834404" calcext:value-type="float">
            <text:p>0,012648344</text:p>
          </table:table-cell>
          <table:table-cell table:formula="of:=[.B289]-[.G289]" office:value-type="float" office:value="-0.0214385986000014" calcext:value-type="float">
            <text:p>-0,0214385986</text:p>
          </table:table-cell>
          <table:table-cell table:formula="of:=[.C289]-[.H289]" office:value-type="float" office:value="-0.10726952553" calcext:value-type="float">
            <text:p>-0,1072695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8112006187</text:p>
          </table:table-cell>
          <table:table-cell office:value-type="string" calcext:value-type="string">
            <text:p>12,0763511658</text:p>
          </table:table-cell>
          <table:table-cell office:value-type="string" calcext:value-type="string">
            <text:p>2,99997353554</text:p>
          </table:table-cell>
          <table:table-cell table:number-columns-repeated="2"/>
          <table:table-cell office:value-type="string" calcext:value-type="string">
            <text:p>1,26122248173</text:p>
          </table:table-cell>
          <table:table-cell office:value-type="string" calcext:value-type="string">
            <text:p>12,1170101166</text:p>
          </table:table-cell>
          <table:table-cell office:value-type="string" calcext:value-type="string">
            <text:p>3,05625677109</text:p>
          </table:table-cell>
          <table:table-cell table:number-columns-repeated="2"/>
          <table:table-cell table:formula="of:=[.A290]-[.F290]" office:value-type="float" office:value="0.0198975801400001" calcext:value-type="float">
            <text:p>0,0198975801</text:p>
          </table:table-cell>
          <table:table-cell table:formula="of:=[.B290]-[.G290]" office:value-type="float" office:value="-0.0406589507999993" calcext:value-type="float">
            <text:p>-0,0406589508</text:p>
          </table:table-cell>
          <table:table-cell table:formula="of:=[.C290]-[.H290]" office:value-type="float" office:value="-0.0562832355500005" calcext:value-type="float">
            <text:p>-0,0562832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0453705788</text:p>
          </table:table-cell>
          <table:table-cell office:value-type="string" calcext:value-type="string">
            <text:p>12,0754947662</text:p>
          </table:table-cell>
          <table:table-cell office:value-type="string" calcext:value-type="string">
            <text:p>2,99997425079</text:p>
          </table:table-cell>
          <table:table-cell table:number-columns-repeated="2"/>
          <table:table-cell office:value-type="string" calcext:value-type="string">
            <text:p>1,28844261169</text:p>
          </table:table-cell>
          <table:table-cell office:value-type="string" calcext:value-type="string">
            <text:p>12,1482105255</text:p>
          </table:table-cell>
          <table:table-cell office:value-type="string" calcext:value-type="string">
            <text:p>3,0224635601</text:p>
          </table:table-cell>
          <table:table-cell table:number-columns-repeated="2"/>
          <table:table-cell table:formula="of:=[.A291]-[.F291]" office:value-type="float" office:value="0.0160944461900001" calcext:value-type="float">
            <text:p>0,0160944462</text:p>
          </table:table-cell>
          <table:table-cell table:formula="of:=[.B291]-[.G291]" office:value-type="float" office:value="-0.0727157592999994" calcext:value-type="float">
            <text:p>-0,0727157593</text:p>
          </table:table-cell>
          <table:table-cell table:formula="of:=[.C291]-[.H291]" office:value-type="float" office:value="-0.02248930931" calcext:value-type="float">
            <text:p>-0,022489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3061408997</text:p>
          </table:table-cell>
          <table:table-cell office:value-type="string" calcext:value-type="string">
            <text:p>12,0744752884</text:p>
          </table:table-cell>
          <table:table-cell office:value-type="string" calcext:value-type="string">
            <text:p>2,99997544289</text:p>
          </table:table-cell>
          <table:table-cell table:number-columns-repeated="2"/>
          <table:table-cell office:value-type="string" calcext:value-type="string">
            <text:p>1,31256735325</text:p>
          </table:table-cell>
          <table:table-cell office:value-type="string" calcext:value-type="string">
            <text:p>12,1480646133</text:p>
          </table:table-cell>
          <table:table-cell office:value-type="string" calcext:value-type="string">
            <text:p>2,99513721466</text:p>
          </table:table-cell>
          <table:table-cell table:number-columns-repeated="2"/>
          <table:table-cell table:formula="of:=[.A292]-[.F292]" office:value-type="float" office:value="0.0180467367200001" calcext:value-type="float">
            <text:p>0,0180467367</text:p>
          </table:table-cell>
          <table:table-cell table:formula="of:=[.B292]-[.G292]" office:value-type="float" office:value="-0.0735893249000004" calcext:value-type="float">
            <text:p>-0,0735893249</text:p>
          </table:table-cell>
          <table:table-cell table:formula="of:=[.C292]-[.H292]" office:value-type="float" office:value="0.00483822823000013" calcext:value-type="float">
            <text:p>0,0048382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5077321529</text:p>
          </table:table-cell>
          <table:table-cell office:value-type="string" calcext:value-type="string">
            <text:p>12,073638916</text:p>
          </table:table-cell>
          <table:table-cell office:value-type="string" calcext:value-type="string">
            <text:p>2,99997591972</text:p>
          </table:table-cell>
          <table:table-cell table:number-columns-repeated="2"/>
          <table:table-cell office:value-type="string" calcext:value-type="string">
            <text:p>1,34038460255</text:p>
          </table:table-cell>
          <table:table-cell office:value-type="string" calcext:value-type="string">
            <text:p>12,1466789246</text:p>
          </table:table-cell>
          <table:table-cell office:value-type="string" calcext:value-type="string">
            <text:p>2,99070477486</text:p>
          </table:table-cell>
          <table:table-cell table:number-columns-repeated="2"/>
          <table:table-cell table:formula="of:=[.A293]-[.F293]" office:value-type="float" office:value="0.0103886127400001" calcext:value-type="float">
            <text:p>0,0103886127</text:p>
          </table:table-cell>
          <table:table-cell table:formula="of:=[.B293]-[.G293]" office:value-type="float" office:value="-0.0730400085999996" calcext:value-type="float">
            <text:p>-0,0730400086</text:p>
          </table:table-cell>
          <table:table-cell table:formula="of:=[.C293]-[.H293]" office:value-type="float" office:value="0.00927114485999958" calcext:value-type="float">
            <text:p>0,0092711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7193191051</text:p>
          </table:table-cell>
          <table:table-cell office:value-type="string" calcext:value-type="string">
            <text:p>12,0727138519</text:p>
          </table:table-cell>
          <table:table-cell office:value-type="string" calcext:value-type="string">
            <text:p>2,9999768734</text:p>
          </table:table-cell>
          <table:table-cell table:number-columns-repeated="2"/>
          <table:table-cell office:value-type="string" calcext:value-type="string">
            <text:p>1,38231813908</text:p>
          </table:table-cell>
          <table:table-cell office:value-type="string" calcext:value-type="string">
            <text:p>12,1072416306</text:p>
          </table:table-cell>
          <table:table-cell office:value-type="string" calcext:value-type="string">
            <text:p>3,04336237907</text:p>
          </table:table-cell>
          <table:table-cell table:number-columns-repeated="2"/>
          <table:table-cell table:formula="of:=[.A294]-[.F294]" office:value-type="float" office:value="-0.01038622857" calcext:value-type="float">
            <text:p>-0,0103862286</text:p>
          </table:table-cell>
          <table:table-cell table:formula="of:=[.B294]-[.G294]" office:value-type="float" office:value="-0.0345277787000011" calcext:value-type="float">
            <text:p>-0,0345277787</text:p>
          </table:table-cell>
          <table:table-cell table:formula="of:=[.C294]-[.H294]" office:value-type="float" office:value="-0.0433855056699999" calcext:value-type="float">
            <text:p>-0,0433855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9549350739</text:p>
          </table:table-cell>
          <table:table-cell office:value-type="string" calcext:value-type="string">
            <text:p>12,0716247559</text:p>
          </table:table-cell>
          <table:table-cell office:value-type="string" calcext:value-type="string">
            <text:p>2,99997782707</text:p>
          </table:table-cell>
          <table:table-cell table:number-columns-repeated="2"/>
          <table:table-cell office:value-type="string" calcext:value-type="string">
            <text:p>1,41380727291</text:p>
          </table:table-cell>
          <table:table-cell office:value-type="string" calcext:value-type="string">
            <text:p>12,111035347</text:p>
          </table:table-cell>
          <table:table-cell office:value-type="string" calcext:value-type="string">
            <text:p>3,05096387863</text:p>
          </table:table-cell>
          <table:table-cell table:number-columns-repeated="2"/>
          <table:table-cell table:formula="of:=[.A295]-[.F295]" office:value-type="float" office:value="-0.0183137655200001" calcext:value-type="float">
            <text:p>-0,0183137655</text:p>
          </table:table-cell>
          <table:table-cell table:formula="of:=[.B295]-[.G295]" office:value-type="float" office:value="-0.0394105910999993" calcext:value-type="float">
            <text:p>-0,0394105911</text:p>
          </table:table-cell>
          <table:table-cell table:formula="of:=[.C295]-[.H295]" office:value-type="float" office:value="-0.0509860515600002" calcext:value-type="float">
            <text:p>-0,0509860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1370773315</text:p>
          </table:table-cell>
          <table:table-cell office:value-type="string" calcext:value-type="string">
            <text:p>12,0707387924</text:p>
          </table:table-cell>
          <table:table-cell office:value-type="string" calcext:value-type="string">
            <text:p>2,99997830391</text:p>
          </table:table-cell>
          <table:table-cell table:number-columns-repeated="2"/>
          <table:table-cell office:value-type="string" calcext:value-type="string">
            <text:p>1,43376731873</text:p>
          </table:table-cell>
          <table:table-cell office:value-type="string" calcext:value-type="string">
            <text:p>12,1195297241</text:p>
          </table:table-cell>
          <table:table-cell office:value-type="string" calcext:value-type="string">
            <text:p>3,05038785934</text:p>
          </table:table-cell>
          <table:table-cell table:number-columns-repeated="2"/>
          <table:table-cell table:formula="of:=[.A296]-[.F296]" office:value-type="float" office:value="-0.0200595855800001" calcext:value-type="float">
            <text:p>-0,0200595856</text:p>
          </table:table-cell>
          <table:table-cell table:formula="of:=[.B296]-[.G296]" office:value-type="float" office:value="-0.0487909316999993" calcext:value-type="float">
            <text:p>-0,0487909317</text:p>
          </table:table-cell>
          <table:table-cell table:formula="of:=[.C296]-[.H296]" office:value-type="float" office:value="-0.0504095554299999" calcext:value-type="float">
            <text:p>-0,0504095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3570947647</text:p>
          </table:table-cell>
          <table:table-cell office:value-type="string" calcext:value-type="string">
            <text:p>12,0696153641</text:p>
          </table:table-cell>
          <table:table-cell office:value-type="string" calcext:value-type="string">
            <text:p>2,99997925758</text:p>
          </table:table-cell>
          <table:table-cell table:number-columns-repeated="2"/>
          <table:table-cell office:value-type="string" calcext:value-type="string">
            <text:p>1,44660723209</text:p>
          </table:table-cell>
          <table:table-cell office:value-type="string" calcext:value-type="string">
            <text:p>12,1214876175</text:p>
          </table:table-cell>
          <table:table-cell office:value-type="string" calcext:value-type="string">
            <text:p>3,0331735611</text:p>
          </table:table-cell>
          <table:table-cell table:number-columns-repeated="2"/>
          <table:table-cell table:formula="of:=[.A297]-[.F297]" office:value-type="float" office:value="-0.0108977556199998" calcext:value-type="float">
            <text:p>-0,0108977556</text:p>
          </table:table-cell>
          <table:table-cell table:formula="of:=[.B297]-[.G297]" office:value-type="float" office:value="-0.0518722533999991" calcext:value-type="float">
            <text:p>-0,0518722534</text:p>
          </table:table-cell>
          <table:table-cell table:formula="of:=[.C297]-[.H297]" office:value-type="float" office:value="-0.0331943035200002" calcext:value-type="float">
            <text:p>-0,0331943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7326111794</text:p>
          </table:table-cell>
          <table:table-cell office:value-type="string" calcext:value-type="string">
            <text:p>12,0675582886</text:p>
          </table:table-cell>
          <table:table-cell office:value-type="string" calcext:value-type="string">
            <text:p>2,9999806881</text:p>
          </table:table-cell>
          <table:table-cell table:number-columns-repeated="2"/>
          <table:table-cell office:value-type="string" calcext:value-type="string">
            <text:p>1,46062135696</text:p>
          </table:table-cell>
          <table:table-cell office:value-type="string" calcext:value-type="string">
            <text:p>12,1288566589</text:p>
          </table:table-cell>
          <table:table-cell office:value-type="string" calcext:value-type="string">
            <text:p>3,01461982727</text:p>
          </table:table-cell>
          <table:table-cell table:number-columns-repeated="2"/>
          <table:table-cell table:formula="of:=[.A298]-[.F298]" office:value-type="float" office:value="0.01263976098" calcext:value-type="float">
            <text:p>0,012639761</text:p>
          </table:table-cell>
          <table:table-cell table:formula="of:=[.B298]-[.G298]" office:value-type="float" office:value="-0.0612983702999994" calcext:value-type="float">
            <text:p>-0,0612983703</text:p>
          </table:table-cell>
          <table:table-cell table:formula="of:=[.C298]-[.H298]" office:value-type="float" office:value="-0.0146391391700003" calcext:value-type="float">
            <text:p>-0,0146391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9044418335</text:p>
          </table:table-cell>
          <table:table-cell office:value-type="string" calcext:value-type="string">
            <text:p>12,0665550232</text:p>
          </table:table-cell>
          <table:table-cell office:value-type="string" calcext:value-type="string">
            <text:p>2,99998116493</text:p>
          </table:table-cell>
          <table:table-cell table:number-columns-repeated="2"/>
          <table:table-cell office:value-type="string" calcext:value-type="string">
            <text:p>1,48631036282</text:p>
          </table:table-cell>
          <table:table-cell office:value-type="string" calcext:value-type="string">
            <text:p>12,1246671677</text:p>
          </table:table-cell>
          <table:table-cell office:value-type="string" calcext:value-type="string">
            <text:p>2,99831962585</text:p>
          </table:table-cell>
          <table:table-cell table:number-columns-repeated="2"/>
          <table:table-cell table:formula="of:=[.A299]-[.F299]" office:value-type="float" office:value="0.00413382053000011" calcext:value-type="float">
            <text:p>0,0041338205</text:p>
          </table:table-cell>
          <table:table-cell table:formula="of:=[.B299]-[.G299]" office:value-type="float" office:value="-0.0581121445000008" calcext:value-type="float">
            <text:p>-0,0581121445</text:p>
          </table:table-cell>
          <table:table-cell table:formula="of:=[.C299]-[.H299]" office:value-type="float" office:value="0.00166153908000011" calcext:value-type="float">
            <text:p>0,0016615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0706863403</text:p>
          </table:table-cell>
          <table:table-cell office:value-type="string" calcext:value-type="string">
            <text:p>12,0655460358</text:p>
          </table:table-cell>
          <table:table-cell office:value-type="string" calcext:value-type="string">
            <text:p>2,99998188019</text:p>
          </table:table-cell>
          <table:table-cell table:number-columns-repeated="2"/>
          <table:table-cell office:value-type="string" calcext:value-type="string">
            <text:p>1,52686965466</text:p>
          </table:table-cell>
          <table:table-cell office:value-type="string" calcext:value-type="string">
            <text:p>12,0873031616</text:p>
          </table:table-cell>
          <table:table-cell office:value-type="string" calcext:value-type="string">
            <text:p>3,04340744019</text:p>
          </table:table-cell>
          <table:table-cell table:number-columns-repeated="2"/>
          <table:table-cell table:formula="of:=[.A300]-[.F300]" office:value-type="float" office:value="-0.0198010206300001" calcext:value-type="float">
            <text:p>-0,0198010206</text:p>
          </table:table-cell>
          <table:table-cell table:formula="of:=[.B300]-[.G300]" office:value-type="float" office:value="-0.0217571257999989" calcext:value-type="float">
            <text:p>-0,0217571258</text:p>
          </table:table-cell>
          <table:table-cell table:formula="of:=[.C300]-[.H300]" office:value-type="float" office:value="-0.0434255600000002" calcext:value-type="float">
            <text:p>-0,04342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2436554432</text:p>
          </table:table-cell>
          <table:table-cell office:value-type="string" calcext:value-type="string">
            <text:p>12,0644540787</text:p>
          </table:table-cell>
          <table:table-cell office:value-type="string" calcext:value-type="string">
            <text:p>2,99998235703</text:p>
          </table:table-cell>
          <table:table-cell table:number-columns-repeated="2"/>
          <table:table-cell office:value-type="string" calcext:value-type="string">
            <text:p>1,53588855267</text:p>
          </table:table-cell>
          <table:table-cell office:value-type="string" calcext:value-type="string">
            <text:p>12,0951871872</text:p>
          </table:table-cell>
          <table:table-cell office:value-type="string" calcext:value-type="string">
            <text:p>3,0200445652</text:p>
          </table:table-cell>
          <table:table-cell table:number-columns-repeated="2"/>
          <table:table-cell table:formula="of:=[.A301]-[.F301]" office:value-type="float" office:value="-0.01152300835" calcext:value-type="float">
            <text:p>-0,0115230084</text:p>
          </table:table-cell>
          <table:table-cell table:formula="of:=[.B301]-[.G301]" office:value-type="float" office:value="-0.0307331084999998" calcext:value-type="float">
            <text:p>-0,0307331085</text:p>
          </table:table-cell>
          <table:table-cell table:formula="of:=[.C301]-[.H301]" office:value-type="float" office:value="-0.0200622081700001" calcext:value-type="float">
            <text:p>-0,0200622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3988623619</text:p>
          </table:table-cell>
          <table:table-cell office:value-type="string" calcext:value-type="string">
            <text:p>12,0634365082</text:p>
          </table:table-cell>
          <table:table-cell office:value-type="string" calcext:value-type="string">
            <text:p>2,99998307228</text:p>
          </table:table-cell>
          <table:table-cell table:number-columns-repeated="2"/>
          <table:table-cell office:value-type="string" calcext:value-type="string">
            <text:p>1,55522406101</text:p>
          </table:table-cell>
          <table:table-cell office:value-type="string" calcext:value-type="string">
            <text:p>12,0923757553</text:p>
          </table:table-cell>
          <table:table-cell office:value-type="string" calcext:value-type="string">
            <text:p>3,0265481472</text:p>
          </table:table-cell>
          <table:table-cell table:number-columns-repeated="2"/>
          <table:table-cell table:formula="of:=[.A302]-[.F302]" office:value-type="float" office:value="-0.01533782482" calcext:value-type="float">
            <text:p>-0,0153378248</text:p>
          </table:table-cell>
          <table:table-cell table:formula="of:=[.B302]-[.G302]" office:value-type="float" office:value="-0.0289392471000003" calcext:value-type="float">
            <text:p>-0,0289392471</text:p>
          </table:table-cell>
          <table:table-cell table:formula="of:=[.C302]-[.H302]" office:value-type="float" office:value="-0.0265650749200002" calcext:value-type="float">
            <text:p>-0,0265650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5490291119</text:p>
          </table:table-cell>
          <table:table-cell office:value-type="string" calcext:value-type="string">
            <text:p>12,0624170303</text:p>
          </table:table-cell>
          <table:table-cell office:value-type="string" calcext:value-type="string">
            <text:p>2,99998354912</text:p>
          </table:table-cell>
          <table:table-cell table:number-columns-repeated="2"/>
          <table:table-cell office:value-type="string" calcext:value-type="string">
            <text:p>1,57662820816</text:p>
          </table:table-cell>
          <table:table-cell office:value-type="string" calcext:value-type="string">
            <text:p>12,0825023651</text:p>
          </table:table-cell>
          <table:table-cell office:value-type="string" calcext:value-type="string">
            <text:p>3,03679943085</text:p>
          </table:table-cell>
          <table:table-cell table:number-columns-repeated="2"/>
          <table:table-cell table:formula="of:=[.A303]-[.F303]" office:value-type="float" office:value="-0.0217252969699997" calcext:value-type="float">
            <text:p>-0,021725297</text:p>
          </table:table-cell>
          <table:table-cell table:formula="of:=[.B303]-[.G303]" office:value-type="float" office:value="-0.0200853347999992" calcext:value-type="float">
            <text:p>-0,0200853348</text:p>
          </table:table-cell>
          <table:table-cell table:formula="of:=[.C303]-[.H303]" office:value-type="float" office:value="-0.0368158817299999" calcext:value-type="float">
            <text:p>-0,0368158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7052886486</text:p>
          </table:table-cell>
          <table:table-cell office:value-type="string" calcext:value-type="string">
            <text:p>12,0613183975</text:p>
          </table:table-cell>
          <table:table-cell office:value-type="string" calcext:value-type="string">
            <text:p>2,99998426437</text:p>
          </table:table-cell>
          <table:table-cell table:number-columns-repeated="2"/>
          <table:table-cell office:value-type="string" calcext:value-type="string">
            <text:p>1,58869886398</text:p>
          </table:table-cell>
          <table:table-cell office:value-type="string" calcext:value-type="string">
            <text:p>12,0916852951</text:p>
          </table:table-cell>
          <table:table-cell office:value-type="string" calcext:value-type="string">
            <text:p>3,02111840248</text:p>
          </table:table-cell>
          <table:table-cell table:number-columns-repeated="2"/>
          <table:table-cell table:formula="of:=[.A304]-[.F304]" office:value-type="float" office:value="-0.0181699991199999" calcext:value-type="float">
            <text:p>-0,0181699991</text:p>
          </table:table-cell>
          <table:table-cell table:formula="of:=[.B304]-[.G304]" office:value-type="float" office:value="-0.0303668976000004" calcext:value-type="float">
            <text:p>-0,0303668976</text:p>
          </table:table-cell>
          <table:table-cell table:formula="of:=[.C304]-[.H304]" office:value-type="float" office:value="-0.0211341381099999" calcext:value-type="float">
            <text:p>-0,0211341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8454954624</text:p>
          </table:table-cell>
          <table:table-cell office:value-type="string" calcext:value-type="string">
            <text:p>12,0602989197</text:p>
          </table:table-cell>
          <table:table-cell office:value-type="string" calcext:value-type="string">
            <text:p>2,99998474121</text:p>
          </table:table-cell>
          <table:table-cell table:number-columns-repeated="2"/>
          <table:table-cell office:value-type="string" calcext:value-type="string">
            <text:p>1,60406446457</text:p>
          </table:table-cell>
          <table:table-cell office:value-type="string" calcext:value-type="string">
            <text:p>12,089597702</text:p>
          </table:table-cell>
          <table:table-cell office:value-type="string" calcext:value-type="string">
            <text:p>3,00923800468</text:p>
          </table:table-cell>
          <table:table-cell table:number-columns-repeated="2"/>
          <table:table-cell table:formula="of:=[.A305]-[.F305]" office:value-type="float" office:value="-0.0195149183300001" calcext:value-type="float">
            <text:p>-0,0195149183</text:p>
          </table:table-cell>
          <table:table-cell table:formula="of:=[.B305]-[.G305]" office:value-type="float" office:value="-0.0292987823000015" calcext:value-type="float">
            <text:p>-0,0292987823</text:p>
          </table:table-cell>
          <table:table-cell table:formula="of:=[.C305]-[.H305]" office:value-type="float" office:value="-0.00925326346999977" calcext:value-type="float">
            <text:p>-0,0092532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59914040565</text:p>
          </table:table-cell>
          <table:table-cell office:value-type="string" calcext:value-type="string">
            <text:p>12,0592031479</text:p>
          </table:table-cell>
          <table:table-cell office:value-type="string" calcext:value-type="string">
            <text:p>2,99998521805</text:p>
          </table:table-cell>
          <table:table-cell table:number-columns-repeated="2"/>
          <table:table-cell office:value-type="string" calcext:value-type="string">
            <text:p>1,66838169098</text:p>
          </table:table-cell>
          <table:table-cell office:value-type="string" calcext:value-type="string">
            <text:p>12,1021127701</text:p>
          </table:table-cell>
          <table:table-cell office:value-type="string" calcext:value-type="string">
            <text:p>2,99841165543</text:p>
          </table:table-cell>
          <table:table-cell table:number-columns-repeated="2"/>
          <table:table-cell table:formula="of:=[.A306]-[.F306]" office:value-type="float" office:value="-0.06924128533" calcext:value-type="float">
            <text:p>-0,0692412853</text:p>
          </table:table-cell>
          <table:table-cell table:formula="of:=[.B306]-[.G306]" office:value-type="float" office:value="-0.0429096221999998" calcext:value-type="float">
            <text:p>-0,0429096222</text:p>
          </table:table-cell>
          <table:table-cell table:formula="of:=[.C306]-[.H306]" office:value-type="float" office:value="0.00157356261999997" calcext:value-type="float">
            <text:p>0,001573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70703887939</text:p>
          </table:table-cell>
          <table:table-cell office:value-type="string" calcext:value-type="string">
            <text:p>12,0647630692</text:p>
          </table:table-cell>
          <table:table-cell office:value-type="string" calcext:value-type="string">
            <text:p>2,99994635582</text:p>
          </table:table-cell>
          <table:table-cell table:number-columns-repeated="2"/>
          <table:table-cell office:value-type="string" calcext:value-type="string">
            <text:p>1,93279874325</text:p>
          </table:table-cell>
          <table:table-cell office:value-type="string" calcext:value-type="string">
            <text:p>12,1490449905</text:p>
          </table:table-cell>
          <table:table-cell office:value-type="string" calcext:value-type="string">
            <text:p>2,96546411514</text:p>
          </table:table-cell>
          <table:table-cell table:number-columns-repeated="2"/>
          <table:table-cell table:formula="of:=[.A307]-[.F307]" office:value-type="float" office:value="-0.22575986386" calcext:value-type="float">
            <text:p>-0,2257598639</text:p>
          </table:table-cell>
          <table:table-cell table:formula="of:=[.B307]-[.G307]" office:value-type="float" office:value="-0.0842819213000006" calcext:value-type="float">
            <text:p>-0,0842819213</text:p>
          </table:table-cell>
          <table:table-cell table:formula="of:=[.C307]-[.H307]" office:value-type="float" office:value="0.0344822406799996" calcext:value-type="float">
            <text:p>0,0344822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99583506584</text:p>
          </table:table-cell>
          <table:table-cell office:value-type="string" calcext:value-type="string">
            <text:p>12,0824251175</text:p>
          </table:table-cell>
          <table:table-cell office:value-type="string" calcext:value-type="string">
            <text:p>2,99996066093</text:p>
          </table:table-cell>
          <table:table-cell table:number-columns-repeated="2"/>
          <table:table-cell office:value-type="string" calcext:value-type="string">
            <text:p>2,24413061142</text:p>
          </table:table-cell>
          <table:table-cell office:value-type="string" calcext:value-type="string">
            <text:p>12,2179107666</text:p>
          </table:table-cell>
          <table:table-cell office:value-type="string" calcext:value-type="string">
            <text:p>2,85851454735</text:p>
          </table:table-cell>
          <table:table-cell table:number-columns-repeated="2"/>
          <table:table-cell table:formula="of:=[.A308]-[.F308]" office:value-type="float" office:value="-0.24829554558" calcext:value-type="float">
            <text:p>-0,2482955456</text:p>
          </table:table-cell>
          <table:table-cell table:formula="of:=[.B308]-[.G308]" office:value-type="float" office:value="-0.1354856491" calcext:value-type="float">
            <text:p>-0,1354856491</text:p>
          </table:table-cell>
          <table:table-cell table:formula="of:=[.C308]-[.H308]" office:value-type="float" office:value="0.14144611358" calcext:value-type="float">
            <text:p>0,1414461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26916098595</text:p>
          </table:table-cell>
          <table:table-cell office:value-type="string" calcext:value-type="string">
            <text:p>12,0986480713</text:p>
          </table:table-cell>
          <table:table-cell office:value-type="string" calcext:value-type="string">
            <text:p>2,99998164177</text:p>
          </table:table-cell>
          <table:table-cell table:number-columns-repeated="2"/>
          <table:table-cell office:value-type="string" calcext:value-type="string">
            <text:p>2,6265642643</text:p>
          </table:table-cell>
          <table:table-cell office:value-type="string" calcext:value-type="string">
            <text:p>12,1682920456</text:p>
          </table:table-cell>
          <table:table-cell office:value-type="string" calcext:value-type="string">
            <text:p>2,89614367485</text:p>
          </table:table-cell>
          <table:table-cell table:number-columns-repeated="2"/>
          <table:table-cell table:formula="of:=[.A309]-[.F309]" office:value-type="float" office:value="-0.35740327835" calcext:value-type="float">
            <text:p>-0,3574032784</text:p>
          </table:table-cell>
          <table:table-cell table:formula="of:=[.B309]-[.G309]" office:value-type="float" office:value="-0.0696439742999999" calcext:value-type="float">
            <text:p>-0,0696439743</text:p>
          </table:table-cell>
          <table:table-cell table:formula="of:=[.C309]-[.H309]" office:value-type="float" office:value="0.10383796692" calcext:value-type="float">
            <text:p>0,1038379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57977890968</text:p>
          </table:table-cell>
          <table:table-cell office:value-type="string" calcext:value-type="string">
            <text:p>12,116399765</text:p>
          </table:table-cell>
          <table:table-cell office:value-type="string" calcext:value-type="string">
            <text:p>2,99998664856</text:p>
          </table:table-cell>
          <table:table-cell table:number-columns-repeated="2"/>
          <table:table-cell office:value-type="string" calcext:value-type="string">
            <text:p>2,97785615921</text:p>
          </table:table-cell>
          <table:table-cell office:value-type="string" calcext:value-type="string">
            <text:p>12,1310844421</text:p>
          </table:table-cell>
          <table:table-cell office:value-type="string" calcext:value-type="string">
            <text:p>2,9379966259</text:p>
          </table:table-cell>
          <table:table-cell table:number-columns-repeated="2"/>
          <table:table-cell table:formula="of:=[.A310]-[.F310]" office:value-type="float" office:value="-0.39807724953" calcext:value-type="float">
            <text:p>-0,3980772495</text:p>
          </table:table-cell>
          <table:table-cell table:formula="of:=[.B310]-[.G310]" office:value-type="float" office:value="-0.0146846771" calcext:value-type="float">
            <text:p>-0,0146846771</text:p>
          </table:table-cell>
          <table:table-cell table:formula="of:=[.C310]-[.H310]" office:value-type="float" office:value="0.0619900226600003" calcext:value-type="float">
            <text:p>0,0619900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82170081139</text:p>
          </table:table-cell>
          <table:table-cell office:value-type="string" calcext:value-type="string">
            <text:p>12,1296730042</text:p>
          </table:table-cell>
          <table:table-cell office:value-type="string" calcext:value-type="string">
            <text:p>2,99998688698</text:p>
          </table:table-cell>
          <table:table-cell table:number-columns-repeated="2"/>
          <table:table-cell office:value-type="string" calcext:value-type="string">
            <text:p>3,34646868706</text:p>
          </table:table-cell>
          <table:table-cell office:value-type="string" calcext:value-type="string">
            <text:p>12,1122016907</text:p>
          </table:table-cell>
          <table:table-cell office:value-type="string" calcext:value-type="string">
            <text:p>2,976146698</text:p>
          </table:table-cell>
          <table:table-cell table:number-columns-repeated="2"/>
          <table:table-cell table:formula="of:=[.A311]-[.F311]" office:value-type="float" office:value="-0.52476787567" calcext:value-type="float">
            <text:p>-0,5247678757</text:p>
          </table:table-cell>
          <table:table-cell table:formula="of:=[.B311]-[.G311]" office:value-type="float" office:value="0.0174713135000015" calcext:value-type="float">
            <text:p>0,0174713135</text:p>
          </table:table-cell>
          <table:table-cell table:formula="of:=[.C311]-[.H311]" office:value-type="float" office:value="0.02384018898" calcext:value-type="float">
            <text:p>0,023840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11472845078</text:p>
          </table:table-cell>
          <table:table-cell office:value-type="string" calcext:value-type="string">
            <text:p>12,1450614929</text:p>
          </table:table-cell>
          <table:table-cell office:value-type="string" calcext:value-type="string">
            <text:p>2,99998879433</text:p>
          </table:table-cell>
          <table:table-cell table:number-columns-repeated="2"/>
          <table:table-cell office:value-type="string" calcext:value-type="string">
            <text:p>3,68074035645</text:p>
          </table:table-cell>
          <table:table-cell office:value-type="string" calcext:value-type="string">
            <text:p>12,0939016342</text:p>
          </table:table-cell>
          <table:table-cell office:value-type="string" calcext:value-type="string">
            <text:p>3,01069879532</text:p>
          </table:table-cell>
          <table:table-cell table:number-columns-repeated="2"/>
          <table:table-cell table:formula="of:=[.A312]-[.F312]" office:value-type="float" office:value="-0.56601190567" calcext:value-type="float">
            <text:p>-0,5660119057</text:p>
          </table:table-cell>
          <table:table-cell table:formula="of:=[.B312]-[.G312]" office:value-type="float" office:value="0.0511598587000002" calcext:value-type="float">
            <text:p>0,0511598587</text:p>
          </table:table-cell>
          <table:table-cell table:formula="of:=[.C312]-[.H312]" office:value-type="float" office:value="-0.0107100009900001" calcext:value-type="float">
            <text:p>-0,01071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37870812416</text:p>
          </table:table-cell>
          <table:table-cell office:value-type="string" calcext:value-type="string">
            <text:p>12,1582517624</text:p>
          </table:table-cell>
          <table:table-cell office:value-type="string" calcext:value-type="string">
            <text:p>2,99998903275</text:p>
          </table:table-cell>
          <table:table-cell table:number-columns-repeated="2"/>
          <table:table-cell office:value-type="string" calcext:value-type="string">
            <text:p>3,80240321159</text:p>
          </table:table-cell>
          <table:table-cell office:value-type="string" calcext:value-type="string">
            <text:p>12,0182094574</text:p>
          </table:table-cell>
          <table:table-cell office:value-type="string" calcext:value-type="string">
            <text:p>3,04985117912</text:p>
          </table:table-cell>
          <table:table-cell table:number-columns-repeated="2"/>
          <table:table-cell table:formula="of:=[.A313]-[.F313]" office:value-type="float" office:value="-0.42369508743" calcext:value-type="float">
            <text:p>-0,4236950874</text:p>
          </table:table-cell>
          <table:table-cell table:formula="of:=[.B313]-[.G313]" office:value-type="float" office:value="0.140042305000001" calcext:value-type="float">
            <text:p>0,140042305</text:p>
          </table:table-cell>
          <table:table-cell table:formula="of:=[.C313]-[.H313]" office:value-type="float" office:value="-0.0498621463700002" calcext:value-type="float">
            <text:p>-0,0498621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61612510681</text:p>
          </table:table-cell>
          <table:table-cell office:value-type="string" calcext:value-type="string">
            <text:p>12,1695489883</text:p>
          </table:table-cell>
          <table:table-cell office:value-type="string" calcext:value-type="string">
            <text:p>2,99998950958</text:p>
          </table:table-cell>
          <table:table-cell table:number-columns-repeated="2"/>
          <table:table-cell office:value-type="string" calcext:value-type="string">
            <text:p>4,13196563721</text:p>
          </table:table-cell>
          <table:table-cell office:value-type="string" calcext:value-type="string">
            <text:p>12,0099754333</text:p>
          </table:table-cell>
          <table:table-cell office:value-type="string" calcext:value-type="string">
            <text:p>3,0563685894</text:p>
          </table:table-cell>
          <table:table-cell table:number-columns-repeated="2"/>
          <table:table-cell table:formula="of:=[.A314]-[.F314]" office:value-type="float" office:value="-0.515840530399999" calcext:value-type="float">
            <text:p>-0,5158405304</text:p>
          </table:table-cell>
          <table:table-cell table:formula="of:=[.B314]-[.G314]" office:value-type="float" office:value="0.159573555000001" calcext:value-type="float">
            <text:p>0,159573555</text:p>
          </table:table-cell>
          <table:table-cell table:formula="of:=[.C314]-[.H314]" office:value-type="float" office:value="-0.0563790798200001" calcext:value-type="float">
            <text:p>-0,0563790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86254000664</text:p>
          </table:table-cell>
          <table:table-cell office:value-type="string" calcext:value-type="string">
            <text:p>12,180683136</text:p>
          </table:table-cell>
          <table:table-cell office:value-type="string" calcext:value-type="string">
            <text:p>2,99998879433</text:p>
          </table:table-cell>
          <table:table-cell table:number-columns-repeated="2"/>
          <table:table-cell office:value-type="string" calcext:value-type="string">
            <text:p>4,41490364075</text:p>
          </table:table-cell>
          <table:table-cell office:value-type="string" calcext:value-type="string">
            <text:p>12,065943718</text:p>
          </table:table-cell>
          <table:table-cell office:value-type="string" calcext:value-type="string">
            <text:p>3,06038451195</text:p>
          </table:table-cell>
          <table:table-cell table:number-columns-repeated="2"/>
          <table:table-cell table:formula="of:=[.A315]-[.F315]" office:value-type="float" office:value="-0.55236363411" calcext:value-type="float">
            <text:p>-0,5523636341</text:p>
          </table:table-cell>
          <table:table-cell table:formula="of:=[.B315]-[.G315]" office:value-type="float" office:value="0.114739418000001" calcext:value-type="float">
            <text:p>0,114739418</text:p>
          </table:table-cell>
          <table:table-cell table:formula="of:=[.C315]-[.H315]" office:value-type="float" office:value="-0.0603957176200001" calcext:value-type="float">
            <text:p>-0,0603957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11744070053</text:p>
          </table:table-cell>
          <table:table-cell office:value-type="string" calcext:value-type="string">
            <text:p>12,1915407181</text:p>
          </table:table-cell>
          <table:table-cell office:value-type="string" calcext:value-type="string">
            <text:p>2,99999022484</text:p>
          </table:table-cell>
          <table:table-cell table:number-columns-repeated="2"/>
          <table:table-cell office:value-type="string" calcext:value-type="string">
            <text:p>4,66359710693</text:p>
          </table:table-cell>
          <table:table-cell office:value-type="string" calcext:value-type="string">
            <text:p>12,1012401581</text:p>
          </table:table-cell>
          <table:table-cell office:value-type="string" calcext:value-type="string">
            <text:p>3,10587596893</text:p>
          </table:table-cell>
          <table:table-cell table:number-columns-repeated="2"/>
          <table:table-cell table:formula="of:=[.A316]-[.F316]" office:value-type="float" office:value="-0.5461564064" calcext:value-type="float">
            <text:p>-0,5461564064</text:p>
          </table:table-cell>
          <table:table-cell table:formula="of:=[.B316]-[.G316]" office:value-type="float" office:value="0.0903005600000011" calcext:value-type="float">
            <text:p>0,09030056</text:p>
          </table:table-cell>
          <table:table-cell table:formula="of:=[.C316]-[.H316]" office:value-type="float" office:value="-0.10588574409" calcext:value-type="float">
            <text:p>-0,1058857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31453704834</text:p>
          </table:table-cell>
          <table:table-cell office:value-type="string" calcext:value-type="string">
            <text:p>12,1994628906</text:p>
          </table:table-cell>
          <table:table-cell office:value-type="string" calcext:value-type="string">
            <text:p>2,99998950958</text:p>
          </table:table-cell>
          <table:table-cell table:number-columns-repeated="2"/>
          <table:table-cell office:value-type="string" calcext:value-type="string">
            <text:p>4,88074827194</text:p>
          </table:table-cell>
          <table:table-cell office:value-type="string" calcext:value-type="string">
            <text:p>12,1902446747</text:p>
          </table:table-cell>
          <table:table-cell office:value-type="string" calcext:value-type="string">
            <text:p>3,01504969597</text:p>
          </table:table-cell>
          <table:table-cell table:number-columns-repeated="2"/>
          <table:table-cell table:formula="of:=[.A317]-[.F317]" office:value-type="float" office:value="-0.5662112236" calcext:value-type="float">
            <text:p>-0,5662112236</text:p>
          </table:table-cell>
          <table:table-cell table:formula="of:=[.B317]-[.G317]" office:value-type="float" office:value="0.00921821589999894" calcext:value-type="float">
            <text:p>0,0092182159</text:p>
          </table:table-cell>
          <table:table-cell table:formula="of:=[.C317]-[.H317]" office:value-type="float" office:value="-0.0150601863900004" calcext:value-type="float">
            <text:p>-0,0150601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55266857147</text:p>
          </table:table-cell>
          <table:table-cell office:value-type="string" calcext:value-type="string">
            <text:p>12,2084608078</text:p>
          </table:table-cell>
          <table:table-cell office:value-type="string" calcext:value-type="string">
            <text:p>2,99999094009</text:p>
          </table:table-cell>
          <table:table-cell table:number-columns-repeated="2"/>
          <table:table-cell office:value-type="string" calcext:value-type="string">
            <text:p>4,99535036087</text:p>
          </table:table-cell>
          <table:table-cell office:value-type="string" calcext:value-type="string">
            <text:p>12,2620077133</text:p>
          </table:table-cell>
          <table:table-cell office:value-type="string" calcext:value-type="string">
            <text:p>2,95056557655</text:p>
          </table:table-cell>
          <table:table-cell table:number-columns-repeated="2"/>
          <table:table-cell table:formula="of:=[.A318]-[.F318]" office:value-type="float" office:value="-0.4426817894" calcext:value-type="float">
            <text:p>-0,4426817894</text:p>
          </table:table-cell>
          <table:table-cell table:formula="of:=[.B318]-[.G318]" office:value-type="float" office:value="-0.0535469054999993" calcext:value-type="float">
            <text:p>-0,0535469055</text:p>
          </table:table-cell>
          <table:table-cell table:formula="of:=[.C318]-[.H318]" office:value-type="float" office:value="0.0494253635400002" calcext:value-type="float">
            <text:p>0,0494253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75188732147</text:p>
          </table:table-cell>
          <table:table-cell office:value-type="string" calcext:value-type="string">
            <text:p>12,2154922485</text:p>
          </table:table-cell>
          <table:table-cell office:value-type="string" calcext:value-type="string">
            <text:p>2,99999094009</text:p>
          </table:table-cell>
          <table:table-cell table:number-columns-repeated="2"/>
          <table:table-cell office:value-type="string" calcext:value-type="string">
            <text:p>5,12247800827</text:p>
          </table:table-cell>
          <table:table-cell office:value-type="string" calcext:value-type="string">
            <text:p>12,3503551483</text:p>
          </table:table-cell>
          <table:table-cell office:value-type="string" calcext:value-type="string">
            <text:p>2,8921353817</text:p>
          </table:table-cell>
          <table:table-cell table:number-columns-repeated="2"/>
          <table:table-cell table:formula="of:=[.A319]-[.F319]" office:value-type="float" office:value="-0.3705906868" calcext:value-type="float">
            <text:p>-0,3705906868</text:p>
          </table:table-cell>
          <table:table-cell table:formula="of:=[.B319]-[.G319]" office:value-type="float" office:value="-0.1348628998" calcext:value-type="float">
            <text:p>-0,1348628998</text:p>
          </table:table-cell>
          <table:table-cell table:formula="of:=[.C319]-[.H319]" office:value-type="float" office:value="0.10785555839" calcext:value-type="float">
            <text:p>0,1078555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95924091339</text:p>
          </table:table-cell>
          <table:table-cell office:value-type="string" calcext:value-type="string">
            <text:p>12,2223110199</text:p>
          </table:table-cell>
          <table:table-cell office:value-type="string" calcext:value-type="string">
            <text:p>2,99999141693</text:p>
          </table:table-cell>
          <table:table-cell table:number-columns-repeated="2"/>
          <table:table-cell office:value-type="string" calcext:value-type="string">
            <text:p>5,36399793625</text:p>
          </table:table-cell>
          <table:table-cell office:value-type="string" calcext:value-type="string">
            <text:p>12,3517456055</text:p>
          </table:table-cell>
          <table:table-cell office:value-type="string" calcext:value-type="string">
            <text:p>2,87286257744</text:p>
          </table:table-cell>
          <table:table-cell table:number-columns-repeated="2"/>
          <table:table-cell table:formula="of:=[.A320]-[.F320]" office:value-type="float" office:value="-0.40475702286" calcext:value-type="float">
            <text:p>-0,4047570229</text:p>
          </table:table-cell>
          <table:table-cell table:formula="of:=[.B320]-[.G320]" office:value-type="float" office:value="-0.1294345856" calcext:value-type="float">
            <text:p>-0,1294345856</text:p>
          </table:table-cell>
          <table:table-cell table:formula="of:=[.C320]-[.H320]" office:value-type="float" office:value="0.12712883949" calcext:value-type="float">
            <text:p>0,1271288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4534235001</text:p>
          </table:table-cell>
          <table:table-cell office:value-type="string" calcext:value-type="string">
            <text:p>12,2279834747</text:p>
          </table:table-cell>
          <table:table-cell office:value-type="string" calcext:value-type="string">
            <text:p>2,99999165535</text:p>
          </table:table-cell>
          <table:table-cell table:number-columns-repeated="2"/>
          <table:table-cell office:value-type="string" calcext:value-type="string">
            <text:p>5,60673522949</text:p>
          </table:table-cell>
          <table:table-cell office:value-type="string" calcext:value-type="string">
            <text:p>12,3284454346</text:p>
          </table:table-cell>
          <table:table-cell office:value-type="string" calcext:value-type="string">
            <text:p>2,88275909424</text:p>
          </table:table-cell>
          <table:table-cell table:number-columns-repeated="2"/>
          <table:table-cell table:formula="of:=[.A321]-[.F321]" office:value-type="float" office:value="-0.46139287948" calcext:value-type="float">
            <text:p>-0,4613928795</text:p>
          </table:table-cell>
          <table:table-cell table:formula="of:=[.B321]-[.G321]" office:value-type="float" office:value="-0.100461959900001" calcext:value-type="float">
            <text:p>-0,1004619599</text:p>
          </table:table-cell>
          <table:table-cell table:formula="of:=[.C321]-[.H321]" office:value-type="float" office:value="0.11723256111" calcext:value-type="float">
            <text:p>0,1172325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33905172348</text:p>
          </table:table-cell>
          <table:table-cell office:value-type="string" calcext:value-type="string">
            <text:p>12,233423233</text:p>
          </table:table-cell>
          <table:table-cell office:value-type="string" calcext:value-type="string">
            <text:p>2,99999117851</text:p>
          </table:table-cell>
          <table:table-cell table:number-columns-repeated="2"/>
          <table:table-cell office:value-type="string" calcext:value-type="string">
            <text:p>5,85929918289</text:p>
          </table:table-cell>
          <table:table-cell office:value-type="string" calcext:value-type="string">
            <text:p>12,2838668823</text:p>
          </table:table-cell>
          <table:table-cell office:value-type="string" calcext:value-type="string">
            <text:p>2,88316392899</text:p>
          </table:table-cell>
          <table:table-cell table:number-columns-repeated="2"/>
          <table:table-cell table:formula="of:=[.A322]-[.F322]" office:value-type="float" office:value="-0.52024745941" calcext:value-type="float">
            <text:p>-0,5202474594</text:p>
          </table:table-cell>
          <table:table-cell table:formula="of:=[.B322]-[.G322]" office:value-type="float" office:value="-0.0504436493" calcext:value-type="float">
            <text:p>-0,0504436493</text:p>
          </table:table-cell>
          <table:table-cell table:formula="of:=[.C322]-[.H322]" office:value-type="float" office:value="0.11682724952" calcext:value-type="float">
            <text:p>0,1168272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51289129257</text:p>
          </table:table-cell>
          <table:table-cell office:value-type="string" calcext:value-type="string">
            <text:p>12,2378854752</text:p>
          </table:table-cell>
          <table:table-cell office:value-type="string" calcext:value-type="string">
            <text:p>2,99999213219</text:p>
          </table:table-cell>
          <table:table-cell table:number-columns-repeated="2"/>
          <table:table-cell office:value-type="string" calcext:value-type="string">
            <text:p>6,04249668121</text:p>
          </table:table-cell>
          <table:table-cell office:value-type="string" calcext:value-type="string">
            <text:p>12,1633548737</text:p>
          </table:table-cell>
          <table:table-cell office:value-type="string" calcext:value-type="string">
            <text:p>2,83494901657</text:p>
          </table:table-cell>
          <table:table-cell table:number-columns-repeated="2"/>
          <table:table-cell table:formula="of:=[.A323]-[.F323]" office:value-type="float" office:value="-0.52960538864" calcext:value-type="float">
            <text:p>-0,5296053886</text:p>
          </table:table-cell>
          <table:table-cell table:formula="of:=[.B323]-[.G323]" office:value-type="float" office:value="0.0745306015000011" calcext:value-type="float">
            <text:p>0,0745306015</text:p>
          </table:table-cell>
          <table:table-cell table:formula="of:=[.C323]-[.H323]" office:value-type="float" office:value="0.16504311562" calcext:value-type="float">
            <text:p>0,1650431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9384145737</text:p>
          </table:table-cell>
          <table:table-cell office:value-type="string" calcext:value-type="string">
            <text:p>12,2420959473</text:p>
          </table:table-cell>
          <table:table-cell office:value-type="string" calcext:value-type="string">
            <text:p>2,99999165535</text:p>
          </table:table-cell>
          <table:table-cell table:number-columns-repeated="2"/>
          <table:table-cell office:value-type="string" calcext:value-type="string">
            <text:p>6,3076748848</text:p>
          </table:table-cell>
          <table:table-cell office:value-type="string" calcext:value-type="string">
            <text:p>12,0984897614</text:p>
          </table:table-cell>
          <table:table-cell office:value-type="string" calcext:value-type="string">
            <text:p>2,87869811058</text:p>
          </table:table-cell>
          <table:table-cell table:number-columns-repeated="2"/>
          <table:table-cell table:formula="of:=[.A324]-[.F324]" office:value-type="float" office:value="-0.61383342743" calcext:value-type="float">
            <text:p>-0,6138334274</text:p>
          </table:table-cell>
          <table:table-cell table:formula="of:=[.B324]-[.G324]" office:value-type="float" office:value="0.1436061859" calcext:value-type="float">
            <text:p>0,1436061859</text:p>
          </table:table-cell>
          <table:table-cell table:formula="of:=[.C324]-[.H324]" office:value-type="float" office:value="0.12129354477" calcext:value-type="float">
            <text:p>0,1212935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85648441315</text:p>
          </table:table-cell>
          <table:table-cell office:value-type="string" calcext:value-type="string">
            <text:p>12,2454891205</text:p>
          </table:table-cell>
          <table:table-cell office:value-type="string" calcext:value-type="string">
            <text:p>2,99999189377</text:p>
          </table:table-cell>
          <table:table-cell table:number-columns-repeated="2"/>
          <table:table-cell office:value-type="string" calcext:value-type="string">
            <text:p>6,54423475266</text:p>
          </table:table-cell>
          <table:table-cell office:value-type="string" calcext:value-type="string">
            <text:p>12,0822572708</text:p>
          </table:table-cell>
          <table:table-cell office:value-type="string" calcext:value-type="string">
            <text:p>2,95099282265</text:p>
          </table:table-cell>
          <table:table-cell table:number-columns-repeated="2"/>
          <table:table-cell table:formula="of:=[.A325]-[.F325]" office:value-type="float" office:value="-0.68775033951" calcext:value-type="float">
            <text:p>-0,6877503395</text:p>
          </table:table-cell>
          <table:table-cell table:formula="of:=[.B325]-[.G325]" office:value-type="float" office:value="0.163231849700001" calcext:value-type="float">
            <text:p>0,1632318497</text:p>
          </table:table-cell>
          <table:table-cell table:formula="of:=[.C325]-[.H325]" office:value-type="float" office:value="0.0489990711199999" calcext:value-type="float">
            <text:p>0,0489990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03710651398</text:p>
          </table:table-cell>
          <table:table-cell office:value-type="string" calcext:value-type="string">
            <text:p>12,2488069534</text:p>
          </table:table-cell>
          <table:table-cell office:value-type="string" calcext:value-type="string">
            <text:p>2,99999284744</text:p>
          </table:table-cell>
          <table:table-cell table:number-columns-repeated="2"/>
          <table:table-cell office:value-type="string" calcext:value-type="string">
            <text:p>6,7038898468</text:p>
          </table:table-cell>
          <table:table-cell office:value-type="string" calcext:value-type="string">
            <text:p>12,1197853088</text:p>
          </table:table-cell>
          <table:table-cell office:value-type="string" calcext:value-type="string">
            <text:p>3,00627112389</text:p>
          </table:table-cell>
          <table:table-cell table:number-columns-repeated="2"/>
          <table:table-cell table:formula="of:=[.A326]-[.F326]" office:value-type="float" office:value="-0.66678333282" calcext:value-type="float">
            <text:p>-0,6667833328</text:p>
          </table:table-cell>
          <table:table-cell table:formula="of:=[.B326]-[.G326]" office:value-type="float" office:value="0.129021644600002" calcext:value-type="float">
            <text:p>0,1290216446</text:p>
          </table:table-cell>
          <table:table-cell table:formula="of:=[.C326]-[.H326]" office:value-type="float" office:value="-0.00627827645000023" calcext:value-type="float">
            <text:p>-0,0062782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1769452095</text:p>
          </table:table-cell>
          <table:table-cell office:value-type="string" calcext:value-type="string">
            <text:p>12,251039505</text:p>
          </table:table-cell>
          <table:table-cell office:value-type="string" calcext:value-type="string">
            <text:p>2,99999260902</text:p>
          </table:table-cell>
          <table:table-cell table:number-columns-repeated="2"/>
          <table:table-cell office:value-type="string" calcext:value-type="string">
            <text:p>6,89341688156</text:p>
          </table:table-cell>
          <table:table-cell office:value-type="string" calcext:value-type="string">
            <text:p>12,1430397034</text:p>
          </table:table-cell>
          <table:table-cell office:value-type="string" calcext:value-type="string">
            <text:p>3,04302573204</text:p>
          </table:table-cell>
          <table:table-cell table:number-columns-repeated="2"/>
          <table:table-cell table:formula="of:=[.A327]-[.F327]" office:value-type="float" office:value="-0.71647167206" calcext:value-type="float">
            <text:p>-0,7164716721</text:p>
          </table:table-cell>
          <table:table-cell table:formula="of:=[.B327]-[.G327]" office:value-type="float" office:value="0.1079998016" calcext:value-type="float">
            <text:p>0,1079998016</text:p>
          </table:table-cell>
          <table:table-cell table:formula="of:=[.C327]-[.H327]" office:value-type="float" office:value="-0.0430331230199998" calcext:value-type="float">
            <text:p>-0,043033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34589099884</text:p>
          </table:table-cell>
          <table:table-cell office:value-type="string" calcext:value-type="string">
            <text:p>12,2533302307</text:p>
          </table:table-cell>
          <table:table-cell office:value-type="string" calcext:value-type="string">
            <text:p>2,9999935627</text:p>
          </table:table-cell>
          <table:table-cell table:number-columns-repeated="2"/>
          <table:table-cell office:value-type="string" calcext:value-type="string">
            <text:p>7,05622196198</text:p>
          </table:table-cell>
          <table:table-cell office:value-type="string" calcext:value-type="string">
            <text:p>12,1679897308</text:p>
          </table:table-cell>
          <table:table-cell office:value-type="string" calcext:value-type="string">
            <text:p>3,06692385674</text:p>
          </table:table-cell>
          <table:table-cell table:number-columns-repeated="2"/>
          <table:table-cell table:formula="of:=[.A328]-[.F328]" office:value-type="float" office:value="-0.710330963140001" calcext:value-type="float">
            <text:p>-0,7103309631</text:p>
          </table:table-cell>
          <table:table-cell table:formula="of:=[.B328]-[.G328]" office:value-type="float" office:value="0.0853404998999991" calcext:value-type="float">
            <text:p>0,0853404999</text:p>
          </table:table-cell>
          <table:table-cell table:formula="of:=[.C328]-[.H328]" office:value-type="float" office:value="-0.0669302940399996" calcext:value-type="float">
            <text:p>-0,066930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48722505569</text:p>
          </table:table-cell>
          <table:table-cell office:value-type="string" calcext:value-type="string">
            <text:p>12,2548942566</text:p>
          </table:table-cell>
          <table:table-cell office:value-type="string" calcext:value-type="string">
            <text:p>2,9999935627</text:p>
          </table:table-cell>
          <table:table-cell table:number-columns-repeated="2"/>
          <table:table-cell office:value-type="string" calcext:value-type="string">
            <text:p>7,21639490128</text:p>
          </table:table-cell>
          <table:table-cell office:value-type="string" calcext:value-type="string">
            <text:p>12,1774997711</text:p>
          </table:table-cell>
          <table:table-cell office:value-type="string" calcext:value-type="string">
            <text:p>3,06892752647</text:p>
          </table:table-cell>
          <table:table-cell table:number-columns-repeated="2"/>
          <table:table-cell table:formula="of:=[.A329]-[.F329]" office:value-type="float" office:value="-0.72916984559" calcext:value-type="float">
            <text:p>-0,7291698456</text:p>
          </table:table-cell>
          <table:table-cell table:formula="of:=[.B329]-[.G329]" office:value-type="float" office:value="0.0773944854999993" calcext:value-type="float">
            <text:p>0,0773944855</text:p>
          </table:table-cell>
          <table:table-cell table:formula="of:=[.C329]-[.H329]" office:value-type="float" office:value="-0.0689339637699997" calcext:value-type="float">
            <text:p>-0,068933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63432025909</text:p>
          </table:table-cell>
          <table:table-cell office:value-type="string" calcext:value-type="string">
            <text:p>12,2561683655</text:p>
          </table:table-cell>
          <table:table-cell office:value-type="string" calcext:value-type="string">
            <text:p>2,99999380112</text:p>
          </table:table-cell>
          <table:table-cell table:number-columns-repeated="2"/>
          <table:table-cell office:value-type="string" calcext:value-type="string">
            <text:p>7,36111068726</text:p>
          </table:table-cell>
          <table:table-cell office:value-type="string" calcext:value-type="string">
            <text:p>12,1828651428</text:p>
          </table:table-cell>
          <table:table-cell office:value-type="string" calcext:value-type="string">
            <text:p>3,06909942627</text:p>
          </table:table-cell>
          <table:table-cell table:number-columns-repeated="2"/>
          <table:table-cell table:formula="of:=[.A330]-[.F330]" office:value-type="float" office:value="-0.72679042817" calcext:value-type="float">
            <text:p>-0,7267904282</text:p>
          </table:table-cell>
          <table:table-cell table:formula="of:=[.B330]-[.G330]" office:value-type="float" office:value="0.0733032226999999" calcext:value-type="float">
            <text:p>0,0733032227</text:p>
          </table:table-cell>
          <table:table-cell table:formula="of:=[.C330]-[.H330]" office:value-type="float" office:value="-0.0691056251500002" calcext:value-type="float">
            <text:p>-0,069105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6633262634</text:p>
          </table:table-cell>
          <table:table-cell office:value-type="string" calcext:value-type="string">
            <text:p>12,2569952011</text:p>
          </table:table-cell>
          <table:table-cell office:value-type="string" calcext:value-type="string">
            <text:p>2,99999403954</text:p>
          </table:table-cell>
          <table:table-cell table:number-columns-repeated="2"/>
          <table:table-cell office:value-type="string" calcext:value-type="string">
            <text:p>7,47574234009</text:p>
          </table:table-cell>
          <table:table-cell office:value-type="string" calcext:value-type="string">
            <text:p>12,1795663834</text:p>
          </table:table-cell>
          <table:table-cell office:value-type="string" calcext:value-type="string">
            <text:p>3,07268190384</text:p>
          </table:table-cell>
          <table:table-cell table:number-columns-repeated="2"/>
          <table:table-cell table:formula="of:=[.A331]-[.F331]" office:value-type="float" office:value="-0.70940971375" calcext:value-type="float">
            <text:p>-0,7094097138</text:p>
          </table:table-cell>
          <table:table-cell table:formula="of:=[.B331]-[.G331]" office:value-type="float" office:value="0.0774288177000013" calcext:value-type="float">
            <text:p>0,0774288177</text:p>
          </table:table-cell>
          <table:table-cell table:formula="of:=[.C331]-[.H331]" office:value-type="float" office:value="-0.0726878643000002" calcext:value-type="float">
            <text:p>-0,0726878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90373325348</text:p>
          </table:table-cell>
          <table:table-cell office:value-type="string" calcext:value-type="string">
            <text:p>12,2575244904</text:p>
          </table:table-cell>
          <table:table-cell office:value-type="string" calcext:value-type="string">
            <text:p>2,99999380112</text:p>
          </table:table-cell>
          <table:table-cell table:number-columns-repeated="2"/>
          <table:table-cell office:value-type="string" calcext:value-type="string">
            <text:p>7,55815553665</text:p>
          </table:table-cell>
          <table:table-cell office:value-type="string" calcext:value-type="string">
            <text:p>12,18222332</text:p>
          </table:table-cell>
          <table:table-cell office:value-type="string" calcext:value-type="string">
            <text:p>3,09561777115</text:p>
          </table:table-cell>
          <table:table-cell table:number-columns-repeated="2"/>
          <table:table-cell table:formula="of:=[.A332]-[.F332]" office:value-type="float" office:value="-0.65442228317" calcext:value-type="float">
            <text:p>-0,6544222832</text:p>
          </table:table-cell>
          <table:table-cell table:formula="of:=[.B332]-[.G332]" office:value-type="float" office:value="0.0753011703999995" calcext:value-type="float">
            <text:p>0,0753011704</text:p>
          </table:table-cell>
          <table:table-cell table:formula="of:=[.C332]-[.H332]" office:value-type="float" office:value="-0.0956239700300001" calcext:value-type="float">
            <text:p>-0,0956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04563903809</text:p>
          </table:table-cell>
          <table:table-cell office:value-type="string" calcext:value-type="string">
            <text:p>12,2577047348</text:p>
          </table:table-cell>
          <table:table-cell office:value-type="string" calcext:value-type="string">
            <text:p>2,99999451637</text:p>
          </table:table-cell>
          <table:table-cell table:number-columns-repeated="2"/>
          <table:table-cell office:value-type="string" calcext:value-type="string">
            <text:p>7,62144088745</text:p>
          </table:table-cell>
          <table:table-cell office:value-type="string" calcext:value-type="string">
            <text:p>12,2086458206</text:p>
          </table:table-cell>
          <table:table-cell office:value-type="string" calcext:value-type="string">
            <text:p>3,1238629818</text:p>
          </table:table-cell>
          <table:table-cell table:number-columns-repeated="2"/>
          <table:table-cell table:formula="of:=[.A333]-[.F333]" office:value-type="float" office:value="-0.575801849359999" calcext:value-type="float">
            <text:p>-0,5758018494</text:p>
          </table:table-cell>
          <table:table-cell table:formula="of:=[.B333]-[.G333]" office:value-type="float" office:value="0.0490589142000015" calcext:value-type="float">
            <text:p>0,0490589142</text:p>
          </table:table-cell>
          <table:table-cell table:formula="of:=[.C333]-[.H333]" office:value-type="float" office:value="-0.12386846543" calcext:value-type="float">
            <text:p>-0,1238684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17331361771</text:p>
          </table:table-cell>
          <table:table-cell office:value-type="string" calcext:value-type="string">
            <text:p>12,2575368881</text:p>
          </table:table-cell>
          <table:table-cell office:value-type="string" calcext:value-type="string">
            <text:p>2,99999475479</text:p>
          </table:table-cell>
          <table:table-cell table:number-columns-repeated="2"/>
          <table:table-cell office:value-type="string" calcext:value-type="string">
            <text:p>7,58349657059</text:p>
          </table:table-cell>
          <table:table-cell office:value-type="string" calcext:value-type="string">
            <text:p>12,2424821854</text:p>
          </table:table-cell>
          <table:table-cell office:value-type="string" calcext:value-type="string">
            <text:p>3,13788294792</text:p>
          </table:table-cell>
          <table:table-cell table:number-columns-repeated="2"/>
          <table:table-cell table:formula="of:=[.A334]-[.F334]" office:value-type="float" office:value="-0.410182952880001" calcext:value-type="float">
            <text:p>-0,4101829529</text:p>
          </table:table-cell>
          <table:table-cell table:formula="of:=[.B334]-[.G334]" office:value-type="float" office:value="0.0150547027000005" calcext:value-type="float">
            <text:p>0,0150547027</text:p>
          </table:table-cell>
          <table:table-cell table:formula="of:=[.C334]-[.H334]" office:value-type="float" office:value="-0.13788819313" calcext:value-type="float">
            <text:p>-0,1378881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28789281845</text:p>
          </table:table-cell>
          <table:table-cell office:value-type="string" calcext:value-type="string">
            <text:p>12,2571105957</text:p>
          </table:table-cell>
          <table:table-cell office:value-type="string" calcext:value-type="string">
            <text:p>2,99999475479</text:p>
          </table:table-cell>
          <table:table-cell table:number-columns-repeated="2"/>
          <table:table-cell office:value-type="string" calcext:value-type="string">
            <text:p>7,66833353043</text:p>
          </table:table-cell>
          <table:table-cell office:value-type="string" calcext:value-type="string">
            <text:p>12,2566099167</text:p>
          </table:table-cell>
          <table:table-cell office:value-type="string" calcext:value-type="string">
            <text:p>3,15622615814</text:p>
          </table:table-cell>
          <table:table-cell table:number-columns-repeated="2"/>
          <table:table-cell table:formula="of:=[.A335]-[.F335]" office:value-type="float" office:value="-0.38044071198" calcext:value-type="float">
            <text:p>-0,380440712</text:p>
          </table:table-cell>
          <table:table-cell table:formula="of:=[.B335]-[.G335]" office:value-type="float" office:value="0.000500678999999948" calcext:value-type="float">
            <text:p>0,000500679</text:p>
          </table:table-cell>
          <table:table-cell table:formula="of:=[.C335]-[.H335]" office:value-type="float" office:value="-0.15623140335" calcext:value-type="float">
            <text:p>-0,1562314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40714550018</text:p>
          </table:table-cell>
          <table:table-cell office:value-type="string" calcext:value-type="string">
            <text:p>12,2563800812</text:p>
          </table:table-cell>
          <table:table-cell office:value-type="string" calcext:value-type="string">
            <text:p>2,99999451637</text:p>
          </table:table-cell>
          <table:table-cell table:number-columns-repeated="2"/>
          <table:table-cell office:value-type="string" calcext:value-type="string">
            <text:p>7,82006263733</text:p>
          </table:table-cell>
          <table:table-cell office:value-type="string" calcext:value-type="string">
            <text:p>12,2546930313</text:p>
          </table:table-cell>
          <table:table-cell office:value-type="string" calcext:value-type="string">
            <text:p>3,17366504669</text:p>
          </table:table-cell>
          <table:table-cell table:number-columns-repeated="2"/>
          <table:table-cell table:formula="of:=[.A336]-[.F336]" office:value-type="float" office:value="-0.41291713715" calcext:value-type="float">
            <text:p>-0,4129171372</text:p>
          </table:table-cell>
          <table:table-cell table:formula="of:=[.B336]-[.G336]" office:value-type="float" office:value="0.00168704989999924" calcext:value-type="float">
            <text:p>0,0016870499</text:p>
          </table:table-cell>
          <table:table-cell table:formula="of:=[.C336]-[.H336]" office:value-type="float" office:value="-0.17367053032" calcext:value-type="float">
            <text:p>-0,1736705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51415729523</text:p>
          </table:table-cell>
          <table:table-cell office:value-type="string" calcext:value-type="string">
            <text:p>12,2554674149</text:p>
          </table:table-cell>
          <table:table-cell office:value-type="string" calcext:value-type="string">
            <text:p>2,99999523163</text:p>
          </table:table-cell>
          <table:table-cell table:number-columns-repeated="2"/>
          <table:table-cell office:value-type="string" calcext:value-type="string">
            <text:p>7,95949697495</text:p>
          </table:table-cell>
          <table:table-cell office:value-type="string" calcext:value-type="string">
            <text:p>12,2711448669</text:p>
          </table:table-cell>
          <table:table-cell office:value-type="string" calcext:value-type="string">
            <text:p>3,11305403709</text:p>
          </table:table-cell>
          <table:table-cell table:number-columns-repeated="2"/>
          <table:table-cell table:formula="of:=[.A337]-[.F337]" office:value-type="float" office:value="-0.44533967972" calcext:value-type="float">
            <text:p>-0,4453396797</text:p>
          </table:table-cell>
          <table:table-cell table:formula="of:=[.B337]-[.G337]" office:value-type="float" office:value="-0.0156774520000003" calcext:value-type="float">
            <text:p>-0,015677452</text:p>
          </table:table-cell>
          <table:table-cell table:formula="of:=[.C337]-[.H337]" office:value-type="float" office:value="-0.11305880546" calcext:value-type="float">
            <text:p>-0,1130588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62554979324</text:p>
          </table:table-cell>
          <table:table-cell office:value-type="string" calcext:value-type="string">
            <text:p>12,2542505264</text:p>
          </table:table-cell>
          <table:table-cell office:value-type="string" calcext:value-type="string">
            <text:p>2,99999475479</text:p>
          </table:table-cell>
          <table:table-cell table:number-columns-repeated="2"/>
          <table:table-cell office:value-type="string" calcext:value-type="string">
            <text:p>8,09812736511</text:p>
          </table:table-cell>
          <table:table-cell office:value-type="string" calcext:value-type="string">
            <text:p>12,2903060913</text:p>
          </table:table-cell>
          <table:table-cell office:value-type="string" calcext:value-type="string">
            <text:p>3,11547589302</text:p>
          </table:table-cell>
          <table:table-cell table:number-columns-repeated="2"/>
          <table:table-cell table:formula="of:=[.A338]-[.F338]" office:value-type="float" office:value="-0.472577571870001" calcext:value-type="float">
            <text:p>-0,4725775719</text:p>
          </table:table-cell>
          <table:table-cell table:formula="of:=[.B338]-[.G338]" office:value-type="float" office:value="-0.0360555648999998" calcext:value-type="float">
            <text:p>-0,0360555649</text:p>
          </table:table-cell>
          <table:table-cell table:formula="of:=[.C338]-[.H338]" office:value-type="float" office:value="-0.11548113823" calcext:value-type="float">
            <text:p>-0,1154811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74059200287</text:p>
          </table:table-cell>
          <table:table-cell office:value-type="string" calcext:value-type="string">
            <text:p>12,252696991</text:p>
          </table:table-cell>
          <table:table-cell office:value-type="string" calcext:value-type="string">
            <text:p>2,99999547005</text:p>
          </table:table-cell>
          <table:table-cell table:number-columns-repeated="2"/>
          <table:table-cell office:value-type="string" calcext:value-type="string">
            <text:p>8,19936275482</text:p>
          </table:table-cell>
          <table:table-cell office:value-type="string" calcext:value-type="string">
            <text:p>12,2791223526</text:p>
          </table:table-cell>
          <table:table-cell office:value-type="string" calcext:value-type="string">
            <text:p>3,08641695976</text:p>
          </table:table-cell>
          <table:table-cell table:number-columns-repeated="2"/>
          <table:table-cell table:formula="of:=[.A339]-[.F339]" office:value-type="float" office:value="-0.45877075195" calcext:value-type="float">
            <text:p>-0,458770752</text:p>
          </table:table-cell>
          <table:table-cell table:formula="of:=[.B339]-[.G339]" office:value-type="float" office:value="-0.0264253615999994" calcext:value-type="float">
            <text:p>-0,0264253616</text:p>
          </table:table-cell>
          <table:table-cell table:formula="of:=[.C339]-[.H339]" office:value-type="float" office:value="-0.0864214897100002" calcext:value-type="float">
            <text:p>-0,0864214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85857152939</text:p>
          </table:table-cell>
          <table:table-cell office:value-type="string" calcext:value-type="string">
            <text:p>12,2507762909</text:p>
          </table:table-cell>
          <table:table-cell office:value-type="string" calcext:value-type="string">
            <text:p>2,99999570847</text:p>
          </table:table-cell>
          <table:table-cell table:number-columns-repeated="2"/>
          <table:table-cell office:value-type="string" calcext:value-type="string">
            <text:p>8,30749416351</text:p>
          </table:table-cell>
          <table:table-cell office:value-type="string" calcext:value-type="string">
            <text:p>12,2852249146</text:p>
          </table:table-cell>
          <table:table-cell office:value-type="string" calcext:value-type="string">
            <text:p>3,06976819038</text:p>
          </table:table-cell>
          <table:table-cell table:number-columns-repeated="2"/>
          <table:table-cell table:formula="of:=[.A340]-[.F340]" office:value-type="float" office:value="-0.448922634120001" calcext:value-type="float">
            <text:p>-0,4489226341</text:p>
          </table:table-cell>
          <table:table-cell table:formula="of:=[.B340]-[.G340]" office:value-type="float" office:value="-0.0344486237000012" calcext:value-type="float">
            <text:p>-0,0344486237</text:p>
          </table:table-cell>
          <table:table-cell table:formula="of:=[.C340]-[.H340]" office:value-type="float" office:value="-0.0697724819099999" calcext:value-type="float">
            <text:p>-0,0697724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95796108246</text:p>
          </table:table-cell>
          <table:table-cell office:value-type="string" calcext:value-type="string">
            <text:p>12,2488927841</text:p>
          </table:table-cell>
          <table:table-cell office:value-type="string" calcext:value-type="string">
            <text:p>2,99999570847</text:p>
          </table:table-cell>
          <table:table-cell table:number-columns-repeated="2"/>
          <table:table-cell office:value-type="string" calcext:value-type="string">
            <text:p>8,41839122772</text:p>
          </table:table-cell>
          <table:table-cell office:value-type="string" calcext:value-type="string">
            <text:p>12,2992858887</text:p>
          </table:table-cell>
          <table:table-cell office:value-type="string" calcext:value-type="string">
            <text:p>3,05655884743</text:p>
          </table:table-cell>
          <table:table-cell table:number-columns-repeated="2"/>
          <table:table-cell table:formula="of:=[.A341]-[.F341]" office:value-type="float" office:value="-0.460430145260001" calcext:value-type="float">
            <text:p>-0,4604301453</text:p>
          </table:table-cell>
          <table:table-cell table:formula="of:=[.B341]-[.G341]" office:value-type="float" office:value="-0.0503931045999995" calcext:value-type="float">
            <text:p>-0,0503931046</text:p>
          </table:table-cell>
          <table:table-cell table:formula="of:=[.C341]-[.H341]" office:value-type="float" office:value="-0.0565631389599997" calcext:value-type="float">
            <text:p>-0,05656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05389022827</text:p>
          </table:table-cell>
          <table:table-cell office:value-type="string" calcext:value-type="string">
            <text:p>12,2468357086</text:p>
          </table:table-cell>
          <table:table-cell office:value-type="string" calcext:value-type="string">
            <text:p>2,99999547005</text:p>
          </table:table-cell>
          <table:table-cell table:number-columns-repeated="2"/>
          <table:table-cell office:value-type="string" calcext:value-type="string">
            <text:p>8,50082206726</text:p>
          </table:table-cell>
          <table:table-cell office:value-type="string" calcext:value-type="string">
            <text:p>12,3122749329</text:p>
          </table:table-cell>
          <table:table-cell office:value-type="string" calcext:value-type="string">
            <text:p>3,03956580162</text:p>
          </table:table-cell>
          <table:table-cell table:number-columns-repeated="2"/>
          <table:table-cell table:formula="of:=[.A342]-[.F342]" office:value-type="float" office:value="-0.44693183899" calcext:value-type="float">
            <text:p>-0,446931839</text:p>
          </table:table-cell>
          <table:table-cell table:formula="of:=[.B342]-[.G342]" office:value-type="float" office:value="-0.0654392242999986" calcext:value-type="float">
            <text:p>-0,0654392243</text:p>
          </table:table-cell>
          <table:table-cell table:formula="of:=[.C342]-[.H342]" office:value-type="float" office:value="-0.0395703315699998" calcext:value-type="float">
            <text:p>-0,0395703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15298175812</text:p>
          </table:table-cell>
          <table:table-cell office:value-type="string" calcext:value-type="string">
            <text:p>12,2444562912</text:p>
          </table:table-cell>
          <table:table-cell office:value-type="string" calcext:value-type="string">
            <text:p>2,99999594688</text:p>
          </table:table-cell>
          <table:table-cell table:number-columns-repeated="2"/>
          <table:table-cell office:value-type="string" calcext:value-type="string">
            <text:p>8,60124397278</text:p>
          </table:table-cell>
          <table:table-cell office:value-type="string" calcext:value-type="string">
            <text:p>12,3076229095</text:p>
          </table:table-cell>
          <table:table-cell office:value-type="string" calcext:value-type="string">
            <text:p>3,04137063026</text:p>
          </table:table-cell>
          <table:table-cell table:number-columns-repeated="2"/>
          <table:table-cell table:formula="of:=[.A343]-[.F343]" office:value-type="float" office:value="-0.448262214660002" calcext:value-type="float">
            <text:p>-0,4482622147</text:p>
          </table:table-cell>
          <table:table-cell table:formula="of:=[.B343]-[.G343]" office:value-type="float" office:value="-0.0631666182999986" calcext:value-type="float">
            <text:p>-0,0631666183</text:p>
          </table:table-cell>
          <table:table-cell table:formula="of:=[.C343]-[.H343]" office:value-type="float" office:value="-0.0413746833799999" calcext:value-type="float">
            <text:p>-0,0413746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24227905273</text:p>
          </table:table-cell>
          <table:table-cell office:value-type="string" calcext:value-type="string">
            <text:p>12,2420825958</text:p>
          </table:table-cell>
          <table:table-cell office:value-type="string" calcext:value-type="string">
            <text:p>2,9999961853</text:p>
          </table:table-cell>
          <table:table-cell table:number-columns-repeated="2"/>
          <table:table-cell office:value-type="string" calcext:value-type="string">
            <text:p>8,69511222839</text:p>
          </table:table-cell>
          <table:table-cell office:value-type="string" calcext:value-type="string">
            <text:p>12,2726182938</text:p>
          </table:table-cell>
          <table:table-cell office:value-type="string" calcext:value-type="string">
            <text:p>3,0455737114</text:p>
          </table:table-cell>
          <table:table-cell table:number-columns-repeated="2"/>
          <table:table-cell table:formula="of:=[.A344]-[.F344]" office:value-type="float" office:value="-0.45283317566" calcext:value-type="float">
            <text:p>-0,4528331757</text:p>
          </table:table-cell>
          <table:table-cell table:formula="of:=[.B344]-[.G344]" office:value-type="float" office:value="-0.0305356980000013" calcext:value-type="float">
            <text:p>-0,030535698</text:p>
          </table:table-cell>
          <table:table-cell table:formula="of:=[.C344]-[.H344]" office:value-type="float" office:value="-0.0455775260999998" calcext:value-type="float">
            <text:p>-0,0455775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3222951889</text:p>
          </table:table-cell>
          <table:table-cell office:value-type="string" calcext:value-type="string">
            <text:p>12,2397623062</text:p>
          </table:table-cell>
          <table:table-cell office:value-type="string" calcext:value-type="string">
            <text:p>2,99999642372</text:p>
          </table:table-cell>
          <table:table-cell table:number-columns-repeated="2"/>
          <table:table-cell office:value-type="string" calcext:value-type="string">
            <text:p>8,78134822845</text:p>
          </table:table-cell>
          <table:table-cell office:value-type="string" calcext:value-type="string">
            <text:p>12,2813415527</text:p>
          </table:table-cell>
          <table:table-cell office:value-type="string" calcext:value-type="string">
            <text:p>3,03796696663</text:p>
          </table:table-cell>
          <table:table-cell table:number-columns-repeated="2"/>
          <table:table-cell table:formula="of:=[.A345]-[.F345]" office:value-type="float" office:value="-0.45905303955" calcext:value-type="float">
            <text:p>-0,4590530396</text:p>
          </table:table-cell>
          <table:table-cell table:formula="of:=[.B345]-[.G345]" office:value-type="float" office:value="-0.0415792465000013" calcext:value-type="float">
            <text:p>-0,0415792465</text:p>
          </table:table-cell>
          <table:table-cell table:formula="of:=[.C345]-[.H345]" office:value-type="float" office:value="-0.0379705429100001" calcext:value-type="float">
            <text:p>-0,0379705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40556907654</text:p>
          </table:table-cell>
          <table:table-cell office:value-type="string" calcext:value-type="string">
            <text:p>12,2371482849</text:p>
          </table:table-cell>
          <table:table-cell office:value-type="string" calcext:value-type="string">
            <text:p>2,9999961853</text:p>
          </table:table-cell>
          <table:table-cell table:number-columns-repeated="2"/>
          <table:table-cell office:value-type="string" calcext:value-type="string">
            <text:p>8,8699464798</text:p>
          </table:table-cell>
          <table:table-cell office:value-type="string" calcext:value-type="string">
            <text:p>12,2919588089</text:p>
          </table:table-cell>
          <table:table-cell office:value-type="string" calcext:value-type="string">
            <text:p>3,02896785736</text:p>
          </table:table-cell>
          <table:table-cell table:number-columns-repeated="2"/>
          <table:table-cell table:formula="of:=[.A346]-[.F346]" office:value-type="float" office:value="-0.464377403259999" calcext:value-type="float">
            <text:p>-0,4643774033</text:p>
          </table:table-cell>
          <table:table-cell table:formula="of:=[.B346]-[.G346]" office:value-type="float" office:value="-0.0548105240000005" calcext:value-type="float">
            <text:p>-0,054810524</text:p>
          </table:table-cell>
          <table:table-cell table:formula="of:=[.C346]-[.H346]" office:value-type="float" office:value="-0.02897167206" calcext:value-type="float">
            <text:p>-0,0289716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48028945923</text:p>
          </table:table-cell>
          <table:table-cell office:value-type="string" calcext:value-type="string">
            <text:p>12,2346220016</text:p>
          </table:table-cell>
          <table:table-cell office:value-type="string" calcext:value-type="string">
            <text:p>2,99999642372</text:p>
          </table:table-cell>
          <table:table-cell table:number-columns-repeated="2"/>
          <table:table-cell office:value-type="string" calcext:value-type="string">
            <text:p>8,92562866211</text:p>
          </table:table-cell>
          <table:table-cell office:value-type="string" calcext:value-type="string">
            <text:p>12,35242939</text:p>
          </table:table-cell>
          <table:table-cell office:value-type="string" calcext:value-type="string">
            <text:p>3,00240373611</text:p>
          </table:table-cell>
          <table:table-cell table:number-columns-repeated="2"/>
          <table:table-cell table:formula="of:=[.A347]-[.F347]" office:value-type="float" office:value="-0.44533920288" calcext:value-type="float">
            <text:p>-0,4453392029</text:p>
          </table:table-cell>
          <table:table-cell table:formula="of:=[.B347]-[.G347]" office:value-type="float" office:value="-0.117807388399999" calcext:value-type="float">
            <text:p>-0,1178073884</text:p>
          </table:table-cell>
          <table:table-cell table:formula="of:=[.C347]-[.H347]" office:value-type="float" office:value="-0.00240731239000036" calcext:value-type="float">
            <text:p>-0,0024073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55805492401</text:p>
          </table:table-cell>
          <table:table-cell office:value-type="string" calcext:value-type="string">
            <text:p>12,2318048477</text:p>
          </table:table-cell>
          <table:table-cell office:value-type="string" calcext:value-type="string">
            <text:p>2,99999642372</text:p>
          </table:table-cell>
          <table:table-cell table:number-columns-repeated="2"/>
          <table:table-cell office:value-type="string" calcext:value-type="string">
            <text:p>8,98858833313</text:p>
          </table:table-cell>
          <table:table-cell office:value-type="string" calcext:value-type="string">
            <text:p>12,3807086945</text:p>
          </table:table-cell>
          <table:table-cell office:value-type="string" calcext:value-type="string">
            <text:p>2,97821521759</text:p>
          </table:table-cell>
          <table:table-cell table:number-columns-repeated="2"/>
          <table:table-cell table:formula="of:=[.A348]-[.F348]" office:value-type="float" office:value="-0.430533409120001" calcext:value-type="float">
            <text:p>-0,4305334091</text:p>
          </table:table-cell>
          <table:table-cell table:formula="of:=[.B348]-[.G348]" office:value-type="float" office:value="-0.148903846800001" calcext:value-type="float">
            <text:p>-0,1489038468</text:p>
          </table:table-cell>
          <table:table-cell table:formula="of:=[.C348]-[.H348]" office:value-type="float" office:value="0.02178120613" calcext:value-type="float">
            <text:p>0,0217812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62783336639</text:p>
          </table:table-cell>
          <table:table-cell office:value-type="string" calcext:value-type="string">
            <text:p>12,2291097641</text:p>
          </table:table-cell>
          <table:table-cell office:value-type="string" calcext:value-type="string">
            <text:p>2,99999642372</text:p>
          </table:table-cell>
          <table:table-cell table:number-columns-repeated="2"/>
          <table:table-cell office:value-type="string" calcext:value-type="string">
            <text:p>9,06064414978</text:p>
          </table:table-cell>
          <table:table-cell office:value-type="string" calcext:value-type="string">
            <text:p>12,3529834747</text:p>
          </table:table-cell>
          <table:table-cell office:value-type="string" calcext:value-type="string">
            <text:p>2,98938131332</text:p>
          </table:table-cell>
          <table:table-cell table:number-columns-repeated="2"/>
          <table:table-cell table:formula="of:=[.A349]-[.F349]" office:value-type="float" office:value="-0.43281078339" calcext:value-type="float">
            <text:p>-0,4328107834</text:p>
          </table:table-cell>
          <table:table-cell table:formula="of:=[.B349]-[.G349]" office:value-type="float" office:value="-0.1238737106" calcext:value-type="float">
            <text:p>-0,1238737106</text:p>
          </table:table-cell>
          <table:table-cell table:formula="of:=[.C349]-[.H349]" office:value-type="float" office:value="0.0106151103999999" calcext:value-type="float">
            <text:p>0,010615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70553588867</text:p>
          </table:table-cell>
          <table:table-cell office:value-type="string" calcext:value-type="string">
            <text:p>12,2259140015</text:p>
          </table:table-cell>
          <table:table-cell office:value-type="string" calcext:value-type="string">
            <text:p>2,99999690056</text:p>
          </table:table-cell>
          <table:table-cell table:number-columns-repeated="2"/>
          <table:table-cell office:value-type="string" calcext:value-type="string">
            <text:p>9,1516866684</text:p>
          </table:table-cell>
          <table:table-cell office:value-type="string" calcext:value-type="string">
            <text:p>12,2650432587</text:p>
          </table:table-cell>
          <table:table-cell office:value-type="string" calcext:value-type="string">
            <text:p>3,02520442009</text:p>
          </table:table-cell>
          <table:table-cell table:number-columns-repeated="2"/>
          <table:table-cell table:formula="of:=[.A350]-[.F350]" office:value-type="float" office:value="-0.446150779730001" calcext:value-type="float">
            <text:p>-0,4461507797</text:p>
          </table:table-cell>
          <table:table-cell table:formula="of:=[.B350]-[.G350]" office:value-type="float" office:value="-0.0391292572000008" calcext:value-type="float">
            <text:p>-0,0391292572</text:p>
          </table:table-cell>
          <table:table-cell table:formula="of:=[.C350]-[.H350]" office:value-type="float" office:value="-0.0252075195300003" calcext:value-type="float">
            <text:p>-0,0252075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77543735504</text:p>
          </table:table-cell>
          <table:table-cell office:value-type="string" calcext:value-type="string">
            <text:p>12,222858429</text:p>
          </table:table-cell>
          <table:table-cell office:value-type="string" calcext:value-type="string">
            <text:p>2,99999690056</text:p>
          </table:table-cell>
          <table:table-cell table:number-columns-repeated="2"/>
          <table:table-cell office:value-type="string" calcext:value-type="string">
            <text:p>9,21651363373</text:p>
          </table:table-cell>
          <table:table-cell office:value-type="string" calcext:value-type="string">
            <text:p>12,252866745</text:p>
          </table:table-cell>
          <table:table-cell office:value-type="string" calcext:value-type="string">
            <text:p>3,03228378296</text:p>
          </table:table-cell>
          <table:table-cell table:number-columns-repeated="2"/>
          <table:table-cell table:formula="of:=[.A351]-[.F351]" office:value-type="float" office:value="-0.44107627869" calcext:value-type="float">
            <text:p>-0,4410762787</text:p>
          </table:table-cell>
          <table:table-cell table:formula="of:=[.B351]-[.G351]" office:value-type="float" office:value="-0.030008316" calcext:value-type="float">
            <text:p>-0,030008316</text:p>
          </table:table-cell>
          <table:table-cell table:formula="of:=[.C351]-[.H351]" office:value-type="float" office:value="-0.0322868824000002" calcext:value-type="float">
            <text:p>-0,0322868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83816242218</text:p>
          </table:table-cell>
          <table:table-cell office:value-type="string" calcext:value-type="string">
            <text:p>12,2199649811</text:p>
          </table:table-cell>
          <table:table-cell office:value-type="string" calcext:value-type="string">
            <text:p>2,99999713898</text:p>
          </table:table-cell>
          <table:table-cell table:number-columns-repeated="2"/>
          <table:table-cell office:value-type="string" calcext:value-type="string">
            <text:p>9,10513687134</text:p>
          </table:table-cell>
          <table:table-cell office:value-type="string" calcext:value-type="string">
            <text:p>12,7020368576</text:p>
          </table:table-cell>
          <table:table-cell office:value-type="string" calcext:value-type="string">
            <text:p>2,79554724693</text:p>
          </table:table-cell>
          <table:table-cell table:number-columns-repeated="2"/>
          <table:table-cell table:formula="of:=[.A352]-[.F352]" office:value-type="float" office:value="-0.266974449159999" calcext:value-type="float">
            <text:p>-0,2669744492</text:p>
          </table:table-cell>
          <table:table-cell table:formula="of:=[.B352]-[.G352]" office:value-type="float" office:value="-0.482071876499999" calcext:value-type="float">
            <text:p>-0,4820718765</text:p>
          </table:table-cell>
          <table:table-cell table:formula="of:=[.C352]-[.H352]" office:value-type="float" office:value="0.20444989205" calcext:value-type="float">
            <text:p>0,2044498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90344047546</text:p>
          </table:table-cell>
          <table:table-cell office:value-type="string" calcext:value-type="string">
            <text:p>12,2167959213</text:p>
          </table:table-cell>
          <table:table-cell office:value-type="string" calcext:value-type="string">
            <text:p>2,99999690056</text:p>
          </table:table-cell>
          <table:table-cell table:number-columns-repeated="2"/>
          <table:table-cell office:value-type="string" calcext:value-type="string">
            <text:p>9,09778881073</text:p>
          </table:table-cell>
          <table:table-cell office:value-type="string" calcext:value-type="string">
            <text:p>12,9403038025</text:p>
          </table:table-cell>
          <table:table-cell office:value-type="string" calcext:value-type="string">
            <text:p>2,69187784195</text:p>
          </table:table-cell>
          <table:table-cell table:number-columns-repeated="2"/>
          <table:table-cell table:formula="of:=[.A353]-[.F353]" office:value-type="float" office:value="-0.19434833527" calcext:value-type="float">
            <text:p>-0,1943483353</text:p>
          </table:table-cell>
          <table:table-cell table:formula="of:=[.B353]-[.G353]" office:value-type="float" office:value="-0.723507881200002" calcext:value-type="float">
            <text:p>-0,7235078812</text:p>
          </table:table-cell>
          <table:table-cell table:formula="of:=[.C353]-[.H353]" office:value-type="float" office:value="0.30811905861" calcext:value-type="float">
            <text:p>0,3081190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96201038361</text:p>
          </table:table-cell>
          <table:table-cell office:value-type="string" calcext:value-type="string">
            <text:p>12,2138118744</text:p>
          </table:table-cell>
          <table:table-cell office:value-type="string" calcext:value-type="string">
            <text:p>2,9999973774</text:p>
          </table:table-cell>
          <table:table-cell table:number-columns-repeated="2"/>
          <table:table-cell office:value-type="string" calcext:value-type="string">
            <text:p>9,10260486603</text:p>
          </table:table-cell>
          <table:table-cell office:value-type="string" calcext:value-type="string">
            <text:p>12,6948337555</text:p>
          </table:table-cell>
          <table:table-cell office:value-type="string" calcext:value-type="string">
            <text:p>2,67622661591</text:p>
          </table:table-cell>
          <table:table-cell table:number-columns-repeated="2"/>
          <table:table-cell table:formula="of:=[.A354]-[.F354]" office:value-type="float" office:value="-0.140594482419999" calcext:value-type="float">
            <text:p>-0,1405944824</text:p>
          </table:table-cell>
          <table:table-cell table:formula="of:=[.B354]-[.G354]" office:value-type="float" office:value="-0.4810218811" calcext:value-type="float">
            <text:p>-0,4810218811</text:p>
          </table:table-cell>
          <table:table-cell table:formula="of:=[.C354]-[.H354]" office:value-type="float" office:value="0.32377076149" calcext:value-type="float">
            <text:p>0,323770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02296257019</text:p>
          </table:table-cell>
          <table:table-cell office:value-type="string" calcext:value-type="string">
            <text:p>12,210559845</text:p>
          </table:table-cell>
          <table:table-cell office:value-type="string" calcext:value-type="string">
            <text:p>2,99999713898</text:p>
          </table:table-cell>
          <table:table-cell table:number-columns-repeated="2"/>
          <table:table-cell office:value-type="string" calcext:value-type="string">
            <text:p>9,16383171082</text:p>
          </table:table-cell>
          <table:table-cell office:value-type="string" calcext:value-type="string">
            <text:p>12,6878442764</text:p>
          </table:table-cell>
          <table:table-cell office:value-type="string" calcext:value-type="string">
            <text:p>2,6990916729</text:p>
          </table:table-cell>
          <table:table-cell table:number-columns-repeated="2"/>
          <table:table-cell table:formula="of:=[.A355]-[.F355]" office:value-type="float" office:value="-0.14086914063" calcext:value-type="float">
            <text:p>-0,1408691406</text:p>
          </table:table-cell>
          <table:table-cell table:formula="of:=[.B355]-[.G355]" office:value-type="float" office:value="-0.477284431399999" calcext:value-type="float">
            <text:p>-0,4772844314</text:p>
          </table:table-cell>
          <table:table-cell table:formula="of:=[.C355]-[.H355]" office:value-type="float" office:value="0.30090546608" calcext:value-type="float">
            <text:p>0,300905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07765579224</text:p>
          </table:table-cell>
          <table:table-cell office:value-type="string" calcext:value-type="string">
            <text:p>12,2075090408</text:p>
          </table:table-cell>
          <table:table-cell office:value-type="string" calcext:value-type="string">
            <text:p>2,99999713898</text:p>
          </table:table-cell>
          <table:table-cell table:number-columns-repeated="2"/>
          <table:table-cell office:value-type="string" calcext:value-type="string">
            <text:p>9,25164413452</text:p>
          </table:table-cell>
          <table:table-cell office:value-type="string" calcext:value-type="string">
            <text:p>12,8510065079</text:p>
          </table:table-cell>
          <table:table-cell office:value-type="string" calcext:value-type="string">
            <text:p>2,74348068237</text:p>
          </table:table-cell>
          <table:table-cell table:number-columns-repeated="2"/>
          <table:table-cell table:formula="of:=[.A356]-[.F356]" office:value-type="float" office:value="-0.17398834228" calcext:value-type="float">
            <text:p>-0,1739883423</text:p>
          </table:table-cell>
          <table:table-cell table:formula="of:=[.B356]-[.G356]" office:value-type="float" office:value="-0.6434974671" calcext:value-type="float">
            <text:p>-0,6434974671</text:p>
          </table:table-cell>
          <table:table-cell table:formula="of:=[.C356]-[.H356]" office:value-type="float" office:value="0.25651645661" calcext:value-type="float">
            <text:p>0,2565164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3855743408</text:p>
          </table:table-cell>
          <table:table-cell office:value-type="string" calcext:value-type="string">
            <text:p>12,203959465</text:p>
          </table:table-cell>
          <table:table-cell office:value-type="string" calcext:value-type="string">
            <text:p>2,99999761581</text:p>
          </table:table-cell>
          <table:table-cell table:number-columns-repeated="2"/>
          <table:table-cell office:value-type="string" calcext:value-type="string">
            <text:p>9,31427383423</text:p>
          </table:table-cell>
          <table:table-cell office:value-type="string" calcext:value-type="string">
            <text:p>12,8324127197</text:p>
          </table:table-cell>
          <table:table-cell office:value-type="string" calcext:value-type="string">
            <text:p>2,80789732933</text:p>
          </table:table-cell>
          <table:table-cell table:number-columns-repeated="2"/>
          <table:table-cell table:formula="of:=[.A357]-[.F357]" office:value-type="float" office:value="-0.175716400150002" calcext:value-type="float">
            <text:p>-0,1757164002</text:p>
          </table:table-cell>
          <table:table-cell table:formula="of:=[.B357]-[.G357]" office:value-type="float" office:value="-0.6284532547" calcext:value-type="float">
            <text:p>-0,6284532547</text:p>
          </table:table-cell>
          <table:table-cell table:formula="of:=[.C357]-[.H357]" office:value-type="float" office:value="0.19210028648" calcext:value-type="float">
            <text:p>0,1921002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8563461304</text:p>
          </table:table-cell>
          <table:table-cell office:value-type="string" calcext:value-type="string">
            <text:p>12,2011022568</text:p>
          </table:table-cell>
          <table:table-cell office:value-type="string" calcext:value-type="string">
            <text:p>2,9999973774</text:p>
          </table:table-cell>
          <table:table-cell table:number-columns-repeated="2"/>
          <table:table-cell office:value-type="string" calcext:value-type="string">
            <text:p>9,38730621338</text:p>
          </table:table-cell>
          <table:table-cell office:value-type="string" calcext:value-type="string">
            <text:p>12,6994876862</text:p>
          </table:table-cell>
          <table:table-cell office:value-type="string" calcext:value-type="string">
            <text:p>2,94535732269</text:p>
          </table:table-cell>
          <table:table-cell table:number-columns-repeated="2"/>
          <table:table-cell table:formula="of:=[.A358]-[.F358]" office:value-type="float" office:value="-0.201671600340001" calcext:value-type="float">
            <text:p>-0,2016716003</text:p>
          </table:table-cell>
          <table:table-cell table:formula="of:=[.B358]-[.G358]" office:value-type="float" office:value="-0.498385429399999" calcext:value-type="float">
            <text:p>-0,4983854294</text:p>
          </table:table-cell>
          <table:table-cell table:formula="of:=[.C358]-[.H358]" office:value-type="float" office:value="0.0546400547100001" calcext:value-type="float">
            <text:p>0,0546400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24250030518</text:p>
          </table:table-cell>
          <table:table-cell office:value-type="string" calcext:value-type="string">
            <text:p>12,1975135803</text:p>
          </table:table-cell>
          <table:table-cell office:value-type="string" calcext:value-type="string">
            <text:p>2,99999761581</text:p>
          </table:table-cell>
          <table:table-cell table:number-columns-repeated="2"/>
          <table:table-cell office:value-type="string" calcext:value-type="string">
            <text:p>9,43727207184</text:p>
          </table:table-cell>
          <table:table-cell office:value-type="string" calcext:value-type="string">
            <text:p>12,6840639114</text:p>
          </table:table-cell>
          <table:table-cell office:value-type="string" calcext:value-type="string">
            <text:p>2,91315221786</text:p>
          </table:table-cell>
          <table:table-cell table:number-columns-repeated="2"/>
          <table:table-cell table:formula="of:=[.A359]-[.F359]" office:value-type="float" office:value="-0.194771766660001" calcext:value-type="float">
            <text:p>-0,1947717667</text:p>
          </table:table-cell>
          <table:table-cell table:formula="of:=[.B359]-[.G359]" office:value-type="float" office:value="-0.486550331099998" calcext:value-type="float">
            <text:p>-0,4865503311</text:p>
          </table:table-cell>
          <table:table-cell table:formula="of:=[.C359]-[.H359]" office:value-type="float" office:value="0.0868453979499999" calcext:value-type="float">
            <text:p>0,0868453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29006290436</text:p>
          </table:table-cell>
          <table:table-cell office:value-type="string" calcext:value-type="string">
            <text:p>12,194393158</text:p>
          </table:table-cell>
          <table:table-cell office:value-type="string" calcext:value-type="string">
            <text:p>2,99999785423</text:p>
          </table:table-cell>
          <table:table-cell table:number-columns-repeated="2"/>
          <table:table-cell office:value-type="string" calcext:value-type="string">
            <text:p>9,4961605072</text:p>
          </table:table-cell>
          <table:table-cell office:value-type="string" calcext:value-type="string">
            <text:p>12,5915193558</text:p>
          </table:table-cell>
          <table:table-cell office:value-type="string" calcext:value-type="string">
            <text:p>2,9721095562</text:p>
          </table:table-cell>
          <table:table-cell table:number-columns-repeated="2"/>
          <table:table-cell table:formula="of:=[.A360]-[.F360]" office:value-type="float" office:value="-0.206097602840002" calcext:value-type="float">
            <text:p>-0,2060976028</text:p>
          </table:table-cell>
          <table:table-cell table:formula="of:=[.B360]-[.G360]" office:value-type="float" office:value="-0.397126197799999" calcext:value-type="float">
            <text:p>-0,3971261978</text:p>
          </table:table-cell>
          <table:table-cell table:formula="of:=[.C360]-[.H360]" office:value-type="float" office:value="0.0278882980300001" calcext:value-type="float">
            <text:p>0,027888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33955669403</text:p>
          </table:table-cell>
          <table:table-cell office:value-type="string" calcext:value-type="string">
            <text:p>12,1910266876</text:p>
          </table:table-cell>
          <table:table-cell office:value-type="string" calcext:value-type="string">
            <text:p>2,99999785423</text:p>
          </table:table-cell>
          <table:table-cell table:number-columns-repeated="2"/>
          <table:table-cell office:value-type="string" calcext:value-type="string">
            <text:p>9,55349349976</text:p>
          </table:table-cell>
          <table:table-cell office:value-type="string" calcext:value-type="string">
            <text:p>12,5727758408</text:p>
          </table:table-cell>
          <table:table-cell office:value-type="string" calcext:value-type="string">
            <text:p>3,0089199543</text:p>
          </table:table-cell>
          <table:table-cell table:number-columns-repeated="2"/>
          <table:table-cell table:formula="of:=[.A361]-[.F361]" office:value-type="float" office:value="-0.21393680573" calcext:value-type="float">
            <text:p>-0,2139368057</text:p>
          </table:table-cell>
          <table:table-cell table:formula="of:=[.B361]-[.G361]" office:value-type="float" office:value="-0.381749153199999" calcext:value-type="float">
            <text:p>-0,3817491532</text:p>
          </table:table-cell>
          <table:table-cell table:formula="of:=[.C361]-[.H361]" office:value-type="float" office:value="-0.00892210006999994" calcext:value-type="float">
            <text:p>-0,008922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38396644592</text:p>
          </table:table-cell>
          <table:table-cell office:value-type="string" calcext:value-type="string">
            <text:p>12,1878986359</text:p>
          </table:table-cell>
          <table:table-cell office:value-type="string" calcext:value-type="string">
            <text:p>2,99999785423</text:p>
          </table:table-cell>
          <table:table-cell table:number-columns-repeated="2"/>
          <table:table-cell office:value-type="string" calcext:value-type="string">
            <text:p>9,59327602386</text:p>
          </table:table-cell>
          <table:table-cell office:value-type="string" calcext:value-type="string">
            <text:p>12,5703573227</text:p>
          </table:table-cell>
          <table:table-cell office:value-type="string" calcext:value-type="string">
            <text:p>3,01349210739</text:p>
          </table:table-cell>
          <table:table-cell table:number-columns-repeated="2"/>
          <table:table-cell table:formula="of:=[.A362]-[.F362]" office:value-type="float" office:value="-0.209309577939999" calcext:value-type="float">
            <text:p>-0,2093095779</text:p>
          </table:table-cell>
          <table:table-cell table:formula="of:=[.B362]-[.G362]" office:value-type="float" office:value="-0.3824586868" calcext:value-type="float">
            <text:p>-0,3824586868</text:p>
          </table:table-cell>
          <table:table-cell table:formula="of:=[.C362]-[.H362]" office:value-type="float" office:value="-0.0134942531599997" calcext:value-type="float">
            <text:p>-0,0134942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43017959595</text:p>
          </table:table-cell>
          <table:table-cell office:value-type="string" calcext:value-type="string">
            <text:p>12,1845312119</text:p>
          </table:table-cell>
          <table:table-cell office:value-type="string" calcext:value-type="string">
            <text:p>2,99999785423</text:p>
          </table:table-cell>
          <table:table-cell table:number-columns-repeated="2"/>
          <table:table-cell office:value-type="string" calcext:value-type="string">
            <text:p>9,64594936371</text:p>
          </table:table-cell>
          <table:table-cell office:value-type="string" calcext:value-type="string">
            <text:p>12,4155607224</text:p>
          </table:table-cell>
          <table:table-cell office:value-type="string" calcext:value-type="string">
            <text:p>3,08978796005</text:p>
          </table:table-cell>
          <table:table-cell table:number-columns-repeated="2"/>
          <table:table-cell table:formula="of:=[.A363]-[.F363]" office:value-type="float" office:value="-0.215769767760001" calcext:value-type="float">
            <text:p>-0,2157697678</text:p>
          </table:table-cell>
          <table:table-cell table:formula="of:=[.B363]-[.G363]" office:value-type="float" office:value="-0.231029510500001" calcext:value-type="float">
            <text:p>-0,2310295105</text:p>
          </table:table-cell>
          <table:table-cell table:formula="of:=[.C363]-[.H363]" office:value-type="float" office:value="-0.0897901058199997" calcext:value-type="float">
            <text:p>-0,0897901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47164058685</text:p>
          </table:table-cell>
          <table:table-cell office:value-type="string" calcext:value-type="string">
            <text:p>12,1814098358</text:p>
          </table:table-cell>
          <table:table-cell office:value-type="string" calcext:value-type="string">
            <text:p>2,99999809265</text:p>
          </table:table-cell>
          <table:table-cell table:number-columns-repeated="2"/>
          <table:table-cell office:value-type="string" calcext:value-type="string">
            <text:p>9,68786430359</text:p>
          </table:table-cell>
          <table:table-cell office:value-type="string" calcext:value-type="string">
            <text:p>12,4612779617</text:p>
          </table:table-cell>
          <table:table-cell office:value-type="string" calcext:value-type="string">
            <text:p>3,06056785583</text:p>
          </table:table-cell>
          <table:table-cell table:number-columns-repeated="2"/>
          <table:table-cell table:formula="of:=[.A364]-[.F364]" office:value-type="float" office:value="-0.21622371674" calcext:value-type="float">
            <text:p>-0,2162237167</text:p>
          </table:table-cell>
          <table:table-cell table:formula="of:=[.B364]-[.G364]" office:value-type="float" office:value="-0.2798681259" calcext:value-type="float">
            <text:p>-0,2798681259</text:p>
          </table:table-cell>
          <table:table-cell table:formula="of:=[.C364]-[.H364]" office:value-type="float" office:value="-0.0605697631800002" calcext:value-type="float">
            <text:p>-0,0605697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51478672028</text:p>
          </table:table-cell>
          <table:table-cell office:value-type="string" calcext:value-type="string">
            <text:p>12,1780576706</text:p>
          </table:table-cell>
          <table:table-cell office:value-type="string" calcext:value-type="string">
            <text:p>2,99999785423</text:p>
          </table:table-cell>
          <table:table-cell table:number-columns-repeated="2"/>
          <table:table-cell office:value-type="string" calcext:value-type="string">
            <text:p>9,72582149506</text:p>
          </table:table-cell>
          <table:table-cell office:value-type="string" calcext:value-type="string">
            <text:p>12,4501943588</text:p>
          </table:table-cell>
          <table:table-cell office:value-type="string" calcext:value-type="string">
            <text:p>3,06410312653</text:p>
          </table:table-cell>
          <table:table-cell table:number-columns-repeated="2"/>
          <table:table-cell table:formula="of:=[.A365]-[.F365]" office:value-type="float" office:value="-0.21103477478" calcext:value-type="float">
            <text:p>-0,2110347748</text:p>
          </table:table-cell>
          <table:table-cell table:formula="of:=[.B365]-[.G365]" office:value-type="float" office:value="-0.2721366882" calcext:value-type="float">
            <text:p>-0,2721366882</text:p>
          </table:table-cell>
          <table:table-cell table:formula="of:=[.C365]-[.H365]" office:value-type="float" office:value="-0.0641052723" calcext:value-type="float">
            <text:p>-0,064105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5534992218</text:p>
          </table:table-cell>
          <table:table-cell office:value-type="string" calcext:value-type="string">
            <text:p>12,1749563217</text:p>
          </table:table-cell>
          <table:table-cell office:value-type="string" calcext:value-type="string">
            <text:p>2,99999809265</text:p>
          </table:table-cell>
          <table:table-cell table:number-columns-repeated="2"/>
          <table:table-cell office:value-type="string" calcext:value-type="string">
            <text:p>9,76086235046</text:p>
          </table:table-cell>
          <table:table-cell office:value-type="string" calcext:value-type="string">
            <text:p>12,4828329086</text:p>
          </table:table-cell>
          <table:table-cell office:value-type="string" calcext:value-type="string">
            <text:p>3,04933309555</text:p>
          </table:table-cell>
          <table:table-cell table:number-columns-repeated="2"/>
          <table:table-cell table:formula="of:=[.A366]-[.F366]" office:value-type="float" office:value="-0.207363128660001" calcext:value-type="float">
            <text:p>-0,2073631287</text:p>
          </table:table-cell>
          <table:table-cell table:formula="of:=[.B366]-[.G366]" office:value-type="float" office:value="-0.307876586900001" calcext:value-type="float">
            <text:p>-0,3078765869</text:p>
          </table:table-cell>
          <table:table-cell table:formula="of:=[.C366]-[.H366]" office:value-type="float" office:value="-0.0493350029000004" calcext:value-type="float">
            <text:p>-0,0493350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59095191956</text:p>
          </table:table-cell>
          <table:table-cell office:value-type="string" calcext:value-type="string">
            <text:p>12,1718683243</text:p>
          </table:table-cell>
          <table:table-cell office:value-type="string" calcext:value-type="string">
            <text:p>2,99999833107</text:p>
          </table:table-cell>
          <table:table-cell table:number-columns-repeated="2"/>
          <table:table-cell office:value-type="string" calcext:value-type="string">
            <text:p>9,80756568909</text:p>
          </table:table-cell>
          <table:table-cell office:value-type="string" calcext:value-type="string">
            <text:p>12,3902053833</text:p>
          </table:table-cell>
          <table:table-cell office:value-type="string" calcext:value-type="string">
            <text:p>3,11573147774</text:p>
          </table:table-cell>
          <table:table-cell table:number-columns-repeated="2"/>
          <table:table-cell table:formula="of:=[.A367]-[.F367]" office:value-type="float" office:value="-0.216613769529999" calcext:value-type="float">
            <text:p>-0,2166137695</text:p>
          </table:table-cell>
          <table:table-cell table:formula="of:=[.B367]-[.G367]" office:value-type="float" office:value="-0.218337059" calcext:value-type="float">
            <text:p>-0,218337059</text:p>
          </table:table-cell>
          <table:table-cell table:formula="of:=[.C367]-[.H367]" office:value-type="float" office:value="-0.11573314667" calcext:value-type="float">
            <text:p>-0,115733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62992572784</text:p>
          </table:table-cell>
          <table:table-cell office:value-type="string" calcext:value-type="string">
            <text:p>12,1685609818</text:p>
          </table:table-cell>
          <table:table-cell office:value-type="string" calcext:value-type="string">
            <text:p>2,99999809265</text:p>
          </table:table-cell>
          <table:table-cell table:number-columns-repeated="2"/>
          <table:table-cell office:value-type="string" calcext:value-type="string">
            <text:p>9,85455226898</text:p>
          </table:table-cell>
          <table:table-cell office:value-type="string" calcext:value-type="string">
            <text:p>12,317615509</text:p>
          </table:table-cell>
          <table:table-cell office:value-type="string" calcext:value-type="string">
            <text:p>3,14627623558</text:p>
          </table:table-cell>
          <table:table-cell table:number-columns-repeated="2"/>
          <table:table-cell table:formula="of:=[.A368]-[.F368]" office:value-type="float" office:value="-0.224626541139999" calcext:value-type="float">
            <text:p>-0,2246265411</text:p>
          </table:table-cell>
          <table:table-cell table:formula="of:=[.B368]-[.G368]" office:value-type="float" office:value="-0.149054527199999" calcext:value-type="float">
            <text:p>-0,1490545272</text:p>
          </table:table-cell>
          <table:table-cell table:formula="of:=[.C368]-[.H368]" office:value-type="float" office:value="-0.14627814293" calcext:value-type="float">
            <text:p>-0,146278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66489505768</text:p>
          </table:table-cell>
          <table:table-cell office:value-type="string" calcext:value-type="string">
            <text:p>12,1655082703</text:p>
          </table:table-cell>
          <table:table-cell office:value-type="string" calcext:value-type="string">
            <text:p>2,99999809265</text:p>
          </table:table-cell>
          <table:table-cell table:number-columns-repeated="2"/>
          <table:table-cell office:value-type="string" calcext:value-type="string">
            <text:p>9,87999916077</text:p>
          </table:table-cell>
          <table:table-cell office:value-type="string" calcext:value-type="string">
            <text:p>12,3820161819</text:p>
          </table:table-cell>
          <table:table-cell office:value-type="string" calcext:value-type="string">
            <text:p>3,10492920876</text:p>
          </table:table-cell>
          <table:table-cell table:number-columns-repeated="2"/>
          <table:table-cell table:formula="of:=[.A369]-[.F369]" office:value-type="float" office:value="-0.215104103089999" calcext:value-type="float">
            <text:p>-0,2151041031</text:p>
          </table:table-cell>
          <table:table-cell table:formula="of:=[.B369]-[.G369]" office:value-type="float" office:value="-0.216507911599999" calcext:value-type="float">
            <text:p>-0,2165079116</text:p>
          </table:table-cell>
          <table:table-cell table:formula="of:=[.C369]-[.H369]" office:value-type="float" office:value="-0.10493111611" calcext:value-type="float">
            <text:p>-0,1049311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70383262634</text:p>
          </table:table-cell>
          <table:table-cell office:value-type="string" calcext:value-type="string">
            <text:p>12,1620121002</text:p>
          </table:table-cell>
          <table:table-cell office:value-type="string" calcext:value-type="string">
            <text:p>2,99999833107</text:p>
          </table:table-cell>
          <table:table-cell table:number-columns-repeated="2"/>
          <table:table-cell office:value-type="string" calcext:value-type="string">
            <text:p>9,90759181976</text:p>
          </table:table-cell>
          <table:table-cell office:value-type="string" calcext:value-type="string">
            <text:p>12,3999967575</text:p>
          </table:table-cell>
          <table:table-cell office:value-type="string" calcext:value-type="string">
            <text:p>3,06021547318</text:p>
          </table:table-cell>
          <table:table-cell table:number-columns-repeated="2"/>
          <table:table-cell table:formula="of:=[.A370]-[.F370]" office:value-type="float" office:value="-0.20375919342" calcext:value-type="float">
            <text:p>-0,2037591934</text:p>
          </table:table-cell>
          <table:table-cell table:formula="of:=[.B370]-[.G370]" office:value-type="float" office:value="-0.2379846573" calcext:value-type="float">
            <text:p>-0,2379846573</text:p>
          </table:table-cell>
          <table:table-cell table:formula="of:=[.C370]-[.H370]" office:value-type="float" office:value="-0.06021714211" calcext:value-type="float">
            <text:p>-0,0602171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73392868042</text:p>
          </table:table-cell>
          <table:table-cell office:value-type="string" calcext:value-type="string">
            <text:p>12,1592359543</text:p>
          </table:table-cell>
          <table:table-cell office:value-type="string" calcext:value-type="string">
            <text:p>2,99999833107</text:p>
          </table:table-cell>
          <table:table-cell table:number-columns-repeated="2"/>
          <table:table-cell office:value-type="string" calcext:value-type="string">
            <text:p>9,94147491455</text:p>
          </table:table-cell>
          <table:table-cell office:value-type="string" calcext:value-type="string">
            <text:p>12,4027462006</text:p>
          </table:table-cell>
          <table:table-cell office:value-type="string" calcext:value-type="string">
            <text:p>3,04234671593</text:p>
          </table:table-cell>
          <table:table-cell table:number-columns-repeated="2"/>
          <table:table-cell table:formula="of:=[.A371]-[.F371]" office:value-type="float" office:value="-0.20754623413" calcext:value-type="float">
            <text:p>-0,2075462341</text:p>
          </table:table-cell>
          <table:table-cell table:formula="of:=[.B371]-[.G371]" office:value-type="float" office:value="-0.2435102463" calcext:value-type="float">
            <text:p>-0,2435102463</text:p>
          </table:table-cell>
          <table:table-cell table:formula="of:=[.C371]-[.H371]" office:value-type="float" office:value="-0.0423483848599999" calcext:value-type="float">
            <text:p>-0,0423483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77028083801</text:p>
          </table:table-cell>
          <table:table-cell office:value-type="string" calcext:value-type="string">
            <text:p>12,1557950974</text:p>
          </table:table-cell>
          <table:table-cell office:value-type="string" calcext:value-type="string">
            <text:p>2,99999856949</text:p>
          </table:table-cell>
          <table:table-cell table:number-columns-repeated="2"/>
          <table:table-cell office:value-type="string" calcext:value-type="string">
            <text:p>9,9831199646</text:p>
          </table:table-cell>
          <table:table-cell office:value-type="string" calcext:value-type="string">
            <text:p>12,3429803848</text:p>
          </table:table-cell>
          <table:table-cell office:value-type="string" calcext:value-type="string">
            <text:p>3,06667160988</text:p>
          </table:table-cell>
          <table:table-cell table:number-columns-repeated="2"/>
          <table:table-cell table:formula="of:=[.A372]-[.F372]" office:value-type="float" office:value="-0.21283912659" calcext:value-type="float">
            <text:p>-0,2128391266</text:p>
          </table:table-cell>
          <table:table-cell table:formula="of:=[.B372]-[.G372]" office:value-type="float" office:value="-0.1871852874" calcext:value-type="float">
            <text:p>-0,1871852874</text:p>
          </table:table-cell>
          <table:table-cell table:formula="of:=[.C372]-[.H372]" office:value-type="float" office:value="-0.0666730403900004" calcext:value-type="float">
            <text:p>-0,0666730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8029794693</text:p>
          </table:table-cell>
          <table:table-cell office:value-type="string" calcext:value-type="string">
            <text:p>12,1526155472</text:p>
          </table:table-cell>
          <table:table-cell office:value-type="string" calcext:value-type="string">
            <text:p>2,99999833107</text:p>
          </table:table-cell>
          <table:table-cell table:number-columns-repeated="2"/>
          <table:table-cell office:value-type="string" calcext:value-type="string">
            <text:p>10,018819809</text:p>
          </table:table-cell>
          <table:table-cell office:value-type="string" calcext:value-type="string">
            <text:p>12,2897510529</text:p>
          </table:table-cell>
          <table:table-cell office:value-type="string" calcext:value-type="string">
            <text:p>3,06250095367</text:p>
          </table:table-cell>
          <table:table-cell table:number-columns-repeated="2"/>
          <table:table-cell table:formula="of:=[.A373]-[.F373]" office:value-type="float" office:value="-0.2158403397" calcext:value-type="float">
            <text:p>-0,2158403397</text:p>
          </table:table-cell>
          <table:table-cell table:formula="of:=[.B373]-[.G373]" office:value-type="float" office:value="-0.1371355057" calcext:value-type="float">
            <text:p>-0,1371355057</text:p>
          </table:table-cell>
          <table:table-cell table:formula="of:=[.C373]-[.H373]" office:value-type="float" office:value="-0.0625026225999998" calcext:value-type="float">
            <text:p>-0,0625026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83231544495</text:p>
          </table:table-cell>
          <table:table-cell office:value-type="string" calcext:value-type="string">
            <text:p>12,1496906281</text:p>
          </table:table-cell>
          <table:table-cell office:value-type="string" calcext:value-type="string">
            <text:p>2,99999856949</text:p>
          </table:table-cell>
          <table:table-cell table:number-columns-repeated="2"/>
          <table:table-cell office:value-type="string" calcext:value-type="string">
            <text:p>10,0497980118</text:p>
          </table:table-cell>
          <table:table-cell office:value-type="string" calcext:value-type="string">
            <text:p>12,2834663391</text:p>
          </table:table-cell>
          <table:table-cell office:value-type="string" calcext:value-type="string">
            <text:p>3,05965352058</text:p>
          </table:table-cell>
          <table:table-cell table:number-columns-repeated="2"/>
          <table:table-cell table:formula="of:=[.A374]-[.F374]" office:value-type="float" office:value="-0.21748256685" calcext:value-type="float">
            <text:p>-0,2174825669</text:p>
          </table:table-cell>
          <table:table-cell table:formula="of:=[.B374]-[.G374]" office:value-type="float" office:value="-0.133775711" calcext:value-type="float">
            <text:p>-0,133775711</text:p>
          </table:table-cell>
          <table:table-cell table:formula="of:=[.C374]-[.H374]" office:value-type="float" office:value="-0.0596549510900002" calcext:value-type="float">
            <text:p>-0,05965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86284255981</text:p>
          </table:table-cell>
          <table:table-cell office:value-type="string" calcext:value-type="string">
            <text:p>12,1465730667</text:p>
          </table:table-cell>
          <table:table-cell office:value-type="string" calcext:value-type="string">
            <text:p>2,99999856949</text:p>
          </table:table-cell>
          <table:table-cell table:number-columns-repeated="2"/>
          <table:table-cell office:value-type="string" calcext:value-type="string">
            <text:p>10,0838708878</text:p>
          </table:table-cell>
          <table:table-cell office:value-type="string" calcext:value-type="string">
            <text:p>12,2570896149</text:p>
          </table:table-cell>
          <table:table-cell office:value-type="string" calcext:value-type="string">
            <text:p>3,04172062874</text:p>
          </table:table-cell>
          <table:table-cell table:number-columns-repeated="2"/>
          <table:table-cell table:formula="of:=[.A375]-[.F375]" office:value-type="float" office:value="-0.22102832799" calcext:value-type="float">
            <text:p>-0,221028328</text:p>
          </table:table-cell>
          <table:table-cell table:formula="of:=[.B375]-[.G375]" office:value-type="float" office:value="-0.1105165482" calcext:value-type="float">
            <text:p>-0,1105165482</text:p>
          </table:table-cell>
          <table:table-cell table:formula="of:=[.C375]-[.H375]" office:value-type="float" office:value="-0.0417220592500001" calcext:value-type="float">
            <text:p>-0,0417220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89023113251</text:p>
          </table:table-cell>
          <table:table-cell office:value-type="string" calcext:value-type="string">
            <text:p>12,1437101364</text:p>
          </table:table-cell>
          <table:table-cell office:value-type="string" calcext:value-type="string">
            <text:p>2,99999856949</text:p>
          </table:table-cell>
          <table:table-cell table:number-columns-repeated="2"/>
          <table:table-cell office:value-type="string" calcext:value-type="string">
            <text:p>10,1020708084</text:p>
          </table:table-cell>
          <table:table-cell office:value-type="string" calcext:value-type="string">
            <text:p>12,2720756531</text:p>
          </table:table-cell>
          <table:table-cell office:value-type="string" calcext:value-type="string">
            <text:p>3,03442788124</text:p>
          </table:table-cell>
          <table:table-cell table:number-columns-repeated="2"/>
          <table:table-cell table:formula="of:=[.A376]-[.F376]" office:value-type="float" office:value="-0.211839675890001" calcext:value-type="float">
            <text:p>-0,2118396759</text:p>
          </table:table-cell>
          <table:table-cell table:formula="of:=[.B376]-[.G376]" office:value-type="float" office:value="-0.128365516700001" calcext:value-type="float">
            <text:p>-0,1283655167</text:p>
          </table:table-cell>
          <table:table-cell table:formula="of:=[.C376]-[.H376]" office:value-type="float" office:value="-0.0344293117500003" calcext:value-type="float">
            <text:p>-0,0344293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92072677612</text:p>
          </table:table-cell>
          <table:table-cell office:value-type="string" calcext:value-type="string">
            <text:p>12,1404457092</text:p>
          </table:table-cell>
          <table:table-cell office:value-type="string" calcext:value-type="string">
            <text:p>2,99999880791</text:p>
          </table:table-cell>
          <table:table-cell table:number-columns-repeated="2"/>
          <table:table-cell office:value-type="string" calcext:value-type="string">
            <text:p>10,1264133453</text:p>
          </table:table-cell>
          <table:table-cell office:value-type="string" calcext:value-type="string">
            <text:p>12,282746315</text:p>
          </table:table-cell>
          <table:table-cell office:value-type="string" calcext:value-type="string">
            <text:p>3,01153278351</text:p>
          </table:table-cell>
          <table:table-cell table:number-columns-repeated="2"/>
          <table:table-cell table:formula="of:=[.A377]-[.F377]" office:value-type="float" office:value="-0.205686569179999" calcext:value-type="float">
            <text:p>-0,2056865692</text:p>
          </table:table-cell>
          <table:table-cell table:formula="of:=[.B377]-[.G377]" office:value-type="float" office:value="-0.142300605800001" calcext:value-type="float">
            <text:p>-0,1423006058</text:p>
          </table:table-cell>
          <table:table-cell table:formula="of:=[.C377]-[.H377]" office:value-type="float" office:value="-0.0115339755999999" calcext:value-type="float">
            <text:p>-0,0115339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94429683685</text:p>
          </table:table-cell>
          <table:table-cell office:value-type="string" calcext:value-type="string">
            <text:p>12,1378641129</text:p>
          </table:table-cell>
          <table:table-cell office:value-type="string" calcext:value-type="string">
            <text:p>2,99999856949</text:p>
          </table:table-cell>
          <table:table-cell table:number-columns-repeated="2"/>
          <table:table-cell office:value-type="string" calcext:value-type="string">
            <text:p>10,1409187317</text:p>
          </table:table-cell>
          <table:table-cell office:value-type="string" calcext:value-type="string">
            <text:p>12,3023748398</text:p>
          </table:table-cell>
          <table:table-cell office:value-type="string" calcext:value-type="string">
            <text:p>3,02440905571</text:p>
          </table:table-cell>
          <table:table-cell table:number-columns-repeated="2"/>
          <table:table-cell table:formula="of:=[.A378]-[.F378]" office:value-type="float" office:value="-0.196621894849999" calcext:value-type="float">
            <text:p>-0,1966218948</text:p>
          </table:table-cell>
          <table:table-cell table:formula="of:=[.B378]-[.G378]" office:value-type="float" office:value="-0.1645107269" calcext:value-type="float">
            <text:p>-0,1645107269</text:p>
          </table:table-cell>
          <table:table-cell table:formula="of:=[.C378]-[.H378]" office:value-type="float" office:value="-0.0244104862200003" calcext:value-type="float">
            <text:p>-0,0244104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97276496887</text:p>
          </table:table-cell>
          <table:table-cell office:value-type="string" calcext:value-type="string">
            <text:p>12,134677887</text:p>
          </table:table-cell>
          <table:table-cell office:value-type="string" calcext:value-type="string">
            <text:p>2,99999880791</text:p>
          </table:table-cell>
          <table:table-cell table:number-columns-repeated="2"/>
          <table:table-cell office:value-type="string" calcext:value-type="string">
            <text:p>10,1757411957</text:p>
          </table:table-cell>
          <table:table-cell office:value-type="string" calcext:value-type="string">
            <text:p>12,2556648254</text:p>
          </table:table-cell>
          <table:table-cell office:value-type="string" calcext:value-type="string">
            <text:p>3,02502727509</text:p>
          </table:table-cell>
          <table:table-cell table:number-columns-repeated="2"/>
          <table:table-cell table:formula="of:=[.A379]-[.F379]" office:value-type="float" office:value="-0.202976226830001" calcext:value-type="float">
            <text:p>-0,2029762268</text:p>
          </table:table-cell>
          <table:table-cell table:formula="of:=[.B379]-[.G379]" office:value-type="float" office:value="-0.1209869384" calcext:value-type="float">
            <text:p>-0,1209869384</text:p>
          </table:table-cell>
          <table:table-cell table:formula="of:=[.C379]-[.H379]" office:value-type="float" office:value="-0.0250284671799998" calcext:value-type="float">
            <text:p>-0,0250284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99657344818</text:p>
          </table:table-cell>
          <table:table-cell office:value-type="string" calcext:value-type="string">
            <text:p>12,1319532394</text:p>
          </table:table-cell>
          <table:table-cell office:value-type="string" calcext:value-type="string">
            <text:p>2,99999880791</text:p>
          </table:table-cell>
          <table:table-cell table:number-columns-repeated="2"/>
          <table:table-cell office:value-type="string" calcext:value-type="string">
            <text:p>10,20170784</text:p>
          </table:table-cell>
          <table:table-cell office:value-type="string" calcext:value-type="string">
            <text:p>12,2470178604</text:p>
          </table:table-cell>
          <table:table-cell office:value-type="string" calcext:value-type="string">
            <text:p>3,02643346786</text:p>
          </table:table-cell>
          <table:table-cell table:number-columns-repeated="2"/>
          <table:table-cell table:formula="of:=[.A380]-[.F380]" office:value-type="float" office:value="-0.20513439182" calcext:value-type="float">
            <text:p>-0,2051343918</text:p>
          </table:table-cell>
          <table:table-cell table:formula="of:=[.B380]-[.G380]" office:value-type="float" office:value="-0.115064621" calcext:value-type="float">
            <text:p>-0,115064621</text:p>
          </table:table-cell>
          <table:table-cell table:formula="of:=[.C380]-[.H380]" office:value-type="float" office:value="-0.02643465995" calcext:value-type="float">
            <text:p>-0,02643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0435733795</text:p>
          </table:table-cell>
          <table:table-cell office:value-type="string" calcext:value-type="string">
            <text:p>12,1264057159</text:p>
          </table:table-cell>
          <table:table-cell office:value-type="string" calcext:value-type="string">
            <text:p>2,99999880791</text:p>
          </table:table-cell>
          <table:table-cell table:number-columns-repeated="2"/>
          <table:table-cell office:value-type="string" calcext:value-type="string">
            <text:p>10,2157487869</text:p>
          </table:table-cell>
          <table:table-cell office:value-type="string" calcext:value-type="string">
            <text:p>12,2517938614</text:p>
          </table:table-cell>
          <table:table-cell office:value-type="string" calcext:value-type="string">
            <text:p>3,00858187675</text:p>
          </table:table-cell>
          <table:table-cell table:number-columns-repeated="2"/>
          <table:table-cell table:formula="of:=[.A381]-[.F381]" office:value-type="float" office:value="-0.172175407400001" calcext:value-type="float">
            <text:p>-0,1721754074</text:p>
          </table:table-cell>
          <table:table-cell table:formula="of:=[.B381]-[.G381]" office:value-type="float" office:value="-0.125388145499999" calcext:value-type="float">
            <text:p>-0,1253881455</text:p>
          </table:table-cell>
          <table:table-cell table:formula="of:=[.C381]-[.H381]" office:value-type="float" office:value="-0.00858306884000015" calcext:value-type="float">
            <text:p>-0,008583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066701889</text:p>
          </table:table-cell>
          <table:table-cell office:value-type="string" calcext:value-type="string">
            <text:p>12,1235895157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2376708984</text:p>
          </table:table-cell>
          <table:table-cell office:value-type="string" calcext:value-type="string">
            <text:p>12,2405195236</text:p>
          </table:table-cell>
          <table:table-cell office:value-type="string" calcext:value-type="string">
            <text:p>3,00996541977</text:p>
          </table:table-cell>
          <table:table-cell table:number-columns-repeated="2"/>
          <table:table-cell table:formula="of:=[.A382]-[.F382]" office:value-type="float" office:value="-0.170969009399998" calcext:value-type="float">
            <text:p>-0,1709690094</text:p>
          </table:table-cell>
          <table:table-cell table:formula="of:=[.B382]-[.G382]" office:value-type="float" office:value="-0.116930007899999" calcext:value-type="float">
            <text:p>-0,1169300079</text:p>
          </table:table-cell>
          <table:table-cell table:formula="of:=[.C382]-[.H382]" office:value-type="float" office:value="-0.00996637343999973" calcext:value-type="float">
            <text:p>-0,0099663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0874538422</text:p>
          </table:table-cell>
          <table:table-cell office:value-type="string" calcext:value-type="string">
            <text:p>12,1210126877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261800766</text:p>
          </table:table-cell>
          <table:table-cell office:value-type="string" calcext:value-type="string">
            <text:p>12,2249927521</text:p>
          </table:table-cell>
          <table:table-cell office:value-type="string" calcext:value-type="string">
            <text:p>3,02964806557</text:p>
          </table:table-cell>
          <table:table-cell table:number-columns-repeated="2"/>
          <table:table-cell table:formula="of:=[.A383]-[.F383]" office:value-type="float" office:value="-0.1743469238" calcext:value-type="float">
            <text:p>-0,1743469238</text:p>
          </table:table-cell>
          <table:table-cell table:formula="of:=[.B383]-[.G383]" office:value-type="float" office:value="-0.1039800644" calcext:value-type="float">
            <text:p>-0,1039800644</text:p>
          </table:table-cell>
          <table:table-cell table:formula="of:=[.C383]-[.H383]" office:value-type="float" office:value="-0.0296490192399999" calcext:value-type="float">
            <text:p>-0,0296490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09044075</text:p>
          </table:table-cell>
          <table:table-cell office:value-type="string" calcext:value-type="string">
            <text:p>12,1182785034</text:p>
          </table:table-cell>
          <table:table-cell office:value-type="string" calcext:value-type="string">
            <text:p>2,99999880791</text:p>
          </table:table-cell>
          <table:table-cell table:number-columns-repeated="2"/>
          <table:table-cell office:value-type="string" calcext:value-type="string">
            <text:p>10,2857866287</text:p>
          </table:table-cell>
          <table:table-cell office:value-type="string" calcext:value-type="string">
            <text:p>12,2067480087</text:p>
          </table:table-cell>
          <table:table-cell office:value-type="string" calcext:value-type="string">
            <text:p>3,01662802696</text:p>
          </table:table-cell>
          <table:table-cell table:number-columns-repeated="2"/>
          <table:table-cell table:formula="of:=[.A384]-[.F384]" office:value-type="float" office:value="-0.1767425537" calcext:value-type="float">
            <text:p>-0,1767425537</text:p>
          </table:table-cell>
          <table:table-cell table:formula="of:=[.B384]-[.G384]" office:value-type="float" office:value="-0.0884695053000009" calcext:value-type="float">
            <text:p>-0,0884695053</text:p>
          </table:table-cell>
          <table:table-cell table:formula="of:=[.C384]-[.H384]" office:value-type="float" office:value="-0.0166292190499999" calcext:value-type="float">
            <text:p>-0,0166292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284189224</text:p>
          </table:table-cell>
          <table:table-cell office:value-type="string" calcext:value-type="string">
            <text:p>12,1157779694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2977619171</text:p>
          </table:table-cell>
          <table:table-cell office:value-type="string" calcext:value-type="string">
            <text:p>12,2141475677</text:p>
          </table:table-cell>
          <table:table-cell office:value-type="string" calcext:value-type="string">
            <text:p>3,00989699364</text:p>
          </table:table-cell>
          <table:table-cell table:number-columns-repeated="2"/>
          <table:table-cell table:formula="of:=[.A385]-[.F385]" office:value-type="float" office:value="-0.169342994700001" calcext:value-type="float">
            <text:p>-0,1693429947</text:p>
          </table:table-cell>
          <table:table-cell table:formula="of:=[.B385]-[.G385]" office:value-type="float" office:value="-0.0983695982999997" calcext:value-type="float">
            <text:p>-0,0983695983</text:p>
          </table:table-cell>
          <table:table-cell table:formula="of:=[.C385]-[.H385]" office:value-type="float" office:value="-0.00989794730999982" calcext:value-type="float">
            <text:p>-0,0098979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485776901</text:p>
          </table:table-cell>
          <table:table-cell office:value-type="string" calcext:value-type="string">
            <text:p>12,1131277084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3089227676</text:p>
          </table:table-cell>
          <table:table-cell office:value-type="string" calcext:value-type="string">
            <text:p>12,2141923904</text:p>
          </table:table-cell>
          <table:table-cell office:value-type="string" calcext:value-type="string">
            <text:p>3,00910949707</text:p>
          </table:table-cell>
          <table:table-cell table:number-columns-repeated="2"/>
          <table:table-cell table:formula="of:=[.A386]-[.F386]" office:value-type="float" office:value="-0.160345077500001" calcext:value-type="float">
            <text:p>-0,1603450775</text:p>
          </table:table-cell>
          <table:table-cell table:formula="of:=[.B386]-[.G386]" office:value-type="float" office:value="-0.101064681999999" calcext:value-type="float">
            <text:p>-0,101064682</text:p>
          </table:table-cell>
          <table:table-cell table:formula="of:=[.C386]-[.H386]" office:value-type="float" office:value="-0.00911045073999972" calcext:value-type="float">
            <text:p>-0,0091104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666631699</text:p>
          </table:table-cell>
          <table:table-cell office:value-type="string" calcext:value-type="string">
            <text:p>12,1107053757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324555397</text:p>
          </table:table-cell>
          <table:table-cell office:value-type="string" calcext:value-type="string">
            <text:p>12,0171842575</text:p>
          </table:table-cell>
          <table:table-cell office:value-type="string" calcext:value-type="string">
            <text:p>3,00245451927</text:p>
          </table:table-cell>
          <table:table-cell table:number-columns-repeated="2"/>
          <table:table-cell table:formula="of:=[.A387]-[.F387]" office:value-type="float" office:value="-0.1578922271" calcext:value-type="float">
            <text:p>-0,1578922271</text:p>
          </table:table-cell>
          <table:table-cell table:formula="of:=[.B387]-[.G387]" office:value-type="float" office:value="0.0935211182" calcext:value-type="float">
            <text:p>0,0935211182</text:p>
          </table:table-cell>
          <table:table-cell table:formula="of:=[.C387]-[.H387]" office:value-type="float" office:value="-0.00245547293999993" calcext:value-type="float">
            <text:p>-0,0024554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868238449</text:p>
          </table:table-cell>
          <table:table-cell office:value-type="string" calcext:value-type="string">
            <text:p>12,1079530716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2758483887</text:p>
          </table:table-cell>
          <table:table-cell office:value-type="string" calcext:value-type="string">
            <text:p>11,5045261383</text:p>
          </table:table-cell>
          <table:table-cell office:value-type="string" calcext:value-type="string">
            <text:p>2,97710037231</text:p>
          </table:table-cell>
          <table:table-cell table:number-columns-repeated="2"/>
          <table:table-cell table:formula="of:=[.A388]-[.F388]" office:value-type="float" office:value="-0.0890245438000008" calcext:value-type="float">
            <text:p>-0,0890245438</text:p>
          </table:table-cell>
          <table:table-cell table:formula="of:=[.B388]-[.G388]" office:value-type="float" office:value="0.603426933300002" calcext:value-type="float">
            <text:p>0,6034269333</text:p>
          </table:table-cell>
          <table:table-cell table:formula="of:=[.C388]-[.H388]" office:value-type="float" office:value="0.0228986740200003" calcext:value-type="float">
            <text:p>0,022898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23839951</text:p>
          </table:table-cell>
          <table:table-cell office:value-type="string" calcext:value-type="string">
            <text:p>12,1057910919</text:p>
          </table:table-cell>
          <table:table-cell office:value-type="string" calcext:value-type="string">
            <text:p>2,99999904633</text:p>
          </table:table-cell>
          <table:table-cell table:number-columns-repeated="2"/>
          <table:table-cell office:value-type="string" calcext:value-type="string">
            <text:p>10,2386751175</text:p>
          </table:table-cell>
          <table:table-cell office:value-type="string" calcext:value-type="string">
            <text:p>10,9236478806</text:p>
          </table:table-cell>
          <table:table-cell office:value-type="string" calcext:value-type="string">
            <text:p>2,94661355019</text:p>
          </table:table-cell>
          <table:table-cell table:number-columns-repeated="2"/>
          <table:table-cell table:formula="of:=[.A389]-[.F389]" office:value-type="float" office:value="-0.0362911223999998" calcext:value-type="float">
            <text:p>-0,0362911224</text:p>
          </table:table-cell>
          <table:table-cell table:formula="of:=[.B389]-[.G389]" office:value-type="float" office:value="1.1821432113" calcext:value-type="float">
            <text:p>1,1821432113</text:p>
          </table:table-cell>
          <table:table-cell table:formula="of:=[.C389]-[.H389]" office:value-type="float" office:value="0.0533854961400002" calcext:value-type="float">
            <text:p>0,0533854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211751938</text:p>
          </table:table-cell>
          <table:table-cell office:value-type="string" calcext:value-type="string">
            <text:p>12,1031341553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238653183</text:p>
          </table:table-cell>
          <table:table-cell office:value-type="string" calcext:value-type="string">
            <text:p>10,3469638824</text:p>
          </table:table-cell>
          <table:table-cell office:value-type="string" calcext:value-type="string">
            <text:p>2,94687438011</text:p>
          </table:table-cell>
          <table:table-cell table:number-columns-repeated="2"/>
          <table:table-cell table:formula="of:=[.A390]-[.F390]" office:value-type="float" office:value="-0.0174779891999997" calcext:value-type="float">
            <text:p>-0,0174779892</text:p>
          </table:table-cell>
          <table:table-cell table:formula="of:=[.B390]-[.G390]" office:value-type="float" office:value="1.7561702729" calcext:value-type="float">
            <text:p>1,7561702729</text:p>
          </table:table-cell>
          <table:table-cell table:formula="of:=[.C390]-[.H390]" office:value-type="float" office:value="0.0531249046300002" calcext:value-type="float">
            <text:p>0,0531249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368898392</text:p>
          </table:table-cell>
          <table:table-cell office:value-type="string" calcext:value-type="string">
            <text:p>12,1008720398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2645492554</text:p>
          </table:table-cell>
          <table:table-cell office:value-type="string" calcext:value-type="string">
            <text:p>9,92655944824</text:p>
          </table:table-cell>
          <table:table-cell office:value-type="string" calcext:value-type="string">
            <text:p>2,90884661674</text:p>
          </table:table-cell>
          <table:table-cell table:number-columns-repeated="2"/>
          <table:table-cell table:formula="of:=[.A391]-[.F391]" office:value-type="float" office:value="-0.0276594162000006" calcext:value-type="float">
            <text:p>-0,0276594162</text:p>
          </table:table-cell>
          <table:table-cell table:formula="of:=[.B391]-[.G391]" office:value-type="float" office:value="2.17431259156" calcext:value-type="float">
            <text:p>2,1743125916</text:p>
          </table:table-cell>
          <table:table-cell table:formula="of:=[.C391]-[.H391]" office:value-type="float" office:value="0.0911526679999999" calcext:value-type="float">
            <text:p>0,091152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53238678</text:p>
          </table:table-cell>
          <table:table-cell office:value-type="string" calcext:value-type="string">
            <text:p>12,0984783173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2854242325</text:p>
          </table:table-cell>
          <table:table-cell office:value-type="string" calcext:value-type="string">
            <text:p>9,5324754715</text:p>
          </table:table-cell>
          <table:table-cell office:value-type="string" calcext:value-type="string">
            <text:p>2,89097762108</text:p>
          </table:table-cell>
          <table:table-cell table:number-columns-repeated="2"/>
          <table:table-cell table:formula="of:=[.A392]-[.F392]" office:value-type="float" office:value="-0.0321855544999998" calcext:value-type="float">
            <text:p>-0,0321855545</text:p>
          </table:table-cell>
          <table:table-cell table:formula="of:=[.B392]-[.G392]" office:value-type="float" office:value="2.5660028458" calcext:value-type="float">
            <text:p>2,5660028458</text:p>
          </table:table-cell>
          <table:table-cell table:formula="of:=[.C392]-[.H392]" office:value-type="float" office:value="0.10902166366" calcext:value-type="float">
            <text:p>0,1090216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679052353</text:p>
          </table:table-cell>
          <table:table-cell office:value-type="string" calcext:value-type="string">
            <text:p>12,0962953568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3056344986</text:p>
          </table:table-cell>
          <table:table-cell office:value-type="string" calcext:value-type="string">
            <text:p>9,20348930359</text:p>
          </table:table-cell>
          <table:table-cell office:value-type="string" calcext:value-type="string">
            <text:p>2,87833428383</text:p>
          </table:table-cell>
          <table:table-cell table:number-columns-repeated="2"/>
          <table:table-cell table:formula="of:=[.A393]-[.F393]" office:value-type="float" office:value="-0.0377292632999993" calcext:value-type="float">
            <text:p>-0,0377292633</text:p>
          </table:table-cell>
          <table:table-cell table:formula="of:=[.B393]-[.G393]" office:value-type="float" office:value="2.89280605321" calcext:value-type="float">
            <text:p>2,8928060532</text:p>
          </table:table-cell>
          <table:table-cell table:formula="of:=[.C393]-[.H393]" office:value-type="float" office:value="0.12166500091" calcext:value-type="float">
            <text:p>0,121665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83164978</text:p>
          </table:table-cell>
          <table:table-cell office:value-type="string" calcext:value-type="string">
            <text:p>12,0939865112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3219966888</text:p>
          </table:table-cell>
          <table:table-cell office:value-type="string" calcext:value-type="string">
            <text:p>8,87034702301</text:p>
          </table:table-cell>
          <table:table-cell office:value-type="string" calcext:value-type="string">
            <text:p>2,86496067047</text:p>
          </table:table-cell>
          <table:table-cell table:number-columns-repeated="2"/>
          <table:table-cell table:formula="of:=[.A394]-[.F394]" office:value-type="float" office:value="-0.0388317108000003" calcext:value-type="float">
            <text:p>-0,0388317108</text:p>
          </table:table-cell>
          <table:table-cell table:formula="of:=[.B394]-[.G394]" office:value-type="float" office:value="3.22363948819" calcext:value-type="float">
            <text:p>3,2236394882</text:p>
          </table:table-cell>
          <table:table-cell table:formula="of:=[.C394]-[.H394]" office:value-type="float" office:value="0.13503861427" calcext:value-type="float">
            <text:p>0,1350386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968530655</text:p>
          </table:table-cell>
          <table:table-cell office:value-type="string" calcext:value-type="string">
            <text:p>12,091881752</text:p>
          </table:table-cell>
          <table:table-cell office:value-type="string" calcext:value-type="string">
            <text:p>2,99999928474</text:p>
          </table:table-cell>
          <table:table-cell table:number-columns-repeated="2"/>
          <table:table-cell office:value-type="string" calcext:value-type="string">
            <text:p>10,3302783966</text:p>
          </table:table-cell>
          <table:table-cell office:value-type="string" calcext:value-type="string">
            <text:p>8,79123783112</text:p>
          </table:table-cell>
          <table:table-cell office:value-type="string" calcext:value-type="string">
            <text:p>2,85254597664</text:p>
          </table:table-cell>
          <table:table-cell table:number-columns-repeated="2"/>
          <table:table-cell table:formula="of:=[.A395]-[.F395]" office:value-type="float" office:value="-0.0334253311000001" calcext:value-type="float">
            <text:p>-0,0334253311</text:p>
          </table:table-cell>
          <table:table-cell table:formula="of:=[.B395]-[.G395]" office:value-type="float" office:value="3.30064392088" calcext:value-type="float">
            <text:p>3,3006439209</text:p>
          </table:table-cell>
          <table:table-cell table:formula="of:=[.C395]-[.H395]" office:value-type="float" office:value="0.1474533081" calcext:value-type="float">
            <text:p>0,1474533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109140396</text:p>
          </table:table-cell>
          <table:table-cell office:value-type="string" calcext:value-type="string">
            <text:p>12,0114059448</text:p>
          </table:table-cell>
          <table:table-cell office:value-type="string" calcext:value-type="string">
            <text:p>2,99367785454</text:p>
          </table:table-cell>
          <table:table-cell table:number-columns-repeated="2"/>
          <table:table-cell office:value-type="string" calcext:value-type="string">
            <text:p>10,3406677246</text:p>
          </table:table-cell>
          <table:table-cell office:value-type="string" calcext:value-type="string">
            <text:p>8,68177509308</text:p>
          </table:table-cell>
          <table:table-cell office:value-type="string" calcext:value-type="string">
            <text:p>2,83859014511</text:p>
          </table:table-cell>
          <table:table-cell table:number-columns-repeated="2"/>
          <table:table-cell table:formula="of:=[.A396]-[.F396]" office:value-type="float" office:value="-0.0297536849999993" calcext:value-type="float">
            <text:p>-0,029753685</text:p>
          </table:table-cell>
          <table:table-cell table:formula="of:=[.B396]-[.G396]" office:value-type="float" office:value="3.32963085172" calcext:value-type="float">
            <text:p>3,3296308517</text:p>
          </table:table-cell>
          <table:table-cell table:formula="of:=[.C396]-[.H396]" office:value-type="float" office:value="0.15508770943" calcext:value-type="float">
            <text:p>0,1550877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249931335</text:p>
          </table:table-cell>
          <table:table-cell office:value-type="string" calcext:value-type="string">
            <text:p>11,6951284409</text:p>
          </table:table-cell>
          <table:table-cell office:value-type="string" calcext:value-type="string">
            <text:p>2,97914624214</text:p>
          </table:table-cell>
          <table:table-cell table:number-columns-repeated="2"/>
          <table:table-cell office:value-type="string" calcext:value-type="string">
            <text:p>10,3426208496</text:p>
          </table:table-cell>
          <table:table-cell office:value-type="string" calcext:value-type="string">
            <text:p>8,43748378754</text:p>
          </table:table-cell>
          <table:table-cell office:value-type="string" calcext:value-type="string">
            <text:p>2,83616542816</text:p>
          </table:table-cell>
          <table:table-cell table:number-columns-repeated="2"/>
          <table:table-cell table:formula="of:=[.A397]-[.F397]" office:value-type="float" office:value="-0.0176277160999998" calcext:value-type="float">
            <text:p>-0,0176277161</text:p>
          </table:table-cell>
          <table:table-cell table:formula="of:=[.B397]-[.G397]" office:value-type="float" office:value="3.25764465336" calcext:value-type="float">
            <text:p>3,2576446534</text:p>
          </table:table-cell>
          <table:table-cell table:formula="of:=[.C397]-[.H397]" office:value-type="float" office:value="0.14298081398" calcext:value-type="float">
            <text:p>0,142980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402585983</text:p>
          </table:table-cell>
          <table:table-cell office:value-type="string" calcext:value-type="string">
            <text:p>11,3099889755</text:p>
          </table:table-cell>
          <table:table-cell office:value-type="string" calcext:value-type="string">
            <text:p>2,96147680283</text:p>
          </table:table-cell>
          <table:table-cell table:number-columns-repeated="2"/>
          <table:table-cell office:value-type="string" calcext:value-type="string">
            <text:p>10,3475065231</text:p>
          </table:table-cell>
          <table:table-cell office:value-type="string" calcext:value-type="string">
            <text:p>8,11856174469</text:p>
          </table:table-cell>
          <table:table-cell office:value-type="string" calcext:value-type="string">
            <text:p>2,83985805511</text:p>
          </table:table-cell>
          <table:table-cell table:number-columns-repeated="2"/>
          <table:table-cell table:formula="of:=[.A398]-[.F398]" office:value-type="float" office:value="-0.00724792479999969" calcext:value-type="float">
            <text:p>-0,0072479248</text:p>
          </table:table-cell>
          <table:table-cell table:formula="of:=[.B398]-[.G398]" office:value-type="float" office:value="3.19142723081" calcext:value-type="float">
            <text:p>3,1914272308</text:p>
          </table:table-cell>
          <table:table-cell table:formula="of:=[.C398]-[.H398]" office:value-type="float" office:value="0.12161874772" calcext:value-type="float">
            <text:p>0,1216187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531770706</text:p>
          </table:table-cell>
          <table:table-cell office:value-type="string" calcext:value-type="string">
            <text:p>10,9550523758</text:p>
          </table:table-cell>
          <table:table-cell office:value-type="string" calcext:value-type="string">
            <text:p>2,94539785385</text:p>
          </table:table-cell>
          <table:table-cell table:number-columns-repeated="2"/>
          <table:table-cell office:value-type="string" calcext:value-type="string">
            <text:p>10,3553571701</text:p>
          </table:table-cell>
          <table:table-cell office:value-type="string" calcext:value-type="string">
            <text:p>7,82357788086</text:p>
          </table:table-cell>
          <table:table-cell office:value-type="string" calcext:value-type="string">
            <text:p>2,82502532005</text:p>
          </table:table-cell>
          <table:table-cell table:number-columns-repeated="2"/>
          <table:table-cell table:formula="of:=[.A399]-[.F399]" office:value-type="float" office:value="-0.00218009950000031" calcext:value-type="float">
            <text:p>-0,0021800995</text:p>
          </table:table-cell>
          <table:table-cell table:formula="of:=[.B399]-[.G399]" office:value-type="float" office:value="3.13147449494" calcext:value-type="float">
            <text:p>3,1314744949</text:p>
          </table:table-cell>
          <table:table-cell table:formula="of:=[.C399]-[.H399]" office:value-type="float" office:value="0.1203725338" calcext:value-type="float">
            <text:p>0,1203725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640346527</text:p>
          </table:table-cell>
          <table:table-cell office:value-type="string" calcext:value-type="string">
            <text:p>10,6337995529</text:p>
          </table:table-cell>
          <table:table-cell office:value-type="string" calcext:value-type="string">
            <text:p>2,93095040321</text:p>
          </table:table-cell>
          <table:table-cell table:number-columns-repeated="2"/>
          <table:table-cell office:value-type="string" calcext:value-type="string">
            <text:p>10,3643188477</text:p>
          </table:table-cell>
          <table:table-cell office:value-type="string" calcext:value-type="string">
            <text:p>7,49151277542</text:p>
          </table:table-cell>
          <table:table-cell office:value-type="string" calcext:value-type="string">
            <text:p>2,79307675362</text:p>
          </table:table-cell>
          <table:table-cell table:number-columns-repeated="2"/>
          <table:table-cell table:formula="of:=[.A400]-[.F400]" office:value-type="float" office:value="-0.000284195000000764" calcext:value-type="float">
            <text:p>-0,000284195</text:p>
          </table:table-cell>
          <table:table-cell table:formula="of:=[.B400]-[.G400]" office:value-type="float" office:value="3.14228677748" calcext:value-type="float">
            <text:p>3,1422867775</text:p>
          </table:table-cell>
          <table:table-cell table:formula="of:=[.C400]-[.H400]" office:value-type="float" office:value="0.13787364959" calcext:value-type="float">
            <text:p>0,1378736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745422363</text:p>
          </table:table-cell>
          <table:table-cell office:value-type="string" calcext:value-type="string">
            <text:p>10,2984361649</text:p>
          </table:table-cell>
          <table:table-cell office:value-type="string" calcext:value-type="string">
            <text:p>2,91591286659</text:p>
          </table:table-cell>
          <table:table-cell table:number-columns-repeated="2"/>
          <table:table-cell office:value-type="string" calcext:value-type="string">
            <text:p>10,3720932007</text:p>
          </table:table-cell>
          <table:table-cell office:value-type="string" calcext:value-type="string">
            <text:p>7,20549821854</text:p>
          </table:table-cell>
          <table:table-cell office:value-type="string" calcext:value-type="string">
            <text:p>2,75872039795</text:p>
          </table:table-cell>
          <table:table-cell table:number-columns-repeated="2"/>
          <table:table-cell table:formula="of:=[.A401]-[.F401]" office:value-type="float" office:value="0.00244903559999976" calcext:value-type="float">
            <text:p>0,0024490356</text:p>
          </table:table-cell>
          <table:table-cell table:formula="of:=[.B401]-[.G401]" office:value-type="float" office:value="3.09293794636" calcext:value-type="float">
            <text:p>3,0929379464</text:p>
          </table:table-cell>
          <table:table-cell table:formula="of:=[.C401]-[.H401]" office:value-type="float" office:value="0.15719246864" calcext:value-type="float">
            <text:p>0,1571924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832492828</text:p>
          </table:table-cell>
          <table:table-cell office:value-type="string" calcext:value-type="string">
            <text:p>9,99715614319</text:p>
          </table:table-cell>
          <table:table-cell office:value-type="string" calcext:value-type="string">
            <text:p>2,90241932869</text:p>
          </table:table-cell>
          <table:table-cell table:number-columns-repeated="2"/>
          <table:table-cell office:value-type="string" calcext:value-type="string">
            <text:p>10,3787670135</text:p>
          </table:table-cell>
          <table:table-cell office:value-type="string" calcext:value-type="string">
            <text:p>6,95983314514</text:p>
          </table:table-cell>
          <table:table-cell office:value-type="string" calcext:value-type="string">
            <text:p>2,74086475372</text:p>
          </table:table-cell>
          <table:table-cell table:number-columns-repeated="2"/>
          <table:table-cell table:formula="of:=[.A402]-[.F402]" office:value-type="float" office:value="0.0044822693000004" calcext:value-type="float">
            <text:p>0,0044822693</text:p>
          </table:table-cell>
          <table:table-cell table:formula="of:=[.B402]-[.G402]" office:value-type="float" office:value="3.03732299805" calcext:value-type="float">
            <text:p>3,0373229981</text:p>
          </table:table-cell>
          <table:table-cell table:formula="of:=[.C402]-[.H402]" office:value-type="float" office:value="0.16155457497" calcext:value-type="float">
            <text:p>0,161554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915596008</text:p>
          </table:table-cell>
          <table:table-cell office:value-type="string" calcext:value-type="string">
            <text:p>9,68344020844</text:p>
          </table:table-cell>
          <table:table-cell office:value-type="string" calcext:value-type="string">
            <text:p>2,88837766647</text:p>
          </table:table-cell>
          <table:table-cell table:number-columns-repeated="2"/>
          <table:table-cell office:value-type="string" calcext:value-type="string">
            <text:p>10,3797092438</text:p>
          </table:table-cell>
          <table:table-cell office:value-type="string" calcext:value-type="string">
            <text:p>6,70602226257</text:p>
          </table:table-cell>
          <table:table-cell office:value-type="string" calcext:value-type="string">
            <text:p>2,72827267647</text:p>
          </table:table-cell>
          <table:table-cell table:number-columns-repeated="2"/>
          <table:table-cell table:formula="of:=[.A403]-[.F403]" office:value-type="float" office:value="0.0118503570000001" calcext:value-type="float">
            <text:p>0,011850357</text:p>
          </table:table-cell>
          <table:table-cell table:formula="of:=[.B403]-[.G403]" office:value-type="float" office:value="2.97741794587" calcext:value-type="float">
            <text:p>2,9774179459</text:p>
          </table:table-cell>
          <table:table-cell table:formula="of:=[.C403]-[.H403]" office:value-type="float" office:value="0.16010499" calcext:value-type="float">
            <text:p>0,1601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983402252</text:p>
          </table:table-cell>
          <table:table-cell office:value-type="string" calcext:value-type="string">
            <text:p>9,4018497467</text:p>
          </table:table-cell>
          <table:table-cell office:value-type="string" calcext:value-type="string">
            <text:p>2,87577772141</text:p>
          </table:table-cell>
          <table:table-cell table:number-columns-repeated="2"/>
          <table:table-cell office:value-type="string" calcext:value-type="string">
            <text:p>10,3760643005</text:p>
          </table:table-cell>
          <table:table-cell office:value-type="string" calcext:value-type="string">
            <text:p>6,48505783081</text:p>
          </table:table-cell>
          <table:table-cell office:value-type="string" calcext:value-type="string">
            <text:p>2,72211694717</text:p>
          </table:table-cell>
          <table:table-cell table:number-columns-repeated="2"/>
          <table:table-cell table:formula="of:=[.A404]-[.F404]" office:value-type="float" office:value="0.0222759247000006" calcext:value-type="float">
            <text:p>0,0222759247</text:p>
          </table:table-cell>
          <table:table-cell table:formula="of:=[.B404]-[.G404]" office:value-type="float" office:value="2.91679191589" calcext:value-type="float">
            <text:p>2,9167919159</text:p>
          </table:table-cell>
          <table:table-cell table:formula="of:=[.C404]-[.H404]" office:value-type="float" office:value="0.15366077424" calcext:value-type="float">
            <text:p>0,1536607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097585678</text:p>
          </table:table-cell>
          <table:table-cell office:value-type="string" calcext:value-type="string">
            <text:p>8,84570217133</text:p>
          </table:table-cell>
          <table:table-cell office:value-type="string" calcext:value-type="string">
            <text:p>2,85090041161</text:p>
          </table:table-cell>
          <table:table-cell table:number-columns-repeated="2"/>
          <table:table-cell office:value-type="string" calcext:value-type="string">
            <text:p>10,3763532639</text:p>
          </table:table-cell>
          <table:table-cell office:value-type="string" calcext:value-type="string">
            <text:p>6,45810604095</text:p>
          </table:table-cell>
          <table:table-cell office:value-type="string" calcext:value-type="string">
            <text:p>2,72045993805</text:p>
          </table:table-cell>
          <table:table-cell table:number-columns-repeated="2"/>
          <table:table-cell table:formula="of:=[.A405]-[.F405]" office:value-type="float" office:value="0.0334053039000004" calcext:value-type="float">
            <text:p>0,0334053039</text:p>
          </table:table-cell>
          <table:table-cell table:formula="of:=[.B405]-[.G405]" office:value-type="float" office:value="2.38759613038" calcext:value-type="float">
            <text:p>2,3875961304</text:p>
          </table:table-cell>
          <table:table-cell table:formula="of:=[.C405]-[.H405]" office:value-type="float" office:value="0.13044047356" calcext:value-type="float">
            <text:p>0,1304404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46718979</text:p>
          </table:table-cell>
          <table:table-cell office:value-type="string" calcext:value-type="string">
            <text:p>8,55272674561</text:p>
          </table:table-cell>
          <table:table-cell office:value-type="string" calcext:value-type="string">
            <text:p>2,83779859543</text:p>
          </table:table-cell>
          <table:table-cell table:number-columns-repeated="2"/>
          <table:table-cell office:value-type="string" calcext:value-type="string">
            <text:p>10,3739595413</text:p>
          </table:table-cell>
          <table:table-cell office:value-type="string" calcext:value-type="string">
            <text:p>6,43695688248</text:p>
          </table:table-cell>
          <table:table-cell office:value-type="string" calcext:value-type="string">
            <text:p>2,70942473412</text:p>
          </table:table-cell>
          <table:table-cell table:number-columns-repeated="2"/>
          <table:table-cell table:formula="of:=[.A406]-[.F406]" office:value-type="float" office:value="0.0407123566000003" calcext:value-type="float">
            <text:p>0,0407123566</text:p>
          </table:table-cell>
          <table:table-cell table:formula="of:=[.B406]-[.G406]" office:value-type="float" office:value="2.11576986313" calcext:value-type="float">
            <text:p>2,1157698631</text:p>
          </table:table-cell>
          <table:table-cell table:formula="of:=[.C406]-[.H406]" office:value-type="float" office:value="0.12837386131" calcext:value-type="float">
            <text:p>0,1283738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8170929</text:p>
          </table:table-cell>
          <table:table-cell office:value-type="string" calcext:value-type="string">
            <text:p>8,30763435364</text:p>
          </table:table-cell>
          <table:table-cell office:value-type="string" calcext:value-type="string">
            <text:p>2,82683992386</text:p>
          </table:table-cell>
          <table:table-cell table:number-columns-repeated="2"/>
          <table:table-cell office:value-type="string" calcext:value-type="string">
            <text:p>10,385304451</text:p>
          </table:table-cell>
          <table:table-cell office:value-type="string" calcext:value-type="string">
            <text:p>6,32283306122</text:p>
          </table:table-cell>
          <table:table-cell office:value-type="string" calcext:value-type="string">
            <text:p>2,6925714016</text:p>
          </table:table-cell>
          <table:table-cell table:number-columns-repeated="2"/>
          <table:table-cell table:formula="of:=[.A407]-[.F407]" office:value-type="float" office:value="0.0328664780000008" calcext:value-type="float">
            <text:p>0,032866478</text:p>
          </table:table-cell>
          <table:table-cell table:formula="of:=[.B407]-[.G407]" office:value-type="float" office:value="1.98480129242" calcext:value-type="float">
            <text:p>1,9848012924</text:p>
          </table:table-cell>
          <table:table-cell table:formula="of:=[.C407]-[.H407]" office:value-type="float" office:value="0.13426852226" calcext:value-type="float">
            <text:p>0,1342685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11978912</text:p>
          </table:table-cell>
          <table:table-cell office:value-type="string" calcext:value-type="string">
            <text:p>8,05254554749</text:p>
          </table:table-cell>
          <table:table-cell office:value-type="string" calcext:value-type="string">
            <text:p>2,81543660164</text:p>
          </table:table-cell>
          <table:table-cell table:number-columns-repeated="2"/>
          <table:table-cell office:value-type="string" calcext:value-type="string">
            <text:p>10,3787021637</text:p>
          </table:table-cell>
          <table:table-cell office:value-type="string" calcext:value-type="string">
            <text:p>6,12043952942</text:p>
          </table:table-cell>
          <table:table-cell office:value-type="string" calcext:value-type="string">
            <text:p>2,67318248749</text:p>
          </table:table-cell>
          <table:table-cell table:number-columns-repeated="2"/>
          <table:table-cell table:formula="of:=[.A408]-[.F408]" office:value-type="float" office:value="0.0424957275000004" calcext:value-type="float">
            <text:p>0,0424957275</text:p>
          </table:table-cell>
          <table:table-cell table:formula="of:=[.B408]-[.G408]" office:value-type="float" office:value="1.93210601807" calcext:value-type="float">
            <text:p>1,9321060181</text:p>
          </table:table-cell>
          <table:table-cell table:formula="of:=[.C408]-[.H408]" office:value-type="float" office:value="0.14225411415" calcext:value-type="float">
            <text:p>0,1422541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3365593</text:p>
          </table:table-cell>
          <table:table-cell office:value-type="string" calcext:value-type="string">
            <text:p>7,82361364365</text:p>
          </table:table-cell>
          <table:table-cell office:value-type="string" calcext:value-type="string">
            <text:p>2,80520391464</text:p>
          </table:table-cell>
          <table:table-cell table:number-columns-repeated="2"/>
          <table:table-cell office:value-type="string" calcext:value-type="string">
            <text:p>10,3748149872</text:p>
          </table:table-cell>
          <table:table-cell office:value-type="string" calcext:value-type="string">
            <text:p>5,91082906723</text:p>
          </table:table-cell>
          <table:table-cell office:value-type="string" calcext:value-type="string">
            <text:p>2,68500757217</text:p>
          </table:table-cell>
          <table:table-cell table:number-columns-repeated="2"/>
          <table:table-cell table:formula="of:=[.A409]-[.F409]" office:value-type="float" office:value="0.0485506057999992" calcext:value-type="float">
            <text:p>0,0485506058</text:p>
          </table:table-cell>
          <table:table-cell table:formula="of:=[.B409]-[.G409]" office:value-type="float" office:value="1.91278457642" calcext:value-type="float">
            <text:p>1,9127845764</text:p>
          </table:table-cell>
          <table:table-cell table:formula="of:=[.C409]-[.H409]" office:value-type="float" office:value="0.12019634247" calcext:value-type="float">
            <text:p>0,1201963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50488281</text:p>
          </table:table-cell>
          <table:table-cell office:value-type="string" calcext:value-type="string">
            <text:p>7,58533382416</text:p>
          </table:table-cell>
          <table:table-cell office:value-type="string" calcext:value-type="string">
            <text:p>2,79455518723</text:p>
          </table:table-cell>
          <table:table-cell table:number-columns-repeated="2"/>
          <table:table-cell office:value-type="string" calcext:value-type="string">
            <text:p>10,3795833588</text:p>
          </table:table-cell>
          <table:table-cell office:value-type="string" calcext:value-type="string">
            <text:p>5,75801706314</text:p>
          </table:table-cell>
          <table:table-cell office:value-type="string" calcext:value-type="string">
            <text:p>2,68063759804</text:p>
          </table:table-cell>
          <table:table-cell table:number-columns-repeated="2"/>
          <table:table-cell table:formula="of:=[.A410]-[.F410]" office:value-type="float" office:value="0.0454654692999998" calcext:value-type="float">
            <text:p>0,0454654693</text:p>
          </table:table-cell>
          <table:table-cell table:formula="of:=[.B410]-[.G410]" office:value-type="float" office:value="1.82731676102" calcext:value-type="float">
            <text:p>1,827316761</text:p>
          </table:table-cell>
          <table:table-cell table:formula="of:=[.C410]-[.H410]" office:value-type="float" office:value="0.11391758919" calcext:value-type="float">
            <text:p>0,1139175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60444641</text:p>
          </table:table-cell>
          <table:table-cell office:value-type="string" calcext:value-type="string">
            <text:p>7,37151050568</text:p>
          </table:table-cell>
          <table:table-cell office:value-type="string" calcext:value-type="string">
            <text:p>2,78500008583</text:p>
          </table:table-cell>
          <table:table-cell table:number-columns-repeated="2"/>
          <table:table-cell office:value-type="string" calcext:value-type="string">
            <text:p>10,3593235016</text:p>
          </table:table-cell>
          <table:table-cell office:value-type="string" calcext:value-type="string">
            <text:p>5,47465610504</text:p>
          </table:table-cell>
          <table:table-cell office:value-type="string" calcext:value-type="string">
            <text:p>2,71408677101</text:p>
          </table:table-cell>
          <table:table-cell table:number-columns-repeated="2"/>
          <table:table-cell table:formula="of:=[.A411]-[.F411]" office:value-type="float" office:value="0.0667209624999998" calcext:value-type="float">
            <text:p>0,0667209625</text:p>
          </table:table-cell>
          <table:table-cell table:formula="of:=[.B411]-[.G411]" office:value-type="float" office:value="1.89685440064" calcext:value-type="float">
            <text:p>1,8968544006</text:p>
          </table:table-cell>
          <table:table-cell table:formula="of:=[.C411]-[.H411]" office:value-type="float" office:value="0.0709133148200003" calcext:value-type="float">
            <text:p>0,0709133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65480042</text:p>
          </table:table-cell>
          <table:table-cell office:value-type="string" calcext:value-type="string">
            <text:p>7,14895296097</text:p>
          </table:table-cell>
          <table:table-cell office:value-type="string" calcext:value-type="string">
            <text:p>2,77505660057</text:p>
          </table:table-cell>
          <table:table-cell table:number-columns-repeated="2"/>
          <table:table-cell office:value-type="string" calcext:value-type="string">
            <text:p>10,3375034332</text:p>
          </table:table-cell>
          <table:table-cell office:value-type="string" calcext:value-type="string">
            <text:p>5,33480882645</text:p>
          </table:table-cell>
          <table:table-cell office:value-type="string" calcext:value-type="string">
            <text:p>2,72291302681</text:p>
          </table:table-cell>
          <table:table-cell table:number-columns-repeated="2"/>
          <table:table-cell table:formula="of:=[.A412]-[.F412]" office:value-type="float" office:value="0.0890445710000005" calcext:value-type="float">
            <text:p>0,089044571</text:p>
          </table:table-cell>
          <table:table-cell table:formula="of:=[.B412]-[.G412]" office:value-type="float" office:value="1.81414413452" calcext:value-type="float">
            <text:p>1,8141441345</text:p>
          </table:table-cell>
          <table:table-cell table:formula="of:=[.C412]-[.H412]" office:value-type="float" office:value="0.0521435737600005" calcext:value-type="float">
            <text:p>0,0521435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65193939</text:p>
          </table:table-cell>
          <table:table-cell office:value-type="string" calcext:value-type="string">
            <text:p>6,94922351837</text:p>
          </table:table-cell>
          <table:table-cell office:value-type="string" calcext:value-type="string">
            <text:p>2,76613402367</text:p>
          </table:table-cell>
          <table:table-cell table:number-columns-repeated="2"/>
          <table:table-cell office:value-type="string" calcext:value-type="string">
            <text:p>10,3391132355</text:p>
          </table:table-cell>
          <table:table-cell office:value-type="string" calcext:value-type="string">
            <text:p>5,10982942581</text:p>
          </table:table-cell>
          <table:table-cell office:value-type="string" calcext:value-type="string">
            <text:p>2,70535993576</text:p>
          </table:table-cell>
          <table:table-cell table:number-columns-repeated="2"/>
          <table:table-cell table:formula="of:=[.A413]-[.F413]" office:value-type="float" office:value="0.0874061584000003" calcext:value-type="float">
            <text:p>0,0874061584</text:p>
          </table:table-cell>
          <table:table-cell table:formula="of:=[.B413]-[.G413]" office:value-type="float" office:value="1.83939409256" calcext:value-type="float">
            <text:p>1,8393940926</text:p>
          </table:table-cell>
          <table:table-cell table:formula="of:=[.C413]-[.H413]" office:value-type="float" office:value="0.0607740879100001" calcext:value-type="float">
            <text:p>0,06077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59328842</text:p>
          </table:table-cell>
          <table:table-cell office:value-type="string" calcext:value-type="string">
            <text:p>6,72678852081</text:p>
          </table:table-cell>
          <table:table-cell office:value-type="string" calcext:value-type="string">
            <text:p>2,75619792938</text:p>
          </table:table-cell>
          <table:table-cell table:number-columns-repeated="2"/>
          <table:table-cell office:value-type="string" calcext:value-type="string">
            <text:p>10,3301992416</text:p>
          </table:table-cell>
          <table:table-cell office:value-type="string" calcext:value-type="string">
            <text:p>4,94487190247</text:p>
          </table:table-cell>
          <table:table-cell office:value-type="string" calcext:value-type="string">
            <text:p>2,70078969002</text:p>
          </table:table-cell>
          <table:table-cell table:number-columns-repeated="2"/>
          <table:table-cell table:formula="of:=[.A414]-[.F414]" office:value-type="float" office:value="0.0957336425999991" calcext:value-type="float">
            <text:p>0,0957336426</text:p>
          </table:table-cell>
          <table:table-cell table:formula="of:=[.B414]-[.G414]" office:value-type="float" office:value="1.78191661834" calcext:value-type="float">
            <text:p>1,7819166183</text:p>
          </table:table-cell>
          <table:table-cell table:formula="of:=[.C414]-[.H414]" office:value-type="float" office:value="0.0554082393600002" calcext:value-type="float">
            <text:p>0,055408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35210419</text:p>
          </table:table-cell>
          <table:table-cell office:value-type="string" calcext:value-type="string">
            <text:p>6,34705781937</text:p>
          </table:table-cell>
          <table:table-cell office:value-type="string" calcext:value-type="string">
            <text:p>2,73923921585</text:p>
          </table:table-cell>
          <table:table-cell table:number-columns-repeated="2"/>
          <table:table-cell office:value-type="string" calcext:value-type="string">
            <text:p>10,3395833969</text:p>
          </table:table-cell>
          <table:table-cell office:value-type="string" calcext:value-type="string">
            <text:p>4,75440406799</text:p>
          </table:table-cell>
          <table:table-cell office:value-type="string" calcext:value-type="string">
            <text:p>2,67650175095</text:p>
          </table:table-cell>
          <table:table-cell table:number-columns-repeated="2"/>
          <table:table-cell table:formula="of:=[.A415]-[.F415]" office:value-type="float" office:value="0.0839376450000007" calcext:value-type="float">
            <text:p>0,083937645</text:p>
          </table:table-cell>
          <table:table-cell table:formula="of:=[.B415]-[.G415]" office:value-type="float" office:value="1.59265375138" calcext:value-type="float">
            <text:p>1,5926537514</text:p>
          </table:table-cell>
          <table:table-cell table:formula="of:=[.C415]-[.H415]" office:value-type="float" office:value="0.0627374649000001" calcext:value-type="float">
            <text:p>0,0627374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217948914</text:p>
          </table:table-cell>
          <table:table-cell office:value-type="string" calcext:value-type="string">
            <text:p>6,17326784134</text:p>
          </table:table-cell>
          <table:table-cell office:value-type="string" calcext:value-type="string">
            <text:p>2,7314786911</text:p>
          </table:table-cell>
          <table:table-cell table:number-columns-repeated="2"/>
          <table:table-cell office:value-type="string" calcext:value-type="string">
            <text:p>10,3279666901</text:p>
          </table:table-cell>
          <table:table-cell office:value-type="string" calcext:value-type="string">
            <text:p>4,59502983093</text:p>
          </table:table-cell>
          <table:table-cell office:value-type="string" calcext:value-type="string">
            <text:p>2,67109370232</text:p>
          </table:table-cell>
          <table:table-cell table:number-columns-repeated="2"/>
          <table:table-cell table:formula="of:=[.A416]-[.F416]" office:value-type="float" office:value="0.0938282012999991" calcext:value-type="float">
            <text:p>0,0938282013</text:p>
          </table:table-cell>
          <table:table-cell table:formula="of:=[.B416]-[.G416]" office:value-type="float" office:value="1.57823801041" calcext:value-type="float">
            <text:p>1,5782380104</text:p>
          </table:table-cell>
          <table:table-cell table:formula="of:=[.C416]-[.H416]" office:value-type="float" office:value="0.0603849887800001" calcext:value-type="float">
            <text:p>0,0603849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95613861</text:p>
          </table:table-cell>
          <table:table-cell office:value-type="string" calcext:value-type="string">
            <text:p>5,99214553833</text:p>
          </table:table-cell>
          <table:table-cell office:value-type="string" calcext:value-type="string">
            <text:p>2,72339200974</text:p>
          </table:table-cell>
          <table:table-cell table:number-columns-repeated="2"/>
          <table:table-cell office:value-type="string" calcext:value-type="string">
            <text:p>10,3316497803</text:p>
          </table:table-cell>
          <table:table-cell office:value-type="string" calcext:value-type="string">
            <text:p>4,45274448395</text:p>
          </table:table-cell>
          <table:table-cell office:value-type="string" calcext:value-type="string">
            <text:p>2,65523767471</text:p>
          </table:table-cell>
          <table:table-cell table:number-columns-repeated="2"/>
          <table:table-cell table:formula="of:=[.A417]-[.F417]" office:value-type="float" office:value="0.0879116058000005" calcext:value-type="float">
            <text:p>0,0879116058</text:p>
          </table:table-cell>
          <table:table-cell table:formula="of:=[.B417]-[.G417]" office:value-type="float" office:value="1.53940105438" calcext:value-type="float">
            <text:p>1,5394010544</text:p>
          </table:table-cell>
          <table:table-cell table:formula="of:=[.C417]-[.H417]" office:value-type="float" office:value="0.06815433503" calcext:value-type="float">
            <text:p>0,068154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71733856</text:p>
          </table:table-cell>
          <table:table-cell office:value-type="string" calcext:value-type="string">
            <text:p>5,83008432388</text:p>
          </table:table-cell>
          <table:table-cell office:value-type="string" calcext:value-type="string">
            <text:p>2,71615672112</text:p>
          </table:table-cell>
          <table:table-cell table:number-columns-repeated="2"/>
          <table:table-cell office:value-type="string" calcext:value-type="string">
            <text:p>10,3365182877</text:p>
          </table:table-cell>
          <table:table-cell office:value-type="string" calcext:value-type="string">
            <text:p>4,28125953674</text:p>
          </table:table-cell>
          <table:table-cell office:value-type="string" calcext:value-type="string">
            <text:p>2,63881993294</text:p>
          </table:table-cell>
          <table:table-cell table:number-columns-repeated="2"/>
          <table:table-cell table:formula="of:=[.A418]-[.F418]" office:value-type="float" office:value="0.0806550978999994" calcext:value-type="float">
            <text:p>0,0806550979</text:p>
          </table:table-cell>
          <table:table-cell table:formula="of:=[.B418]-[.G418]" office:value-type="float" office:value="1.54882478714" calcext:value-type="float">
            <text:p>1,5488247871</text:p>
          </table:table-cell>
          <table:table-cell table:formula="of:=[.C418]-[.H418]" office:value-type="float" office:value="0.0773367881800002" calcext:value-type="float">
            <text:p>0,0773367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42789841</text:p>
          </table:table-cell>
          <table:table-cell office:value-type="string" calcext:value-type="string">
            <text:p>5,66115140915</text:p>
          </table:table-cell>
          <table:table-cell office:value-type="string" calcext:value-type="string">
            <text:p>2,70861554146</text:p>
          </table:table-cell>
          <table:table-cell table:number-columns-repeated="2"/>
          <table:table-cell office:value-type="string" calcext:value-type="string">
            <text:p>10,3330497742</text:p>
          </table:table-cell>
          <table:table-cell office:value-type="string" calcext:value-type="string">
            <text:p>4,1543006897</text:p>
          </table:table-cell>
          <table:table-cell office:value-type="string" calcext:value-type="string">
            <text:p>2,64520812035</text:p>
          </table:table-cell>
          <table:table-cell table:number-columns-repeated="2"/>
          <table:table-cell table:formula="of:=[.A419]-[.F419]" office:value-type="float" office:value="0.0812292099" calcext:value-type="float">
            <text:p>0,0812292099</text:p>
          </table:table-cell>
          <table:table-cell table:formula="of:=[.B419]-[.G419]" office:value-type="float" office:value="1.50685071945" calcext:value-type="float">
            <text:p>1,5068507195</text:p>
          </table:table-cell>
          <table:table-cell table:formula="of:=[.C419]-[.H419]" office:value-type="float" office:value="0.06340742111" calcext:value-type="float">
            <text:p>0,0634074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113168716</text:p>
          </table:table-cell>
          <table:table-cell office:value-type="string" calcext:value-type="string">
            <text:p>5,50956535339</text:p>
          </table:table-cell>
          <table:table-cell office:value-type="string" calcext:value-type="string">
            <text:p>2,70184898376</text:p>
          </table:table-cell>
          <table:table-cell table:number-columns-repeated="2"/>
          <table:table-cell office:value-type="string" calcext:value-type="string">
            <text:p>10,3123931885</text:p>
          </table:table-cell>
          <table:table-cell office:value-type="string" calcext:value-type="string">
            <text:p>4,02420854568</text:p>
          </table:table-cell>
          <table:table-cell office:value-type="string" calcext:value-type="string">
            <text:p>2,64290738106</text:p>
          </table:table-cell>
          <table:table-cell table:number-columns-repeated="2"/>
          <table:table-cell table:formula="of:=[.A420]-[.F420]" office:value-type="float" office:value="0.0989236831000007" calcext:value-type="float">
            <text:p>0,0989236831</text:p>
          </table:table-cell>
          <table:table-cell table:formula="of:=[.B420]-[.G420]" office:value-type="float" office:value="1.48535680771" calcext:value-type="float">
            <text:p>1,4853568077</text:p>
          </table:table-cell>
          <table:table-cell table:formula="of:=[.C420]-[.H420]" office:value-type="float" office:value="0.0589416026999996" calcext:value-type="float">
            <text:p>0,0589416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081115723</text:p>
          </table:table-cell>
          <table:table-cell office:value-type="string" calcext:value-type="string">
            <text:p>5,36287879944</text:p>
          </table:table-cell>
          <table:table-cell office:value-type="string" calcext:value-type="string">
            <text:p>2,69530177116</text:p>
          </table:table-cell>
          <table:table-cell table:number-columns-repeated="2"/>
          <table:table-cell office:value-type="string" calcext:value-type="string">
            <text:p>10,3233070374</text:p>
          </table:table-cell>
          <table:table-cell office:value-type="string" calcext:value-type="string">
            <text:p>4,07237768173</text:p>
          </table:table-cell>
          <table:table-cell office:value-type="string" calcext:value-type="string">
            <text:p>2,63404035568</text:p>
          </table:table-cell>
          <table:table-cell table:number-columns-repeated="2"/>
          <table:table-cell table:formula="of:=[.A421]-[.F421]" office:value-type="float" office:value="0.0848045349" calcext:value-type="float">
            <text:p>0,0848045349</text:p>
          </table:table-cell>
          <table:table-cell table:formula="of:=[.B421]-[.G421]" office:value-type="float" office:value="1.29050111771" calcext:value-type="float">
            <text:p>1,2905011177</text:p>
          </table:table-cell>
          <table:table-cell table:formula="of:=[.C421]-[.H421]" office:value-type="float" office:value="0.0612614154800002" calcext:value-type="float">
            <text:p>0,0612614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044094086</text:p>
          </table:table-cell>
          <table:table-cell office:value-type="string" calcext:value-type="string">
            <text:p>5,21021509171</text:p>
          </table:table-cell>
          <table:table-cell office:value-type="string" calcext:value-type="string">
            <text:p>2,68848848343</text:p>
          </table:table-cell>
          <table:table-cell table:number-columns-repeated="2"/>
          <table:table-cell office:value-type="string" calcext:value-type="string">
            <text:p>10,3254432678</text:p>
          </table:table-cell>
          <table:table-cell office:value-type="string" calcext:value-type="string">
            <text:p>4,22750711441</text:p>
          </table:table-cell>
          <table:table-cell office:value-type="string" calcext:value-type="string">
            <text:p>2,58678078651</text:p>
          </table:table-cell>
          <table:table-cell table:number-columns-repeated="2"/>
          <table:table-cell table:formula="of:=[.A422]-[.F422]" office:value-type="float" office:value="0.0789661407999986" calcext:value-type="float">
            <text:p>0,0789661408</text:p>
          </table:table-cell>
          <table:table-cell table:formula="of:=[.B422]-[.G422]" office:value-type="float" office:value="0.982707977300001" calcext:value-type="float">
            <text:p>0,9827079773</text:p>
          </table:table-cell>
          <table:table-cell table:formula="of:=[.C422]-[.H422]" office:value-type="float" office:value="0.10170769692" calcext:value-type="float">
            <text:p>0,1017076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4007577896</text:p>
          </table:table-cell>
          <table:table-cell office:value-type="string" calcext:value-type="string">
            <text:p>5,07323122025</text:p>
          </table:table-cell>
          <table:table-cell office:value-type="string" calcext:value-type="string">
            <text:p>2,68237471581</text:p>
          </table:table-cell>
          <table:table-cell table:number-columns-repeated="2"/>
          <table:table-cell office:value-type="string" calcext:value-type="string">
            <text:p>10,3245286942</text:p>
          </table:table-cell>
          <table:table-cell office:value-type="string" calcext:value-type="string">
            <text:p>4,20534420013</text:p>
          </table:table-cell>
          <table:table-cell office:value-type="string" calcext:value-type="string">
            <text:p>2,56244969368</text:p>
          </table:table-cell>
          <table:table-cell table:number-columns-repeated="2"/>
          <table:table-cell table:formula="of:=[.A423]-[.F423]" office:value-type="float" office:value="0.0762290954000004" calcext:value-type="float">
            <text:p>0,0762290954</text:p>
          </table:table-cell>
          <table:table-cell table:formula="of:=[.B423]-[.G423]" office:value-type="float" office:value="0.86788702012" calcext:value-type="float">
            <text:p>0,8678870201</text:p>
          </table:table-cell>
          <table:table-cell table:formula="of:=[.C423]-[.H423]" office:value-type="float" office:value="0.11992502213" calcext:value-type="float">
            <text:p>0,1199250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966159821</text:p>
          </table:table-cell>
          <table:table-cell office:value-type="string" calcext:value-type="string">
            <text:p>4,9306397438</text:p>
          </table:table-cell>
          <table:table-cell office:value-type="string" calcext:value-type="string">
            <text:p>2,67601180077</text:p>
          </table:table-cell>
          <table:table-cell table:number-columns-repeated="2"/>
          <table:table-cell office:value-type="string" calcext:value-type="string">
            <text:p>10,3192958832</text:p>
          </table:table-cell>
          <table:table-cell office:value-type="string" calcext:value-type="string">
            <text:p>4,09968805313</text:p>
          </table:table-cell>
          <table:table-cell office:value-type="string" calcext:value-type="string">
            <text:p>2,55545783043</text:p>
          </table:table-cell>
          <table:table-cell table:number-columns-repeated="2"/>
          <table:table-cell table:formula="of:=[.A424]-[.F424]" office:value-type="float" office:value="0.0773200988999996" calcext:value-type="float">
            <text:p>0,0773200989</text:p>
          </table:table-cell>
          <table:table-cell table:formula="of:=[.B424]-[.G424]" office:value-type="float" office:value="0.83095169067" calcext:value-type="float">
            <text:p>0,8309516907</text:p>
          </table:table-cell>
          <table:table-cell table:formula="of:=[.C424]-[.H424]" office:value-type="float" office:value="0.12055397034" calcext:value-type="float">
            <text:p>0,1205539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91960144</text:p>
          </table:table-cell>
          <table:table-cell office:value-type="string" calcext:value-type="string">
            <text:p>4,78333568573</text:p>
          </table:table-cell>
          <table:table-cell office:value-type="string" calcext:value-type="string">
            <text:p>2,66943836212</text:p>
          </table:table-cell>
          <table:table-cell table:number-columns-repeated="2"/>
          <table:table-cell office:value-type="string" calcext:value-type="string">
            <text:p>10,3018522263</text:p>
          </table:table-cell>
          <table:table-cell office:value-type="string" calcext:value-type="string">
            <text:p>3,93509817123</text:p>
          </table:table-cell>
          <table:table-cell office:value-type="string" calcext:value-type="string">
            <text:p>2,57149267197</text:p>
          </table:table-cell>
          <table:table-cell table:number-columns-repeated="2"/>
          <table:table-cell table:formula="of:=[.A425]-[.F425]" office:value-type="float" office:value="0.090107917700001" calcext:value-type="float">
            <text:p>0,0901079177</text:p>
          </table:table-cell>
          <table:table-cell table:formula="of:=[.B425]-[.G425]" office:value-type="float" office:value="0.8482375145" calcext:value-type="float">
            <text:p>0,8482375145</text:p>
          </table:table-cell>
          <table:table-cell table:formula="of:=[.C425]-[.H425]" office:value-type="float" office:value="0.0979456901500004" calcext:value-type="float">
            <text:p>0,0979456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88086319</text:p>
          </table:table-cell>
          <table:table-cell office:value-type="string" calcext:value-type="string">
            <text:p>4,66945886612</text:p>
          </table:table-cell>
          <table:table-cell office:value-type="string" calcext:value-type="string">
            <text:p>2,66435718536</text:p>
          </table:table-cell>
          <table:table-cell table:number-columns-repeated="2"/>
          <table:table-cell office:value-type="string" calcext:value-type="string">
            <text:p>10,2941703796</text:p>
          </table:table-cell>
          <table:table-cell office:value-type="string" calcext:value-type="string">
            <text:p>3,77254533768</text:p>
          </table:table-cell>
          <table:table-cell office:value-type="string" calcext:value-type="string">
            <text:p>2,56592464447</text:p>
          </table:table-cell>
          <table:table-cell table:number-columns-repeated="2"/>
          <table:table-cell table:formula="of:=[.A426]-[.F426]" office:value-type="float" office:value="0.0939159393999987" calcext:value-type="float">
            <text:p>0,0939159394</text:p>
          </table:table-cell>
          <table:table-cell table:formula="of:=[.B426]-[.G426]" office:value-type="float" office:value="0.89691352844" calcext:value-type="float">
            <text:p>0,8969135284</text:p>
          </table:table-cell>
          <table:table-cell table:formula="of:=[.C426]-[.H426]" office:value-type="float" office:value="0.0984325408900002" calcext:value-type="float">
            <text:p>0,0984325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830757141</text:p>
          </table:table-cell>
          <table:table-cell office:value-type="string" calcext:value-type="string">
            <text:p>4,53189516068</text:p>
          </table:table-cell>
          <table:table-cell office:value-type="string" calcext:value-type="string">
            <text:p>2,65821909904</text:p>
          </table:table-cell>
          <table:table-cell table:number-columns-repeated="2"/>
          <table:table-cell office:value-type="string" calcext:value-type="string">
            <text:p>10,2986783981</text:p>
          </table:table-cell>
          <table:table-cell office:value-type="string" calcext:value-type="string">
            <text:p>3,64948058128</text:p>
          </table:table-cell>
          <table:table-cell office:value-type="string" calcext:value-type="string">
            <text:p>2,56086087227</text:p>
          </table:table-cell>
          <table:table-cell table:number-columns-repeated="2"/>
          <table:table-cell table:formula="of:=[.A427]-[.F427]" office:value-type="float" office:value="0.0843973160000004" calcext:value-type="float">
            <text:p>0,084397316</text:p>
          </table:table-cell>
          <table:table-cell table:formula="of:=[.B427]-[.G427]" office:value-type="float" office:value="0.8824145794" calcext:value-type="float">
            <text:p>0,8824145794</text:p>
          </table:table-cell>
          <table:table-cell table:formula="of:=[.C427]-[.H427]" office:value-type="float" office:value="0.0973582267699999" calcext:value-type="float">
            <text:p>0,0973582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785982132</text:p>
          </table:table-cell>
          <table:table-cell office:value-type="string" calcext:value-type="string">
            <text:p>4,41683006287</text:p>
          </table:table-cell>
          <table:table-cell office:value-type="string" calcext:value-type="string">
            <text:p>2,65308475494</text:p>
          </table:table-cell>
          <table:table-cell table:number-columns-repeated="2"/>
          <table:table-cell office:value-type="string" calcext:value-type="string">
            <text:p>10,3062162399</text:p>
          </table:table-cell>
          <table:table-cell office:value-type="string" calcext:value-type="string">
            <text:p>3,55309939384</text:p>
          </table:table-cell>
          <table:table-cell office:value-type="string" calcext:value-type="string">
            <text:p>2,55604529381</text:p>
          </table:table-cell>
          <table:table-cell table:number-columns-repeated="2"/>
          <table:table-cell table:formula="of:=[.A428]-[.F428]" office:value-type="float" office:value="0.0723819733000006" calcext:value-type="float">
            <text:p>0,0723819733</text:p>
          </table:table-cell>
          <table:table-cell table:formula="of:=[.B428]-[.G428]" office:value-type="float" office:value="0.86373066903" calcext:value-type="float">
            <text:p>0,863730669</text:p>
          </table:table-cell>
          <table:table-cell table:formula="of:=[.C428]-[.H428]" office:value-type="float" office:value="0.0970394611300001" calcext:value-type="float">
            <text:p>0,0970394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736505508</text:p>
          </table:table-cell>
          <table:table-cell office:value-type="string" calcext:value-type="string">
            <text:p>4,29709005356</text:p>
          </table:table-cell>
          <table:table-cell office:value-type="string" calcext:value-type="string">
            <text:p>2,64774250984</text:p>
          </table:table-cell>
          <table:table-cell table:number-columns-repeated="2"/>
          <table:table-cell office:value-type="string" calcext:value-type="string">
            <text:p>10,3082084656</text:p>
          </table:table-cell>
          <table:table-cell office:value-type="string" calcext:value-type="string">
            <text:p>3,46426844597</text:p>
          </table:table-cell>
          <table:table-cell office:value-type="string" calcext:value-type="string">
            <text:p>2,55783009529</text:p>
          </table:table-cell>
          <table:table-cell table:number-columns-repeated="2"/>
          <table:table-cell table:formula="of:=[.A429]-[.F429]" office:value-type="float" office:value="0.0654420852000008" calcext:value-type="float">
            <text:p>0,0654420852</text:p>
          </table:table-cell>
          <table:table-cell table:formula="of:=[.B429]-[.G429]" office:value-type="float" office:value="0.83282160759" calcext:value-type="float">
            <text:p>0,8328216076</text:p>
          </table:table-cell>
          <table:table-cell table:formula="of:=[.C429]-[.H429]" office:value-type="float" office:value="0.0899124145500001" calcext:value-type="float">
            <text:p>0,089912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689517975</text:p>
          </table:table-cell>
          <table:table-cell office:value-type="string" calcext:value-type="string">
            <text:p>4,18964481354</text:p>
          </table:table-cell>
          <table:table-cell office:value-type="string" calcext:value-type="string">
            <text:p>2,64294862747</text:p>
          </table:table-cell>
          <table:table-cell table:number-columns-repeated="2"/>
          <table:table-cell office:value-type="string" calcext:value-type="string">
            <text:p>10,2920866013</text:p>
          </table:table-cell>
          <table:table-cell office:value-type="string" calcext:value-type="string">
            <text:p>3,37915635109</text:p>
          </table:table-cell>
          <table:table-cell office:value-type="string" calcext:value-type="string">
            <text:p>2,58446764946</text:p>
          </table:table-cell>
          <table:table-cell table:number-columns-repeated="2"/>
          <table:table-cell table:formula="of:=[.A430]-[.F430]" office:value-type="float" office:value="0.0768651962" calcext:value-type="float">
            <text:p>0,0768651962</text:p>
          </table:table-cell>
          <table:table-cell table:formula="of:=[.B430]-[.G430]" office:value-type="float" office:value="0.81048846245" calcext:value-type="float">
            <text:p>0,8104884625</text:p>
          </table:table-cell>
          <table:table-cell table:formula="of:=[.C430]-[.H430]" office:value-type="float" office:value="0.05848097801" calcext:value-type="float">
            <text:p>0,058480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637924194</text:p>
          </table:table-cell>
          <table:table-cell office:value-type="string" calcext:value-type="string">
            <text:p>4,07782697678</text:p>
          </table:table-cell>
          <table:table-cell office:value-type="string" calcext:value-type="string">
            <text:p>2,63795995712</text:p>
          </table:table-cell>
          <table:table-cell table:number-columns-repeated="2"/>
          <table:table-cell office:value-type="string" calcext:value-type="string">
            <text:p>10,2708120346</text:p>
          </table:table-cell>
          <table:table-cell office:value-type="string" calcext:value-type="string">
            <text:p>3,28704237938</text:p>
          </table:table-cell>
          <table:table-cell office:value-type="string" calcext:value-type="string">
            <text:p>2,61251592636</text:p>
          </table:table-cell>
          <table:table-cell table:number-columns-repeated="2"/>
          <table:table-cell table:formula="of:=[.A431]-[.F431]" office:value-type="float" office:value="0.0929803847999988" calcext:value-type="float">
            <text:p>0,0929803848</text:p>
          </table:table-cell>
          <table:table-cell table:formula="of:=[.B431]-[.G431]" office:value-type="float" office:value="0.7907845974" calcext:value-type="float">
            <text:p>0,7907845974</text:p>
          </table:table-cell>
          <table:table-cell table:formula="of:=[.C431]-[.H431]" office:value-type="float" office:value="0.0254440307600001" calcext:value-type="float">
            <text:p>0,0254440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58921051</text:p>
          </table:table-cell>
          <table:table-cell office:value-type="string" calcext:value-type="string">
            <text:p>3,97749757767</text:p>
          </table:table-cell>
          <table:table-cell office:value-type="string" calcext:value-type="string">
            <text:p>2,6334836483</text:p>
          </table:table-cell>
          <table:table-cell table:number-columns-repeated="2"/>
          <table:table-cell office:value-type="string" calcext:value-type="string">
            <text:p>10,2632741928</text:p>
          </table:table-cell>
          <table:table-cell office:value-type="string" calcext:value-type="string">
            <text:p>3,19568157196</text:p>
          </table:table-cell>
          <table:table-cell office:value-type="string" calcext:value-type="string">
            <text:p>2,58346962929</text:p>
          </table:table-cell>
          <table:table-cell table:number-columns-repeated="2"/>
          <table:table-cell table:formula="of:=[.A432]-[.F432]" office:value-type="float" office:value="0.0956468581999985" calcext:value-type="float">
            <text:p>0,0956468582</text:p>
          </table:table-cell>
          <table:table-cell table:formula="of:=[.B432]-[.G432]" office:value-type="float" office:value="0.78181600571" calcext:value-type="float">
            <text:p>0,7818160057</text:p>
          </table:table-cell>
          <table:table-cell table:formula="of:=[.C432]-[.H432]" office:value-type="float" office:value="0.0500140190099998" calcext:value-type="float">
            <text:p>0,050014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486013412</text:p>
          </table:table-cell>
          <table:table-cell office:value-type="string" calcext:value-type="string">
            <text:p>3,77939271927</text:p>
          </table:table-cell>
          <table:table-cell office:value-type="string" calcext:value-type="string">
            <text:p>2,62464547157</text:p>
          </table:table-cell>
          <table:table-cell table:number-columns-repeated="2"/>
          <table:table-cell office:value-type="string" calcext:value-type="string">
            <text:p>10,2466535568</text:p>
          </table:table-cell>
          <table:table-cell office:value-type="string" calcext:value-type="string">
            <text:p>3,11066675186</text:p>
          </table:table-cell>
          <table:table-cell office:value-type="string" calcext:value-type="string">
            <text:p>2,58442974091</text:p>
          </table:table-cell>
          <table:table-cell table:number-columns-repeated="2"/>
          <table:table-cell table:formula="of:=[.A433]-[.F433]" office:value-type="float" office:value="0.1019477844" calcext:value-type="float">
            <text:p>0,1019477844</text:p>
          </table:table-cell>
          <table:table-cell table:formula="of:=[.B433]-[.G433]" office:value-type="float" office:value="0.66872596741" calcext:value-type="float">
            <text:p>0,6687259674</text:p>
          </table:table-cell>
          <table:table-cell table:formula="of:=[.C433]-[.H433]" office:value-type="float" office:value="0.04021573066" calcext:value-type="float">
            <text:p>0,0402157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427734375</text:p>
          </table:table-cell>
          <table:table-cell office:value-type="string" calcext:value-type="string">
            <text:p>3,67506670952</text:p>
          </table:table-cell>
          <table:table-cell office:value-type="string" calcext:value-type="string">
            <text:p>2,61999082565</text:p>
          </table:table-cell>
          <table:table-cell table:number-columns-repeated="2"/>
          <table:table-cell office:value-type="string" calcext:value-type="string">
            <text:p>10,2313966751</text:p>
          </table:table-cell>
          <table:table-cell office:value-type="string" calcext:value-type="string">
            <text:p>2,98219823837</text:p>
          </table:table-cell>
          <table:table-cell office:value-type="string" calcext:value-type="string">
            <text:p>2,60186028481</text:p>
          </table:table-cell>
          <table:table-cell table:number-columns-repeated="2"/>
          <table:table-cell table:formula="of:=[.A434]-[.F434]" office:value-type="float" office:value="0.111376762400001" calcext:value-type="float">
            <text:p>0,1113767624</text:p>
          </table:table-cell>
          <table:table-cell table:formula="of:=[.B434]-[.G434]" office:value-type="float" office:value="0.69286847115" calcext:value-type="float">
            <text:p>0,6928684712</text:p>
          </table:table-cell>
          <table:table-cell table:formula="of:=[.C434]-[.H434]" office:value-type="float" office:value="0.0181305408400001" calcext:value-type="float">
            <text:p>0,0181305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380737305</text:p>
          </table:table-cell>
          <table:table-cell office:value-type="string" calcext:value-type="string">
            <text:p>3,59441995621</text:p>
          </table:table-cell>
          <table:table-cell office:value-type="string" calcext:value-type="string">
            <text:p>2,61639285088</text:p>
          </table:table-cell>
          <table:table-cell table:number-columns-repeated="2"/>
          <table:table-cell office:value-type="string" calcext:value-type="string">
            <text:p>10,2328987122</text:p>
          </table:table-cell>
          <table:table-cell office:value-type="string" calcext:value-type="string">
            <text:p>2,86108255386</text:p>
          </table:table-cell>
          <table:table-cell office:value-type="string" calcext:value-type="string">
            <text:p>2,60036301613</text:p>
          </table:table-cell>
          <table:table-cell table:number-columns-repeated="2"/>
          <table:table-cell table:formula="of:=[.A435]-[.F435]" office:value-type="float" office:value="0.105175018299999" calcext:value-type="float">
            <text:p>0,1051750183</text:p>
          </table:table-cell>
          <table:table-cell table:formula="of:=[.B435]-[.G435]" office:value-type="float" office:value="0.73333740235" calcext:value-type="float">
            <text:p>0,7333374024</text:p>
          </table:table-cell>
          <table:table-cell table:formula="of:=[.C435]-[.H435]" office:value-type="float" office:value="0.0160298347499999" calcext:value-type="float">
            <text:p>0,0160298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321619034</text:p>
          </table:table-cell>
          <table:table-cell office:value-type="string" calcext:value-type="string">
            <text:p>3,49700379372</text:p>
          </table:table-cell>
          <table:table-cell office:value-type="string" calcext:value-type="string">
            <text:p>2,61204624176</text:p>
          </table:table-cell>
          <table:table-cell table:number-columns-repeated="2"/>
          <table:table-cell office:value-type="string" calcext:value-type="string">
            <text:p>10,2442960739</text:p>
          </table:table-cell>
          <table:table-cell office:value-type="string" calcext:value-type="string">
            <text:p>2,7446064949</text:p>
          </table:table-cell>
          <table:table-cell office:value-type="string" calcext:value-type="string">
            <text:p>2,56797599792</text:p>
          </table:table-cell>
          <table:table-cell table:number-columns-repeated="2"/>
          <table:table-cell table:formula="of:=[.A436]-[.F436]" office:value-type="float" office:value="0.0878658295000001" calcext:value-type="float">
            <text:p>0,0878658295</text:p>
          </table:table-cell>
          <table:table-cell table:formula="of:=[.B436]-[.G436]" office:value-type="float" office:value="0.75239729882" calcext:value-type="float">
            <text:p>0,7523972988</text:p>
          </table:table-cell>
          <table:table-cell table:formula="of:=[.C436]-[.H436]" office:value-type="float" office:value="0.0440702438399998" calcext:value-type="float">
            <text:p>0,0440702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266010284</text:p>
          </table:table-cell>
          <table:table-cell office:value-type="string" calcext:value-type="string">
            <text:p>3,40912890434</text:p>
          </table:table-cell>
          <table:table-cell office:value-type="string" calcext:value-type="string">
            <text:p>2,60812568665</text:p>
          </table:table-cell>
          <table:table-cell table:number-columns-repeated="2"/>
          <table:table-cell office:value-type="string" calcext:value-type="string">
            <text:p>10,2389278412</text:p>
          </table:table-cell>
          <table:table-cell office:value-type="string" calcext:value-type="string">
            <text:p>2,67767500877</text:p>
          </table:table-cell>
          <table:table-cell office:value-type="string" calcext:value-type="string">
            <text:p>2,56172442436</text:p>
          </table:table-cell>
          <table:table-cell table:number-columns-repeated="2"/>
          <table:table-cell table:formula="of:=[.A437]-[.F437]" office:value-type="float" office:value="0.0876731872000001" calcext:value-type="float">
            <text:p>0,0876731872</text:p>
          </table:table-cell>
          <table:table-cell table:formula="of:=[.B437]-[.G437]" office:value-type="float" office:value="0.73145389557" calcext:value-type="float">
            <text:p>0,7314538956</text:p>
          </table:table-cell>
          <table:table-cell table:formula="of:=[.C437]-[.H437]" office:value-type="float" office:value="0.0464012622900003" calcext:value-type="float">
            <text:p>0,046401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214349747</text:p>
          </table:table-cell>
          <table:table-cell office:value-type="string" calcext:value-type="string">
            <text:p>3,33051538467</text:p>
          </table:table-cell>
          <table:table-cell office:value-type="string" calcext:value-type="string">
            <text:p>2,60461783409</text:p>
          </table:table-cell>
          <table:table-cell table:number-columns-repeated="2"/>
          <table:table-cell office:value-type="string" calcext:value-type="string">
            <text:p>10,235575676</text:p>
          </table:table-cell>
          <table:table-cell office:value-type="string" calcext:value-type="string">
            <text:p>2,60227751732</text:p>
          </table:table-cell>
          <table:table-cell office:value-type="string" calcext:value-type="string">
            <text:p>2,56065917015</text:p>
          </table:table-cell>
          <table:table-cell table:number-columns-repeated="2"/>
          <table:table-cell table:formula="of:=[.A438]-[.F438]" office:value-type="float" office:value="0.0858592987000009" calcext:value-type="float">
            <text:p>0,0858592987</text:p>
          </table:table-cell>
          <table:table-cell table:formula="of:=[.B438]-[.G438]" office:value-type="float" office:value="0.72823786735" calcext:value-type="float">
            <text:p>0,7282378674</text:p>
          </table:table-cell>
          <table:table-cell table:formula="of:=[.C438]-[.H438]" office:value-type="float" office:value="0.0439586639399998" calcext:value-type="float">
            <text:p>0,0439586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158626556</text:p>
          </table:table-cell>
          <table:table-cell office:value-type="string" calcext:value-type="string">
            <text:p>3,24870347977</text:p>
          </table:table-cell>
          <table:table-cell office:value-type="string" calcext:value-type="string">
            <text:p>2,60096740723</text:p>
          </table:table-cell>
          <table:table-cell table:number-columns-repeated="2"/>
          <table:table-cell office:value-type="string" calcext:value-type="string">
            <text:p>10,2304172516</text:p>
          </table:table-cell>
          <table:table-cell office:value-type="string" calcext:value-type="string">
            <text:p>2,5408000946</text:p>
          </table:table-cell>
          <table:table-cell office:value-type="string" calcext:value-type="string">
            <text:p>2,56430029869</text:p>
          </table:table-cell>
          <table:table-cell table:number-columns-repeated="2"/>
          <table:table-cell table:formula="of:=[.A439]-[.F439]" office:value-type="float" office:value="0.0854454039999997" calcext:value-type="float">
            <text:p>0,085445404</text:p>
          </table:table-cell>
          <table:table-cell table:formula="of:=[.B439]-[.G439]" office:value-type="float" office:value="0.70790338517" calcext:value-type="float">
            <text:p>0,7079033852</text:p>
          </table:table-cell>
          <table:table-cell table:formula="of:=[.C439]-[.H439]" office:value-type="float" office:value="0.0366671085399997" calcext:value-type="float">
            <text:p>0,0366671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106851578</text:p>
          </table:table-cell>
          <table:table-cell office:value-type="string" calcext:value-type="string">
            <text:p>3,17529702187</text:p>
          </table:table-cell>
          <table:table-cell office:value-type="string" calcext:value-type="string">
            <text:p>2,59769177437</text:p>
          </table:table-cell>
          <table:table-cell table:number-columns-repeated="2"/>
          <table:table-cell office:value-type="string" calcext:value-type="string">
            <text:p>10,2252550125</text:p>
          </table:table-cell>
          <table:table-cell office:value-type="string" calcext:value-type="string">
            <text:p>2,46558499336</text:p>
          </table:table-cell>
          <table:table-cell office:value-type="string" calcext:value-type="string">
            <text:p>2,5724401474</text:p>
          </table:table-cell>
          <table:table-cell table:number-columns-repeated="2"/>
          <table:table-cell table:formula="of:=[.A440]-[.F440]" office:value-type="float" office:value="0.0854301453000002" calcext:value-type="float">
            <text:p>0,0854301453</text:p>
          </table:table-cell>
          <table:table-cell table:formula="of:=[.B440]-[.G440]" office:value-type="float" office:value="0.70971202851" calcext:value-type="float">
            <text:p>0,7097120285</text:p>
          </table:table-cell>
          <table:table-cell table:formula="of:=[.C440]-[.H440]" office:value-type="float" office:value="0.0252516269699998" calcext:value-type="float">
            <text:p>0,025251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3047161102</text:p>
          </table:table-cell>
          <table:table-cell office:value-type="string" calcext:value-type="string">
            <text:p>3,09356069565</text:p>
          </table:table-cell>
          <table:table-cell office:value-type="string" calcext:value-type="string">
            <text:p>2,59404420853</text:p>
          </table:table-cell>
          <table:table-cell table:number-columns-repeated="2"/>
          <table:table-cell office:value-type="string" calcext:value-type="string">
            <text:p>10,223367691</text:p>
          </table:table-cell>
          <table:table-cell office:value-type="string" calcext:value-type="string">
            <text:p>2,40371751785</text:p>
          </table:table-cell>
          <table:table-cell office:value-type="string" calcext:value-type="string">
            <text:p>2,57155394554</text:p>
          </table:table-cell>
          <table:table-cell table:number-columns-repeated="2"/>
          <table:table-cell table:formula="of:=[.A441]-[.F441]" office:value-type="float" office:value="0.0813484191999994" calcext:value-type="float">
            <text:p>0,0813484192</text:p>
          </table:table-cell>
          <table:table-cell table:formula="of:=[.B441]-[.G441]" office:value-type="float" office:value="0.6898431778" calcext:value-type="float">
            <text:p>0,6898431778</text:p>
          </table:table-cell>
          <table:table-cell table:formula="of:=[.C441]-[.H441]" office:value-type="float" office:value="0.0224902629899999" calcext:value-type="float">
            <text:p>0,022490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999486923</text:p>
          </table:table-cell>
          <table:table-cell office:value-type="string" calcext:value-type="string">
            <text:p>3,03038048744</text:p>
          </table:table-cell>
          <table:table-cell office:value-type="string" calcext:value-type="string">
            <text:p>2,59122467041</text:p>
          </table:table-cell>
          <table:table-cell table:number-columns-repeated="2"/>
          <table:table-cell office:value-type="string" calcext:value-type="string">
            <text:p>10,223107338</text:p>
          </table:table-cell>
          <table:table-cell office:value-type="string" calcext:value-type="string">
            <text:p>2,34749937057</text:p>
          </table:table-cell>
          <table:table-cell office:value-type="string" calcext:value-type="string">
            <text:p>2,56622672081</text:p>
          </table:table-cell>
          <table:table-cell table:number-columns-repeated="2"/>
          <table:table-cell table:formula="of:=[.A442]-[.F442]" office:value-type="float" office:value="0.0768413542999991" calcext:value-type="float">
            <text:p>0,0768413543</text:p>
          </table:table-cell>
          <table:table-cell table:formula="of:=[.B442]-[.G442]" office:value-type="float" office:value="0.68288111687" calcext:value-type="float">
            <text:p>0,6828811169</text:p>
          </table:table-cell>
          <table:table-cell table:formula="of:=[.C442]-[.H442]" office:value-type="float" office:value="0.0249979495999999" calcext:value-type="float">
            <text:p>0,0249979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940063477</text:p>
          </table:table-cell>
          <table:table-cell office:value-type="string" calcext:value-type="string">
            <text:p>2,95406508446</text:p>
          </table:table-cell>
          <table:table-cell office:value-type="string" calcext:value-type="string">
            <text:p>2,58781862259</text:p>
          </table:table-cell>
          <table:table-cell table:number-columns-repeated="2"/>
          <table:table-cell office:value-type="string" calcext:value-type="string">
            <text:p>10,2212638855</text:p>
          </table:table-cell>
          <table:table-cell office:value-type="string" calcext:value-type="string">
            <text:p>2,29741382599</text:p>
          </table:table-cell>
          <table:table-cell office:value-type="string" calcext:value-type="string">
            <text:p>2,54765224457</text:p>
          </table:table-cell>
          <table:table-cell table:number-columns-repeated="2"/>
          <table:table-cell table:formula="of:=[.A443]-[.F443]" office:value-type="float" office:value="0.072742462199999" calcext:value-type="float">
            <text:p>0,0727424622</text:p>
          </table:table-cell>
          <table:table-cell table:formula="of:=[.B443]-[.G443]" office:value-type="float" office:value="0.65665125847" calcext:value-type="float">
            <text:p>0,6566512585</text:p>
          </table:table-cell>
          <table:table-cell table:formula="of:=[.C443]-[.H443]" office:value-type="float" office:value="0.0401663780199999" calcext:value-type="float">
            <text:p>0,040166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888765335</text:p>
          </table:table-cell>
          <table:table-cell office:value-type="string" calcext:value-type="string">
            <text:p>2,89023900032</text:p>
          </table:table-cell>
          <table:table-cell office:value-type="string" calcext:value-type="string">
            <text:p>2,58496975899</text:p>
          </table:table-cell>
          <table:table-cell table:number-columns-repeated="2"/>
          <table:table-cell office:value-type="string" calcext:value-type="string">
            <text:p>10,2126016617</text:p>
          </table:table-cell>
          <table:table-cell office:value-type="string" calcext:value-type="string">
            <text:p>2,25421643257</text:p>
          </table:table-cell>
          <table:table-cell office:value-type="string" calcext:value-type="string">
            <text:p>2,53477096558</text:p>
          </table:table-cell>
          <table:table-cell table:number-columns-repeated="2"/>
          <table:table-cell table:formula="of:=[.A444]-[.F444]" office:value-type="float" office:value="0.076274871799999" calcext:value-type="float">
            <text:p>0,0762748718</text:p>
          </table:table-cell>
          <table:table-cell table:formula="of:=[.B444]-[.G444]" office:value-type="float" office:value="0.63602256775" calcext:value-type="float">
            <text:p>0,6360225678</text:p>
          </table:table-cell>
          <table:table-cell table:formula="of:=[.C444]-[.H444]" office:value-type="float" office:value="0.0501987934099999" calcext:value-type="float">
            <text:p>0,0501987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833776474</text:p>
          </table:table-cell>
          <table:table-cell office:value-type="string" calcext:value-type="string">
            <text:p>2,82382535934</text:p>
          </table:table-cell>
          <table:table-cell office:value-type="string" calcext:value-type="string">
            <text:p>2,58200550079</text:p>
          </table:table-cell>
          <table:table-cell table:number-columns-repeated="2"/>
          <table:table-cell office:value-type="string" calcext:value-type="string">
            <text:p>10,1970834732</text:p>
          </table:table-cell>
          <table:table-cell office:value-type="string" calcext:value-type="string">
            <text:p>2,20566344261</text:p>
          </table:table-cell>
          <table:table-cell office:value-type="string" calcext:value-type="string">
            <text:p>2,52656793594</text:p>
          </table:table-cell>
          <table:table-cell table:number-columns-repeated="2"/>
          <table:table-cell table:formula="of:=[.A445]-[.F445]" office:value-type="float" office:value="0.0862941742000007" calcext:value-type="float">
            <text:p>0,0862941742</text:p>
          </table:table-cell>
          <table:table-cell table:formula="of:=[.B445]-[.G445]" office:value-type="float" office:value="0.61816191673" calcext:value-type="float">
            <text:p>0,6181619167</text:p>
          </table:table-cell>
          <table:table-cell table:formula="of:=[.C445]-[.H445]" office:value-type="float" office:value="0.0554375648500001" calcext:value-type="float">
            <text:p>0,0554375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782993317</text:p>
          </table:table-cell>
          <table:table-cell office:value-type="string" calcext:value-type="string">
            <text:p>2,7642364502</text:p>
          </table:table-cell>
          <table:table-cell office:value-type="string" calcext:value-type="string">
            <text:p>2,57934546471</text:p>
          </table:table-cell>
          <table:table-cell table:number-columns-repeated="2"/>
          <table:table-cell office:value-type="string" calcext:value-type="string">
            <text:p>10,176232338</text:p>
          </table:table-cell>
          <table:table-cell office:value-type="string" calcext:value-type="string">
            <text:p>2,17116427422</text:p>
          </table:table-cell>
          <table:table-cell office:value-type="string" calcext:value-type="string">
            <text:p>2,53812146187</text:p>
          </table:table-cell>
          <table:table-cell table:number-columns-repeated="2"/>
          <table:table-cell table:formula="of:=[.A446]-[.F446]" office:value-type="float" office:value="0.102066993699999" calcext:value-type="float">
            <text:p>0,1020669937</text:p>
          </table:table-cell>
          <table:table-cell table:formula="of:=[.B446]-[.G446]" office:value-type="float" office:value="0.59307217598" calcext:value-type="float">
            <text:p>0,593072176</text:p>
          </table:table-cell>
          <table:table-cell table:formula="of:=[.C446]-[.H446]" office:value-type="float" office:value="0.0412240028399999" calcext:value-type="float">
            <text:p>0,0412240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728652954</text:p>
          </table:table-cell>
          <table:table-cell office:value-type="string" calcext:value-type="string">
            <text:p>2,70222997665</text:p>
          </table:table-cell>
          <table:table-cell office:value-type="string" calcext:value-type="string">
            <text:p>2,57657718658</text:p>
          </table:table-cell>
          <table:table-cell table:number-columns-repeated="2"/>
          <table:table-cell office:value-type="string" calcext:value-type="string">
            <text:p>10,1602258682</text:p>
          </table:table-cell>
          <table:table-cell office:value-type="string" calcext:value-type="string">
            <text:p>2,12888741493</text:p>
          </table:table-cell>
          <table:table-cell office:value-type="string" calcext:value-type="string">
            <text:p>2,54701685905</text:p>
          </table:table-cell>
          <table:table-cell table:number-columns-repeated="2"/>
          <table:table-cell table:formula="of:=[.A447]-[.F447]" office:value-type="float" office:value="0.112639427200001" calcext:value-type="float">
            <text:p>0,1126394272</text:p>
          </table:table-cell>
          <table:table-cell table:formula="of:=[.B447]-[.G447]" office:value-type="float" office:value="0.57334256172" calcext:value-type="float">
            <text:p>0,5733425617</text:p>
          </table:table-cell>
          <table:table-cell table:formula="of:=[.C447]-[.H447]" office:value-type="float" office:value="0.0295603275299996" calcext:value-type="float">
            <text:p>0,0295603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678556442</text:p>
          </table:table-cell>
          <table:table-cell office:value-type="string" calcext:value-type="string">
            <text:p>2,64660072327</text:p>
          </table:table-cell>
          <table:table-cell office:value-type="string" calcext:value-type="string">
            <text:p>2,57409334183</text:p>
          </table:table-cell>
          <table:table-cell table:number-columns-repeated="2"/>
          <table:table-cell office:value-type="string" calcext:value-type="string">
            <text:p>10,1461715698</text:p>
          </table:table-cell>
          <table:table-cell office:value-type="string" calcext:value-type="string">
            <text:p>2,08181810379</text:p>
          </table:table-cell>
          <table:table-cell office:value-type="string" calcext:value-type="string">
            <text:p>2,55977892876</text:p>
          </table:table-cell>
          <table:table-cell table:number-columns-repeated="2"/>
          <table:table-cell table:formula="of:=[.A448]-[.F448]" office:value-type="float" office:value="0.121684074400001" calcext:value-type="float">
            <text:p>0,1216840744</text:p>
          </table:table-cell>
          <table:table-cell table:formula="of:=[.B448]-[.G448]" office:value-type="float" office:value="0.56478261948" calcext:value-type="float">
            <text:p>0,5647826195</text:p>
          </table:table-cell>
          <table:table-cell table:formula="of:=[.C448]-[.H448]" office:value-type="float" office:value="0.0143144130699997" calcext:value-type="float">
            <text:p>0,0143144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625017166</text:p>
          </table:table-cell>
          <table:table-cell office:value-type="string" calcext:value-type="string">
            <text:p>2,58871126175</text:p>
          </table:table-cell>
          <table:table-cell office:value-type="string" calcext:value-type="string">
            <text:p>2,57150864601</text:p>
          </table:table-cell>
          <table:table-cell table:number-columns-repeated="2"/>
          <table:table-cell office:value-type="string" calcext:value-type="string">
            <text:p>10,1361436844</text:p>
          </table:table-cell>
          <table:table-cell office:value-type="string" calcext:value-type="string">
            <text:p>2,04049086571</text:p>
          </table:table-cell>
          <table:table-cell office:value-type="string" calcext:value-type="string">
            <text:p>2,57177805901</text:p>
          </table:table-cell>
          <table:table-cell table:number-columns-repeated="2"/>
          <table:table-cell table:formula="of:=[.A449]-[.F449]" office:value-type="float" office:value="0.126358032199999" calcext:value-type="float">
            <text:p>0,1263580322</text:p>
          </table:table-cell>
          <table:table-cell table:formula="of:=[.B449]-[.G449]" office:value-type="float" office:value="0.54822039604" calcext:value-type="float">
            <text:p>0,548220396</text:p>
          </table:table-cell>
          <table:table-cell table:formula="of:=[.C449]-[.H449]" office:value-type="float" office:value="-0.000269413000000274" calcext:value-type="float">
            <text:p>-0,000269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523117065</text:p>
          </table:table-cell>
          <table:table-cell office:value-type="string" calcext:value-type="string">
            <text:p>2,48269033432</text:p>
          </table:table-cell>
          <table:table-cell office:value-type="string" calcext:value-type="string">
            <text:p>2,56677389145</text:p>
          </table:table-cell>
          <table:table-cell table:number-columns-repeated="2"/>
          <table:table-cell office:value-type="string" calcext:value-type="string">
            <text:p>10,1435823441</text:p>
          </table:table-cell>
          <table:table-cell office:value-type="string" calcext:value-type="string">
            <text:p>1,98484444618</text:p>
          </table:table-cell>
          <table:table-cell office:value-type="string" calcext:value-type="string">
            <text:p>2,56853508949</text:p>
          </table:table-cell>
          <table:table-cell table:number-columns-repeated="2"/>
          <table:table-cell table:formula="of:=[.A450]-[.F450]" office:value-type="float" office:value="0.1087293624" calcext:value-type="float">
            <text:p>0,1087293624</text:p>
          </table:table-cell>
          <table:table-cell table:formula="of:=[.B450]-[.G450]" office:value-type="float" office:value="0.49784588814" calcext:value-type="float">
            <text:p>0,4978458881</text:p>
          </table:table-cell>
          <table:table-cell table:formula="of:=[.C450]-[.H450]" office:value-type="float" office:value="-0.00176119804000008" calcext:value-type="float">
            <text:p>-0,001761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467336655</text:p>
          </table:table-cell>
          <table:table-cell office:value-type="string" calcext:value-type="string">
            <text:p>2,42686414719</text:p>
          </table:table-cell>
          <table:table-cell office:value-type="string" calcext:value-type="string">
            <text:p>2,56428027153</text:p>
          </table:table-cell>
          <table:table-cell table:number-columns-repeated="2"/>
          <table:table-cell office:value-type="string" calcext:value-type="string">
            <text:p>10,1611366272</text:p>
          </table:table-cell>
          <table:table-cell office:value-type="string" calcext:value-type="string">
            <text:p>1,92876827717</text:p>
          </table:table-cell>
          <table:table-cell office:value-type="string" calcext:value-type="string">
            <text:p>2,5591313839</text:p>
          </table:table-cell>
          <table:table-cell table:number-columns-repeated="2"/>
          <table:table-cell table:formula="of:=[.A451]-[.F451]" office:value-type="float" office:value="0.0855970383000013" calcext:value-type="float">
            <text:p>0,0855970383</text:p>
          </table:table-cell>
          <table:table-cell table:formula="of:=[.B451]-[.G451]" office:value-type="float" office:value="0.49809587002" calcext:value-type="float">
            <text:p>0,49809587</text:p>
          </table:table-cell>
          <table:table-cell table:formula="of:=[.C451]-[.H451]" office:value-type="float" office:value="0.00514888762999988" calcext:value-type="float">
            <text:p>0,0051488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419519424</text:p>
          </table:table-cell>
          <table:table-cell office:value-type="string" calcext:value-type="string">
            <text:p>2,3801753521</text:p>
          </table:table-cell>
          <table:table-cell office:value-type="string" calcext:value-type="string">
            <text:p>2,5621945858</text:p>
          </table:table-cell>
          <table:table-cell table:number-columns-repeated="2"/>
          <table:table-cell office:value-type="string" calcext:value-type="string">
            <text:p>10,1723041534</text:p>
          </table:table-cell>
          <table:table-cell office:value-type="string" calcext:value-type="string">
            <text:p>1,87680804729</text:p>
          </table:table-cell>
          <table:table-cell office:value-type="string" calcext:value-type="string">
            <text:p>2,54628944397</text:p>
          </table:table-cell>
          <table:table-cell table:number-columns-repeated="2"/>
          <table:table-cell table:formula="of:=[.A452]-[.F452]" office:value-type="float" office:value="0.0696477889999994" calcext:value-type="float">
            <text:p>0,069647789</text:p>
          </table:table-cell>
          <table:table-cell table:formula="of:=[.B452]-[.G452]" office:value-type="float" office:value="0.50336730481" calcext:value-type="float">
            <text:p>0,5033673048</text:p>
          </table:table-cell>
          <table:table-cell table:formula="of:=[.C452]-[.H452]" office:value-type="float" office:value="0.0159051418299998" calcext:value-type="float">
            <text:p>0,0159051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368583679</text:p>
          </table:table-cell>
          <table:table-cell office:value-type="string" calcext:value-type="string">
            <text:p>2,33159780502</text:p>
          </table:table-cell>
          <table:table-cell office:value-type="string" calcext:value-type="string">
            <text:p>2,56002426147</text:p>
          </table:table-cell>
          <table:table-cell table:number-columns-repeated="2"/>
          <table:table-cell office:value-type="string" calcext:value-type="string">
            <text:p>10,1728382111</text:p>
          </table:table-cell>
          <table:table-cell office:value-type="string" calcext:value-type="string">
            <text:p>1,84649038315</text:p>
          </table:table-cell>
          <table:table-cell office:value-type="string" calcext:value-type="string">
            <text:p>2,53854727745</text:p>
          </table:table-cell>
          <table:table-cell table:number-columns-repeated="2"/>
          <table:table-cell table:formula="of:=[.A453]-[.F453]" office:value-type="float" office:value="0.0640201567999998" calcext:value-type="float">
            <text:p>0,0640201568</text:p>
          </table:table-cell>
          <table:table-cell table:formula="of:=[.B453]-[.G453]" office:value-type="float" office:value="0.48510742187" calcext:value-type="float">
            <text:p>0,4851074219</text:p>
          </table:table-cell>
          <table:table-cell table:formula="of:=[.C453]-[.H453]" office:value-type="float" office:value="0.0214769840199995" calcext:value-type="float">
            <text:p>0,021476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321815491</text:p>
          </table:table-cell>
          <table:table-cell office:value-type="string" calcext:value-type="string">
            <text:p>2,28801321983</text:p>
          </table:table-cell>
          <table:table-cell office:value-type="string" calcext:value-type="string">
            <text:p>2,55807685852</text:p>
          </table:table-cell>
          <table:table-cell table:number-columns-repeated="2"/>
          <table:table-cell office:value-type="string" calcext:value-type="string">
            <text:p>10,1666879654</text:p>
          </table:table-cell>
          <table:table-cell office:value-type="string" calcext:value-type="string">
            <text:p>1,80721819401</text:p>
          </table:table-cell>
          <table:table-cell office:value-type="string" calcext:value-type="string">
            <text:p>2,53759932518</text:p>
          </table:table-cell>
          <table:table-cell table:number-columns-repeated="2"/>
          <table:table-cell table:formula="of:=[.A454]-[.F454]" office:value-type="float" office:value="0.0654935837000004" calcext:value-type="float">
            <text:p>0,0654935837</text:p>
          </table:table-cell>
          <table:table-cell table:formula="of:=[.B454]-[.G454]" office:value-type="float" office:value="0.48079502582" calcext:value-type="float">
            <text:p>0,4807950258</text:p>
          </table:table-cell>
          <table:table-cell table:formula="of:=[.C454]-[.H454]" office:value-type="float" office:value="0.0204775333399998" calcext:value-type="float">
            <text:p>0,0204775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272062302</text:p>
          </table:table-cell>
          <table:table-cell office:value-type="string" calcext:value-type="string">
            <text:p>2,24266409874</text:p>
          </table:table-cell>
          <table:table-cell office:value-type="string" calcext:value-type="string">
            <text:p>2,5560503006</text:p>
          </table:table-cell>
          <table:table-cell table:number-columns-repeated="2"/>
          <table:table-cell office:value-type="string" calcext:value-type="string">
            <text:p>10,1584644318</text:p>
          </table:table-cell>
          <table:table-cell office:value-type="string" calcext:value-type="string">
            <text:p>1,77286958694</text:p>
          </table:table-cell>
          <table:table-cell office:value-type="string" calcext:value-type="string">
            <text:p>2,53715729713</text:p>
          </table:table-cell>
          <table:table-cell table:number-columns-repeated="2"/>
          <table:table-cell table:formula="of:=[.A455]-[.F455]" office:value-type="float" office:value="0.0687417983999996" calcext:value-type="float">
            <text:p>0,0687417984</text:p>
          </table:table-cell>
          <table:table-cell table:formula="of:=[.B455]-[.G455]" office:value-type="float" office:value="0.4697945118" calcext:value-type="float">
            <text:p>0,4697945118</text:p>
          </table:table-cell>
          <table:table-cell table:formula="of:=[.C455]-[.H455]" office:value-type="float" office:value="0.0188930034700001" calcext:value-type="float">
            <text:p>0,0188930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226362228</text:p>
          </table:table-cell>
          <table:table-cell office:value-type="string" calcext:value-type="string">
            <text:p>2,20191931725</text:p>
          </table:table-cell>
          <table:table-cell office:value-type="string" calcext:value-type="string">
            <text:p>2,55422902107</text:p>
          </table:table-cell>
          <table:table-cell table:number-columns-repeated="2"/>
          <table:table-cell office:value-type="string" calcext:value-type="string">
            <text:p>10,1481304169</text:p>
          </table:table-cell>
          <table:table-cell office:value-type="string" calcext:value-type="string">
            <text:p>1,74328148365</text:p>
          </table:table-cell>
          <table:table-cell office:value-type="string" calcext:value-type="string">
            <text:p>2,5333442688</text:p>
          </table:table-cell>
          <table:table-cell table:number-columns-repeated="2"/>
          <table:table-cell table:formula="of:=[.A456]-[.F456]" office:value-type="float" office:value="0.0745058058999994" calcext:value-type="float">
            <text:p>0,0745058059</text:p>
          </table:table-cell>
          <table:table-cell table:formula="of:=[.B456]-[.G456]" office:value-type="float" office:value="0.4586378336" calcext:value-type="float">
            <text:p>0,4586378336</text:p>
          </table:table-cell>
          <table:table-cell table:formula="of:=[.C456]-[.H456]" office:value-type="float" office:value="0.0208847522699998" calcext:value-type="float">
            <text:p>0,0208847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181358337</text:p>
          </table:table-cell>
          <table:table-cell office:value-type="string" calcext:value-type="string">
            <text:p>2,16262125969</text:p>
          </table:table-cell>
          <table:table-cell office:value-type="string" calcext:value-type="string">
            <text:p>2,55247235298</text:p>
          </table:table-cell>
          <table:table-cell table:number-columns-repeated="2"/>
          <table:table-cell office:value-type="string" calcext:value-type="string">
            <text:p>10,1352434158</text:p>
          </table:table-cell>
          <table:table-cell office:value-type="string" calcext:value-type="string">
            <text:p>1,72049236298</text:p>
          </table:table-cell>
          <table:table-cell office:value-type="string" calcext:value-type="string">
            <text:p>2,52877569199</text:p>
          </table:table-cell>
          <table:table-cell table:number-columns-repeated="2"/>
          <table:table-cell table:formula="of:=[.A457]-[.F457]" office:value-type="float" office:value="0.0828924179000001" calcext:value-type="float">
            <text:p>0,0828924179</text:p>
          </table:table-cell>
          <table:table-cell table:formula="of:=[.B457]-[.G457]" office:value-type="float" office:value="0.44212889671" calcext:value-type="float">
            <text:p>0,4421288967</text:p>
          </table:table-cell>
          <table:table-cell table:formula="of:=[.C457]-[.H457]" office:value-type="float" office:value="0.0236966609899998" calcext:value-type="float">
            <text:p>0,023696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13347435</text:p>
          </table:table-cell>
          <table:table-cell office:value-type="string" calcext:value-type="string">
            <text:p>2,12166666985</text:p>
          </table:table-cell>
          <table:table-cell office:value-type="string" calcext:value-type="string">
            <text:p>2,55064129829</text:p>
          </table:table-cell>
          <table:table-cell table:number-columns-repeated="2"/>
          <table:table-cell office:value-type="string" calcext:value-type="string">
            <text:p>10,1255016327</text:p>
          </table:table-cell>
          <table:table-cell office:value-type="string" calcext:value-type="string">
            <text:p>1,69067299366</text:p>
          </table:table-cell>
          <table:table-cell office:value-type="string" calcext:value-type="string">
            <text:p>2,52407407761</text:p>
          </table:table-cell>
          <table:table-cell table:number-columns-repeated="2"/>
          <table:table-cell table:formula="of:=[.A458]-[.F458]" office:value-type="float" office:value="0.0878458022999986" calcext:value-type="float">
            <text:p>0,0878458023</text:p>
          </table:table-cell>
          <table:table-cell table:formula="of:=[.B458]-[.G458]" office:value-type="float" office:value="0.43099367619" calcext:value-type="float">
            <text:p>0,4309936762</text:p>
          </table:table-cell>
          <table:table-cell table:formula="of:=[.C458]-[.H458]" office:value-type="float" office:value="0.0265672206800001" calcext:value-type="float">
            <text:p>0,0265672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89614868</text:p>
          </table:table-cell>
          <table:table-cell office:value-type="string" calcext:value-type="string">
            <text:p>2,08492636681</text:p>
          </table:table-cell>
          <table:table-cell office:value-type="string" calcext:value-type="string">
            <text:p>2,54899835587</text:p>
          </table:table-cell>
          <table:table-cell table:number-columns-repeated="2"/>
          <table:table-cell office:value-type="string" calcext:value-type="string">
            <text:p>10,1184988022</text:p>
          </table:table-cell>
          <table:table-cell office:value-type="string" calcext:value-type="string">
            <text:p>1,65814995766</text:p>
          </table:table-cell>
          <table:table-cell office:value-type="string" calcext:value-type="string">
            <text:p>2,52167344093</text:p>
          </table:table-cell>
          <table:table-cell table:number-columns-repeated="2"/>
          <table:table-cell table:formula="of:=[.A459]-[.F459]" office:value-type="float" office:value="0.0904626846000003" calcext:value-type="float">
            <text:p>0,0904626846</text:p>
          </table:table-cell>
          <table:table-cell table:formula="of:=[.B459]-[.G459]" office:value-type="float" office:value="0.42677640915" calcext:value-type="float">
            <text:p>0,4267764092</text:p>
          </table:table-cell>
          <table:table-cell table:formula="of:=[.C459]-[.H459]" office:value-type="float" office:value="0.0273249149400003" calcext:value-type="float">
            <text:p>0,0273249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00436783</text:p>
          </table:table-cell>
          <table:table-cell office:value-type="string" calcext:value-type="string">
            <text:p>2,01239871979</text:p>
          </table:table-cell>
          <table:table-cell office:value-type="string" calcext:value-type="string">
            <text:p>2,54575443268</text:p>
          </table:table-cell>
          <table:table-cell table:number-columns-repeated="2"/>
          <table:table-cell office:value-type="string" calcext:value-type="string">
            <text:p>10,1188621521</text:p>
          </table:table-cell>
          <table:table-cell office:value-type="string" calcext:value-type="string">
            <text:p>1,62987971306</text:p>
          </table:table-cell>
          <table:table-cell office:value-type="string" calcext:value-type="string">
            <text:p>2,52256083488</text:p>
          </table:table-cell>
          <table:table-cell table:number-columns-repeated="2"/>
          <table:table-cell table:formula="of:=[.A460]-[.F460]" office:value-type="float" office:value="0.0811815262" calcext:value-type="float">
            <text:p>0,0811815262</text:p>
          </table:table-cell>
          <table:table-cell table:formula="of:=[.B460]-[.G460]" office:value-type="float" office:value="0.38251900673" calcext:value-type="float">
            <text:p>0,3825190067</text:p>
          </table:table-cell>
          <table:table-cell table:formula="of:=[.C460]-[.H460]" office:value-type="float" office:value="0.0231935977999997" calcext:value-type="float">
            <text:p>0,0231935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952018738</text:p>
          </table:table-cell>
          <table:table-cell office:value-type="string" calcext:value-type="string">
            <text:p>1,97421371937</text:p>
          </table:table-cell>
          <table:table-cell office:value-type="string" calcext:value-type="string">
            <text:p>2,54404592514</text:p>
          </table:table-cell>
          <table:table-cell table:number-columns-repeated="2"/>
          <table:table-cell office:value-type="string" calcext:value-type="string">
            <text:p>10,1216621399</text:p>
          </table:table-cell>
          <table:table-cell office:value-type="string" calcext:value-type="string">
            <text:p>1,60036385059</text:p>
          </table:table-cell>
          <table:table-cell office:value-type="string" calcext:value-type="string">
            <text:p>2,51987433434</text:p>
          </table:table-cell>
          <table:table-cell table:number-columns-repeated="2"/>
          <table:table-cell table:formula="of:=[.A461]-[.F461]" office:value-type="float" office:value="0.0735397339000006" calcext:value-type="float">
            <text:p>0,0735397339</text:p>
          </table:table-cell>
          <table:table-cell table:formula="of:=[.B461]-[.G461]" office:value-type="float" office:value="0.37384986878" calcext:value-type="float">
            <text:p>0,3738498688</text:p>
          </table:table-cell>
          <table:table-cell table:formula="of:=[.C461]-[.H461]" office:value-type="float" office:value="0.0241715908" calcext:value-type="float">
            <text:p>0,0241715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913881302</text:p>
          </table:table-cell>
          <table:table-cell office:value-type="string" calcext:value-type="string">
            <text:p>1,94470143318</text:p>
          </table:table-cell>
          <table:table-cell office:value-type="string" calcext:value-type="string">
            <text:p>2,54272532463</text:p>
          </table:table-cell>
          <table:table-cell table:number-columns-repeated="2"/>
          <table:table-cell office:value-type="string" calcext:value-type="string">
            <text:p>10,1209926605</text:p>
          </table:table-cell>
          <table:table-cell office:value-type="string" calcext:value-type="string">
            <text:p>1,57443022728</text:p>
          </table:table-cell>
          <table:table-cell office:value-type="string" calcext:value-type="string">
            <text:p>2,51838541031</text:p>
          </table:table-cell>
          <table:table-cell table:number-columns-repeated="2"/>
          <table:table-cell table:formula="of:=[.A462]-[.F462]" office:value-type="float" office:value="0.0703954696999993" calcext:value-type="float">
            <text:p>0,0703954697</text:p>
          </table:table-cell>
          <table:table-cell table:formula="of:=[.B462]-[.G462]" office:value-type="float" office:value="0.3702712059" calcext:value-type="float">
            <text:p>0,3702712059</text:p>
          </table:table-cell>
          <table:table-cell table:formula="of:=[.C462]-[.H462]" office:value-type="float" office:value="0.02433991432" calcext:value-type="float">
            <text:p>0,024339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866950989</text:p>
          </table:table-cell>
          <table:table-cell office:value-type="string" calcext:value-type="string">
            <text:p>1,90905845165</text:p>
          </table:table-cell>
          <table:table-cell office:value-type="string" calcext:value-type="string">
            <text:p>2,54113006592</text:p>
          </table:table-cell>
          <table:table-cell table:number-columns-repeated="2"/>
          <table:table-cell office:value-type="string" calcext:value-type="string">
            <text:p>10,1194515228</text:p>
          </table:table-cell>
          <table:table-cell office:value-type="string" calcext:value-type="string">
            <text:p>1,55427253246</text:p>
          </table:table-cell>
          <table:table-cell office:value-type="string" calcext:value-type="string">
            <text:p>2,51871395111</text:p>
          </table:table-cell>
          <table:table-cell table:number-columns-repeated="2"/>
          <table:table-cell table:formula="of:=[.A463]-[.F463]" office:value-type="float" office:value="0.0672435760999992" calcext:value-type="float">
            <text:p>0,0672435761</text:p>
          </table:table-cell>
          <table:table-cell table:formula="of:=[.B463]-[.G463]" office:value-type="float" office:value="0.35478591919" calcext:value-type="float">
            <text:p>0,3547859192</text:p>
          </table:table-cell>
          <table:table-cell table:formula="of:=[.C463]-[.H463]" office:value-type="float" office:value="0.0224161148099999" calcext:value-type="float">
            <text:p>0,0224161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826953888</text:p>
          </table:table-cell>
          <table:table-cell office:value-type="string" calcext:value-type="string">
            <text:p>1,87925255299</text:p>
          </table:table-cell>
          <table:table-cell office:value-type="string" calcext:value-type="string">
            <text:p>2,53979563713</text:p>
          </table:table-cell>
          <table:table-cell table:number-columns-repeated="2"/>
          <table:table-cell office:value-type="string" calcext:value-type="string">
            <text:p>10,1550674438</text:p>
          </table:table-cell>
          <table:table-cell office:value-type="string" calcext:value-type="string">
            <text:p>1,6159478426</text:p>
          </table:table-cell>
          <table:table-cell office:value-type="string" calcext:value-type="string">
            <text:p>2,51787042618</text:p>
          </table:table-cell>
          <table:table-cell table:number-columns-repeated="2"/>
          <table:table-cell table:formula="of:=[.A464]-[.F464]" office:value-type="float" office:value="0.027627944999999" calcext:value-type="float">
            <text:p>0,027627945</text:p>
          </table:table-cell>
          <table:table-cell table:formula="of:=[.B464]-[.G464]" office:value-type="float" office:value="0.26330471039" calcext:value-type="float">
            <text:p>0,2633047104</text:p>
          </table:table-cell>
          <table:table-cell table:formula="of:=[.C464]-[.H464]" office:value-type="float" office:value="0.0219252109500001" calcext:value-type="float">
            <text:p>0,021925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784572601</text:p>
          </table:table-cell>
          <table:table-cell office:value-type="string" calcext:value-type="string">
            <text:p>1,84824228287</text:p>
          </table:table-cell>
          <table:table-cell office:value-type="string" calcext:value-type="string">
            <text:p>2,53840732574</text:p>
          </table:table-cell>
          <table:table-cell table:number-columns-repeated="2"/>
          <table:table-cell office:value-type="string" calcext:value-type="string">
            <text:p>10,2293376923</text:p>
          </table:table-cell>
          <table:table-cell office:value-type="string" calcext:value-type="string">
            <text:p>1,7767277956</text:p>
          </table:table-cell>
          <table:table-cell office:value-type="string" calcext:value-type="string">
            <text:p>2,50927400589</text:p>
          </table:table-cell>
          <table:table-cell table:number-columns-repeated="2"/>
          <table:table-cell table:formula="of:=[.A465]-[.F465]" office:value-type="float" office:value="-0.0508804321999996" calcext:value-type="float">
            <text:p>-0,0508804322</text:p>
          </table:table-cell>
          <table:table-cell table:formula="of:=[.B465]-[.G465]" office:value-type="float" office:value="0.0715144872699998" calcext:value-type="float">
            <text:p>0,0715144873</text:p>
          </table:table-cell>
          <table:table-cell table:formula="of:=[.C465]-[.H465]" office:value-type="float" office:value="0.0291333198499997" calcext:value-type="float">
            <text:p>0,0291333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745872498</text:p>
          </table:table-cell>
          <table:table-cell office:value-type="string" calcext:value-type="string">
            <text:p>1,82042109966</text:p>
          </table:table-cell>
          <table:table-cell office:value-type="string" calcext:value-type="string">
            <text:p>2,53716135025</text:p>
          </table:table-cell>
          <table:table-cell table:number-columns-repeated="2"/>
          <table:table-cell office:value-type="string" calcext:value-type="string">
            <text:p>10,2453355789</text:p>
          </table:table-cell>
          <table:table-cell office:value-type="string" calcext:value-type="string">
            <text:p>1,80015766621</text:p>
          </table:table-cell>
          <table:table-cell office:value-type="string" calcext:value-type="string">
            <text:p>2,50769090652</text:p>
          </table:table-cell>
          <table:table-cell table:number-columns-repeated="2"/>
          <table:table-cell table:formula="of:=[.A466]-[.F466]" office:value-type="float" office:value="-0.0707483291000006" calcext:value-type="float">
            <text:p>-0,0707483291</text:p>
          </table:table-cell>
          <table:table-cell table:formula="of:=[.B466]-[.G466]" office:value-type="float" office:value="0.0202634334499998" calcext:value-type="float">
            <text:p>0,0202634334</text:p>
          </table:table-cell>
          <table:table-cell table:formula="of:=[.C466]-[.H466]" office:value-type="float" office:value="0.0294704437300002" calcext:value-type="float">
            <text:p>0,0294704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704902649</text:p>
          </table:table-cell>
          <table:table-cell office:value-type="string" calcext:value-type="string">
            <text:p>1,79147434235</text:p>
          </table:table-cell>
          <table:table-cell office:value-type="string" calcext:value-type="string">
            <text:p>2,53586483002</text:p>
          </table:table-cell>
          <table:table-cell table:number-columns-repeated="2"/>
          <table:table-cell office:value-type="string" calcext:value-type="string">
            <text:p>10,2412595749</text:p>
          </table:table-cell>
          <table:table-cell office:value-type="string" calcext:value-type="string">
            <text:p>1,775167346</text:p>
          </table:table-cell>
          <table:table-cell office:value-type="string" calcext:value-type="string">
            <text:p>2,50594449043</text:p>
          </table:table-cell>
          <table:table-cell table:number-columns-repeated="2"/>
          <table:table-cell table:formula="of:=[.A467]-[.F467]" office:value-type="float" office:value="-0.0707693100000011" calcext:value-type="float">
            <text:p>-0,07076931</text:p>
          </table:table-cell>
          <table:table-cell table:formula="of:=[.B467]-[.G467]" office:value-type="float" office:value="0.01630699635" calcext:value-type="float">
            <text:p>0,0163069964</text:p>
          </table:table-cell>
          <table:table-cell table:formula="of:=[.C467]-[.H467]" office:value-type="float" office:value="0.0299203395899998" calcext:value-type="float">
            <text:p>0,0299203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667509079</text:p>
          </table:table-cell>
          <table:table-cell office:value-type="string" calcext:value-type="string">
            <text:p>1,76550757885</text:p>
          </table:table-cell>
          <table:table-cell office:value-type="string" calcext:value-type="string">
            <text:p>2,53470134735</text:p>
          </table:table-cell>
          <table:table-cell table:number-columns-repeated="2"/>
          <table:table-cell office:value-type="string" calcext:value-type="string">
            <text:p>10,2339744568</text:p>
          </table:table-cell>
          <table:table-cell office:value-type="string" calcext:value-type="string">
            <text:p>1,75682890415</text:p>
          </table:table-cell>
          <table:table-cell office:value-type="string" calcext:value-type="string">
            <text:p>2,50858354568</text:p>
          </table:table-cell>
          <table:table-cell table:number-columns-repeated="2"/>
          <table:table-cell table:formula="of:=[.A468]-[.F468]" office:value-type="float" office:value="-0.0672235489000013" calcext:value-type="float">
            <text:p>-0,0672235489</text:p>
          </table:table-cell>
          <table:table-cell table:formula="of:=[.B468]-[.G468]" office:value-type="float" office:value="0.00867867470000006" calcext:value-type="float">
            <text:p>0,0086786747</text:p>
          </table:table-cell>
          <table:table-cell table:formula="of:=[.C468]-[.H468]" office:value-type="float" office:value="0.0261178016699999" calcext:value-type="float">
            <text:p>0,0261178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630735397</text:p>
          </table:table-cell>
          <table:table-cell office:value-type="string" calcext:value-type="string">
            <text:p>1,74038755894</text:p>
          </table:table-cell>
          <table:table-cell office:value-type="string" calcext:value-type="string">
            <text:p>2,53357553482</text:p>
          </table:table-cell>
          <table:table-cell table:number-columns-repeated="2"/>
          <table:table-cell office:value-type="string" calcext:value-type="string">
            <text:p>10,2198972702</text:p>
          </table:table-cell>
          <table:table-cell office:value-type="string" calcext:value-type="string">
            <text:p>1,71442115307</text:p>
          </table:table-cell>
          <table:table-cell office:value-type="string" calcext:value-type="string">
            <text:p>2,5139040947</text:p>
          </table:table-cell>
          <table:table-cell table:number-columns-repeated="2"/>
          <table:table-cell table:formula="of:=[.A469]-[.F469]" office:value-type="float" office:value="-0.0568237305000014" calcext:value-type="float">
            <text:p>-0,0568237305</text:p>
          </table:table-cell>
          <table:table-cell table:formula="of:=[.B469]-[.G469]" office:value-type="float" office:value="0.02596640587" calcext:value-type="float">
            <text:p>0,0259664059</text:p>
          </table:table-cell>
          <table:table-cell table:formula="of:=[.C469]-[.H469]" office:value-type="float" office:value="0.0196714401199998" calcext:value-type="float">
            <text:p>0,0196714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591844559</text:p>
          </table:table-cell>
          <table:table-cell office:value-type="string" calcext:value-type="string">
            <text:p>1,71425116062</text:p>
          </table:table-cell>
          <table:table-cell office:value-type="string" calcext:value-type="string">
            <text:p>2,53240418434</text:p>
          </table:table-cell>
          <table:table-cell table:number-columns-repeated="2"/>
          <table:table-cell office:value-type="string" calcext:value-type="string">
            <text:p>10,2093925476</text:p>
          </table:table-cell>
          <table:table-cell office:value-type="string" calcext:value-type="string">
            <text:p>1,66973030567</text:p>
          </table:table-cell>
          <table:table-cell office:value-type="string" calcext:value-type="string">
            <text:p>2,51255631447</text:p>
          </table:table-cell>
          <table:table-cell table:number-columns-repeated="2"/>
          <table:table-cell table:formula="of:=[.A470]-[.F470]" office:value-type="float" office:value="-0.0502080917000001" calcext:value-type="float">
            <text:p>-0,0502080917</text:p>
          </table:table-cell>
          <table:table-cell table:formula="of:=[.B470]-[.G470]" office:value-type="float" office:value="0.04452085495" calcext:value-type="float">
            <text:p>0,044520855</text:p>
          </table:table-cell>
          <table:table-cell table:formula="of:=[.C470]-[.H470]" office:value-type="float" office:value="0.01984786987" calcext:value-type="float">
            <text:p>0,0198478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556377411</text:p>
          </table:table-cell>
          <table:table-cell office:value-type="string" calcext:value-type="string">
            <text:p>1,69080579281</text:p>
          </table:table-cell>
          <table:table-cell office:value-type="string" calcext:value-type="string">
            <text:p>2,53135299683</text:p>
          </table:table-cell>
          <table:table-cell table:number-columns-repeated="2"/>
          <table:table-cell office:value-type="string" calcext:value-type="string">
            <text:p>10,2011528015</text:p>
          </table:table-cell>
          <table:table-cell office:value-type="string" calcext:value-type="string">
            <text:p>1,63665497303</text:p>
          </table:table-cell>
          <table:table-cell office:value-type="string" calcext:value-type="string">
            <text:p>2,50977158546</text:p>
          </table:table-cell>
          <table:table-cell table:number-columns-repeated="2"/>
          <table:table-cell table:formula="of:=[.A471]-[.F471]" office:value-type="float" office:value="-0.0455150603999996" calcext:value-type="float">
            <text:p>-0,0455150604</text:p>
          </table:table-cell>
          <table:table-cell table:formula="of:=[.B471]-[.G471]" office:value-type="float" office:value="0.05415081978" calcext:value-type="float">
            <text:p>0,0541508198</text:p>
          </table:table-cell>
          <table:table-cell table:formula="of:=[.C471]-[.H471]" office:value-type="float" office:value="0.0215814113699997" calcext:value-type="float">
            <text:p>0,021581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5188694</text:p>
          </table:table-cell>
          <table:table-cell office:value-type="string" calcext:value-type="string">
            <text:p>1,66641271114</text:p>
          </table:table-cell>
          <table:table-cell office:value-type="string" calcext:value-type="string">
            <text:p>2,53025913239</text:p>
          </table:table-cell>
          <table:table-cell table:number-columns-repeated="2"/>
          <table:table-cell office:value-type="string" calcext:value-type="string">
            <text:p>10,1974496841</text:p>
          </table:table-cell>
          <table:table-cell office:value-type="string" calcext:value-type="string">
            <text:p>1,62333977222</text:p>
          </table:table-cell>
          <table:table-cell office:value-type="string" calcext:value-type="string">
            <text:p>2,50870633125</text:p>
          </table:table-cell>
          <table:table-cell table:number-columns-repeated="2"/>
          <table:table-cell table:formula="of:=[.A472]-[.F472]" office:value-type="float" office:value="-0.0455627440999997" calcext:value-type="float">
            <text:p>-0,0455627441</text:p>
          </table:table-cell>
          <table:table-cell table:formula="of:=[.B472]-[.G472]" office:value-type="float" office:value="0.04307293892" calcext:value-type="float">
            <text:p>0,0430729389</text:p>
          </table:table-cell>
          <table:table-cell table:formula="of:=[.C472]-[.H472]" office:value-type="float" office:value="0.0215528011399999" calcext:value-type="float">
            <text:p>0,0215528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484689713</text:p>
          </table:table-cell>
          <table:table-cell office:value-type="string" calcext:value-type="string">
            <text:p>1,64452981949</text:p>
          </table:table-cell>
          <table:table-cell office:value-type="string" calcext:value-type="string">
            <text:p>2,5292775631</text:p>
          </table:table-cell>
          <table:table-cell table:number-columns-repeated="2"/>
          <table:table-cell office:value-type="string" calcext:value-type="string">
            <text:p>10,1769523621</text:p>
          </table:table-cell>
          <table:table-cell office:value-type="string" calcext:value-type="string">
            <text:p>1,56147813797</text:p>
          </table:table-cell>
          <table:table-cell office:value-type="string" calcext:value-type="string">
            <text:p>2,50427961349</text:p>
          </table:table-cell>
          <table:table-cell table:number-columns-repeated="2"/>
          <table:table-cell table:formula="of:=[.A473]-[.F473]" office:value-type="float" office:value="-0.0284833908" calcext:value-type="float">
            <text:p>-0,0284833908</text:p>
          </table:table-cell>
          <table:table-cell table:formula="of:=[.B473]-[.G473]" office:value-type="float" office:value="0.08305168152" calcext:value-type="float">
            <text:p>0,0830516815</text:p>
          </table:table-cell>
          <table:table-cell table:formula="of:=[.C473]-[.H473]" office:value-type="float" office:value="0.0249979496099999" calcext:value-type="float">
            <text:p>0,0249979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415662766</text:p>
          </table:table-cell>
          <table:table-cell office:value-type="string" calcext:value-type="string">
            <text:p>1,60134065151</text:p>
          </table:table-cell>
          <table:table-cell office:value-type="string" calcext:value-type="string">
            <text:p>2,52733945847</text:p>
          </table:table-cell>
          <table:table-cell table:number-columns-repeated="2"/>
          <table:table-cell office:value-type="string" calcext:value-type="string">
            <text:p>10,1931686401</text:p>
          </table:table-cell>
          <table:table-cell office:value-type="string" calcext:value-type="string">
            <text:p>1,57331061363</text:p>
          </table:table-cell>
          <table:table-cell office:value-type="string" calcext:value-type="string">
            <text:p>2,50162625313</text:p>
          </table:table-cell>
          <table:table-cell table:number-columns-repeated="2"/>
          <table:table-cell table:formula="of:=[.A474]-[.F474]" office:value-type="float" office:value="-0.0516023634999989" calcext:value-type="float">
            <text:p>-0,0516023635</text:p>
          </table:table-cell>
          <table:table-cell table:formula="of:=[.B474]-[.G474]" office:value-type="float" office:value="0.02803003788" calcext:value-type="float">
            <text:p>0,0280300379</text:p>
          </table:table-cell>
          <table:table-cell table:formula="of:=[.C474]-[.H474]" office:value-type="float" office:value="0.0257132053400002" calcext:value-type="float">
            <text:p>0,025713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83314133</text:p>
          </table:table-cell>
          <table:table-cell office:value-type="string" calcext:value-type="string">
            <text:p>1,58155465126</text:p>
          </table:table-cell>
          <table:table-cell office:value-type="string" calcext:value-type="string">
            <text:p>2,52645111084</text:p>
          </table:table-cell>
          <table:table-cell table:number-columns-repeated="2"/>
          <table:table-cell office:value-type="string" calcext:value-type="string">
            <text:p>10,2054128647</text:p>
          </table:table-cell>
          <table:table-cell office:value-type="string" calcext:value-type="string">
            <text:p>1,61451148987</text:p>
          </table:table-cell>
          <table:table-cell office:value-type="string" calcext:value-type="string">
            <text:p>2,50112390518</text:p>
          </table:table-cell>
          <table:table-cell table:number-columns-repeated="2"/>
          <table:table-cell table:formula="of:=[.A475]-[.F475]" office:value-type="float" office:value="-0.0670814514" calcext:value-type="float">
            <text:p>-0,0670814514</text:p>
          </table:table-cell>
          <table:table-cell table:formula="of:=[.B475]-[.G475]" office:value-type="float" office:value="-0.0329568386100001" calcext:value-type="float">
            <text:p>-0,0329568386</text:p>
          </table:table-cell>
          <table:table-cell table:formula="of:=[.C475]-[.H475]" office:value-type="float" office:value="0.02532720566" calcext:value-type="float">
            <text:p>0,0253272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46797943</text:p>
          </table:table-cell>
          <table:table-cell office:value-type="string" calcext:value-type="string">
            <text:p>1,55956232548</text:p>
          </table:table-cell>
          <table:table-cell office:value-type="string" calcext:value-type="string">
            <text:p>2,52546358109</text:p>
          </table:table-cell>
          <table:table-cell table:number-columns-repeated="2"/>
          <table:table-cell office:value-type="string" calcext:value-type="string">
            <text:p>10,2116880417</text:p>
          </table:table-cell>
          <table:table-cell office:value-type="string" calcext:value-type="string">
            <text:p>1,61941838264</text:p>
          </table:table-cell>
          <table:table-cell office:value-type="string" calcext:value-type="string">
            <text:p>2,495023489</text:p>
          </table:table-cell>
          <table:table-cell table:number-columns-repeated="2"/>
          <table:table-cell table:formula="of:=[.A476]-[.F476]" office:value-type="float" office:value="-0.0770082474000002" calcext:value-type="float">
            <text:p>-0,0770082474</text:p>
          </table:table-cell>
          <table:table-cell table:formula="of:=[.B476]-[.G476]" office:value-type="float" office:value="-0.05985605716" calcext:value-type="float">
            <text:p>-0,0598560572</text:p>
          </table:table-cell>
          <table:table-cell table:formula="of:=[.C476]-[.H476]" office:value-type="float" office:value="0.0304400920899996" calcext:value-type="float">
            <text:p>0,030440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18149567</text:p>
          </table:table-cell>
          <table:table-cell office:value-type="string" calcext:value-type="string">
            <text:p>1,54256641865</text:p>
          </table:table-cell>
          <table:table-cell office:value-type="string" calcext:value-type="string">
            <text:p>2,52470040321</text:p>
          </table:table-cell>
          <table:table-cell table:number-columns-repeated="2"/>
          <table:table-cell office:value-type="string" calcext:value-type="string">
            <text:p>10,2062368393</text:p>
          </table:table-cell>
          <table:table-cell office:value-type="string" calcext:value-type="string">
            <text:p>1,60398864746</text:p>
          </table:table-cell>
          <table:table-cell office:value-type="string" calcext:value-type="string">
            <text:p>2,49499464035</text:p>
          </table:table-cell>
          <table:table-cell table:number-columns-repeated="2"/>
          <table:table-cell table:formula="of:=[.A477]-[.F477]" office:value-type="float" office:value="-0.0744218826000012" calcext:value-type="float">
            <text:p>-0,0744218826</text:p>
          </table:table-cell>
          <table:table-cell table:formula="of:=[.B477]-[.G477]" office:value-type="float" office:value="-0.0614222288100001" calcext:value-type="float">
            <text:p>-0,0614222288</text:p>
          </table:table-cell>
          <table:table-cell table:formula="of:=[.C477]-[.H477]" office:value-type="float" office:value="0.0297057628599999" calcext:value-type="float">
            <text:p>0,0297057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287727356</text:p>
          </table:table-cell>
          <table:table-cell office:value-type="string" calcext:value-type="string">
            <text:p>1,52475917339</text:p>
          </table:table-cell>
          <table:table-cell office:value-type="string" calcext:value-type="string">
            <text:p>2,52390027046</text:p>
          </table:table-cell>
          <table:table-cell table:number-columns-repeated="2"/>
          <table:table-cell office:value-type="string" calcext:value-type="string">
            <text:p>10,1937294006</text:p>
          </table:table-cell>
          <table:table-cell office:value-type="string" calcext:value-type="string">
            <text:p>1,57074606419</text:p>
          </table:table-cell>
          <table:table-cell office:value-type="string" calcext:value-type="string">
            <text:p>2,50033450127</text:p>
          </table:table-cell>
          <table:table-cell table:number-columns-repeated="2"/>
          <table:table-cell table:formula="of:=[.A478]-[.F478]" office:value-type="float" office:value="-0.0649566650000004" calcext:value-type="float">
            <text:p>-0,064956665</text:p>
          </table:table-cell>
          <table:table-cell table:formula="of:=[.B478]-[.G478]" office:value-type="float" office:value="-0.0459868907999998" calcext:value-type="float">
            <text:p>-0,0459868908</text:p>
          </table:table-cell>
          <table:table-cell table:formula="of:=[.C478]-[.H478]" office:value-type="float" office:value="0.0235657691899998" calcext:value-type="float">
            <text:p>0,0235657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253261566</text:p>
          </table:table-cell>
          <table:table-cell office:value-type="string" calcext:value-type="string">
            <text:p>1,50487840176</text:p>
          </table:table-cell>
          <table:table-cell office:value-type="string" calcext:value-type="string">
            <text:p>2,52300667763</text:p>
          </table:table-cell>
          <table:table-cell table:number-columns-repeated="2"/>
          <table:table-cell office:value-type="string" calcext:value-type="string">
            <text:p>10,1917552948</text:p>
          </table:table-cell>
          <table:table-cell office:value-type="string" calcext:value-type="string">
            <text:p>1,54536294937</text:p>
          </table:table-cell>
          <table:table-cell office:value-type="string" calcext:value-type="string">
            <text:p>2,49355125427</text:p>
          </table:table-cell>
          <table:table-cell table:number-columns-repeated="2"/>
          <table:table-cell table:formula="of:=[.A479]-[.F479]" office:value-type="float" office:value="-0.0664291382000002" calcext:value-type="float">
            <text:p>-0,0664291382</text:p>
          </table:table-cell>
          <table:table-cell table:formula="of:=[.B479]-[.G479]" office:value-type="float" office:value="-0.0404845476099998" calcext:value-type="float">
            <text:p>-0,0404845476</text:p>
          </table:table-cell>
          <table:table-cell table:formula="of:=[.C479]-[.H479]" office:value-type="float" office:value="0.02945542336" calcext:value-type="float">
            <text:p>0,0294554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22628212</text:p>
          </table:table-cell>
          <table:table-cell office:value-type="string" calcext:value-type="string">
            <text:p>1,48953545094</text:p>
          </table:table-cell>
          <table:table-cell office:value-type="string" calcext:value-type="string">
            <text:p>2,5223171711</text:p>
          </table:table-cell>
          <table:table-cell table:number-columns-repeated="2"/>
          <table:table-cell office:value-type="string" calcext:value-type="string">
            <text:p>10,1822719574</text:p>
          </table:table-cell>
          <table:table-cell office:value-type="string" calcext:value-type="string">
            <text:p>1,51159155369</text:p>
          </table:table-cell>
          <table:table-cell office:value-type="string" calcext:value-type="string">
            <text:p>2,4931139946</text:p>
          </table:table-cell>
          <table:table-cell table:number-columns-repeated="2"/>
          <table:table-cell table:formula="of:=[.A480]-[.F480]" office:value-type="float" office:value="-0.059643745399999" calcext:value-type="float">
            <text:p>-0,0596437454</text:p>
          </table:table-cell>
          <table:table-cell table:formula="of:=[.B480]-[.G480]" office:value-type="float" office:value="-0.0220561027499999" calcext:value-type="float">
            <text:p>-0,0220561028</text:p>
          </table:table-cell>
          <table:table-cell table:formula="of:=[.C480]-[.H480]" office:value-type="float" office:value="0.0292031765000003" calcext:value-type="float">
            <text:p>0,029203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93275452</text:p>
          </table:table-cell>
          <table:table-cell office:value-type="string" calcext:value-type="string">
            <text:p>1,47103142738</text:p>
          </table:table-cell>
          <table:table-cell office:value-type="string" calcext:value-type="string">
            <text:p>2,52148485184</text:p>
          </table:table-cell>
          <table:table-cell table:number-columns-repeated="2"/>
          <table:table-cell office:value-type="string" calcext:value-type="string">
            <text:p>10,1726427078</text:p>
          </table:table-cell>
          <table:table-cell office:value-type="string" calcext:value-type="string">
            <text:p>1,49040925503</text:p>
          </table:table-cell>
          <table:table-cell office:value-type="string" calcext:value-type="string">
            <text:p>2,49898862839</text:p>
          </table:table-cell>
          <table:table-cell table:number-columns-repeated="2"/>
          <table:table-cell table:formula="of:=[.A481]-[.F481]" office:value-type="float" office:value="-0.0533151625999988" calcext:value-type="float">
            <text:p>-0,0533151626</text:p>
          </table:table-cell>
          <table:table-cell table:formula="of:=[.B481]-[.G481]" office:value-type="float" office:value="-0.0193778276499998" calcext:value-type="float">
            <text:p>-0,0193778276</text:p>
          </table:table-cell>
          <table:table-cell table:formula="of:=[.C481]-[.H481]" office:value-type="float" office:value="0.0224962234500001" calcext:value-type="float">
            <text:p>0,0224962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65246964</text:p>
          </table:table-cell>
          <table:table-cell office:value-type="string" calcext:value-type="string">
            <text:p>1,45553803444</text:p>
          </table:table-cell>
          <table:table-cell office:value-type="string" calcext:value-type="string">
            <text:p>2,52078795433</text:p>
          </table:table-cell>
          <table:table-cell table:number-columns-repeated="2"/>
          <table:table-cell office:value-type="string" calcext:value-type="string">
            <text:p>10,1687793732</text:p>
          </table:table-cell>
          <table:table-cell office:value-type="string" calcext:value-type="string">
            <text:p>1,4713306427</text:p>
          </table:table-cell>
          <table:table-cell office:value-type="string" calcext:value-type="string">
            <text:p>2,49675488472</text:p>
          </table:table-cell>
          <table:table-cell table:number-columns-repeated="2"/>
          <table:table-cell table:formula="of:=[.A482]-[.F482]" office:value-type="float" office:value="-0.0522546767999987" calcext:value-type="float">
            <text:p>-0,0522546768</text:p>
          </table:table-cell>
          <table:table-cell table:formula="of:=[.B482]-[.G482]" office:value-type="float" office:value="-0.01579260826" calcext:value-type="float">
            <text:p>-0,0157926083</text:p>
          </table:table-cell>
          <table:table-cell table:formula="of:=[.C482]-[.H482]" office:value-type="float" office:value="0.0240330696099997" calcext:value-type="float">
            <text:p>0,0240330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35654449</text:p>
          </table:table-cell>
          <table:table-cell office:value-type="string" calcext:value-type="string">
            <text:p>1,43939781189</text:p>
          </table:table-cell>
          <table:table-cell office:value-type="string" calcext:value-type="string">
            <text:p>2,52006173134</text:p>
          </table:table-cell>
          <table:table-cell table:number-columns-repeated="2"/>
          <table:table-cell office:value-type="string" calcext:value-type="string">
            <text:p>10,162604332</text:p>
          </table:table-cell>
          <table:table-cell office:value-type="string" calcext:value-type="string">
            <text:p>1,44925200939</text:p>
          </table:table-cell>
          <table:table-cell office:value-type="string" calcext:value-type="string">
            <text:p>2,49405121803</text:p>
          </table:table-cell>
          <table:table-cell table:number-columns-repeated="2"/>
          <table:table-cell table:formula="of:=[.A483]-[.F483]" office:value-type="float" office:value="-0.0490388871" calcext:value-type="float">
            <text:p>-0,0490388871</text:p>
          </table:table-cell>
          <table:table-cell table:formula="of:=[.B483]-[.G483]" office:value-type="float" office:value="-0.00985419749999994" calcext:value-type="float">
            <text:p>-0,0098541975</text:p>
          </table:table-cell>
          <table:table-cell table:formula="of:=[.C483]-[.H483]" office:value-type="float" office:value="0.0260105133100001" calcext:value-type="float">
            <text:p>0,0260105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08818054</text:p>
          </table:table-cell>
          <table:table-cell office:value-type="string" calcext:value-type="string">
            <text:p>1,42496228218</text:p>
          </table:table-cell>
          <table:table-cell office:value-type="string" calcext:value-type="string">
            <text:p>2,51941204071</text:p>
          </table:table-cell>
          <table:table-cell table:number-columns-repeated="2"/>
          <table:table-cell office:value-type="string" calcext:value-type="string">
            <text:p>10,1541938782</text:p>
          </table:table-cell>
          <table:table-cell office:value-type="string" calcext:value-type="string">
            <text:p>1,42721092701</text:p>
          </table:table-cell>
          <table:table-cell office:value-type="string" calcext:value-type="string">
            <text:p>2,49944067001</text:p>
          </table:table-cell>
          <table:table-cell table:number-columns-repeated="2"/>
          <table:table-cell table:formula="of:=[.A484]-[.F484]" office:value-type="float" office:value="-0.0433120727999992" calcext:value-type="float">
            <text:p>-0,0433120728</text:p>
          </table:table-cell>
          <table:table-cell table:formula="of:=[.B484]-[.G484]" office:value-type="float" office:value="-0.00224864482999987" calcext:value-type="float">
            <text:p>-0,0022486448</text:p>
          </table:table-cell>
          <table:table-cell table:formula="of:=[.C484]-[.H484]" office:value-type="float" office:value="0.0199713707" calcext:value-type="float">
            <text:p>0,0199713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082448959</text:p>
          </table:table-cell>
          <table:table-cell office:value-type="string" calcext:value-type="string">
            <text:p>1,41095614433</text:p>
          </table:table-cell>
          <table:table-cell office:value-type="string" calcext:value-type="string">
            <text:p>2,51878142357</text:p>
          </table:table-cell>
          <table:table-cell table:number-columns-repeated="2"/>
          <table:table-cell office:value-type="string" calcext:value-type="string">
            <text:p>10,1509637833</text:p>
          </table:table-cell>
          <table:table-cell office:value-type="string" calcext:value-type="string">
            <text:p>1,41499900818</text:p>
          </table:table-cell>
          <table:table-cell office:value-type="string" calcext:value-type="string">
            <text:p>2,49978876114</text:p>
          </table:table-cell>
          <table:table-cell table:number-columns-repeated="2"/>
          <table:table-cell table:formula="of:=[.A485]-[.F485]" office:value-type="float" office:value="-0.0427188873999995" calcext:value-type="float">
            <text:p>-0,0427188874</text:p>
          </table:table-cell>
          <table:table-cell table:formula="of:=[.B485]-[.G485]" office:value-type="float" office:value="-0.00404286384999986" calcext:value-type="float">
            <text:p>-0,0040428638</text:p>
          </table:table-cell>
          <table:table-cell table:formula="of:=[.C485]-[.H485]" office:value-type="float" office:value="0.0189926624300001" calcext:value-type="float">
            <text:p>0,01899266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 -</number:text>
      <number:number number:decimal-places="2" loext:min-decimal-places="2" number:min-integer-digits="1" number:grouping="true"/>
      <number:text> </number:text>
    </number:currency-style>
    <number:currency-style style:name="N114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currency-style style:name="N115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date-style style:name="N116P0" style:volatile="true">
      <number:day number:style="long"/>
      <number:text>-</number:text>
      <number:month number:style="long"/>
      <number:text>-</number:text>
      <number:year/>
    </number:date-style>
    <number:text-style style:name="N116">
      <number:text-content/>
      <style:map style:condition="value()&lt;=1.79769313486232E+308" style:apply-style-name="N116P0"/>
    </number:text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s" number:country="AR">$</number:currency-symbol>
      <number:text> </number:text>
      <number:number number:decimal-places="0" loext:min-decimal-places="0" number:min-integer-digits="1" number:grouping="true"/>
    </number:currency-style>
    <number:currency-style style:name="N118">
      <style:text-properties fo:color="#ff0000"/>
      <number:currency-symbol number:language="es" number:country="AR">$</number:currency-symbol>
      <number:text> </number:text>
      <number:number number:decimal-places="0" loext:min-decimal-places="0" number:min-integer-digits="1" number:grouping="true"/>
      <style:map style:condition="value()&gt;=0" style:apply-style-name="N118P0"/>
    </number:currency-style>
    <number:number-style style:name="N119">
      <number:text>U$A </number:text>
      <number:number number:decimal-places="2" loext:min-decimal-places="2" number:min-integer-digits="1"/>
    </number:number-style>
    <number:number-style style:name="N120">
      <number:text>U$A </number:text>
      <number:number number:decimal-places="4" loext:min-decimal-places="4" number:min-integer-digits="1"/>
    </number:number-style>
    <number:number-style style:name="N121">
      <number:number number:decimal-places="4" loext:min-decimal-places="4" number:min-integer-digits="1"/>
    </number:number-style>
    <number:currency-style style:name="N122P0" style:volatile="true">
      <number:currency-symbol number:language="es" number:country="AR">$</number:currency-symbol>
      <number:number number:decimal-places="3" loext:min-decimal-places="3" number:min-integer-digits="1" number:grouping="true"/>
    </number:currency-style>
    <number:currency-style style:name="N122">
      <number:text>(</number:text>
      <number:currency-symbol number:language="es" number:country="AR">$</number:currency-symbol>
      <number:number number:decimal-places="3" loext:min-decimal-places="3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 number:language="es" number:country="AR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(</number:text>
      <number:currency-symbol number:language="es" number:country="AR">$</number:currency-symbol>
      <number:number number:decimal-places="3" loext:min-decimal-places="3" number:min-integer-digits="1" number:grouping="true"/>
      <number:text>)</number:text>
      <style:map style:condition="value()&gt;=0" style:apply-style-name="N123P0"/>
    </number:currency-style>
    <number:currency-style style:name="N124">
      <number:currency-symbol number:language="es" number:country="AR">$</number:currency-symbol>
      <number:text> </number:text>
      <number:number number:decimal-places="3" loext:min-decimal-places="3" number:min-integer-digits="1" number:grouping="true"/>
    </number:currency-style>
    <number:currency-style style:name="N125P0" style:volatile="true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currency-symbol number:language="es" number:country="AR">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s" number:country="AR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AR">$</number:currency-symbol>
      <number:number number:decimal-places="5" loext:min-decimal-places="5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AR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AR">$</number:currency-symbol>
      <number:number number:decimal-places="4" loext:min-decimal-places="4" number:min-integer-digits="1" number:grouping="true"/>
      <number:text>)</number:text>
      <style:map style:condition="value()&gt;=0" style:apply-style-name="N127P0"/>
    </number:currency-style>
    <number:currency-style style:name="N128">
      <number:currency-symbol number:language="es" number:country="AR">$</number:currency-symbol>
      <number:text> </number:text>
      <number:number number:decimal-places="4" loext:min-decimal-places="4" number:min-integer-digits="1" number:grouping="true"/>
    </number:currency-style>
    <number:currency-style style:name="N129P0" style:volatile="true">
      <number:currency-symbol number:language="es" number:country="AR">$</number:currency-symbol>
      <number:number number:decimal-places="4" loext:min-decimal-places="4" number:min-integer-digits="1" number:grouping="true"/>
    </number:currency-style>
    <number:currency-style style:name="N129">
      <number:text>(</number:text>
      <number:currency-symbol number:language="es" number:country="AR">$</number:currency-symbol>
      <number:number number:decimal-places="4" loext:min-decimal-places="4" number:min-integer-digits="1" number:grouping="true"/>
      <number:text>)</number:text>
      <style:map style:condition="value()&gt;=0" style:apply-style-name="N129P0"/>
    </number:currency-style>
    <number:number-style style:name="N130">
      <number:number number:decimal-places="1" loext:min-decimal-places="1" number:min-integer-digits="1"/>
    </number:number-style>
    <number:currency-style style:name="N131P0" style:volatile="true">
      <number:currency-symbol number:language="es" number:country="AR">$</number:currency-symbol>
      <number:number number:decimal-places="5" loext:min-decimal-places="5" number:min-integer-digits="1" number:grouping="true"/>
    </number:currency-style>
    <number:currency-style style:name="N131">
      <number:text>(</number:text>
      <number:currency-symbol number:language="es" number:country="AR">$</number:currency-symbol>
      <number:number number:decimal-places="5" loext:min-decimal-places="5" number:min-integer-digits="1" number:grouping="true"/>
      <number:text>)</number:text>
      <style:map style:condition="value()&gt;=0" style:apply-style-name="N131P0"/>
    </number:currency-style>
    <number:number-style style:name="N132">
      <number:number number:decimal-places="0" loext:min-decimal-places="0" number:min-integer-digits="11">
        <number:embedded-text number:position="9">-</number:embedded-text>
        <number:embedded-text number:position="1">-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ff00"/>
    </style:style>
    <style:style style:name="Sin_20_título2" style:display-name="Sin título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20:18:48.707013822</dc:date>
    <meta:editing-duration>PT55M10S</meta:editing-duration>
    <meta:editing-cycles>2</meta:editing-cycles>
    <meta:generator>LibreOffice/5.1.6.2$Linux_X86_64 LibreOffice_project/10m0$Build-2</meta:generator>
    <meta:document-statistic meta:table-count="1" meta:cell-count="4368" meta:object-count="0"/>
  </office:meta>
</office:document-meta>
</file>